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383cm"/>
    </style:style>
    <style:style style:name="co6" style:family="table-column">
      <style:table-column-properties fo:break-before="auto" style:column-width="5.632cm"/>
    </style:style>
    <style:style style:name="co7" style:family="table-column">
      <style:table-column-properties fo:break-before="auto" style:column-width="6.49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/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is_rps</text:p>
          </table:table-cell>
          <table:table-cell table:style-name="ce1" office:value-type="string">
            <text:p>is_likelihood</text:p>
          </table:table-cell>
          <table:table-cell table:style-name="ce1" office:value-type="string">
            <text:p>is_betting_returns</text:p>
          </table:table-cell>
          <table:table-cell table:style-name="ce1" office:value-type="string">
            <text:p>is_betting_returns_expected</text:p>
          </table:table-cell>
          <table:table-cell table:style-name="ce1" office:value-type="string">
            <text:p>is_betting_activity</text:p>
          </table:table-cell>
          <table:table-cell table:style-name="ce1" office:value-type="string">
            <text:p>oos_rps</text:p>
          </table:table-cell>
          <table:table-cell table:style-name="ce1" office:value-type="string">
            <text:p>oos_likelihood</text:p>
          </table:table-cell>
          <table:table-cell table:style-name="ce1" office:value-type="string">
            <text:p>oos_betting_returns</text:p>
          </table:table-cell>
          <table:table-cell table:style-name="ce1" office:value-type="string">
            <text:p>oos_betting_returns_expected</text:p>
          </table:table-cell>
          <table:table-cell table:style-name="ce1" office:value-type="string">
            <text:p>oos_betting_activity</text:p>
          </table:table-cell>
          <table:table-cell table:style-name="ce1" office:value-type="string">
            <text:p>all_rps</text:p>
          </table:table-cell>
          <table:table-cell table:style-name="ce1" office:value-type="string">
            <text:p>all_likelihood</text:p>
          </table:table-cell>
          <table:table-cell table:style-name="ce1" office:value-type="string">
            <text:p>all_betting_returns</text:p>
          </table:table-cell>
          <table:table-cell table:style-name="ce1" office:value-type="string">
            <text:p>all_betting_returns_expected</text:p>
          </table:table-cell>
          <table:table-cell table:style-name="ce1" office:value-type="string">
            <text:p>all_betting_activity</text:p>
          </table:table-cell>
          <table:table-cell table:number-columns-repeated="1005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-1.05">
            <text:p>-1,05</text:p>
          </table:table-cell>
          <table:table-cell office:value-type="float" office:value="-0.75">
            <text:p>-0,75</text:p>
          </table:table-cell>
          <table:table-cell office:value-type="float" office:value="0.008">
            <text:p>0,008</text:p>
          </table:table-cell>
          <table:table-cell office:value-type="float" office:value="0.21575053602115">
            <text:p>0,215750536</text:p>
          </table:table-cell>
          <table:table-cell office:value-type="float" office:value="-1846.73894234085">
            <text:p>-1846,7389423409</text:p>
          </table:table-cell>
          <table:table-cell office:value-type="float" office:value="-216.599487489343">
            <text:p>-216,5994874893</text:p>
          </table:table-cell>
          <table:table-cell office:value-type="float" office:value="-158.823326411146">
            <text:p>-158,8233264111</text:p>
          </table:table-cell>
          <table:table-cell office:value-type="float" office:value="1854">
            <text:p>1854</text:p>
          </table:table-cell>
          <table:table-cell office:value-type="float" office:value="0.202161282981115">
            <text:p>0,202161283</text:p>
          </table:table-cell>
          <table:table-cell office:value-type="float" office:value="-2640.74870686006">
            <text:p>-2640,7487068601</text:p>
          </table:table-cell>
          <table:table-cell office:value-type="float" office:value="-184.744723853989">
            <text:p>-184,744723854</text:p>
          </table:table-cell>
          <table:table-cell office:value-type="float" office:value="-220.740292558052">
            <text:p>-220,7402925581</text:p>
          </table:table-cell>
          <table:table-cell office:value-type="float" office:value="2585">
            <text:p>2585</text:p>
          </table:table-cell>
          <table:table-cell office:value-type="float" office:value="0.207596984197129">
            <text:p>0,2075969842</text:p>
          </table:table-cell>
          <table:table-cell office:value-type="float" office:value="-4487.48764920091">
            <text:p>-4487,4876492009</text:p>
          </table:table-cell>
          <table:table-cell office:value-type="float" office:value="-401.344211343332">
            <text:p>-401,3442113433</text:p>
          </table:table-cell>
          <table:table-cell office:value-type="float" office:value="-379.563618969198">
            <text:p>-379,5636189692</text:p>
          </table:table-cell>
          <table:table-cell office:value-type="float" office:value="4439">
            <text:p>4439</text:p>
          </table:table-cell>
          <table:table-cell table:formula="of:=-([.B2]+[.C2])/[.D2]/2" office:value-type="float" office:value="112.5">
            <text:p>112,5</text:p>
          </table:table-cell>
          <table:table-cell table:formula="of:=[.Q2]-[.R2]" office:value-type="float" office:value="-21.7805923741343">
            <text:p>-21,7805923741</text:p>
          </table:table-cell>
          <table:table-cell table:formula="of:=AVERAGE([.U2:.U187])" office:value-type="float" office:value="-134.059712439606">
            <text:p>-134,0597124396</text:p>
          </table:table-cell>
          <table:table-cell>
            <draw:frame table:end-cell-address="Sheet1.AF20" table:end-x="1.182cm" table:end-y="0.375cm" draw:z-index="0" draw:style-name="gr1" draw:text-style-name="P1" svg:width="15.999cm" svg:height="8.999cm" svg:x="0.493cm" svg:y="0.264cm">
              <draw:object draw:notify-on-update-of-ranges="Sheet1.T2:Sheet1.T2 Sheet1.T3:Sheet1.T187 Sheet1.R2:Sheet1.R187 Sheet1.T2:Sheet1.T18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1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-1.05">
            <text:p>-1,05</text:p>
          </table:table-cell>
          <table:table-cell office:value-type="float" office:value="-0.75">
            <text:p>-0,75</text:p>
          </table:table-cell>
          <table:table-cell office:value-type="float" office:value="0.006">
            <text:p>0,006</text:p>
          </table:table-cell>
          <table:table-cell office:value-type="float" office:value="0.214523355057672">
            <text:p>0,2145233551</text:p>
          </table:table-cell>
          <table:table-cell office:value-type="float" office:value="-1803.51705177399">
            <text:p>-1803,517051774</text:p>
          </table:table-cell>
          <table:table-cell office:value-type="float" office:value="-221.949805087328">
            <text:p>-221,9498050873</text:p>
          </table:table-cell>
          <table:table-cell office:value-type="float" office:value="-152.248573681369">
            <text:p>-152,2485736814</text:p>
          </table:table-cell>
          <table:table-cell office:value-type="float" office:value="1855">
            <text:p>1855</text:p>
          </table:table-cell>
          <table:table-cell office:value-type="float" office:value="0.198813554111491">
            <text:p>0,1988135541</text:p>
          </table:table-cell>
          <table:table-cell office:value-type="float" office:value="-2549.033745703">
            <text:p>-2549,033745703</text:p>
          </table:table-cell>
          <table:table-cell office:value-type="float" office:value="-303.50739221937">
            <text:p>-303,5073922194</text:p>
          </table:table-cell>
          <table:table-cell office:value-type="float" office:value="-207.282674202305">
            <text:p>-207,2826742023</text:p>
          </table:table-cell>
          <table:table-cell office:value-type="float" office:value="2634">
            <text:p>2634</text:p>
          </table:table-cell>
          <table:table-cell office:value-type="float" office:value="0.205097474489964">
            <text:p>0,2050974745</text:p>
          </table:table-cell>
          <table:table-cell office:value-type="float" office:value="-4352.550797477">
            <text:p>-4352,550797477</text:p>
          </table:table-cell>
          <table:table-cell office:value-type="float" office:value="-525.457197306698">
            <text:p>-525,4571973067</text:p>
          </table:table-cell>
          <table:table-cell office:value-type="float" office:value="-359.531247883675">
            <text:p>-359,5312478837</text:p>
          </table:table-cell>
          <table:table-cell office:value-type="float" office:value="4489">
            <text:p>4489</text:p>
          </table:table-cell>
          <table:table-cell table:formula="of:=-([.B3]+[.C3])/[.D3]/2" office:value-type="float" office:value="150">
            <text:p>150</text:p>
          </table:table-cell>
          <table:table-cell table:formula="of:=[.Q3]-[.R3]" office:value-type="float" office:value="-165.925949423023">
            <text:p>-165,925949423</text:p>
          </table:table-cell>
          <table:table-cell table:number-columns-repeated="1003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float" office:value="-1.05">
            <text:p>-1,05</text:p>
          </table:table-cell>
          <table:table-cell office:value-type="float" office:value="-0.75">
            <text:p>-0,75</text:p>
          </table:table-cell>
          <table:table-cell office:value-type="float" office:value="0.004">
            <text:p>0,004</text:p>
          </table:table-cell>
          <table:table-cell office:value-type="float" office:value="0.221789221089428">
            <text:p>0,2217892211</text:p>
          </table:table-cell>
          <table:table-cell office:value-type="float" office:value="-1811.59485348469">
            <text:p>-1811,5948534847</text:p>
          </table:table-cell>
          <table:table-cell office:value-type="float" office:value="-299.276352583148">
            <text:p>-299,2763525831</text:p>
          </table:table-cell>
          <table:table-cell office:value-type="float" office:value="-146.556750170049">
            <text:p>-146,55675017</text:p>
          </table:table-cell>
          <table:table-cell office:value-type="float" office:value="1843">
            <text:p>1843</text:p>
          </table:table-cell>
          <table:table-cell office:value-type="float" office:value="0.207070768706801">
            <text:p>0,2070707687</text:p>
          </table:table-cell>
          <table:table-cell office:value-type="float" office:value="-2554.54703885397">
            <text:p>-2554,547038854</text:p>
          </table:table-cell>
          <table:table-cell office:value-type="float" office:value="-213.848566452537">
            <text:p>-213,8485664525</text:p>
          </table:table-cell>
          <table:table-cell office:value-type="float" office:value="-211.112111562891">
            <text:p>-211,1121115629</text:p>
          </table:table-cell>
          <table:table-cell office:value-type="float" office:value="2698">
            <text:p>2698</text:p>
          </table:table-cell>
          <table:table-cell office:value-type="float" office:value="0.212958149659852">
            <text:p>0,2129581497</text:p>
          </table:table-cell>
          <table:table-cell office:value-type="float" office:value="-4366.14189233865">
            <text:p>-4366,1418923387</text:p>
          </table:table-cell>
          <table:table-cell office:value-type="float" office:value="-513.124919035685">
            <text:p>-513,1249190357</text:p>
          </table:table-cell>
          <table:table-cell office:value-type="float" office:value="-357.66886173294">
            <text:p>-357,6688617329</text:p>
          </table:table-cell>
          <table:table-cell office:value-type="float" office:value="4541">
            <text:p>4541</text:p>
          </table:table-cell>
          <table:table-cell table:formula="of:=-([.B4]+[.C4])/[.D4]/2" office:value-type="float" office:value="225">
            <text:p>225</text:p>
          </table:table-cell>
          <table:table-cell table:formula="of:=[.Q4]-[.R4]" office:value-type="float" office:value="-155.456057302744">
            <text:p>-155,4560573027</text:p>
          </table:table-cell>
          <table:table-cell table:number-columns-repeated="1003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-1.05">
            <text:p>-1,05</text:p>
          </table:table-cell>
          <table:table-cell office:value-type="float" office:value="-0.6">
            <text:p>-0,6</text:p>
          </table:table-cell>
          <table:table-cell office:value-type="float" office:value="0.006">
            <text:p>0,006</text:p>
          </table:table-cell>
          <table:table-cell office:value-type="float" office:value="0.211046369145712">
            <text:p>0,2110463691</text:p>
          </table:table-cell>
          <table:table-cell office:value-type="float" office:value="-1685.83324091398">
            <text:p>-1685,833240914</text:p>
          </table:table-cell>
          <table:table-cell office:value-type="float" office:value="-274.915478587921">
            <text:p>-274,9154785879</text:p>
          </table:table-cell>
          <table:table-cell office:value-type="float" office:value="-141.358923463785">
            <text:p>-141,3589234638</text:p>
          </table:table-cell>
          <table:table-cell office:value-type="float" office:value="1781">
            <text:p>1781</text:p>
          </table:table-cell>
          <table:table-cell office:value-type="float" office:value="0.19555067584173">
            <text:p>0,1955506758</text:p>
          </table:table-cell>
          <table:table-cell office:value-type="float" office:value="-2376.82120121548">
            <text:p>-2376,8212012155</text:p>
          </table:table-cell>
          <table:table-cell office:value-type="float" office:value="-301.296111975128">
            <text:p>-301,2961119751</text:p>
          </table:table-cell>
          <table:table-cell office:value-type="float" office:value="-189.494208865745">
            <text:p>-189,4942088657</text:p>
          </table:table-cell>
          <table:table-cell office:value-type="float" office:value="2502">
            <text:p>2502</text:p>
          </table:table-cell>
          <table:table-cell office:value-type="float" office:value="0.201748953163323">
            <text:p>0,2017489532</text:p>
          </table:table-cell>
          <table:table-cell office:value-type="float" office:value="-4062.65444212947">
            <text:p>-4062,6544421295</text:p>
          </table:table-cell>
          <table:table-cell office:value-type="float" office:value="-576.211590563048">
            <text:p>-576,211590563</text:p>
          </table:table-cell>
          <table:table-cell office:value-type="float" office:value="-330.85313232953">
            <text:p>-330,8531323295</text:p>
          </table:table-cell>
          <table:table-cell office:value-type="float" office:value="4283">
            <text:p>4283</text:p>
          </table:table-cell>
          <table:table-cell table:formula="of:=-([.B5]+[.C5])/[.D5]/2" office:value-type="float" office:value="137.5">
            <text:p>137,5</text:p>
          </table:table-cell>
          <table:table-cell table:formula="of:=[.Q5]-[.R5]" office:value-type="float" office:value="-245.358458233518">
            <text:p>-245,3584582335</text:p>
          </table:table-cell>
          <table:table-cell table:number-columns-repeated="1003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-1.05">
            <text:p>-1,05</text:p>
          </table:table-cell>
          <table:table-cell office:value-type="float" office:value="-0.6">
            <text:p>-0,6</text:p>
          </table:table-cell>
          <table:table-cell office:value-type="float" office:value="0.008">
            <text:p>0,008</text:p>
          </table:table-cell>
          <table:table-cell office:value-type="float" office:value="0.209170773655179">
            <text:p>0,2091707737</text:p>
          </table:table-cell>
          <table:table-cell office:value-type="float" office:value="-1702.53734028982">
            <text:p>-1702,5373402898</text:p>
          </table:table-cell>
          <table:table-cell office:value-type="float" office:value="-182.322270376115">
            <text:p>-182,3222703761</text:p>
          </table:table-cell>
          <table:table-cell office:value-type="float" office:value="-138.470864302923">
            <text:p>-138,4708643029</text:p>
          </table:table-cell>
          <table:table-cell office:value-type="float" office:value="1747">
            <text:p>1747</text:p>
          </table:table-cell>
          <table:table-cell office:value-type="float" office:value="0.201635204806787">
            <text:p>0,2016352048</text:p>
          </table:table-cell>
          <table:table-cell office:value-type="float" office:value="-2469.70266431418">
            <text:p>-2469,7026643142</text:p>
          </table:table-cell>
          <table:table-cell office:value-type="float" office:value="-271.775618494191">
            <text:p>-271,7756184942</text:p>
          </table:table-cell>
          <table:table-cell office:value-type="float" office:value="-189.947916652192">
            <text:p>-189,9479166522</text:p>
          </table:table-cell>
          <table:table-cell office:value-type="float" office:value="2398">
            <text:p>2398</text:p>
          </table:table-cell>
          <table:table-cell office:value-type="float" office:value="0.204649432346144">
            <text:p>0,2046494323</text:p>
          </table:table-cell>
          <table:table-cell office:value-type="float" office:value="-4172.24000460402">
            <text:p>-4172,240004604</text:p>
          </table:table-cell>
          <table:table-cell office:value-type="float" office:value="-454.097888870306">
            <text:p>-454,0978888703</text:p>
          </table:table-cell>
          <table:table-cell office:value-type="float" office:value="-328.418780955115">
            <text:p>-328,4187809551</text:p>
          </table:table-cell>
          <table:table-cell office:value-type="float" office:value="4145">
            <text:p>4145</text:p>
          </table:table-cell>
          <table:table-cell table:formula="of:=-([.B6]+[.C6])/[.D6]/2" office:value-type="float" office:value="103.125">
            <text:p>103,125</text:p>
          </table:table-cell>
          <table:table-cell table:formula="of:=[.Q6]-[.R6]" office:value-type="float" office:value="-125.679107915191">
            <text:p>-125,6791079152</text:p>
          </table:table-cell>
          <table:table-cell table:number-columns-repeated="1003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-0.9">
            <text:p>-0,9</text:p>
          </table:table-cell>
          <table:table-cell office:value-type="float" office:value="-0.6">
            <text:p>-0,6</text:p>
          </table:table-cell>
          <table:table-cell office:value-type="float" office:value="0.006">
            <text:p>0,006</text:p>
          </table:table-cell>
          <table:table-cell office:value-type="float" office:value="0.210632579207315">
            <text:p>0,2106325792</text:p>
          </table:table-cell>
          <table:table-cell office:value-type="float" office:value="-1786.33991818369">
            <text:p>-1786,3399181837</text:p>
          </table:table-cell>
          <table:table-cell office:value-type="float" office:value="-285.289771079818">
            <text:p>-285,2897710798</text:p>
          </table:table-cell>
          <table:table-cell office:value-type="float" office:value="-138.08038379942">
            <text:p>-138,0803837994</text:p>
          </table:table-cell>
          <table:table-cell office:value-type="float" office:value="1977">
            <text:p>1977</text:p>
          </table:table-cell>
          <table:table-cell office:value-type="float" office:value="0.196778619225715">
            <text:p>0,1967786192</text:p>
          </table:table-cell>
          <table:table-cell office:value-type="float" office:value="-2521.03385063481">
            <text:p>-2521,0338506348</text:p>
          </table:table-cell>
          <table:table-cell office:value-type="float" office:value="-264.611944835216">
            <text:p>-264,6119448352</text:p>
          </table:table-cell>
          <table:table-cell office:value-type="float" office:value="-186.119919500583">
            <text:p>-186,1199195006</text:p>
          </table:table-cell>
          <table:table-cell office:value-type="float" office:value="2793">
            <text:p>2793</text:p>
          </table:table-cell>
          <table:table-cell office:value-type="float" office:value="0.202320203218355">
            <text:p>0,2023202032</text:p>
          </table:table-cell>
          <table:table-cell office:value-type="float" office:value="-4307.3737688185">
            <text:p>-4307,3737688185</text:p>
          </table:table-cell>
          <table:table-cell office:value-type="float" office:value="-549.901715915035">
            <text:p>-549,901715915</text:p>
          </table:table-cell>
          <table:table-cell office:value-type="float" office:value="-324.200303300002">
            <text:p>-324,2003033</text:p>
          </table:table-cell>
          <table:table-cell office:value-type="float" office:value="4770">
            <text:p>4770</text:p>
          </table:table-cell>
          <table:table-cell table:formula="of:=-([.B7]+[.C7])/[.D7]/2" office:value-type="float" office:value="125">
            <text:p>125</text:p>
          </table:table-cell>
          <table:table-cell table:formula="of:=[.Q7]-[.R7]" office:value-type="float" office:value="-225.701412615033">
            <text:p>-225,701412615</text:p>
          </table:table-cell>
          <table:table-cell table:number-columns-repeated="1003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-0.9">
            <text:p>-0,9</text:p>
          </table:table-cell>
          <table:table-cell office:value-type="float" office:value="-0.6">
            <text:p>-0,6</text:p>
          </table:table-cell>
          <table:table-cell office:value-type="float" office:value="0.008">
            <text:p>0,008</text:p>
          </table:table-cell>
          <table:table-cell office:value-type="float" office:value="0.212878745154265">
            <text:p>0,2128787452</text:p>
          </table:table-cell>
          <table:table-cell office:value-type="float" office:value="-1833.32975239993">
            <text:p>-1833,3297523999</text:p>
          </table:table-cell>
          <table:table-cell office:value-type="float" office:value="-225.887701188937">
            <text:p>-225,8877011889</text:p>
          </table:table-cell>
          <table:table-cell office:value-type="float" office:value="-133.257021965483">
            <text:p>-133,2570219655</text:p>
          </table:table-cell>
          <table:table-cell office:value-type="float" office:value="1866">
            <text:p>1866</text:p>
          </table:table-cell>
          <table:table-cell office:value-type="float" office:value="0.199742099994006">
            <text:p>0,1997421</text:p>
          </table:table-cell>
          <table:table-cell office:value-type="float" office:value="-2608.54077821761">
            <text:p>-2608,5407782176</text:p>
          </table:table-cell>
          <table:table-cell office:value-type="float" office:value="-234.297103887275">
            <text:p>-234,2971038873</text:p>
          </table:table-cell>
          <table:table-cell office:value-type="float" office:value="-175.286517443777">
            <text:p>-175,2865174438</text:p>
          </table:table-cell>
          <table:table-cell office:value-type="float" office:value="2597">
            <text:p>2597</text:p>
          </table:table-cell>
          <table:table-cell office:value-type="float" office:value="0.20499675805811">
            <text:p>0,2049967581</text:p>
          </table:table-cell>
          <table:table-cell office:value-type="float" office:value="-4441.87053061754">
            <text:p>-4441,8705306176</text:p>
          </table:table-cell>
          <table:table-cell office:value-type="float" office:value="-460.184805076211">
            <text:p>-460,1848050762</text:p>
          </table:table-cell>
          <table:table-cell office:value-type="float" office:value="-308.54353940926">
            <text:p>-308,5435394093</text:p>
          </table:table-cell>
          <table:table-cell office:value-type="float" office:value="4463">
            <text:p>4463</text:p>
          </table:table-cell>
          <table:table-cell table:formula="of:=-([.B8]+[.C8])/[.D8]/2" office:value-type="float" office:value="93.75">
            <text:p>93,75</text:p>
          </table:table-cell>
          <table:table-cell table:formula="of:=[.Q8]-[.R8]" office:value-type="float" office:value="-151.641265666951">
            <text:p>-151,641265667</text:p>
          </table:table-cell>
          <table:table-cell table:number-columns-repeated="1003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-0.9">
            <text:p>-0,9</text:p>
          </table:table-cell>
          <table:table-cell office:value-type="float" office:value="-0.6">
            <text:p>-0,6</text:p>
          </table:table-cell>
          <table:table-cell office:value-type="float" office:value="0.004">
            <text:p>0,004</text:p>
          </table:table-cell>
          <table:table-cell office:value-type="float" office:value="0.213445503494564">
            <text:p>0,2134455035</text:p>
          </table:table-cell>
          <table:table-cell office:value-type="float" office:value="-1775.738127422">
            <text:p>-1775,738127422</text:p>
          </table:table-cell>
          <table:table-cell office:value-type="float" office:value="-341.087677470682">
            <text:p>-341,0876774707</text:p>
          </table:table-cell>
          <table:table-cell office:value-type="float" office:value="-133.121267127038">
            <text:p>-133,121267127</text:p>
          </table:table-cell>
          <table:table-cell office:value-type="float" office:value="1975">
            <text:p>1975</text:p>
          </table:table-cell>
          <table:table-cell office:value-type="float" office:value="0.200116911621932">
            <text:p>0,2001169116</text:p>
          </table:table-cell>
          <table:table-cell office:value-type="float" office:value="-2502.91542618394">
            <text:p>-2502,915426184</text:p>
          </table:table-cell>
          <table:table-cell office:value-type="float" office:value="-299.749852594454">
            <text:p>-299,7498525945</text:p>
          </table:table-cell>
          <table:table-cell office:value-type="float" office:value="-187.117233923626">
            <text:p>-187,1172339236</text:p>
          </table:table-cell>
          <table:table-cell office:value-type="float" office:value="2798">
            <text:p>2798</text:p>
          </table:table-cell>
          <table:table-cell office:value-type="float" office:value="0.205448348370985">
            <text:p>0,2054483484</text:p>
          </table:table-cell>
          <table:table-cell office:value-type="float" office:value="-4278.65355360595">
            <text:p>-4278,653553606</text:p>
          </table:table-cell>
          <table:table-cell office:value-type="float" office:value="-640.837530065136">
            <text:p>-640,8375300651</text:p>
          </table:table-cell>
          <table:table-cell office:value-type="float" office:value="-320.238501050663">
            <text:p>-320,2385010507</text:p>
          </table:table-cell>
          <table:table-cell office:value-type="float" office:value="4773">
            <text:p>4773</text:p>
          </table:table-cell>
          <table:table-cell table:formula="of:=-([.B9]+[.C9])/[.D9]/2" office:value-type="float" office:value="187.5">
            <text:p>187,5</text:p>
          </table:table-cell>
          <table:table-cell table:formula="of:=[.Q9]-[.R9]" office:value-type="float" office:value="-320.599029014473">
            <text:p>-320,5990290145</text:p>
          </table:table-cell>
          <table:table-cell table:number-columns-repeated="1003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-1.05">
            <text:p>-1,05</text:p>
          </table:table-cell>
          <table:table-cell office:value-type="float" office:value="-0.6">
            <text:p>-0,6</text:p>
          </table:table-cell>
          <table:table-cell office:value-type="float" office:value="0.004">
            <text:p>0,004</text:p>
          </table:table-cell>
          <table:table-cell office:value-type="float" office:value="0.213994324972438">
            <text:p>0,213994325</text:p>
          </table:table-cell>
          <table:table-cell office:value-type="float" office:value="-1676.26852856778">
            <text:p>-1676,2685285678</text:p>
          </table:table-cell>
          <table:table-cell office:value-type="float" office:value="-295.096249543195">
            <text:p>-295,0962495432</text:p>
          </table:table-cell>
          <table:table-cell office:value-type="float" office:value="-129.976022414511">
            <text:p>-129,9760224145</text:p>
          </table:table-cell>
          <table:table-cell office:value-type="float" office:value="1798">
            <text:p>1798</text:p>
          </table:table-cell>
          <table:table-cell office:value-type="float" office:value="0.19949115396371">
            <text:p>0,199491154</text:p>
          </table:table-cell>
          <table:table-cell office:value-type="float" office:value="-2362.71968061919">
            <text:p>-2362,7196806192</text:p>
          </table:table-cell>
          <table:table-cell office:value-type="float" office:value="-196.896419079242">
            <text:p>-196,8964190792</text:p>
          </table:table-cell>
          <table:table-cell office:value-type="float" office:value="-186.488012882827">
            <text:p>-186,4880128828</text:p>
          </table:table-cell>
          <table:table-cell office:value-type="float" office:value="2618">
            <text:p>2618</text:p>
          </table:table-cell>
          <table:table-cell office:value-type="float" office:value="0.205292422367201">
            <text:p>0,2052924224</text:p>
          </table:table-cell>
          <table:table-cell office:value-type="float" office:value="-4038.98820918695">
            <text:p>-4038,988209187</text:p>
          </table:table-cell>
          <table:table-cell office:value-type="float" office:value="-491.992668622437">
            <text:p>-491,9926686224</text:p>
          </table:table-cell>
          <table:table-cell office:value-type="float" office:value="-316.464035297338">
            <text:p>-316,4640352973</text:p>
          </table:table-cell>
          <table:table-cell office:value-type="float" office:value="4416">
            <text:p>4416</text:p>
          </table:table-cell>
          <table:table-cell table:formula="of:=-([.B10]+[.C10])/[.D10]/2" office:value-type="float" office:value="206.25">
            <text:p>206,25</text:p>
          </table:table-cell>
          <table:table-cell table:formula="of:=[.Q10]-[.R10]" office:value-type="float" office:value="-175.528633325099">
            <text:p>-175,5286333251</text:p>
          </table:table-cell>
          <table:table-cell table:number-columns-repeated="1003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-1.05">
            <text:p>-1,05</text:p>
          </table:table-cell>
          <table:table-cell office:value-type="float" office:value="-0.45">
            <text:p>-0,45</text:p>
          </table:table-cell>
          <table:table-cell office:value-type="float" office:value="0.008">
            <text:p>0,008</text:p>
          </table:table-cell>
          <table:table-cell office:value-type="float" office:value="0.205731998716732">
            <text:p>0,2057319987</text:p>
          </table:table-cell>
          <table:table-cell office:value-type="float" office:value="-1618.93001870926">
            <text:p>-1618,9300187093</text:p>
          </table:table-cell>
          <table:table-cell office:value-type="float" office:value="-140.892811405658">
            <text:p>-140,8928114057</text:p>
          </table:table-cell>
          <table:table-cell office:value-type="float" office:value="-123.600373681771">
            <text:p>-123,6003736818</text:p>
          </table:table-cell>
          <table:table-cell office:value-type="float" office:value="1644">
            <text:p>1644</text:p>
          </table:table-cell>
          <table:table-cell office:value-type="float" office:value="0.194113011926281">
            <text:p>0,1941130119</text:p>
          </table:table-cell>
          <table:table-cell office:value-type="float" office:value="-2331.73475101532">
            <text:p>-2331,7347510153</text:p>
          </table:table-cell>
          <table:table-cell office:value-type="float" office:value="-201.203399671127">
            <text:p>-201,2033996711</text:p>
          </table:table-cell>
          <table:table-cell office:value-type="float" office:value="-152.374704744915">
            <text:p>-152,3747047449</text:p>
          </table:table-cell>
          <table:table-cell office:value-type="float" office:value="2239">
            <text:p>2239</text:p>
          </table:table-cell>
          <table:table-cell office:value-type="float" office:value="0.198760606642462">
            <text:p>0,1987606066</text:p>
          </table:table-cell>
          <table:table-cell office:value-type="float" office:value="-3950.66476972457">
            <text:p>-3950,6647697246</text:p>
          </table:table-cell>
          <table:table-cell office:value-type="float" office:value="-342.096211076785">
            <text:p>-342,0962110768</text:p>
          </table:table-cell>
          <table:table-cell office:value-type="float" office:value="-275.975078426686">
            <text:p>-275,9750784267</text:p>
          </table:table-cell>
          <table:table-cell office:value-type="float" office:value="3883">
            <text:p>3883</text:p>
          </table:table-cell>
          <table:table-cell table:formula="of:=-([.B11]+[.C11])/[.D11]/2" office:value-type="float" office:value="93.75">
            <text:p>93,75</text:p>
          </table:table-cell>
          <table:table-cell table:formula="of:=[.Q11]-[.R11]" office:value-type="float" office:value="-66.1211326500984">
            <text:p>-66,1211326501</text:p>
          </table:table-cell>
          <table:table-cell table:number-columns-repeated="1003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-1.05">
            <text:p>-1,05</text:p>
          </table:table-cell>
          <table:table-cell office:value-type="float" office:value="-0.45">
            <text:p>-0,45</text:p>
          </table:table-cell>
          <table:table-cell office:value-type="float" office:value="0.006">
            <text:p>0,006</text:p>
          </table:table-cell>
          <table:table-cell office:value-type="float" office:value="0.20567601118134">
            <text:p>0,2056760112</text:p>
          </table:table-cell>
          <table:table-cell office:value-type="float" office:value="-1598.3176782099">
            <text:p>-1598,3176782099</text:p>
          </table:table-cell>
          <table:table-cell office:value-type="float" office:value="-272.654070662376">
            <text:p>-272,6540706624</text:p>
          </table:table-cell>
          <table:table-cell office:value-type="float" office:value="-118.912085140383">
            <text:p>-118,9120851404</text:p>
          </table:table-cell>
          <table:table-cell office:value-type="float" office:value="1645">
            <text:p>1645</text:p>
          </table:table-cell>
          <table:table-cell office:value-type="float" office:value="0.192025586875427">
            <text:p>0,1920255869</text:p>
          </table:table-cell>
          <table:table-cell office:value-type="float" office:value="-2264.28486033663">
            <text:p>-2264,2848603366</text:p>
          </table:table-cell>
          <table:table-cell office:value-type="float" office:value="-241.485073391987">
            <text:p>-241,485073392</text:p>
          </table:table-cell>
          <table:table-cell office:value-type="float" office:value="-165.03287880576">
            <text:p>-165,0328788058</text:p>
          </table:table-cell>
          <table:table-cell office:value-type="float" office:value="2364">
            <text:p>2364</text:p>
          </table:table-cell>
          <table:table-cell office:value-type="float" office:value="0.197485756597792">
            <text:p>0,1974857566</text:p>
          </table:table-cell>
          <table:table-cell office:value-type="float" office:value="-3862.60253854652">
            <text:p>-3862,6025385465</text:p>
          </table:table-cell>
          <table:table-cell office:value-type="float" office:value="-514.139144054364">
            <text:p>-514,1391440544</text:p>
          </table:table-cell>
          <table:table-cell office:value-type="float" office:value="-283.944963946143">
            <text:p>-283,9449639461</text:p>
          </table:table-cell>
          <table:table-cell office:value-type="float" office:value="4009">
            <text:p>4009</text:p>
          </table:table-cell>
          <table:table-cell table:formula="of:=-([.B12]+[.C12])/[.D12]/2" office:value-type="float" office:value="125">
            <text:p>125</text:p>
          </table:table-cell>
          <table:table-cell table:formula="of:=[.Q12]-[.R12]" office:value-type="float" office:value="-230.19418010822">
            <text:p>-230,1941801082</text:p>
          </table:table-cell>
          <table:table-cell table:number-columns-repeated="1003"/>
        </table:table-row>
        <table:table-row table:style-name="ro2">
          <table:table-cell table:style-name="ce1" office:value-type="float" office:value="65">
            <text:p>65</text:p>
          </table:table-cell>
          <table:table-cell office:value-type="float" office:value="-0.75">
            <text:p>-0,75</text:p>
          </table:table-cell>
          <table:table-cell office:value-type="float" office:value="-0.45">
            <text:p>-0,45</text:p>
          </table:table-cell>
          <table:table-cell office:value-type="float" office:value="0.008">
            <text:p>0,008</text:p>
          </table:table-cell>
          <table:table-cell office:value-type="float" office:value="0.206798244755027">
            <text:p>0,2067982448</text:p>
          </table:table-cell>
          <table:table-cell office:value-type="float" office:value="-1798.19184071317">
            <text:p>-1798,1918407132</text:p>
          </table:table-cell>
          <table:table-cell office:value-type="float" office:value="-178.748139850537">
            <text:p>-178,7481398505</text:p>
          </table:table-cell>
          <table:table-cell office:value-type="float" office:value="-114.966961522078">
            <text:p>-114,9669615221</text:p>
          </table:table-cell>
          <table:table-cell office:value-type="float" office:value="1908">
            <text:p>1908</text:p>
          </table:table-cell>
          <table:table-cell office:value-type="float" office:value="0.197250749896887">
            <text:p>0,1972507499</text:p>
          </table:table-cell>
          <table:table-cell office:value-type="float" office:value="-2570.78485666821">
            <text:p>-2570,7848566682</text:p>
          </table:table-cell>
          <table:table-cell office:value-type="float" office:value="-116.634269596563">
            <text:p>-116,6342695966</text:p>
          </table:table-cell>
          <table:table-cell office:value-type="float" office:value="-135.81348554254">
            <text:p>-135,8134855425</text:p>
          </table:table-cell>
          <table:table-cell office:value-type="float" office:value="2608">
            <text:p>2608</text:p>
          </table:table-cell>
          <table:table-cell office:value-type="float" office:value="0.201069747840143">
            <text:p>0,2010697478</text:p>
          </table:table-cell>
          <table:table-cell office:value-type="float" office:value="-4368.97669738137">
            <text:p>-4368,9766973814</text:p>
          </table:table-cell>
          <table:table-cell office:value-type="float" office:value="-295.3824094471">
            <text:p>-295,3824094471</text:p>
          </table:table-cell>
          <table:table-cell office:value-type="float" office:value="-250.780447064617">
            <text:p>-250,7804470646</text:p>
          </table:table-cell>
          <table:table-cell office:value-type="float" office:value="4516">
            <text:p>4516</text:p>
          </table:table-cell>
          <table:table-cell table:formula="of:=-([.B13]+[.C13])/[.D13]/2" office:value-type="float" office:value="75">
            <text:p>75</text:p>
          </table:table-cell>
          <table:table-cell table:formula="of:=[.Q13]-[.R13]" office:value-type="float" office:value="-44.6019623824829">
            <text:p>-44,6019623825</text:p>
          </table:table-cell>
          <table:table-cell table:number-columns-repeated="1003"/>
        </table:table-row>
        <table:table-row table:style-name="ro2">
          <table:table-cell table:style-name="ce1" office:value-type="float" office:value="63">
            <text:p>63</text:p>
          </table:table-cell>
          <table:table-cell office:value-type="float" office:value="-0.75">
            <text:p>-0,75</text:p>
          </table:table-cell>
          <table:table-cell office:value-type="float" office:value="-0.45">
            <text:p>-0,45</text:p>
          </table:table-cell>
          <table:table-cell office:value-type="float" office:value="0.004">
            <text:p>0,004</text:p>
          </table:table-cell>
          <table:table-cell office:value-type="float" office:value="0.206086916642331">
            <text:p>0,2060869166</text:p>
          </table:table-cell>
          <table:table-cell office:value-type="float" office:value="-1744.3597145382">
            <text:p>-1744,3597145382</text:p>
          </table:table-cell>
          <table:table-cell office:value-type="float" office:value="-245.715257636158">
            <text:p>-245,7152576362</text:p>
          </table:table-cell>
          <table:table-cell office:value-type="float" office:value="-112.593370068597">
            <text:p>-112,5933700686</text:p>
          </table:table-cell>
          <table:table-cell office:value-type="float" office:value="2012">
            <text:p>2012</text:p>
          </table:table-cell>
          <table:table-cell office:value-type="float" office:value="0.194408425722607">
            <text:p>0,1944084257</text:p>
          </table:table-cell>
          <table:table-cell office:value-type="float" office:value="-2466.71745085622">
            <text:p>-2466,7174508562</text:p>
          </table:table-cell>
          <table:table-cell office:value-type="float" office:value="-227.159527959193">
            <text:p>-227,1595279592</text:p>
          </table:table-cell>
          <table:table-cell office:value-type="float" office:value="-161.137215624749">
            <text:p>-161,1372156247</text:p>
          </table:table-cell>
          <table:table-cell office:value-type="float" office:value="2897">
            <text:p>2897</text:p>
          </table:table-cell>
          <table:table-cell office:value-type="float" office:value="0.199079822090497">
            <text:p>0,1990798221</text:p>
          </table:table-cell>
          <table:table-cell office:value-type="float" office:value="-4211.07716539442">
            <text:p>-4211,0771653944</text:p>
          </table:table-cell>
          <table:table-cell office:value-type="float" office:value="-472.87478559535">
            <text:p>-472,8747855954</text:p>
          </table:table-cell>
          <table:table-cell office:value-type="float" office:value="-273.730585693346">
            <text:p>-273,7305856933</text:p>
          </table:table-cell>
          <table:table-cell office:value-type="float" office:value="4909">
            <text:p>4909</text:p>
          </table:table-cell>
          <table:table-cell table:formula="of:=-([.B14]+[.C14])/[.D14]/2" office:value-type="float" office:value="150">
            <text:p>150</text:p>
          </table:table-cell>
          <table:table-cell table:formula="of:=[.Q14]-[.R14]" office:value-type="float" office:value="-199.144199902003">
            <text:p>-199,144199902</text:p>
          </table:table-cell>
          <table:table-cell table:number-columns-repeated="1003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-0.9">
            <text:p>-0,9</text:p>
          </table:table-cell>
          <table:table-cell office:value-type="float" office:value="-0.45">
            <text:p>-0,45</text:p>
          </table:table-cell>
          <table:table-cell office:value-type="float" office:value="0.008">
            <text:p>0,008</text:p>
          </table:table-cell>
          <table:table-cell office:value-type="float" office:value="0.205238170791047">
            <text:p>0,2052381708</text:p>
          </table:table-cell>
          <table:table-cell office:value-type="float" office:value="-1682.70273867885">
            <text:p>-1682,7027386789</text:p>
          </table:table-cell>
          <table:table-cell office:value-type="float" office:value="-171.483062772782">
            <text:p>-171,4830627728</text:p>
          </table:table-cell>
          <table:table-cell office:value-type="float" office:value="-112.007904162341">
            <text:p>-112,0079041623</text:p>
          </table:table-cell>
          <table:table-cell office:value-type="float" office:value="1765">
            <text:p>1765</text:p>
          </table:table-cell>
          <table:table-cell office:value-type="float" office:value="0.195453931654684">
            <text:p>0,1954539317</text:p>
          </table:table-cell>
          <table:table-cell office:value-type="float" office:value="-2419.57561407143">
            <text:p>-2419,5756140714</text:p>
          </table:table-cell>
          <table:table-cell office:value-type="float" office:value="-73.9108959731915">
            <text:p>-73,9108959732</text:p>
          </table:table-cell>
          <table:table-cell office:value-type="float" office:value="-141.625232029686">
            <text:p>-141,6252320297</text:p>
          </table:table-cell>
          <table:table-cell office:value-type="float" office:value="2395">
            <text:p>2395</text:p>
          </table:table-cell>
          <table:table-cell office:value-type="float" office:value="0.199367627309229">
            <text:p>0,1993676273</text:p>
          </table:table-cell>
          <table:table-cell office:value-type="float" office:value="-4102.27835275029">
            <text:p>-4102,2783527503</text:p>
          </table:table-cell>
          <table:table-cell office:value-type="float" office:value="-245.393958745973">
            <text:p>-245,393958746</text:p>
          </table:table-cell>
          <table:table-cell office:value-type="float" office:value="-253.633136192027">
            <text:p>-253,633136192</text:p>
          </table:table-cell>
          <table:table-cell office:value-type="float" office:value="4160">
            <text:p>4160</text:p>
          </table:table-cell>
          <table:table-cell table:formula="of:=-([.B15]+[.C15])/[.D15]/2" office:value-type="float" office:value="84.375">
            <text:p>84,375</text:p>
          </table:table-cell>
          <table:table-cell table:formula="of:=[.Q15]-[.R15]" office:value-type="float" office:value="8.2391774460539">
            <text:p>8,2391774461</text:p>
          </table:table-cell>
          <table:table-cell table:number-columns-repeated="1003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-0.9">
            <text:p>-0,9</text:p>
          </table:table-cell>
          <table:table-cell office:value-type="float" office:value="-0.45">
            <text:p>-0,45</text:p>
          </table:table-cell>
          <table:table-cell office:value-type="float" office:value="0.004">
            <text:p>0,004</text:p>
          </table:table-cell>
          <table:table-cell office:value-type="float" office:value="0.20775553443743">
            <text:p>0,2077555344</text:p>
          </table:table-cell>
          <table:table-cell office:value-type="float" office:value="-1647.2389671535">
            <text:p>-1647,2389671535</text:p>
          </table:table-cell>
          <table:table-cell office:value-type="float" office:value="-288.42375395695">
            <text:p>-288,423753957</text:p>
          </table:table-cell>
          <table:table-cell office:value-type="float" office:value="-109.94384394127">
            <text:p>-109,9438439413</text:p>
          </table:table-cell>
          <table:table-cell office:value-type="float" office:value="1871">
            <text:p>1871</text:p>
          </table:table-cell>
          <table:table-cell office:value-type="float" office:value="0.195572858430474">
            <text:p>0,1955728584</text:p>
          </table:table-cell>
          <table:table-cell office:value-type="float" office:value="-2332.83572557521">
            <text:p>-2332,8357255752</text:p>
          </table:table-cell>
          <table:table-cell office:value-type="float" office:value="-215.073546188129">
            <text:p>-215,0735461881</text:p>
          </table:table-cell>
          <table:table-cell office:value-type="float" office:value="-159.776738308461">
            <text:p>-159,7767383085</text:p>
          </table:table-cell>
          <table:table-cell office:value-type="float" office:value="2687">
            <text:p>2687</text:p>
          </table:table-cell>
          <table:table-cell office:value-type="float" office:value="0.200445928833256">
            <text:p>0,2004459288</text:p>
          </table:table-cell>
          <table:table-cell office:value-type="float" office:value="-3980.07469272871">
            <text:p>-3980,0746927287</text:p>
          </table:table-cell>
          <table:table-cell office:value-type="float" office:value="-503.49730014508">
            <text:p>-503,4973001451</text:p>
          </table:table-cell>
          <table:table-cell office:value-type="float" office:value="-269.72058224973">
            <text:p>-269,7205822497</text:p>
          </table:table-cell>
          <table:table-cell office:value-type="float" office:value="4558">
            <text:p>4558</text:p>
          </table:table-cell>
          <table:table-cell table:formula="of:=-([.B16]+[.C16])/[.D16]/2" office:value-type="float" office:value="168.75">
            <text:p>168,75</text:p>
          </table:table-cell>
          <table:table-cell table:formula="of:=[.Q16]-[.R16]" office:value-type="float" office:value="-233.776717895349">
            <text:p>-233,7767178954</text:p>
          </table:table-cell>
          <table:table-cell table:number-columns-repeated="1003"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-0.9">
            <text:p>-0,9</text:p>
          </table:table-cell>
          <table:table-cell office:value-type="float" office:value="-0.45">
            <text:p>-0,45</text:p>
          </table:table-cell>
          <table:table-cell office:value-type="float" office:value="0.006">
            <text:p>0,006</text:p>
          </table:table-cell>
          <table:table-cell office:value-type="float" office:value="0.201053514960817">
            <text:p>0,201053515</text:p>
          </table:table-cell>
          <table:table-cell office:value-type="float" office:value="-1637.65263191662">
            <text:p>-1637,6526319166</text:p>
          </table:table-cell>
          <table:table-cell office:value-type="float" office:value="-204.678040784252">
            <text:p>-204,6780407843</text:p>
          </table:table-cell>
          <table:table-cell office:value-type="float" office:value="-103.963510617074">
            <text:p>-103,9635106171</text:p>
          </table:table-cell>
          <table:table-cell office:value-type="float" office:value="1857">
            <text:p>1857</text:p>
          </table:table-cell>
          <table:table-cell office:value-type="float" office:value="0.190148810704926">
            <text:p>0,1901488107</text:p>
          </table:table-cell>
          <table:table-cell office:value-type="float" office:value="-2325.11399173318">
            <text:p>-2325,1139917332</text:p>
          </table:table-cell>
          <table:table-cell office:value-type="float" office:value="-98.4844273311059">
            <text:p>-98,4844273311</text:p>
          </table:table-cell>
          <table:table-cell office:value-type="float" office:value="-153.466739532797">
            <text:p>-153,4667395328</text:p>
          </table:table-cell>
          <table:table-cell office:value-type="float" office:value="2617">
            <text:p>2617</text:p>
          </table:table-cell>
          <table:table-cell office:value-type="float" office:value="0.194510692407282">
            <text:p>0,1945106924</text:p>
          </table:table-cell>
          <table:table-cell office:value-type="float" office:value="-3962.76662364981">
            <text:p>-3962,7666236498</text:p>
          </table:table-cell>
          <table:table-cell office:value-type="float" office:value="-303.162468115358">
            <text:p>-303,1624681154</text:p>
          </table:table-cell>
          <table:table-cell office:value-type="float" office:value="-257.430250149871">
            <text:p>-257,4302501499</text:p>
          </table:table-cell>
          <table:table-cell office:value-type="float" office:value="4474">
            <text:p>4474</text:p>
          </table:table-cell>
          <table:table-cell table:formula="of:=-([.B17]+[.C17])/[.D17]/2" office:value-type="float" office:value="112.5">
            <text:p>112,5</text:p>
          </table:table-cell>
          <table:table-cell table:formula="of:=[.Q17]-[.R17]" office:value-type="float" office:value="-45.7322179654866">
            <text:p>-45,7322179655</text:p>
          </table:table-cell>
          <table:table-cell table:number-columns-repeated="1003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-1.05">
            <text:p>-1,05</text:p>
          </table:table-cell>
          <table:table-cell office:value-type="float" office:value="-0.45">
            <text:p>-0,45</text:p>
          </table:table-cell>
          <table:table-cell office:value-type="float" office:value="0.004">
            <text:p>0,004</text:p>
          </table:table-cell>
          <table:table-cell office:value-type="float" office:value="0.208737822842476">
            <text:p>0,2087378228</text:p>
          </table:table-cell>
          <table:table-cell office:value-type="float" office:value="-1593.50223323666">
            <text:p>-1593,5022332367</text:p>
          </table:table-cell>
          <table:table-cell office:value-type="float" office:value="-291.111864798419">
            <text:p>-291,1118647984</text:p>
          </table:table-cell>
          <table:table-cell office:value-type="float" office:value="-102.070214246912">
            <text:p>-102,0702142469</text:p>
          </table:table-cell>
          <table:table-cell office:value-type="float" office:value="1697">
            <text:p>1697</text:p>
          </table:table-cell>
          <table:table-cell office:value-type="float" office:value="0.196843869644022">
            <text:p>0,1968438696</text:p>
          </table:table-cell>
          <table:table-cell office:value-type="float" office:value="-2263.62755171848">
            <text:p>-2263,6275517185</text:p>
          </table:table-cell>
          <table:table-cell office:value-type="float" office:value="-205.402049534438">
            <text:p>-205,4020495344</text:p>
          </table:table-cell>
          <table:table-cell office:value-type="float" office:value="-167.07471722035">
            <text:p>-167,0747172204</text:p>
          </table:table-cell>
          <table:table-cell office:value-type="float" office:value="2529">
            <text:p>2529</text:p>
          </table:table-cell>
          <table:table-cell office:value-type="float" office:value="0.201601450923403">
            <text:p>0,2016014509</text:p>
          </table:table-cell>
          <table:table-cell office:value-type="float" office:value="-3857.12978495514">
            <text:p>-3857,1297849552</text:p>
          </table:table-cell>
          <table:table-cell office:value-type="float" office:value="-496.513914332857">
            <text:p>-496,5139143329</text:p>
          </table:table-cell>
          <table:table-cell office:value-type="float" office:value="-269.144931467262">
            <text:p>-269,1449314673</text:p>
          </table:table-cell>
          <table:table-cell office:value-type="float" office:value="4226">
            <text:p>4226</text:p>
          </table:table-cell>
          <table:table-cell table:formula="of:=-([.B18]+[.C18])/[.D18]/2" office:value-type="float" office:value="187.5">
            <text:p>187,5</text:p>
          </table:table-cell>
          <table:table-cell table:formula="of:=[.Q18]-[.R18]" office:value-type="float" office:value="-227.368982865595">
            <text:p>-227,3689828656</text:p>
          </table:table-cell>
          <table:table-cell table:number-columns-repeated="1003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-0.75">
            <text:p>-0,75</text:p>
          </table:table-cell>
          <table:table-cell office:value-type="float" office:value="-0.45">
            <text:p>-0,45</text:p>
          </table:table-cell>
          <table:table-cell office:value-type="float" office:value="0.006">
            <text:p>0,006</text:p>
          </table:table-cell>
          <table:table-cell office:value-type="float" office:value="0.205710446984199">
            <text:p>0,205710447</text:p>
          </table:table-cell>
          <table:table-cell office:value-type="float" office:value="-1759.20416920576">
            <text:p>-1759,2041692058</text:p>
          </table:table-cell>
          <table:table-cell office:value-type="float" office:value="-179.535314261524">
            <text:p>-179,5353142615</text:p>
          </table:table-cell>
          <table:table-cell office:value-type="float" office:value="-101.880479812572">
            <text:p>-101,8804798126</text:p>
          </table:table-cell>
          <table:table-cell office:value-type="float" office:value="2018">
            <text:p>2018</text:p>
          </table:table-cell>
          <table:table-cell office:value-type="float" office:value="0.19112920433729">
            <text:p>0,1911292043</text:p>
          </table:table-cell>
          <table:table-cell office:value-type="float" office:value="-2475.63587989473">
            <text:p>-2475,6358798947</text:p>
          </table:table-cell>
          <table:table-cell office:value-type="float" office:value="-147.576461423202">
            <text:p>-147,5764614232</text:p>
          </table:table-cell>
          <table:table-cell office:value-type="float" office:value="-158.891097385626">
            <text:p>-158,8910973856</text:p>
          </table:table-cell>
          <table:table-cell office:value-type="float" office:value="2895">
            <text:p>2895</text:p>
          </table:table-cell>
          <table:table-cell office:value-type="float" office:value="0.196961701396054">
            <text:p>0,1969617014</text:p>
          </table:table-cell>
          <table:table-cell office:value-type="float" office:value="-4234.84004910049">
            <text:p>-4234,8400491005</text:p>
          </table:table-cell>
          <table:table-cell office:value-type="float" office:value="-327.111775684726">
            <text:p>-327,1117756847</text:p>
          </table:table-cell>
          <table:table-cell office:value-type="float" office:value="-260.771577198197">
            <text:p>-260,7715771982</text:p>
          </table:table-cell>
          <table:table-cell office:value-type="float" office:value="4913">
            <text:p>4913</text:p>
          </table:table-cell>
          <table:table-cell table:formula="of:=-([.B19]+[.C19])/[.D19]/2" office:value-type="float" office:value="100">
            <text:p>100</text:p>
          </table:table-cell>
          <table:table-cell table:formula="of:=[.Q19]-[.R19]" office:value-type="float" office:value="-66.3401984865284">
            <text:p>-66,3401984865</text:p>
          </table:table-cell>
          <table:table-cell table:number-columns-repeated="1003"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-1.05">
            <text:p>-1,05</text:p>
          </table:table-cell>
          <table:table-cell office:value-type="float" office:value="-0.3">
            <text:p>-0,3</text:p>
          </table:table-cell>
          <table:table-cell office:value-type="float" office:value="0.008">
            <text:p>0,008</text:p>
          </table:table-cell>
          <table:table-cell office:value-type="float" office:value="0.203311632718865">
            <text:p>0,2033116327</text:p>
          </table:table-cell>
          <table:table-cell office:value-type="float" office:value="-1564.45507811492">
            <text:p>-1564,4550781149</text:p>
          </table:table-cell>
          <table:table-cell office:value-type="float" office:value="-122.644020024338">
            <text:p>-122,6440200243</text:p>
          </table:table-cell>
          <table:table-cell office:value-type="float" office:value="-97.6627549487856">
            <text:p>-97,6627549488</text:p>
          </table:table-cell>
          <table:table-cell office:value-type="float" office:value="1494">
            <text:p>1494</text:p>
          </table:table-cell>
          <table:table-cell office:value-type="float" office:value="0.190584824982934">
            <text:p>0,190584825</text:p>
          </table:table-cell>
          <table:table-cell office:value-type="float" office:value="-2239.97775220294">
            <text:p>-2239,977752203</text:p>
          </table:table-cell>
          <table:table-cell office:value-type="float" office:value="-148.647250325104">
            <text:p>-148,6472503251</text:p>
          </table:table-cell>
          <table:table-cell office:value-type="float" office:value="-128.327866910188">
            <text:p>-128,3278669102</text:p>
          </table:table-cell>
          <table:table-cell office:value-type="float" office:value="2070">
            <text:p>2070</text:p>
          </table:table-cell>
          <table:table-cell office:value-type="float" office:value="0.195675548077306">
            <text:p>0,1956755481</text:p>
          </table:table-cell>
          <table:table-cell office:value-type="float" office:value="-3804.43283031786">
            <text:p>-3804,4328303179</text:p>
          </table:table-cell>
          <table:table-cell office:value-type="float" office:value="-271.291270349443">
            <text:p>-271,2912703494</text:p>
          </table:table-cell>
          <table:table-cell office:value-type="float" office:value="-225.990621858973">
            <text:p>-225,990621859</text:p>
          </table:table-cell>
          <table:table-cell office:value-type="float" office:value="3564">
            <text:p>3564</text:p>
          </table:table-cell>
          <table:table-cell table:formula="of:=-([.B20]+[.C20])/[.D20]/2" office:value-type="float" office:value="84.375">
            <text:p>84,375</text:p>
          </table:table-cell>
          <table:table-cell table:formula="of:=[.Q20]-[.R20]" office:value-type="float" office:value="-45.3006484904695">
            <text:p>-45,3006484905</text:p>
          </table:table-cell>
          <table:table-cell table:number-columns-repeated="1003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-0.9">
            <text:p>-0,9</text:p>
          </table:table-cell>
          <table:table-cell office:value-type="float" office:value="-0.3">
            <text:p>-0,3</text:p>
          </table:table-cell>
          <table:table-cell office:value-type="float" office:value="0.008">
            <text:p>0,008</text:p>
          </table:table-cell>
          <table:table-cell office:value-type="float" office:value="0.20077447114433">
            <text:p>0,2007744711</text:p>
          </table:table-cell>
          <table:table-cell office:value-type="float" office:value="-1596.07525495503">
            <text:p>-1596,075254955</text:p>
          </table:table-cell>
          <table:table-cell office:value-type="float" office:value="-145.033560547559">
            <text:p>-145,0335605476</text:p>
          </table:table-cell>
          <table:table-cell office:value-type="float" office:value="-97.4380069885448">
            <text:p>-97,4380069885</text:p>
          </table:table-cell>
          <table:table-cell office:value-type="float" office:value="1625">
            <text:p>1625</text:p>
          </table:table-cell>
          <table:table-cell office:value-type="float" office:value="0.192590635489689">
            <text:p>0,1925906355</text:p>
          </table:table-cell>
          <table:table-cell office:value-type="float" office:value="-2297.77965488831">
            <text:p>-2297,7796548883</text:p>
          </table:table-cell>
          <table:table-cell office:value-type="float" office:value="-179.727616709587">
            <text:p>-179,7276167096</text:p>
          </table:table-cell>
          <table:table-cell office:value-type="float" office:value="-116.892888981988">
            <text:p>-116,892888982</text:p>
          </table:table-cell>
          <table:table-cell office:value-type="float" office:value="2262">
            <text:p>2262</text:p>
          </table:table-cell>
          <table:table-cell office:value-type="float" office:value="0.195864169751545">
            <text:p>0,1958641698</text:p>
          </table:table-cell>
          <table:table-cell office:value-type="float" office:value="-3893.85490984335">
            <text:p>-3893,8549098434</text:p>
          </table:table-cell>
          <table:table-cell office:value-type="float" office:value="-324.761177257146">
            <text:p>-324,7611772571</text:p>
          </table:table-cell>
          <table:table-cell office:value-type="float" office:value="-214.330895970532">
            <text:p>-214,3308959705</text:p>
          </table:table-cell>
          <table:table-cell office:value-type="float" office:value="3887">
            <text:p>3887</text:p>
          </table:table-cell>
          <table:table-cell table:formula="of:=-([.B21]+[.C21])/[.D21]/2" office:value-type="float" office:value="75">
            <text:p>75</text:p>
          </table:table-cell>
          <table:table-cell table:formula="of:=[.Q21]-[.R21]" office:value-type="float" office:value="-110.430281286614">
            <text:p>-110,4302812866</text:p>
          </table:table-cell>
          <table:table-cell table:number-columns-repeated="1003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-0.6">
            <text:p>-0,6</text:p>
          </table:table-cell>
          <table:table-cell office:value-type="float" office:value="-0.3">
            <text:p>-0,3</text:p>
          </table:table-cell>
          <table:table-cell office:value-type="float" office:value="0.004">
            <text:p>0,004</text:p>
          </table:table-cell>
          <table:table-cell office:value-type="float" office:value="0.20288400235576">
            <text:p>0,2028840024</text:p>
          </table:table-cell>
          <table:table-cell office:value-type="float" office:value="-1729.53426747317">
            <text:p>-1729,5342674732</text:p>
          </table:table-cell>
          <table:table-cell office:value-type="float" office:value="-298.029298440719">
            <text:p>-298,0292984407</text:p>
          </table:table-cell>
          <table:table-cell office:value-type="float" office:value="-94.2764796125777">
            <text:p>-94,2764796126</text:p>
          </table:table-cell>
          <table:table-cell office:value-type="float" office:value="2061">
            <text:p>2061</text:p>
          </table:table-cell>
          <table:table-cell office:value-type="float" office:value="0.19117036384603">
            <text:p>0,1911703638</text:p>
          </table:table-cell>
          <table:table-cell office:value-type="float" office:value="-2442.089236686">
            <text:p>-2442,089236686</text:p>
          </table:table-cell>
          <table:table-cell office:value-type="float" office:value="-211.370902618697">
            <text:p>-211,3709026187</text:p>
          </table:table-cell>
          <table:table-cell office:value-type="float" office:value="-140.833777431114">
            <text:p>-140,8337774311</text:p>
          </table:table-cell>
          <table:table-cell office:value-type="float" office:value="2950">
            <text:p>2950</text:p>
          </table:table-cell>
          <table:table-cell office:value-type="float" office:value="0.195855819249922">
            <text:p>0,1958558192</text:p>
          </table:table-cell>
          <table:table-cell office:value-type="float" office:value="-4171.62350415917">
            <text:p>-4171,6235041592</text:p>
          </table:table-cell>
          <table:table-cell office:value-type="float" office:value="-509.400201059415">
            <text:p>-509,4002010594</text:p>
          </table:table-cell>
          <table:table-cell office:value-type="float" office:value="-235.110257043691">
            <text:p>-235,1102570437</text:p>
          </table:table-cell>
          <table:table-cell office:value-type="float" office:value="5011">
            <text:p>5011</text:p>
          </table:table-cell>
          <table:table-cell table:formula="of:=-([.B22]+[.C22])/[.D22]/2" office:value-type="float" office:value="112.5">
            <text:p>112,5</text:p>
          </table:table-cell>
          <table:table-cell table:formula="of:=[.Q22]-[.R22]" office:value-type="float" office:value="-274.289944015724">
            <text:p>-274,2899440157</text:p>
          </table:table-cell>
          <table:table-cell/>
          <table:table-cell>
            <draw:frame table:end-cell-address="Sheet1.AF41" table:end-x="1.293cm" table:end-y="0.089cm" draw:z-index="1" draw:style-name="gr1" draw:text-style-name="P1" svg:width="15.999cm" svg:height="8.999cm" svg:x="0.604cm" svg:y="0.472cm">
              <draw:object draw:notify-on-update-of-ranges="Sheet1.T2:Sheet1.T2 Sheet1.Q2:Sheet1.Q187 Sheet1.T2:Sheet1.T187 Sheet1.Q2:Sheet1.Q18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1"/>
        </table:table-row>
        <table:table-row table:style-name="ro2">
          <table:table-cell table:style-name="ce1" office:value-type="float" office:value="68">
            <text:p>68</text:p>
          </table:table-cell>
          <table:table-cell office:value-type="float" office:value="-0.75">
            <text:p>-0,75</text:p>
          </table:table-cell>
          <table:table-cell office:value-type="float" office:value="-0.3">
            <text:p>-0,3</text:p>
          </table:table-cell>
          <table:table-cell office:value-type="float" office:value="0.008">
            <text:p>0,008</text:p>
          </table:table-cell>
          <table:table-cell office:value-type="float" office:value="0.202806134858053">
            <text:p>0,2028061349</text:p>
          </table:table-cell>
          <table:table-cell office:value-type="float" office:value="-1666.6520645951">
            <text:p>-1666,6520645951</text:p>
          </table:table-cell>
          <table:table-cell office:value-type="float" office:value="-78.0630801651903">
            <text:p>-78,0630801652</text:p>
          </table:table-cell>
          <table:table-cell office:value-type="float" office:value="-90.6750977107816">
            <text:p>-90,6750977108</text:p>
          </table:table-cell>
          <table:table-cell office:value-type="float" office:value="1741">
            <text:p>1741</text:p>
          </table:table-cell>
          <table:table-cell office:value-type="float" office:value="0.194450222137883">
            <text:p>0,1944502221</text:p>
          </table:table-cell>
          <table:table-cell office:value-type="float" office:value="-2401.89326914228">
            <text:p>-2401,8932691423</text:p>
          </table:table-cell>
          <table:table-cell office:value-type="float" office:value="-202.837258207797">
            <text:p>-202,8372582078</text:p>
          </table:table-cell>
          <table:table-cell office:value-type="float" office:value="-107.825863444173">
            <text:p>-107,8258634442</text:p>
          </table:table-cell>
          <table:table-cell office:value-type="float" office:value="2444">
            <text:p>2444</text:p>
          </table:table-cell>
          <table:table-cell office:value-type="float" office:value="0.197792587225951">
            <text:p>0,1977925872</text:p>
          </table:table-cell>
          <table:table-cell office:value-type="float" office:value="-4068.54533373738">
            <text:p>-4068,5453337374</text:p>
          </table:table-cell>
          <table:table-cell office:value-type="float" office:value="-280.900338372987">
            <text:p>-280,900338373</text:p>
          </table:table-cell>
          <table:table-cell office:value-type="float" office:value="-198.500961154955">
            <text:p>-198,500961155</text:p>
          </table:table-cell>
          <table:table-cell office:value-type="float" office:value="4185">
            <text:p>4185</text:p>
          </table:table-cell>
          <table:table-cell table:formula="of:=-([.B23]+[.C23])/[.D23]/2" office:value-type="float" office:value="65.625">
            <text:p>65,625</text:p>
          </table:table-cell>
          <table:table-cell table:formula="of:=[.Q23]-[.R23]" office:value-type="float" office:value="-82.3993772180321">
            <text:p>-82,399377218</text:p>
          </table:table-cell>
          <table:table-cell table:number-columns-repeated="1003"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-0.9">
            <text:p>-0,9</text:p>
          </table:table-cell>
          <table:table-cell office:value-type="float" office:value="-0.3">
            <text:p>-0,3</text:p>
          </table:table-cell>
          <table:table-cell office:value-type="float" office:value="0.004">
            <text:p>0,004</text:p>
          </table:table-cell>
          <table:table-cell office:value-type="float" office:value="0.201024215200657">
            <text:p>0,2010242152</text:p>
          </table:table-cell>
          <table:table-cell office:value-type="float" office:value="-1560.7476881262">
            <text:p>-1560,7476881262</text:p>
          </table:table-cell>
          <table:table-cell office:value-type="float" office:value="-281.813595624578">
            <text:p>-281,8135956246</text:p>
          </table:table-cell>
          <table:table-cell office:value-type="float" office:value="-89.844459222867">
            <text:p>-89,8444592229</text:p>
          </table:table-cell>
          <table:table-cell office:value-type="float" office:value="1747">
            <text:p>1747</text:p>
          </table:table-cell>
          <table:table-cell office:value-type="float" office:value="0.188967752556561">
            <text:p>0,1889677526</text:p>
          </table:table-cell>
          <table:table-cell office:value-type="float" office:value="-2213.24535065054">
            <text:p>-2213,2453506506</text:p>
          </table:table-cell>
          <table:table-cell office:value-type="float" office:value="-146.051533674197">
            <text:p>-146,0515336742</text:p>
          </table:table-cell>
          <table:table-cell office:value-type="float" office:value="-130.235914351257">
            <text:p>-130,2359143513</text:p>
          </table:table-cell>
          <table:table-cell office:value-type="float" office:value="2637">
            <text:p>2637</text:p>
          </table:table-cell>
          <table:table-cell office:value-type="float" office:value="0.193790337614199">
            <text:p>0,1937903376</text:p>
          </table:table-cell>
          <table:table-cell office:value-type="float" office:value="-3773.99303877674">
            <text:p>-3773,9930387767</text:p>
          </table:table-cell>
          <table:table-cell office:value-type="float" office:value="-427.865129298775">
            <text:p>-427,8651292988</text:p>
          </table:table-cell>
          <table:table-cell office:value-type="float" office:value="-220.080373574123">
            <text:p>-220,0803735741</text:p>
          </table:table-cell>
          <table:table-cell office:value-type="float" office:value="4384">
            <text:p>4384</text:p>
          </table:table-cell>
          <table:table-cell table:formula="of:=-([.B24]+[.C24])/[.D24]/2" office:value-type="float" office:value="150">
            <text:p>150</text:p>
          </table:table-cell>
          <table:table-cell table:formula="of:=[.Q24]-[.R24]" office:value-type="float" office:value="-207.784755724651">
            <text:p>-207,7847557247</text:p>
          </table:table-cell>
          <table:table-cell table:number-columns-repeated="1003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-0.6">
            <text:p>-0,6</text:p>
          </table:table-cell>
          <table:table-cell office:value-type="float" office:value="-0.3">
            <text:p>-0,3</text:p>
          </table:table-cell>
          <table:table-cell office:value-type="float" office:value="0.008">
            <text:p>0,008</text:p>
          </table:table-cell>
          <table:table-cell office:value-type="float" office:value="0.211624123553792">
            <text:p>0,2116241236</text:p>
          </table:table-cell>
          <table:table-cell office:value-type="float" office:value="-1816.16685282507">
            <text:p>-1816,1668528251</text:p>
          </table:table-cell>
          <table:table-cell office:value-type="float" office:value="-186.855168330704">
            <text:p>-186,8551683307</text:p>
          </table:table-cell>
          <table:table-cell office:value-type="float" office:value="-88.6621674872844">
            <text:p>-88,6621674873</text:p>
          </table:table-cell>
          <table:table-cell office:value-type="float" office:value="1879">
            <text:p>1879</text:p>
          </table:table-cell>
          <table:table-cell office:value-type="float" office:value="0.196479559608426">
            <text:p>0,1964795596</text:p>
          </table:table-cell>
          <table:table-cell office:value-type="float" office:value="-2569.9619515662">
            <text:p>-2569,9619515662</text:p>
          </table:table-cell>
          <table:table-cell office:value-type="float" office:value="-212.161653288119">
            <text:p>-212,1616532881</text:p>
          </table:table-cell>
          <table:table-cell office:value-type="float" office:value="-102.404650807085">
            <text:p>-102,4046508071</text:p>
          </table:table-cell>
          <table:table-cell office:value-type="float" office:value="2598">
            <text:p>2598</text:p>
          </table:table-cell>
          <table:table-cell office:value-type="float" office:value="0.202537385186572">
            <text:p>0,2025373852</text:p>
          </table:table-cell>
          <table:table-cell office:value-type="float" office:value="-4386.12880439125">
            <text:p>-4386,1288043913</text:p>
          </table:table-cell>
          <table:table-cell office:value-type="float" office:value="-399.016821618822">
            <text:p>-399,0168216188</text:p>
          </table:table-cell>
          <table:table-cell office:value-type="float" office:value="-191.066818294369">
            <text:p>-191,0668182944</text:p>
          </table:table-cell>
          <table:table-cell office:value-type="float" office:value="4477">
            <text:p>4477</text:p>
          </table:table-cell>
          <table:table-cell table:formula="of:=-([.B25]+[.C25])/[.D25]/2" office:value-type="float" office:value="56.25">
            <text:p>56,25</text:p>
          </table:table-cell>
          <table:table-cell table:formula="of:=[.Q25]-[.R25]" office:value-type="float" office:value="-207.950003324453">
            <text:p>-207,9500033245</text:p>
          </table:table-cell>
          <table:table-cell table:number-columns-repeated="1003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-1.05">
            <text:p>-1,05</text:p>
          </table:table-cell>
          <table:table-cell office:value-type="float" office:value="-0.3">
            <text:p>-0,3</text:p>
          </table:table-cell>
          <table:table-cell office:value-type="float" office:value="0.004">
            <text:p>0,004</text:p>
          </table:table-cell>
          <table:table-cell office:value-type="float" office:value="0.204773733895457">
            <text:p>0,2047737339</text:p>
          </table:table-cell>
          <table:table-cell office:value-type="float" office:value="-1541.8379509414">
            <text:p>-1541,8379509414</text:p>
          </table:table-cell>
          <table:table-cell office:value-type="float" office:value="-292.700351500539">
            <text:p>-292,7003515005</text:p>
          </table:table-cell>
          <table:table-cell office:value-type="float" office:value="-86.7721365734564">
            <text:p>-86,7721365735</text:p>
          </table:table-cell>
          <table:table-cell office:value-type="float" office:value="1600">
            <text:p>1600</text:p>
          </table:table-cell>
          <table:table-cell office:value-type="float" office:value="0.190671022147868">
            <text:p>0,1906710221</text:p>
          </table:table-cell>
          <table:table-cell office:value-type="float" office:value="-2176.19793728866">
            <text:p>-2176,1979372887</text:p>
          </table:table-cell>
          <table:table-cell office:value-type="float" office:value="-219.645070348378">
            <text:p>-219,6450703484</text:p>
          </table:table-cell>
          <table:table-cell office:value-type="float" office:value="-139.079756770289">
            <text:p>-139,0797567703</text:p>
          </table:table-cell>
          <table:table-cell office:value-type="float" office:value="2527">
            <text:p>2527</text:p>
          </table:table-cell>
          <table:table-cell office:value-type="float" office:value="0.196312106846904">
            <text:p>0,1963121068</text:p>
          </table:table-cell>
          <table:table-cell office:value-type="float" office:value="-3718.03588823006">
            <text:p>-3718,0358882301</text:p>
          </table:table-cell>
          <table:table-cell office:value-type="float" office:value="-512.345421848917">
            <text:p>-512,3454218489</text:p>
          </table:table-cell>
          <table:table-cell office:value-type="float" office:value="-225.851893343745">
            <text:p>-225,8518933437</text:p>
          </table:table-cell>
          <table:table-cell office:value-type="float" office:value="4127">
            <text:p>4127</text:p>
          </table:table-cell>
          <table:table-cell table:formula="of:=-([.B26]+[.C26])/[.D26]/2" office:value-type="float" office:value="168.75">
            <text:p>168,75</text:p>
          </table:table-cell>
          <table:table-cell table:formula="of:=[.Q26]-[.R26]" office:value-type="float" office:value="-286.493528505172">
            <text:p>-286,4935285052</text:p>
          </table:table-cell>
          <table:table-cell table:number-columns-repeated="1003"/>
        </table:table-row>
        <table:table-row table:style-name="ro2">
          <table:table-cell table:style-name="ce1" office:value-type="float" office:value="66">
            <text:p>66</text:p>
          </table:table-cell>
          <table:table-cell office:value-type="float" office:value="-0.75">
            <text:p>-0,75</text:p>
          </table:table-cell>
          <table:table-cell office:value-type="float" office:value="-0.3">
            <text:p>-0,3</text:p>
          </table:table-cell>
          <table:table-cell office:value-type="float" office:value="0.004">
            <text:p>0,004</text:p>
          </table:table-cell>
          <table:table-cell office:value-type="float" office:value="0.200547870946545">
            <text:p>0,2005478709</text:p>
          </table:table-cell>
          <table:table-cell office:value-type="float" office:value="-1618.68232722671">
            <text:p>-1618,6823272267</text:p>
          </table:table-cell>
          <table:table-cell office:value-type="float" office:value="-213.398551247325">
            <text:p>-213,3985512473</text:p>
          </table:table-cell>
          <table:table-cell office:value-type="float" office:value="-85.6543860698078">
            <text:p>-85,6543860698</text:p>
          </table:table-cell>
          <table:table-cell office:value-type="float" office:value="1901">
            <text:p>1901</text:p>
          </table:table-cell>
          <table:table-cell office:value-type="float" office:value="0.190956399154067">
            <text:p>0,1909563992</text:p>
          </table:table-cell>
          <table:table-cell office:value-type="float" office:value="-2301.09129814329">
            <text:p>-2301,0912981433</text:p>
          </table:table-cell>
          <table:table-cell office:value-type="float" office:value="-185.509215833495">
            <text:p>-185,5092158335</text:p>
          </table:table-cell>
          <table:table-cell office:value-type="float" office:value="-131.479536923643">
            <text:p>-131,4795369236</text:p>
          </table:table-cell>
          <table:table-cell office:value-type="float" office:value="2768">
            <text:p>2768</text:p>
          </table:table-cell>
          <table:table-cell office:value-type="float" office:value="0.194792987871058">
            <text:p>0,1947929879</text:p>
          </table:table-cell>
          <table:table-cell office:value-type="float" office:value="-3919.77362537">
            <text:p>-3919,77362537</text:p>
          </table:table-cell>
          <table:table-cell office:value-type="float" office:value="-398.90776708082">
            <text:p>-398,9077670808</text:p>
          </table:table-cell>
          <table:table-cell office:value-type="float" office:value="-217.133922993451">
            <text:p>-217,1339229935</text:p>
          </table:table-cell>
          <table:table-cell office:value-type="float" office:value="4669">
            <text:p>4669</text:p>
          </table:table-cell>
          <table:table-cell table:formula="of:=-([.B27]+[.C27])/[.D27]/2" office:value-type="float" office:value="131.25">
            <text:p>131,25</text:p>
          </table:table-cell>
          <table:table-cell table:formula="of:=[.Q27]-[.R27]" office:value-type="float" office:value="-181.773844087369">
            <text:p>-181,7738440874</text:p>
          </table:table-cell>
          <table:table-cell table:number-columns-repeated="1003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-1.05">
            <text:p>-1,05</text:p>
          </table:table-cell>
          <table:table-cell office:value-type="float" office:value="-0.3">
            <text:p>-0,3</text:p>
          </table:table-cell>
          <table:table-cell office:value-type="float" office:value="0.006">
            <text:p>0,006</text:p>
          </table:table-cell>
          <table:table-cell office:value-type="float" office:value="0.200191008700289">
            <text:p>0,2001910087</text:p>
          </table:table-cell>
          <table:table-cell office:value-type="float" office:value="-1534.227105396">
            <text:p>-1534,227105396</text:p>
          </table:table-cell>
          <table:table-cell office:value-type="float" office:value="-194.878821339972">
            <text:p>-194,87882134</text:p>
          </table:table-cell>
          <table:table-cell office:value-type="float" office:value="-85.0494821248699">
            <text:p>-85,0494821249</text:p>
          </table:table-cell>
          <table:table-cell office:value-type="float" office:value="1506">
            <text:p>1506</text:p>
          </table:table-cell>
          <table:table-cell office:value-type="float" office:value="0.186977565113235">
            <text:p>0,1869775651</text:p>
          </table:table-cell>
          <table:table-cell office:value-type="float" office:value="-2171.89916466413">
            <text:p>-2171,8991646641</text:p>
          </table:table-cell>
          <table:table-cell office:value-type="float" office:value="-151.863578120615">
            <text:p>-151,8635781206</text:p>
          </table:table-cell>
          <table:table-cell office:value-type="float" office:value="-104.242065024301">
            <text:p>-104,2420650243</text:p>
          </table:table-cell>
          <table:table-cell office:value-type="float" office:value="2164">
            <text:p>2164</text:p>
          </table:table-cell>
          <table:table-cell office:value-type="float" office:value="0.192262942548056">
            <text:p>0,1922629425</text:p>
          </table:table-cell>
          <table:table-cell office:value-type="float" office:value="-3706.12627006015">
            <text:p>-3706,1262700602</text:p>
          </table:table-cell>
          <table:table-cell office:value-type="float" office:value="-346.742399460587">
            <text:p>-346,7423994606</text:p>
          </table:table-cell>
          <table:table-cell office:value-type="float" office:value="-189.291547149172">
            <text:p>-189,2915471492</text:p>
          </table:table-cell>
          <table:table-cell office:value-type="float" office:value="3670">
            <text:p>3670</text:p>
          </table:table-cell>
          <table:table-cell table:formula="of:=-([.B28]+[.C28])/[.D28]/2" office:value-type="float" office:value="112.5">
            <text:p>112,5</text:p>
          </table:table-cell>
          <table:table-cell table:formula="of:=[.Q28]-[.R28]" office:value-type="float" office:value="-157.450852311416">
            <text:p>-157,4508523114</text:p>
          </table:table-cell>
          <table:table-cell table:number-columns-repeated="1003"/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-0.6">
            <text:p>-0,6</text:p>
          </table:table-cell>
          <table:table-cell office:value-type="float" office:value="-0.3">
            <text:p>-0,3</text:p>
          </table:table-cell>
          <table:table-cell office:value-type="float" office:value="0.006">
            <text:p>0,006</text:p>
          </table:table-cell>
          <table:table-cell office:value-type="float" office:value="0.204049626567416">
            <text:p>0,2040496266</text:p>
          </table:table-cell>
          <table:table-cell office:value-type="float" office:value="-1753.01934749332">
            <text:p>-1753,0193474933</text:p>
          </table:table-cell>
          <table:table-cell office:value-type="float" office:value="-278.316324143772">
            <text:p>-278,3163241438</text:p>
          </table:table-cell>
          <table:table-cell office:value-type="float" office:value="-84.0878297436049">
            <text:p>-84,0878297436</text:p>
          </table:table-cell>
          <table:table-cell office:value-type="float" office:value="2045">
            <text:p>2045</text:p>
          </table:table-cell>
          <table:table-cell office:value-type="float" office:value="0.188861015734764">
            <text:p>0,1888610157</text:p>
          </table:table-cell>
          <table:table-cell office:value-type="float" office:value="-2459.17655354429">
            <text:p>-2459,1765535443</text:p>
          </table:table-cell>
          <table:table-cell office:value-type="float" office:value="-115.362097635155">
            <text:p>-115,3620976352</text:p>
          </table:table-cell>
          <table:table-cell office:value-type="float" office:value="-107.339490127491">
            <text:p>-107,3394901275</text:p>
          </table:table-cell>
          <table:table-cell office:value-type="float" office:value="2896">
            <text:p>2896</text:p>
          </table:table-cell>
          <table:table-cell office:value-type="float" office:value="0.194936460067825">
            <text:p>0,1949364601</text:p>
          </table:table-cell>
          <table:table-cell office:value-type="float" office:value="-4212.1959010376">
            <text:p>-4212,1959010376</text:p>
          </table:table-cell>
          <table:table-cell office:value-type="float" office:value="-393.678421778926">
            <text:p>-393,6784217789</text:p>
          </table:table-cell>
          <table:table-cell office:value-type="float" office:value="-191.427319871096">
            <text:p>-191,4273198711</text:p>
          </table:table-cell>
          <table:table-cell office:value-type="float" office:value="4941">
            <text:p>4941</text:p>
          </table:table-cell>
          <table:table-cell table:formula="of:=-([.B29]+[.C29])/[.D29]/2" office:value-type="float" office:value="75">
            <text:p>75</text:p>
          </table:table-cell>
          <table:table-cell table:formula="of:=[.Q29]-[.R29]" office:value-type="float" office:value="-202.25110190783">
            <text:p>-202,2511019078</text:p>
          </table:table-cell>
          <table:table-cell table:number-columns-repeated="1003"/>
        </table:table-row>
        <table:table-row table:style-name="ro2">
          <table:table-cell table:style-name="ce1" office:value-type="float" office:value="67">
            <text:p>67</text:p>
          </table:table-cell>
          <table:table-cell office:value-type="float" office:value="-0.75">
            <text:p>-0,75</text:p>
          </table:table-cell>
          <table:table-cell office:value-type="float" office:value="-0.3">
            <text:p>-0,3</text:p>
          </table:table-cell>
          <table:table-cell office:value-type="float" office:value="0.006">
            <text:p>0,006</text:p>
          </table:table-cell>
          <table:table-cell office:value-type="float" office:value="0.199525522989664">
            <text:p>0,199525523</text:p>
          </table:table-cell>
          <table:table-cell office:value-type="float" office:value="-1628.9789992755">
            <text:p>-1628,9789992755</text:p>
          </table:table-cell>
          <table:table-cell office:value-type="float" office:value="-222.852530540233">
            <text:p>-222,8525305402</text:p>
          </table:table-cell>
          <table:table-cell office:value-type="float" office:value="-82.7227709451804">
            <text:p>-82,7227709452</text:p>
          </table:table-cell>
          <table:table-cell office:value-type="float" office:value="1875">
            <text:p>1875</text:p>
          </table:table-cell>
          <table:table-cell office:value-type="float" office:value="0.19001580795487">
            <text:p>0,190015808</text:p>
          </table:table-cell>
          <table:table-cell office:value-type="float" office:value="-2320.84298381835">
            <text:p>-2320,8429838184</text:p>
          </table:table-cell>
          <table:table-cell office:value-type="float" office:value="-147.062786483869">
            <text:p>-147,0627864839</text:p>
          </table:table-cell>
          <table:table-cell office:value-type="float" office:value="-104.815695961477">
            <text:p>-104,8156959615</text:p>
          </table:table-cell>
          <table:table-cell office:value-type="float" office:value="2653">
            <text:p>2653</text:p>
          </table:table-cell>
          <table:table-cell office:value-type="float" office:value="0.193819693968788">
            <text:p>0,193819694</text:p>
          </table:table-cell>
          <table:table-cell office:value-type="float" office:value="-3949.82198309384">
            <text:p>-3949,8219830939</text:p>
          </table:table-cell>
          <table:table-cell office:value-type="float" office:value="-369.915317024101">
            <text:p>-369,9153170241</text:p>
          </table:table-cell>
          <table:table-cell office:value-type="float" office:value="-187.538466906657">
            <text:p>-187,5384669067</text:p>
          </table:table-cell>
          <table:table-cell office:value-type="float" office:value="4528">
            <text:p>4528</text:p>
          </table:table-cell>
          <table:table-cell table:formula="of:=-([.B30]+[.C30])/[.D30]/2" office:value-type="float" office:value="87.5">
            <text:p>87,5</text:p>
          </table:table-cell>
          <table:table-cell table:formula="of:=[.Q30]-[.R30]" office:value-type="float" office:value="-182.376850117444">
            <text:p>-182,3768501174</text:p>
          </table:table-cell>
          <table:table-cell table:number-columns-repeated="1003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-0.9">
            <text:p>-0,9</text:p>
          </table:table-cell>
          <table:table-cell office:value-type="float" office:value="-0.3">
            <text:p>-0,3</text:p>
          </table:table-cell>
          <table:table-cell office:value-type="float" office:value="0.006">
            <text:p>0,006</text:p>
          </table:table-cell>
          <table:table-cell office:value-type="float" office:value="0.201965488336778">
            <text:p>0,2019654883</text:p>
          </table:table-cell>
          <table:table-cell office:value-type="float" office:value="-1577.39135989901">
            <text:p>-1577,391359899</text:p>
          </table:table-cell>
          <table:table-cell office:value-type="float" office:value="-173.205742707094">
            <text:p>-173,2057427071</text:p>
          </table:table-cell>
          <table:table-cell office:value-type="float" office:value="-79.3196704786961">
            <text:p>-79,3196704787</text:p>
          </table:table-cell>
          <table:table-cell office:value-type="float" office:value="1684">
            <text:p>1684</text:p>
          </table:table-cell>
          <table:table-cell office:value-type="float" office:value="0.190301873543553">
            <text:p>0,1903018735</text:p>
          </table:table-cell>
          <table:table-cell office:value-type="float" office:value="-2239.19644583166">
            <text:p>-2239,1964458317</text:p>
          </table:table-cell>
          <table:table-cell office:value-type="float" office:value="-212.667020137883">
            <text:p>-212,6670201379</text:p>
          </table:table-cell>
          <table:table-cell office:value-type="float" office:value="-108.589197985261">
            <text:p>-108,5891979853</text:p>
          </table:table-cell>
          <table:table-cell office:value-type="float" office:value="2398">
            <text:p>2398</text:p>
          </table:table-cell>
          <table:table-cell office:value-type="float" office:value="0.194967319460843">
            <text:p>0,1949673195</text:p>
          </table:table-cell>
          <table:table-cell office:value-type="float" office:value="-3816.58780573066">
            <text:p>-3816,5878057307</text:p>
          </table:table-cell>
          <table:table-cell office:value-type="float" office:value="-385.872762844976">
            <text:p>-385,872762845</text:p>
          </table:table-cell>
          <table:table-cell office:value-type="float" office:value="-187.908868463957">
            <text:p>-187,908868464</text:p>
          </table:table-cell>
          <table:table-cell office:value-type="float" office:value="4082">
            <text:p>4082</text:p>
          </table:table-cell>
          <table:table-cell table:formula="of:=-([.B31]+[.C31])/[.D31]/2" office:value-type="float" office:value="100">
            <text:p>100</text:p>
          </table:table-cell>
          <table:table-cell table:formula="of:=[.Q31]-[.R31]" office:value-type="float" office:value="-197.963894381019">
            <text:p>-197,963894381</text:p>
          </table:table-cell>
          <table:table-cell table:number-columns-repeated="1003"/>
        </table:table-row>
        <table:table-row table:style-name="ro2">
          <table:table-cell table:style-name="ce1" office:value-type="float" office:value="117">
            <text:p>117</text:p>
          </table:table-cell>
          <table:table-cell office:value-type="float" office:value="-0.45">
            <text:p>-0,45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200083740229852">
            <text:p>0,2000837402</text:p>
          </table:table-cell>
          <table:table-cell office:value-type="float" office:value="-1719.26012041046">
            <text:p>-1719,2601204105</text:p>
          </table:table-cell>
          <table:table-cell office:value-type="float" office:value="-255.188149641995">
            <text:p>-255,188149642</text:p>
          </table:table-cell>
          <table:table-cell office:value-type="float" office:value="-77.5163107111628">
            <text:p>-77,5163107112</text:p>
          </table:table-cell>
          <table:table-cell office:value-type="float" office:value="2030">
            <text:p>2030</text:p>
          </table:table-cell>
          <table:table-cell office:value-type="float" office:value="0.189357433374449">
            <text:p>0,1893574334</text:p>
          </table:table-cell>
          <table:table-cell office:value-type="float" office:value="-2431.06521168337">
            <text:p>-2431,0652116834</text:p>
          </table:table-cell>
          <table:table-cell office:value-type="float" office:value="-190.520911526152">
            <text:p>-190,5209115262</text:p>
          </table:table-cell>
          <table:table-cell office:value-type="float" office:value="-119.196170509063">
            <text:p>-119,1961705091</text:p>
          </table:table-cell>
          <table:table-cell office:value-type="float" office:value="2933">
            <text:p>2933</text:p>
          </table:table-cell>
          <table:table-cell office:value-type="float" office:value="0.19364795611661">
            <text:p>0,1936479561</text:p>
          </table:table-cell>
          <table:table-cell office:value-type="float" office:value="-4150.32533209383">
            <text:p>-4150,3253320938</text:p>
          </table:table-cell>
          <table:table-cell office:value-type="float" office:value="-445.709061168147">
            <text:p>-445,7090611681</text:p>
          </table:table-cell>
          <table:table-cell office:value-type="float" office:value="-196.712481220225">
            <text:p>-196,7124812202</text:p>
          </table:table-cell>
          <table:table-cell office:value-type="float" office:value="4963">
            <text:p>4963</text:p>
          </table:table-cell>
          <table:table-cell table:formula="of:=-([.B32]+[.C32])/[.D32]/2" office:value-type="float" office:value="75">
            <text:p>75</text:p>
          </table:table-cell>
          <table:table-cell table:formula="of:=[.Q32]-[.R32]" office:value-type="float" office:value="-248.996579947921">
            <text:p>-248,9965799479</text:p>
          </table:table-cell>
          <table:table-cell table:number-columns-repeated="1003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-0.9">
            <text:p>-0,9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0800552456099">
            <text:p>0,2008005525</text:p>
          </table:table-cell>
          <table:table-cell office:value-type="float" office:value="-1560.27248322495">
            <text:p>-1560,272483225</text:p>
          </table:table-cell>
          <table:table-cell office:value-type="float" office:value="-98.0221543778608">
            <text:p>-98,0221543779</text:p>
          </table:table-cell>
          <table:table-cell office:value-type="float" office:value="-67.192953401043">
            <text:p>-67,192953401</text:p>
          </table:table-cell>
          <table:table-cell office:value-type="float" office:value="1512">
            <text:p>1512</text:p>
          </table:table-cell>
          <table:table-cell office:value-type="float" office:value="0.189937547882242">
            <text:p>0,1899375479</text:p>
          </table:table-cell>
          <table:table-cell office:value-type="float" office:value="-2232.37832296683">
            <text:p>-2232,3783229668</text:p>
          </table:table-cell>
          <table:table-cell office:value-type="float" office:value="-107.565149375158">
            <text:p>-107,5651493752</text:p>
          </table:table-cell>
          <table:table-cell office:value-type="float" office:value="-90.5788673754664">
            <text:p>-90,5788673755</text:p>
          </table:table-cell>
          <table:table-cell office:value-type="float" office:value="2044">
            <text:p>2044</text:p>
          </table:table-cell>
          <table:table-cell office:value-type="float" office:value="0.194282749711784">
            <text:p>0,1942827497</text:p>
          </table:table-cell>
          <table:table-cell office:value-type="float" office:value="-3792.65080619179">
            <text:p>-3792,6508061918</text:p>
          </table:table-cell>
          <table:table-cell office:value-type="float" office:value="-205.587303753018">
            <text:p>-205,587303753</text:p>
          </table:table-cell>
          <table:table-cell office:value-type="float" office:value="-157.77182077651">
            <text:p>-157,7718207765</text:p>
          </table:table-cell>
          <table:table-cell office:value-type="float" office:value="3556">
            <text:p>3556</text:p>
          </table:table-cell>
          <table:table-cell table:formula="of:=-([.B33]+[.C33])/[.D33]/2" office:value-type="float" office:value="65.625">
            <text:p>65,625</text:p>
          </table:table-cell>
          <table:table-cell table:formula="of:=[.Q33]-[.R33]" office:value-type="float" office:value="-47.8154829765087">
            <text:p>-47,8154829765</text:p>
          </table:table-cell>
          <table:table-cell table:number-columns-repeated="1003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.05">
            <text:p>-1,05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5715155840666">
            <text:p>0,1957151558</text:p>
          </table:table-cell>
          <table:table-cell office:value-type="float" office:value="-1479.86555407744">
            <text:p>-1479,8655540775</text:p>
          </table:table-cell>
          <table:table-cell office:value-type="float" office:value="-163.036254166571">
            <text:p>-163,0362541666</text:p>
          </table:table-cell>
          <table:table-cell office:value-type="float" office:value="-66.0120295968041">
            <text:p>-66,0120295968</text:p>
          </table:table-cell>
          <table:table-cell office:value-type="float" office:value="2354">
            <text:p>2354</text:p>
          </table:table-cell>
          <table:table-cell office:value-type="float" office:value="0.183320035992216">
            <text:p>0,183320036</text:p>
          </table:table-cell>
          <table:table-cell office:value-type="float" office:value="-2099.96464017712">
            <text:p>-2099,9646401771</text:p>
          </table:table-cell>
          <table:table-cell office:value-type="float" office:value="-37.3576183172693">
            <text:p>-37,3576183173</text:p>
          </table:table-cell>
          <table:table-cell office:value-type="float" office:value="-113.354457552342">
            <text:p>-113,3544575523</text:p>
          </table:table-cell>
          <table:table-cell office:value-type="float" office:value="3625">
            <text:p>3625</text:p>
          </table:table-cell>
          <table:table-cell office:value-type="float" office:value="0.188278083931596">
            <text:p>0,1882780839</text:p>
          </table:table-cell>
          <table:table-cell office:value-type="float" office:value="-3579.83019425456">
            <text:p>-3579,8301942546</text:p>
          </table:table-cell>
          <table:table-cell office:value-type="float" office:value="-200.393872483841">
            <text:p>-200,3938724838</text:p>
          </table:table-cell>
          <table:table-cell office:value-type="float" office:value="-179.366487149146">
            <text:p>-179,3664871491</text:p>
          </table:table-cell>
          <table:table-cell office:value-type="float" office:value="5979">
            <text:p>5979</text:p>
          </table:table-cell>
          <table:table-cell table:formula="of:=-([.B34]+[.C34])/[.D34]/2" office:value-type="float" office:value="75">
            <text:p>75</text:p>
          </table:table-cell>
          <table:table-cell table:formula="of:=[.Q34]-[.R34]" office:value-type="float" office:value="-21.0273853346943">
            <text:p>-21,0273853347</text:p>
          </table:table-cell>
          <table:table-cell table:number-columns-repeated="1003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0.75">
            <text:p>-0,75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198959564412214">
            <text:p>0,1989595644</text:p>
          </table:table-cell>
          <table:table-cell office:value-type="float" office:value="-1580.24604120607">
            <text:p>-1580,2460412061</text:p>
          </table:table-cell>
          <table:table-cell office:value-type="float" office:value="-52.2830146960675">
            <text:p>-52,2830146961</text:p>
          </table:table-cell>
          <table:table-cell office:value-type="float" office:value="-65.7938509142928">
            <text:p>-65,7938509143</text:p>
          </table:table-cell>
          <table:table-cell office:value-type="float" office:value="1619">
            <text:p>1619</text:p>
          </table:table-cell>
          <table:table-cell office:value-type="float" office:value="0.193574448923435">
            <text:p>0,1935744489</text:p>
          </table:table-cell>
          <table:table-cell office:value-type="float" office:value="-2306.43470375623">
            <text:p>-2306,4347037562</text:p>
          </table:table-cell>
          <table:table-cell office:value-type="float" office:value="-229.357162259798">
            <text:p>-229,3571622598</text:p>
          </table:table-cell>
          <table:table-cell office:value-type="float" office:value="-82.2773274183428">
            <text:p>-82,2773274183</text:p>
          </table:table-cell>
          <table:table-cell office:value-type="float" office:value="2251">
            <text:p>2251</text:p>
          </table:table-cell>
          <table:table-cell office:value-type="float" office:value="0.195728495118947">
            <text:p>0,1957284951</text:p>
          </table:table-cell>
          <table:table-cell office:value-type="float" office:value="-3886.68074496229">
            <text:p>-3886,6807449623</text:p>
          </table:table-cell>
          <table:table-cell office:value-type="float" office:value="-281.640176955865">
            <text:p>-281,6401769559</text:p>
          </table:table-cell>
          <table:table-cell office:value-type="float" office:value="-148.071178332636">
            <text:p>-148,0711783326</text:p>
          </table:table-cell>
          <table:table-cell office:value-type="float" office:value="3870">
            <text:p>3870</text:p>
          </table:table-cell>
          <table:table-cell table:formula="of:=-([.B35]+[.C35])/[.D35]/2" office:value-type="float" office:value="56.25">
            <text:p>56,25</text:p>
          </table:table-cell>
          <table:table-cell table:formula="of:=[.Q35]-[.R35]" office:value-type="float" office:value="-133.56899862323">
            <text:p>-133,5689986232</text:p>
          </table:table-cell>
          <table:table-cell table:number-columns-repeated="1003"/>
        </table:table-row>
        <table:table-row table:style-name="ro2">
          <table:table-cell table:style-name="ce1" office:value-type="float" office:value="119">
            <text:p>119</text:p>
          </table:table-cell>
          <table:table-cell office:value-type="float" office:value="-0.45">
            <text:p>-0,45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4905239119179">
            <text:p>0,2049052391</text:p>
          </table:table-cell>
          <table:table-cell office:value-type="float" office:value="-1788.8345911991">
            <text:p>-1788,8345911991</text:p>
          </table:table-cell>
          <table:table-cell office:value-type="float" office:value="-126.06725989786">
            <text:p>-126,0672598979</text:p>
          </table:table-cell>
          <table:table-cell office:value-type="float" office:value="-64.7193452731726">
            <text:p>-64,7193452732</text:p>
          </table:table-cell>
          <table:table-cell office:value-type="float" office:value="1864">
            <text:p>1864</text:p>
          </table:table-cell>
          <table:table-cell office:value-type="float" office:value="0.195164083828287">
            <text:p>0,1951640838</text:p>
          </table:table-cell>
          <table:table-cell office:value-type="float" office:value="-2553.61406053211">
            <text:p>-2553,6140605321</text:p>
          </table:table-cell>
          <table:table-cell office:value-type="float" office:value="-37.1475178995094">
            <text:p>-37,1475178995</text:p>
          </table:table-cell>
          <table:table-cell office:value-type="float" office:value="-87.8653098721311">
            <text:p>-87,8653098721</text:p>
          </table:table-cell>
          <table:table-cell office:value-type="float" office:value="2611">
            <text:p>2611</text:p>
          </table:table-cell>
          <table:table-cell office:value-type="float" office:value="0.199060545944644">
            <text:p>0,1990605459</text:p>
          </table:table-cell>
          <table:table-cell office:value-type="float" office:value="-4342.44865173121">
            <text:p>-4342,4486517312</text:p>
          </table:table-cell>
          <table:table-cell office:value-type="float" office:value="-163.21477779737">
            <text:p>-163,2147777974</text:p>
          </table:table-cell>
          <table:table-cell office:value-type="float" office:value="-152.584655145304">
            <text:p>-152,5846551453</text:p>
          </table:table-cell>
          <table:table-cell office:value-type="float" office:value="4475">
            <text:p>4475</text:p>
          </table:table-cell>
          <table:table-cell table:formula="of:=-([.B36]+[.C36])/[.D36]/2" office:value-type="float" office:value="37.5">
            <text:p>37,5</text:p>
          </table:table-cell>
          <table:table-cell table:formula="of:=[.Q36]-[.R36]" office:value-type="float" office:value="-10.6301226520659">
            <text:p>-10,6301226521</text:p>
          </table:table-cell>
          <table:table-cell table:number-columns-repeated="1003"/>
        </table:table-row>
        <table:table-row table:style-name="ro2">
          <table:table-cell table:style-name="ce1" office:value-type="float" office:value="96">
            <text:p>96</text:p>
          </table:table-cell>
          <table:table-cell office:value-type="float" office:value="-0.6">
            <text:p>-0,6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201392852711056">
            <text:p>0,2013928527</text:p>
          </table:table-cell>
          <table:table-cell office:value-type="float" office:value="-1621.78360414464">
            <text:p>-1621,7836041446</text:p>
          </table:table-cell>
          <table:table-cell office:value-type="float" office:value="-288.306398807863">
            <text:p>-288,3063988079</text:p>
          </table:table-cell>
          <table:table-cell office:value-type="float" office:value="-62.9164619444953">
            <text:p>-62,9164619445</text:p>
          </table:table-cell>
          <table:table-cell office:value-type="float" office:value="1886">
            <text:p>1886</text:p>
          </table:table-cell>
          <table:table-cell office:value-type="float" office:value="0.187455307080391">
            <text:p>0,1874553071</text:p>
          </table:table-cell>
          <table:table-cell office:value-type="float" office:value="-2279.33464742505">
            <text:p>-2279,3346474251</text:p>
          </table:table-cell>
          <table:table-cell office:value-type="float" office:value="-185.82318378529">
            <text:p>-185,8231837853</text:p>
          </table:table-cell>
          <table:table-cell office:value-type="float" office:value="-103.151417444821">
            <text:p>-103,1514174448</text:p>
          </table:table-cell>
          <table:table-cell office:value-type="float" office:value="2774">
            <text:p>2774</text:p>
          </table:table-cell>
          <table:table-cell office:value-type="float" office:value="0.193030325332657">
            <text:p>0,1930303253</text:p>
          </table:table-cell>
          <table:table-cell office:value-type="float" office:value="-3901.11825156968">
            <text:p>-3901,1182515697</text:p>
          </table:table-cell>
          <table:table-cell office:value-type="float" office:value="-474.129582593152">
            <text:p>-474,1295825932</text:p>
          </table:table-cell>
          <table:table-cell office:value-type="float" office:value="-166.067879389317">
            <text:p>-166,0678793893</text:p>
          </table:table-cell>
          <table:table-cell office:value-type="float" office:value="4660">
            <text:p>4660</text:p>
          </table:table-cell>
          <table:table-cell table:formula="of:=-([.B37]+[.C37])/[.D37]/2" office:value-type="float" office:value="93.75">
            <text:p>93,75</text:p>
          </table:table-cell>
          <table:table-cell table:formula="of:=[.Q37]-[.R37]" office:value-type="float" office:value="-308.061703203835">
            <text:p>-308,0617032038</text:p>
          </table:table-cell>
          <table:table-cell table:number-columns-repeated="1003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-1.05">
            <text:p>-1,05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3437257412084">
            <text:p>0,2034372574</text:p>
          </table:table-cell>
          <table:table-cell office:value-type="float" office:value="-1540.59509078498">
            <text:p>-1540,595090785</text:p>
          </table:table-cell>
          <table:table-cell office:value-type="float" office:value="-117.469489908038">
            <text:p>-117,469489908</text:p>
          </table:table-cell>
          <table:table-cell office:value-type="float" office:value="-60.2772285980496">
            <text:p>-60,277228598</text:p>
          </table:table-cell>
          <table:table-cell office:value-type="float" office:value="1357">
            <text:p>1357</text:p>
          </table:table-cell>
          <table:table-cell office:value-type="float" office:value="0.187199239660145">
            <text:p>0,1871992397</text:p>
          </table:table-cell>
          <table:table-cell office:value-type="float" office:value="-2183.94510507861">
            <text:p>-2183,9451050786</text:p>
          </table:table-cell>
          <table:table-cell office:value-type="float" office:value="-96.9486273461439">
            <text:p>-96,9486273461</text:p>
          </table:table-cell>
          <table:table-cell office:value-type="float" office:value="-92.3697129893972">
            <text:p>-92,3697129894</text:p>
          </table:table-cell>
          <table:table-cell office:value-type="float" office:value="1865">
            <text:p>1865</text:p>
          </table:table-cell>
          <table:table-cell office:value-type="float" office:value="0.19369444676092">
            <text:p>0,1936944468</text:p>
          </table:table-cell>
          <table:table-cell office:value-type="float" office:value="-3724.54019586359">
            <text:p>-3724,5401958636</text:p>
          </table:table-cell>
          <table:table-cell office:value-type="float" office:value="-214.418117254181">
            <text:p>-214,4181172542</text:p>
          </table:table-cell>
          <table:table-cell office:value-type="float" office:value="-152.646941587447">
            <text:p>-152,6469415874</text:p>
          </table:table-cell>
          <table:table-cell office:value-type="float" office:value="3222">
            <text:p>3222</text:p>
          </table:table-cell>
          <table:table-cell table:formula="of:=-([.B38]+[.C38])/[.D38]/2" office:value-type="float" office:value="75">
            <text:p>75</text:p>
          </table:table-cell>
          <table:table-cell table:formula="of:=[.Q38]-[.R38]" office:value-type="float" office:value="-61.7711756667343">
            <text:p>-61,7711756667</text:p>
          </table:table-cell>
          <table:table-cell table:number-columns-repeated="1003"/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-0.6">
            <text:p>-0,6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3479887728138">
            <text:p>0,2034798877</text:p>
          </table:table-cell>
          <table:table-cell office:value-type="float" office:value="-1670.09701950382">
            <text:p>-1670,0970195038</text:p>
          </table:table-cell>
          <table:table-cell office:value-type="float" office:value="-163.311978514188">
            <text:p>-163,3119785142</text:p>
          </table:table-cell>
          <table:table-cell office:value-type="float" office:value="-59.61812703784">
            <text:p>-59,6181270378</text:p>
          </table:table-cell>
          <table:table-cell office:value-type="float" office:value="1748">
            <text:p>1748</text:p>
          </table:table-cell>
          <table:table-cell office:value-type="float" office:value="0.193150979663734">
            <text:p>0,1931509797</text:p>
          </table:table-cell>
          <table:table-cell office:value-type="float" office:value="-2381.8601859373">
            <text:p>-2381,8601859373</text:p>
          </table:table-cell>
          <table:table-cell office:value-type="float" office:value="-86.476098108275">
            <text:p>-86,4760981083</text:p>
          </table:table-cell>
          <table:table-cell office:value-type="float" office:value="-71.7960232078496">
            <text:p>-71,7960232078</text:p>
          </table:table-cell>
          <table:table-cell office:value-type="float" office:value="2446">
            <text:p>2446</text:p>
          </table:table-cell>
          <table:table-cell office:value-type="float" office:value="0.197282542889496">
            <text:p>0,1972825429</text:p>
          </table:table-cell>
          <table:table-cell office:value-type="float" office:value="-4051.95720544111">
            <text:p>-4051,9572054411</text:p>
          </table:table-cell>
          <table:table-cell office:value-type="float" office:value="-249.788076622462">
            <text:p>-249,7880766225</text:p>
          </table:table-cell>
          <table:table-cell office:value-type="float" office:value="-131.41415024569">
            <text:p>-131,4141502457</text:p>
          </table:table-cell>
          <table:table-cell office:value-type="float" office:value="4194">
            <text:p>4194</text:p>
          </table:table-cell>
          <table:table-cell table:formula="of:=-([.B39]+[.C39])/[.D39]/2" office:value-type="float" office:value="46.875">
            <text:p>46,875</text:p>
          </table:table-cell>
          <table:table-cell table:formula="of:=[.Q39]-[.R39]" office:value-type="float" office:value="-118.373926376772">
            <text:p>-118,3739263768</text:p>
          </table:table-cell>
          <table:table-cell table:number-columns-repeated="1003"/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-0.75">
            <text:p>-0,75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197293147649243">
            <text:p>0,1972931476</text:p>
          </table:table-cell>
          <table:table-cell office:value-type="float" office:value="-1545.52603223087">
            <text:p>-1545,5260322309</text:p>
          </table:table-cell>
          <table:table-cell office:value-type="float" office:value="-261.526281996951">
            <text:p>-261,526281997</text:p>
          </table:table-cell>
          <table:table-cell office:value-type="float" office:value="-58.7294132373511">
            <text:p>-58,7294132374</text:p>
          </table:table-cell>
          <table:table-cell office:value-type="float" office:value="1770">
            <text:p>1770</text:p>
          </table:table-cell>
          <table:table-cell office:value-type="float" office:value="0.186354905914121">
            <text:p>0,1863549059</text:p>
          </table:table-cell>
          <table:table-cell office:value-type="float" office:value="-2192.51608264995">
            <text:p>-2192,51608265</text:p>
          </table:table-cell>
          <table:table-cell office:value-type="float" office:value="-145.401982357179">
            <text:p>-145,4019823572</text:p>
          </table:table-cell>
          <table:table-cell office:value-type="float" office:value="-87.5908203046658">
            <text:p>-87,5908203047</text:p>
          </table:table-cell>
          <table:table-cell office:value-type="float" office:value="2662">
            <text:p>2662</text:p>
          </table:table-cell>
          <table:table-cell office:value-type="float" office:value="0.19073020260817">
            <text:p>0,1907302026</text:p>
          </table:table-cell>
          <table:table-cell office:value-type="float" office:value="-3738.04211488082">
            <text:p>-3738,0421148808</text:p>
          </table:table-cell>
          <table:table-cell office:value-type="float" office:value="-406.928264354129">
            <text:p>-406,9282643541</text:p>
          </table:table-cell>
          <table:table-cell office:value-type="float" office:value="-146.320233542017">
            <text:p>-146,320233542</text:p>
          </table:table-cell>
          <table:table-cell office:value-type="float" office:value="4432">
            <text:p>4432</text:p>
          </table:table-cell>
          <table:table-cell table:formula="of:=-([.B40]+[.C40])/[.D40]/2" office:value-type="float" office:value="112.5">
            <text:p>112,5</text:p>
          </table:table-cell>
          <table:table-cell table:formula="of:=[.Q40]-[.R40]" office:value-type="float" office:value="-260.608030812112">
            <text:p>-260,6080308121</text:p>
          </table:table-cell>
          <table:table-cell table:number-columns-repeated="1003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-1.05">
            <text:p>-1,05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199416296848876">
            <text:p>0,1994162968</text:p>
          </table:table-cell>
          <table:table-cell office:value-type="float" office:value="-1498.74634595045">
            <text:p>-1498,7463459505</text:p>
          </table:table-cell>
          <table:table-cell office:value-type="float" office:value="-227.121079770767">
            <text:p>-227,1210797708</text:p>
          </table:table-cell>
          <table:table-cell office:value-type="float" office:value="-57.480179150516">
            <text:p>-57,4801791505</text:p>
          </table:table-cell>
          <table:table-cell office:value-type="float" office:value="1511">
            <text:p>1511</text:p>
          </table:table-cell>
          <table:table-cell office:value-type="float" office:value="0.188128261584425">
            <text:p>0,1881282616</text:p>
          </table:table-cell>
          <table:table-cell office:value-type="float" office:value="-2133.20101378562">
            <text:p>-2133,2010137856</text:p>
          </table:table-cell>
          <table:table-cell office:value-type="float" office:value="-108.814972614035">
            <text:p>-108,814972614</text:p>
          </table:table-cell>
          <table:table-cell office:value-type="float" office:value="-105.314652620821">
            <text:p>-105,3146526208</text:p>
          </table:table-cell>
          <table:table-cell office:value-type="float" office:value="2545">
            <text:p>2545</text:p>
          </table:table-cell>
          <table:table-cell office:value-type="float" office:value="0.192643475690206">
            <text:p>0,1926434757</text:p>
          </table:table-cell>
          <table:table-cell office:value-type="float" office:value="-3631.94735973608">
            <text:p>-3631,9473597361</text:p>
          </table:table-cell>
          <table:table-cell office:value-type="float" office:value="-335.936052384802">
            <text:p>-335,9360523848</text:p>
          </table:table-cell>
          <table:table-cell office:value-type="float" office:value="-162.794831771336">
            <text:p>-162,7948317713</text:p>
          </table:table-cell>
          <table:table-cell office:value-type="float" office:value="4056">
            <text:p>4056</text:p>
          </table:table-cell>
          <table:table-cell table:formula="of:=-([.B41]+[.C41])/[.D41]/2" office:value-type="float" office:value="150">
            <text:p>150</text:p>
          </table:table-cell>
          <table:table-cell table:formula="of:=[.Q41]-[.R41]" office:value-type="float" office:value="-173.141220613466">
            <text:p>-173,1412206135</text:p>
          </table:table-cell>
          <table:table-cell table:number-columns-repeated="1003"/>
        </table:table-row>
        <table:table-row table:style-name="ro2">
          <table:table-cell table:style-name="ce1" office:value-type="float" office:value="101">
            <text:p>101</text:p>
          </table:table-cell>
          <table:table-cell office:value-type="float" office:value="-0.6">
            <text:p>-0,6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201858444836872">
            <text:p>0,2018584448</text:p>
          </table:table-cell>
          <table:table-cell office:value-type="float" office:value="-1595.17154361495">
            <text:p>-1595,171543615</text:p>
          </table:table-cell>
          <table:table-cell office:value-type="float" office:value="-149.07413126858">
            <text:p>-149,0741312686</text:p>
          </table:table-cell>
          <table:table-cell office:value-type="float" office:value="-56.3372082578318">
            <text:p>-56,3372082578</text:p>
          </table:table-cell>
          <table:table-cell office:value-type="float" office:value="1632">
            <text:p>1632</text:p>
          </table:table-cell>
          <table:table-cell office:value-type="float" office:value="0.191118904382543">
            <text:p>0,1911189044</text:p>
          </table:table-cell>
          <table:table-cell office:value-type="float" office:value="-2288.00681866795">
            <text:p>-2288,006818668</text:p>
          </table:table-cell>
          <table:table-cell office:value-type="float" office:value="-61.2762742908978">
            <text:p>-61,2762742909</text:p>
          </table:table-cell>
          <table:table-cell office:value-type="float" office:value="-47.8378268533471">
            <text:p>-47,8378268533</text:p>
          </table:table-cell>
          <table:table-cell office:value-type="float" office:value="2242">
            <text:p>2242</text:p>
          </table:table-cell>
          <table:table-cell office:value-type="float" office:value="0.195414720564274">
            <text:p>0,1954147206</text:p>
          </table:table-cell>
          <table:table-cell office:value-type="float" office:value="-3883.1783622829">
            <text:p>-3883,1783622829</text:p>
          </table:table-cell>
          <table:table-cell office:value-type="float" office:value="-210.350405559478">
            <text:p>-210,3504055595</text:p>
          </table:table-cell>
          <table:table-cell office:value-type="float" office:value="-104.175035111179">
            <text:p>-104,1750351112</text:p>
          </table:table-cell>
          <table:table-cell office:value-type="float" office:value="3874">
            <text:p>3874</text:p>
          </table:table-cell>
          <table:table-cell table:formula="of:=-([.B42]+[.C42])/[.D42]/2" office:value-type="float" office:value="37.5">
            <text:p>37,5</text:p>
          </table:table-cell>
          <table:table-cell table:formula="of:=[.Q42]-[.R42]" office:value-type="float" office:value="-106.175370448299">
            <text:p>-106,1753704483</text:p>
          </table:table-cell>
          <table:table-cell table:number-columns-repeated="1003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-0.75">
            <text:p>-0,75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775507330094">
            <text:p>0,1977550733</text:p>
          </table:table-cell>
          <table:table-cell office:value-type="float" office:value="-1554.23220281592">
            <text:p>-1554,2322028159</text:p>
          </table:table-cell>
          <table:table-cell office:value-type="float" office:value="-132.035261229494">
            <text:p>-132,0352612295</text:p>
          </table:table-cell>
          <table:table-cell office:value-type="float" office:value="-56.2594489627293">
            <text:p>-56,2594489627</text:p>
          </table:table-cell>
          <table:table-cell office:value-type="float" office:value="1724">
            <text:p>1724</text:p>
          </table:table-cell>
          <table:table-cell office:value-type="float" office:value="0.186676741080985">
            <text:p>0,1866767411</text:p>
          </table:table-cell>
          <table:table-cell office:value-type="float" office:value="-2212.90593512355">
            <text:p>-2212,9059351236</text:p>
          </table:table-cell>
          <table:table-cell office:value-type="float" office:value="-117.266760327308">
            <text:p>-117,2667603273</text:p>
          </table:table-cell>
          <table:table-cell office:value-type="float" office:value="-57.041115423676">
            <text:p>-57,0411154237</text:p>
          </table:table-cell>
          <table:table-cell office:value-type="float" office:value="2457">
            <text:p>2457</text:p>
          </table:table-cell>
          <table:table-cell office:value-type="float" office:value="0.191108073968967">
            <text:p>0,191108074</text:p>
          </table:table-cell>
          <table:table-cell office:value-type="float" office:value="-3767.13813793947">
            <text:p>-3767,1381379395</text:p>
          </table:table-cell>
          <table:table-cell office:value-type="float" office:value="-249.302021556802">
            <text:p>-249,3020215568</text:p>
          </table:table-cell>
          <table:table-cell office:value-type="float" office:value="-113.300564386405">
            <text:p>-113,3005643864</text:p>
          </table:table-cell>
          <table:table-cell office:value-type="float" office:value="4181">
            <text:p>4181</text:p>
          </table:table-cell>
          <table:table-cell table:formula="of:=-([.B43]+[.C43])/[.D43]/2" office:value-type="float" office:value="75">
            <text:p>75</text:p>
          </table:table-cell>
          <table:table-cell table:formula="of:=[.Q43]-[.R43]" office:value-type="float" office:value="-136.001457170397">
            <text:p>-136,0014571704</text:p>
          </table:table-cell>
          <table:table-cell table:number-columns-repeated="1003"/>
        </table:table-row>
        <table:table-row table:style-name="ro2">
          <table:table-cell table:style-name="ce1" office:value-type="float" office:value="97">
            <text:p>97</text:p>
          </table:table-cell>
          <table:table-cell office:value-type="float" office:value="-0.6">
            <text:p>-0,6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5887899558724">
            <text:p>0,1958878996</text:p>
          </table:table-cell>
          <table:table-cell office:value-type="float" office:value="-1608.30415913547">
            <text:p>-1608,3041591355</text:p>
          </table:table-cell>
          <table:table-cell office:value-type="float" office:value="-110.895563251682">
            <text:p>-110,8955632517</text:p>
          </table:table-cell>
          <table:table-cell office:value-type="float" office:value="-55.5403449753442">
            <text:p>-55,5403449753</text:p>
          </table:table-cell>
          <table:table-cell office:value-type="float" office:value="1873">
            <text:p>1873</text:p>
          </table:table-cell>
          <table:table-cell office:value-type="float" office:value="0.186870989162748">
            <text:p>0,1868709892</text:p>
          </table:table-cell>
          <table:table-cell office:value-type="float" office:value="-2293.10826263338">
            <text:p>-2293,1082626334</text:p>
          </table:table-cell>
          <table:table-cell office:value-type="float" office:value="-167.620042275052">
            <text:p>-167,6200422751</text:p>
          </table:table-cell>
          <table:table-cell office:value-type="float" office:value="-71.4252637934865">
            <text:p>-71,4252637935</text:p>
          </table:table-cell>
          <table:table-cell office:value-type="float" office:value="2691">
            <text:p>2691</text:p>
          </table:table-cell>
          <table:table-cell office:value-type="float" office:value="0.190477753321138">
            <text:p>0,1904777533</text:p>
          </table:table-cell>
          <table:table-cell office:value-type="float" office:value="-3901.41242176885">
            <text:p>-3901,4124217689</text:p>
          </table:table-cell>
          <table:table-cell office:value-type="float" office:value="-278.515605526733">
            <text:p>-278,5156055267</text:p>
          </table:table-cell>
          <table:table-cell office:value-type="float" office:value="-126.965608768831">
            <text:p>-126,9656087688</text:p>
          </table:table-cell>
          <table:table-cell office:value-type="float" office:value="4564">
            <text:p>4564</text:p>
          </table:table-cell>
          <table:table-cell table:formula="of:=-([.B44]+[.C44])/[.D44]/2" office:value-type="float" office:value="62.5">
            <text:p>62,5</text:p>
          </table:table-cell>
          <table:table-cell table:formula="of:=[.Q44]-[.R44]" office:value-type="float" office:value="-151.549996757902">
            <text:p>-151,5499967579</text:p>
          </table:table-cell>
          <table:table-cell table:number-columns-repeated="1003"/>
        </table:table-row>
        <table:table-row table:style-name="ro2">
          <table:table-cell table:style-name="ce1" office:value-type="float" office:value="118">
            <text:p>118</text:p>
          </table:table-cell>
          <table:table-cell office:value-type="float" office:value="-0.45">
            <text:p>-0,45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201357200401023">
            <text:p>0,2013572004</text:p>
          </table:table-cell>
          <table:table-cell office:value-type="float" office:value="-1737.21219698499">
            <text:p>-1737,212196985</text:p>
          </table:table-cell>
          <table:table-cell office:value-type="float" office:value="-211.640557624004">
            <text:p>-211,640557624</text:p>
          </table:table-cell>
          <table:table-cell office:value-type="float" office:value="-55.2599911092407">
            <text:p>-55,2599911092</text:p>
          </table:table-cell>
          <table:table-cell office:value-type="float" office:value="2009">
            <text:p>2009</text:p>
          </table:table-cell>
          <table:table-cell office:value-type="float" office:value="0.191795584413812">
            <text:p>0,1917955844</text:p>
          </table:table-cell>
          <table:table-cell office:value-type="float" office:value="-2472.67164390723">
            <text:p>-2472,6716439072</text:p>
          </table:table-cell>
          <table:table-cell office:value-type="float" office:value="-200.310002711217">
            <text:p>-200,3100027112</text:p>
          </table:table-cell>
          <table:table-cell office:value-type="float" office:value="-83.5417717510667">
            <text:p>-83,5417717511</text:p>
          </table:table-cell>
          <table:table-cell office:value-type="float" office:value="2891">
            <text:p>2891</text:p>
          </table:table-cell>
          <table:table-cell office:value-type="float" office:value="0.195620230808696">
            <text:p>0,1956202308</text:p>
          </table:table-cell>
          <table:table-cell office:value-type="float" office:value="-4209.88384089222">
            <text:p>-4209,8838408922</text:p>
          </table:table-cell>
          <table:table-cell office:value-type="float" office:value="-411.95056033522">
            <text:p>-411,9505603352</text:p>
          </table:table-cell>
          <table:table-cell office:value-type="float" office:value="-138.801762860308">
            <text:p>-138,8017628603</text:p>
          </table:table-cell>
          <table:table-cell office:value-type="float" office:value="4900">
            <text:p>4900</text:p>
          </table:table-cell>
          <table:table-cell table:formula="of:=-([.B45]+[.C45])/[.D45]/2" office:value-type="float" office:value="50">
            <text:p>50</text:p>
          </table:table-cell>
          <table:table-cell table:formula="of:=[.Q45]-[.R45]" office:value-type="float" office:value="-273.148797474912">
            <text:p>-273,1487974749</text:p>
          </table:table-cell>
          <table:table-cell table:number-columns-repeated="1003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-0.9">
            <text:p>-0,9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196529412987334">
            <text:p>0,196529413</text:p>
          </table:table-cell>
          <table:table-cell office:value-type="float" office:value="-1507.20203788937">
            <text:p>-1507,2020378894</text:p>
          </table:table-cell>
          <table:table-cell office:value-type="float" office:value="-215.95434367222">
            <text:p>-215,9543436722</text:p>
          </table:table-cell>
          <table:table-cell office:value-type="float" office:value="-55.001838081663">
            <text:p>-55,0018380817</text:p>
          </table:table-cell>
          <table:table-cell office:value-type="float" office:value="1648">
            <text:p>1648</text:p>
          </table:table-cell>
          <table:table-cell office:value-type="float" office:value="0.18687878328751">
            <text:p>0,1868787833</text:p>
          </table:table-cell>
          <table:table-cell office:value-type="float" office:value="-2149.46819170562">
            <text:p>-2149,4681917056</text:p>
          </table:table-cell>
          <table:table-cell office:value-type="float" office:value="-70.5356008870178">
            <text:p>-70,535600887</text:p>
          </table:table-cell>
          <table:table-cell office:value-type="float" office:value="-91.9346004180789">
            <text:p>-91,9346004181</text:p>
          </table:table-cell>
          <table:table-cell office:value-type="float" office:value="2570">
            <text:p>2570</text:p>
          </table:table-cell>
          <table:table-cell office:value-type="float" office:value="0.190739035167439">
            <text:p>0,1907390352</text:p>
          </table:table-cell>
          <table:table-cell office:value-type="float" office:value="-3656.67022959499">
            <text:p>-3656,670229595</text:p>
          </table:table-cell>
          <table:table-cell office:value-type="float" office:value="-286.489944559237">
            <text:p>-286,4899445592</text:p>
          </table:table-cell>
          <table:table-cell office:value-type="float" office:value="-146.936438499742">
            <text:p>-146,9364384997</text:p>
          </table:table-cell>
          <table:table-cell office:value-type="float" office:value="4218">
            <text:p>4218</text:p>
          </table:table-cell>
          <table:table-cell table:formula="of:=-([.B46]+[.C46])/[.D46]/2" office:value-type="float" office:value="131.25">
            <text:p>131,25</text:p>
          </table:table-cell>
          <table:table-cell table:formula="of:=[.Q46]-[.R46]" office:value-type="float" office:value="-139.553506059496">
            <text:p>-139,5535060595</text:p>
          </table:table-cell>
          <table:table-cell table:number-columns-repeated="1003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-1.05">
            <text:p>-1,05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8532429171701">
            <text:p>0,1985324292</text:p>
          </table:table-cell>
          <table:table-cell office:value-type="float" office:value="-1504.93251447949">
            <text:p>-1504,9325144795</text:p>
          </table:table-cell>
          <table:table-cell office:value-type="float" office:value="-154.388230773959">
            <text:p>-154,388230774</text:p>
          </table:table-cell>
          <table:table-cell office:value-type="float" office:value="-53.5618221304828">
            <text:p>-53,5618221305</text:p>
          </table:table-cell>
          <table:table-cell office:value-type="float" office:value="1357">
            <text:p>1357</text:p>
          </table:table-cell>
          <table:table-cell office:value-type="float" office:value="0.186390567087275">
            <text:p>0,1863905671</text:p>
          </table:table-cell>
          <table:table-cell office:value-type="float" office:value="-2131.52504767417">
            <text:p>-2131,5250476742</text:p>
          </table:table-cell>
          <table:table-cell office:value-type="float" office:value="-125.803745507713">
            <text:p>-125,8037455077</text:p>
          </table:table-cell>
          <table:table-cell office:value-type="float" office:value="-65.9458796046995">
            <text:p>-65,9458796047</text:p>
          </table:table-cell>
          <table:table-cell office:value-type="float" office:value="1961">
            <text:p>1961</text:p>
          </table:table-cell>
          <table:table-cell office:value-type="float" office:value="0.191247311921046">
            <text:p>0,1912473119</text:p>
          </table:table-cell>
          <table:table-cell office:value-type="float" office:value="-3636.45756215366">
            <text:p>-3636,4575621537</text:p>
          </table:table-cell>
          <table:table-cell office:value-type="float" office:value="-280.191976281671">
            <text:p>-280,1919762817</text:p>
          </table:table-cell>
          <table:table-cell office:value-type="float" office:value="-119.507701735183">
            <text:p>-119,5077017352</text:p>
          </table:table-cell>
          <table:table-cell office:value-type="float" office:value="3318">
            <text:p>3318</text:p>
          </table:table-cell>
          <table:table-cell table:formula="of:=-([.B47]+[.C47])/[.D47]/2" office:value-type="float" office:value="100">
            <text:p>100</text:p>
          </table:table-cell>
          <table:table-cell table:formula="of:=[.Q47]-[.R47]" office:value-type="float" office:value="-160.684274546489">
            <text:p>-160,6842745465</text:p>
          </table:table-cell>
          <table:table-cell table:number-columns-repeated="1003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-0.9">
            <text:p>-0,9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99549019549019">
            <text:p>0,1995490195</text:p>
          </table:table-cell>
          <table:table-cell office:value-type="float" office:value="-1524.87874342239">
            <text:p>-1524,8787434224</text:p>
          </table:table-cell>
          <table:table-cell office:value-type="float" office:value="-91.0940018541909">
            <text:p>-91,0940018542</text:p>
          </table:table-cell>
          <table:table-cell office:value-type="float" office:value="-52.7634712003125">
            <text:p>-52,7634712003</text:p>
          </table:table-cell>
          <table:table-cell office:value-type="float" office:value="1365">
            <text:p>1365</text:p>
          </table:table-cell>
          <table:table-cell office:value-type="float" office:value="0.185802844008094">
            <text:p>0,185802844</text:p>
          </table:table-cell>
          <table:table-cell office:value-type="float" office:value="-2161.55585810073">
            <text:p>-2161,5558581007</text:p>
          </table:table-cell>
          <table:table-cell office:value-type="float" office:value="42.0987615498851">
            <text:p>42,0987615499</text:p>
          </table:table-cell>
          <table:table-cell office:value-type="float" office:value="-57.5900112514634">
            <text:p>-57,5900112515</text:p>
          </table:table-cell>
          <table:table-cell office:value-type="float" office:value="1876">
            <text:p>1876</text:p>
          </table:table-cell>
          <table:table-cell office:value-type="float" office:value="0.191301314224464">
            <text:p>0,1913013142</text:p>
          </table:table-cell>
          <table:table-cell office:value-type="float" office:value="-3686.43460152312">
            <text:p>-3686,4346015231</text:p>
          </table:table-cell>
          <table:table-cell office:value-type="float" office:value="-48.9952403043059">
            <text:p>-48,9952403043</text:p>
          </table:table-cell>
          <table:table-cell office:value-type="float" office:value="-110.353482451776">
            <text:p>-110,3534824518</text:p>
          </table:table-cell>
          <table:table-cell office:value-type="float" office:value="3241">
            <text:p>3241</text:p>
          </table:table-cell>
          <table:table-cell table:formula="of:=-([.B48]+[.C48])/[.D48]/2" office:value-type="float" office:value="56.25">
            <text:p>56,25</text:p>
          </table:table-cell>
          <table:table-cell table:formula="of:=[.Q48]-[.R48]" office:value-type="float" office:value="61.3582421474699">
            <text:p>61,3582421475</text:p>
          </table:table-cell>
          <table:table-cell table:number-columns-repeated="1003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-1.05">
            <text:p>-1,05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6679327186487">
            <text:p>0,1966793272</text:p>
          </table:table-cell>
          <table:table-cell office:value-type="float" office:value="-1492.80112288865">
            <text:p>-1492,8011228887</text:p>
          </table:table-cell>
          <table:table-cell office:value-type="float" office:value="-148.538470484179">
            <text:p>-148,5384704842</text:p>
          </table:table-cell>
          <table:table-cell office:value-type="float" office:value="-52.6100454006203">
            <text:p>-52,6100454006</text:p>
          </table:table-cell>
          <table:table-cell office:value-type="float" office:value="2281">
            <text:p>2281</text:p>
          </table:table-cell>
          <table:table-cell office:value-type="float" office:value="0.184899231049065">
            <text:p>0,184899231</text:p>
          </table:table-cell>
          <table:table-cell office:value-type="float" office:value="-2124.38067079837">
            <text:p>-2124,3806707984</text:p>
          </table:table-cell>
          <table:table-cell office:value-type="float" office:value="32.5029001002026">
            <text:p>32,5029001002</text:p>
          </table:table-cell>
          <table:table-cell office:value-type="float" office:value="-104.28117306058">
            <text:p>-104,2811730606</text:p>
          </table:table-cell>
          <table:table-cell office:value-type="float" office:value="3537">
            <text:p>3537</text:p>
          </table:table-cell>
          <table:table-cell office:value-type="float" office:value="0.189611269504034">
            <text:p>0,1896112695</text:p>
          </table:table-cell>
          <table:table-cell office:value-type="float" office:value="-3617.18179368702">
            <text:p>-3617,181793687</text:p>
          </table:table-cell>
          <table:table-cell office:value-type="float" office:value="-116.035570383976">
            <text:p>-116,035570384</text:p>
          </table:table-cell>
          <table:table-cell office:value-type="float" office:value="-156.8912184612">
            <text:p>-156,8912184612</text:p>
          </table:table-cell>
          <table:table-cell office:value-type="float" office:value="5818">
            <text:p>5818</text:p>
          </table:table-cell>
          <table:table-cell table:formula="of:=-([.B49]+[.C49])/[.D49]/2" office:value-type="float" office:value="56.25">
            <text:p>56,25</text:p>
          </table:table-cell>
          <table:table-cell table:formula="of:=[.Q49]-[.R49]" office:value-type="float" office:value="40.8556480772242">
            <text:p>40,8556480772</text:p>
          </table:table-cell>
          <table:table-cell table:number-columns-repeated="1003"/>
        </table:table-row>
        <table:table-row table:style-name="ro2">
          <table:table-cell table:style-name="ce1" office:value-type="float" office:value="141">
            <text:p>141</text:p>
          </table:table-cell>
          <table:table-cell office:value-type="float" office:value="-0.3">
            <text:p>-0,3</text:p>
          </table:table-cell>
          <table:table-cell office:value-type="float" office:value="5.55111512312578E-017">
            <text:p>5,55111512312578E-017</text:p>
          </table:table-cell>
          <table:table-cell office:value-type="float" office:value="0.004">
            <text:p>0,004</text:p>
          </table:table-cell>
          <table:table-cell office:value-type="float" office:value="0.2017429511416">
            <text:p>0,2017429511</text:p>
          </table:table-cell>
          <table:table-cell office:value-type="float" office:value="-1726.06453122554">
            <text:p>-1726,0645312255</text:p>
          </table:table-cell>
          <table:table-cell office:value-type="float" office:value="-258.2798227286">
            <text:p>-258,2798227286</text:p>
          </table:table-cell>
          <table:table-cell office:value-type="float" office:value="-52.5604719950517">
            <text:p>-52,5604719951</text:p>
          </table:table-cell>
          <table:table-cell office:value-type="float" office:value="1978">
            <text:p>1978</text:p>
          </table:table-cell>
          <table:table-cell office:value-type="float" office:value="0.189546547304035">
            <text:p>0,1895465473</text:p>
          </table:table-cell>
          <table:table-cell office:value-type="float" office:value="-2430.21645873884">
            <text:p>-2430,2164587389</text:p>
          </table:table-cell>
          <table:table-cell office:value-type="float" office:value="-168.328754223405">
            <text:p>-168,3287542234</text:p>
          </table:table-cell>
          <table:table-cell office:value-type="float" office:value="-92.4397709252913">
            <text:p>-92,4397709253</text:p>
          </table:table-cell>
          <table:table-cell office:value-type="float" office:value="2893">
            <text:p>2893</text:p>
          </table:table-cell>
          <table:table-cell office:value-type="float" office:value="0.194425108839061">
            <text:p>0,1944251088</text:p>
          </table:table-cell>
          <table:table-cell office:value-type="float" office:value="-4156.2809899644">
            <text:p>-4156,2809899644</text:p>
          </table:table-cell>
          <table:table-cell office:value-type="float" office:value="-426.608576952005">
            <text:p>-426,608576952</text:p>
          </table:table-cell>
          <table:table-cell office:value-type="float" office:value="-145.000242920343">
            <text:p>-145,0002429203</text:p>
          </table:table-cell>
          <table:table-cell office:value-type="float" office:value="4871">
            <text:p>4871</text:p>
          </table:table-cell>
          <table:table-cell table:formula="of:=-([.B50]+[.C50])/[.D50]/2" office:value-type="float" office:value="37.5">
            <text:p>37,5</text:p>
          </table:table-cell>
          <table:table-cell table:formula="of:=[.Q50]-[.R50]" office:value-type="float" office:value="-281.608334031662">
            <text:p>-281,6083340317</text:p>
          </table:table-cell>
          <table:table-cell table:number-columns-repeated="1003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1.05">
            <text:p>-1,05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192153246797093">
            <text:p>0,1921532468</text:p>
          </table:table-cell>
          <table:table-cell office:value-type="float" office:value="-1464.63113536676">
            <text:p>-1464,6311353668</text:p>
          </table:table-cell>
          <table:table-cell office:value-type="float" office:value="61.2913622670452">
            <text:p>61,291362267</text:p>
          </table:table-cell>
          <table:table-cell office:value-type="float" office:value="-49.8950347299094">
            <text:p>-49,8950347299</text:p>
          </table:table-cell>
          <table:table-cell office:value-type="float" office:value="1741">
            <text:p>1741</text:p>
          </table:table-cell>
          <table:table-cell office:value-type="float" office:value="0.187246298116897">
            <text:p>0,1872462981</text:p>
          </table:table-cell>
          <table:table-cell office:value-type="float" office:value="-2149.79151764704">
            <text:p>-2149,7915176471</text:p>
          </table:table-cell>
          <table:table-cell office:value-type="float" office:value="-107.223878772594">
            <text:p>-107,2238787726</text:p>
          </table:table-cell>
          <table:table-cell office:value-type="float" office:value="-36.317624397829">
            <text:p>-36,3176243978</text:p>
          </table:table-cell>
          <table:table-cell office:value-type="float" office:value="2390">
            <text:p>2390</text:p>
          </table:table-cell>
          <table:table-cell office:value-type="float" office:value="0.189209077588976">
            <text:p>0,1892090776</text:p>
          </table:table-cell>
          <table:table-cell office:value-type="float" office:value="-3614.42265301381">
            <text:p>-3614,4226530138</text:p>
          </table:table-cell>
          <table:table-cell office:value-type="float" office:value="-45.9325165055487">
            <text:p>-45,9325165055</text:p>
          </table:table-cell>
          <table:table-cell office:value-type="float" office:value="-86.2126591277383">
            <text:p>-86,2126591277</text:p>
          </table:table-cell>
          <table:table-cell office:value-type="float" office:value="4131">
            <text:p>4131</text:p>
          </table:table-cell>
          <table:table-cell table:formula="of:=-([.B51]+[.C51])/[.D51]/2" office:value-type="float" office:value="37.5">
            <text:p>37,5</text:p>
          </table:table-cell>
          <table:table-cell table:formula="of:=[.Q51]-[.R51]" office:value-type="float" office:value="40.2801426221896">
            <text:p>40,2801426222</text:p>
          </table:table-cell>
          <table:table-cell table:number-columns-repeated="1003"/>
        </table:table-row>
        <table:table-row table:style-name="ro2">
          <table:table-cell table:style-name="ce1" office:value-type="float" office:value="143">
            <text:p>143</text:p>
          </table:table-cell>
          <table:table-cell office:value-type="float" office:value="-0.3">
            <text:p>-0,3</text:p>
          </table:table-cell>
          <table:table-cell office:value-type="float" office:value="5.55111512312578E-017">
            <text:p>5,55111512312578E-017</text:p>
          </table:table-cell>
          <table:table-cell office:value-type="float" office:value="0.008">
            <text:p>0,008</text:p>
          </table:table-cell>
          <table:table-cell office:value-type="float" office:value="0.206544286546444">
            <text:p>0,2065442865</text:p>
          </table:table-cell>
          <table:table-cell office:value-type="float" office:value="-1786.83132281339">
            <text:p>-1786,8313228134</text:p>
          </table:table-cell>
          <table:table-cell office:value-type="float" office:value="-32.9129664625934">
            <text:p>-32,9129664626</text:p>
          </table:table-cell>
          <table:table-cell office:value-type="float" office:value="-48.9966473163667">
            <text:p>-48,9966473164</text:p>
          </table:table-cell>
          <table:table-cell office:value-type="float" office:value="1874">
            <text:p>1874</text:p>
          </table:table-cell>
          <table:table-cell office:value-type="float" office:value="0.198847203615281">
            <text:p>0,1988472036</text:p>
          </table:table-cell>
          <table:table-cell office:value-type="float" office:value="-2571.58140919251">
            <text:p>-2571,5814091925</text:p>
          </table:table-cell>
          <table:table-cell office:value-type="float" office:value="-134.576059777651">
            <text:p>-134,5760597777</text:p>
          </table:table-cell>
          <table:table-cell office:value-type="float" office:value="-51.2122805727147">
            <text:p>-51,2122805727</text:p>
          </table:table-cell>
          <table:table-cell office:value-type="float" office:value="2554">
            <text:p>2554</text:p>
          </table:table-cell>
          <table:table-cell office:value-type="float" office:value="0.201926036787746">
            <text:p>0,2019260368</text:p>
          </table:table-cell>
          <table:table-cell office:value-type="float" office:value="-4358.4127320059">
            <text:p>-4358,4127320059</text:p>
          </table:table-cell>
          <table:table-cell office:value-type="float" office:value="-167.489026240245">
            <text:p>-167,4890262402</text:p>
          </table:table-cell>
          <table:table-cell office:value-type="float" office:value="-100.208927889081">
            <text:p>-100,2089278891</text:p>
          </table:table-cell>
          <table:table-cell office:value-type="float" office:value="4428">
            <text:p>4428</text:p>
          </table:table-cell>
          <table:table-cell table:formula="of:=-([.B52]+[.C52])/[.D52]/2" office:value-type="float" office:value="18.75">
            <text:p>18,75</text:p>
          </table:table-cell>
          <table:table-cell table:formula="of:=[.Q52]-[.R52]" office:value-type="float" office:value="-67.2800983511633">
            <text:p>-67,2800983512</text:p>
          </table:table-cell>
          <table:table-cell table:number-columns-repeated="1003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-1.05">
            <text:p>-1,05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5247985836472">
            <text:p>0,1952479858</text:p>
          </table:table-cell>
          <table:table-cell office:value-type="float" office:value="-1471.61688149186">
            <text:p>-1471,6168814919</text:p>
          </table:table-cell>
          <table:table-cell office:value-type="float" office:value="-175.028627939628">
            <text:p>-175,0286279396</text:p>
          </table:table-cell>
          <table:table-cell office:value-type="float" office:value="-48.7502933501162">
            <text:p>-48,7502933501</text:p>
          </table:table-cell>
          <table:table-cell office:value-type="float" office:value="2161">
            <text:p>2161</text:p>
          </table:table-cell>
          <table:table-cell office:value-type="float" office:value="0.184386624362401">
            <text:p>0,1843866244</text:p>
          </table:table-cell>
          <table:table-cell office:value-type="float" office:value="-2098.50467632675">
            <text:p>-2098,5046763268</text:p>
          </table:table-cell>
          <table:table-cell office:value-type="float" office:value="-71.4686681699861">
            <text:p>-71,46866817</text:p>
          </table:table-cell>
          <table:table-cell office:value-type="float" office:value="-109.437041049479">
            <text:p>-109,4370410495</text:p>
          </table:table-cell>
          <table:table-cell office:value-type="float" office:value="3437">
            <text:p>3437</text:p>
          </table:table-cell>
          <table:table-cell office:value-type="float" office:value="0.18873116895203">
            <text:p>0,188731169</text:p>
          </table:table-cell>
          <table:table-cell office:value-type="float" office:value="-3570.12155781862">
            <text:p>-3570,1215578186</text:p>
          </table:table-cell>
          <table:table-cell office:value-type="float" office:value="-246.497296109614">
            <text:p>-246,4972961096</text:p>
          </table:table-cell>
          <table:table-cell office:value-type="float" office:value="-158.187334399595">
            <text:p>-158,1873343996</text:p>
          </table:table-cell>
          <table:table-cell office:value-type="float" office:value="5598">
            <text:p>5598</text:p>
          </table:table-cell>
          <table:table-cell table:formula="of:=-([.B53]+[.C53])/[.D53]/2" office:value-type="float" office:value="93.75">
            <text:p>93,75</text:p>
          </table:table-cell>
          <table:table-cell table:formula="of:=[.Q53]-[.R53]" office:value-type="float" office:value="-88.3099617100189">
            <text:p>-88,30996171</text:p>
          </table:table-cell>
          <table:table-cell table:number-columns-repeated="1003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-1.05">
            <text:p>-1,05</text:p>
          </table:table-cell>
          <table:table-cell office:value-type="float" office:value="0.75">
            <text:p>0,75</text:p>
          </table:table-cell>
          <table:table-cell office:value-type="float" office:value="0.008">
            <text:p>0,008</text:p>
          </table:table-cell>
          <table:table-cell office:value-type="float" office:value="0.196584699264338">
            <text:p>0,1965846993</text:p>
          </table:table-cell>
          <table:table-cell office:value-type="float" office:value="-1508.44795690695">
            <text:p>-1508,447956907</text:p>
          </table:table-cell>
          <table:table-cell office:value-type="float" office:value="-112.244704115275">
            <text:p>-112,2447041153</text:p>
          </table:table-cell>
          <table:table-cell office:value-type="float" office:value="-47.2670159336663">
            <text:p>-47,2670159337</text:p>
          </table:table-cell>
          <table:table-cell office:value-type="float" office:value="1839">
            <text:p>1839</text:p>
          </table:table-cell>
          <table:table-cell office:value-type="float" office:value="0.18456916287261">
            <text:p>0,1845691629</text:p>
          </table:table-cell>
          <table:table-cell office:value-type="float" office:value="-2144.88947313303">
            <text:p>-2144,889473133</text:p>
          </table:table-cell>
          <table:table-cell office:value-type="float" office:value="90.6106200468913">
            <text:p>90,6106200469</text:p>
          </table:table-cell>
          <table:table-cell office:value-type="float" office:value="-46.4861668031921">
            <text:p>-46,4861668032</text:p>
          </table:table-cell>
          <table:table-cell office:value-type="float" office:value="2562">
            <text:p>2562</text:p>
          </table:table-cell>
          <table:table-cell office:value-type="float" office:value="0.189375377429301">
            <text:p>0,1893753774</text:p>
          </table:table-cell>
          <table:table-cell office:value-type="float" office:value="-3653.33743003999">
            <text:p>-3653,33743004</text:p>
          </table:table-cell>
          <table:table-cell office:value-type="float" office:value="-21.6340840683836">
            <text:p>-21,6340840684</text:p>
          </table:table-cell>
          <table:table-cell office:value-type="float" office:value="-93.7531827368585">
            <text:p>-93,7531827369</text:p>
          </table:table-cell>
          <table:table-cell office:value-type="float" office:value="4401">
            <text:p>4401</text:p>
          </table:table-cell>
          <table:table-cell table:formula="of:=-([.B54]+[.C54])/[.D54]/2" office:value-type="float" office:value="18.75">
            <text:p>18,75</text:p>
          </table:table-cell>
          <table:table-cell table:formula="of:=[.Q54]-[.R54]" office:value-type="float" office:value="72.119098668475">
            <text:p>72,1190986685</text:p>
          </table:table-cell>
          <table:table-cell table:number-columns-repeated="1003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-1.05">
            <text:p>-1,05</text:p>
          </table:table-cell>
          <table:table-cell office:value-type="float" office:value="0.75">
            <text:p>0,75</text:p>
          </table:table-cell>
          <table:table-cell office:value-type="float" office:value="0.004">
            <text:p>0,004</text:p>
          </table:table-cell>
          <table:table-cell office:value-type="float" office:value="0.200575401923147">
            <text:p>0,2005754019</text:p>
          </table:table-cell>
          <table:table-cell office:value-type="float" office:value="-1524.42693552307">
            <text:p>-1524,4269355231</text:p>
          </table:table-cell>
          <table:table-cell office:value-type="float" office:value="-103.2351336222">
            <text:p>-103,2351336222</text:p>
          </table:table-cell>
          <table:table-cell office:value-type="float" office:value="-46.9914546474952">
            <text:p>-46,9914546475</text:p>
          </table:table-cell>
          <table:table-cell office:value-type="float" office:value="2217">
            <text:p>2217</text:p>
          </table:table-cell>
          <table:table-cell office:value-type="float" office:value="0.187442418503567">
            <text:p>0,1874424185</text:p>
          </table:table-cell>
          <table:table-cell office:value-type="float" office:value="-2162.05081119285">
            <text:p>-2162,0508111929</text:p>
          </table:table-cell>
          <table:table-cell office:value-type="float" office:value="-74.0998759902255">
            <text:p>-74,0998759902</text:p>
          </table:table-cell>
          <table:table-cell office:value-type="float" office:value="-83.2406354296678">
            <text:p>-83,2406354297</text:p>
          </table:table-cell>
          <table:table-cell office:value-type="float" office:value="3448">
            <text:p>3448</text:p>
          </table:table-cell>
          <table:table-cell office:value-type="float" office:value="0.192695611871399">
            <text:p>0,1926956119</text:p>
          </table:table-cell>
          <table:table-cell office:value-type="float" office:value="-3686.47774671593">
            <text:p>-3686,4777467159</text:p>
          </table:table-cell>
          <table:table-cell office:value-type="float" office:value="-177.335009612426">
            <text:p>-177,3350096124</text:p>
          </table:table-cell>
          <table:table-cell office:value-type="float" office:value="-130.232090077163">
            <text:p>-130,2320900772</text:p>
          </table:table-cell>
          <table:table-cell office:value-type="float" office:value="5665">
            <text:p>5665</text:p>
          </table:table-cell>
          <table:table-cell table:formula="of:=-([.B55]+[.C55])/[.D55]/2" office:value-type="float" office:value="37.5">
            <text:p>37,5</text:p>
          </table:table-cell>
          <table:table-cell table:formula="of:=[.Q55]-[.R55]" office:value-type="float" office:value="-47.1029195352629">
            <text:p>-47,1029195353</text:p>
          </table:table-cell>
          <table:table-cell table:number-columns-repeated="1003"/>
        </table:table-row>
        <table:table-row table:style-name="ro2">
          <table:table-cell table:style-name="ce1" office:value-type="float" office:value="122">
            <text:p>122</text:p>
          </table:table-cell>
          <table:table-cell office:value-type="float" office:value="-0.45">
            <text:p>-0,45</text:p>
          </table:table-cell>
          <table:table-cell office:value-type="float" office:value="2.77555756156289E-017">
            <text:p>2,77555756156289E-017</text:p>
          </table:table-cell>
          <table:table-cell office:value-type="float" office:value="0.008">
            <text:p>0,008</text:p>
          </table:table-cell>
          <table:table-cell office:value-type="float" office:value="0.206990496299174">
            <text:p>0,2069904963</text:p>
          </table:table-cell>
          <table:table-cell office:value-type="float" office:value="-1685.78329971743">
            <text:p>-1685,7832997174</text:p>
          </table:table-cell>
          <table:table-cell office:value-type="float" office:value="-146.379307427809">
            <text:p>-146,3793074278</text:p>
          </table:table-cell>
          <table:table-cell office:value-type="float" office:value="-46.9464927930862">
            <text:p>-46,9464927931</text:p>
          </table:table-cell>
          <table:table-cell office:value-type="float" office:value="1728">
            <text:p>1728</text:p>
          </table:table-cell>
          <table:table-cell office:value-type="float" office:value="0.196182312631707">
            <text:p>0,1961823126</text:p>
          </table:table-cell>
          <table:table-cell office:value-type="float" office:value="-2410.18652512113">
            <text:p>-2410,1865251211</text:p>
          </table:table-cell>
          <table:table-cell office:value-type="float" office:value="-149.346203395501">
            <text:p>-149,3462033955</text:p>
          </table:table-cell>
          <table:table-cell office:value-type="float" office:value="-47.9597953275367">
            <text:p>-47,9597953275</text:p>
          </table:table-cell>
          <table:table-cell office:value-type="float" office:value="2412">
            <text:p>2412</text:p>
          </table:table-cell>
          <table:table-cell office:value-type="float" office:value="0.200505586098694">
            <text:p>0,2005055861</text:p>
          </table:table-cell>
          <table:table-cell office:value-type="float" office:value="-4095.96982483856">
            <text:p>-4095,9698248386</text:p>
          </table:table-cell>
          <table:table-cell office:value-type="float" office:value="-295.72551082331">
            <text:p>-295,7255108233</text:p>
          </table:table-cell>
          <table:table-cell office:value-type="float" office:value="-94.9062881206229">
            <text:p>-94,9062881206</text:p>
          </table:table-cell>
          <table:table-cell office:value-type="float" office:value="4140">
            <text:p>4140</text:p>
          </table:table-cell>
          <table:table-cell table:formula="of:=-([.B56]+[.C56])/[.D56]/2" office:value-type="float" office:value="28.125">
            <text:p>28,125</text:p>
          </table:table-cell>
          <table:table-cell table:formula="of:=[.Q56]-[.R56]" office:value-type="float" office:value="-200.819222702687">
            <text:p>-200,8192227027</text:p>
          </table:table-cell>
          <table:table-cell table:number-columns-repeated="1003"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-0.9">
            <text:p>-0,9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657649181543">
            <text:p>0,1965764918</text:p>
          </table:table-cell>
          <table:table-cell office:value-type="float" office:value="-1514.81742175362">
            <text:p>-1514,8174217536</text:p>
          </table:table-cell>
          <table:table-cell office:value-type="float" office:value="-155.845704009459">
            <text:p>-155,8457040095</text:p>
          </table:table-cell>
          <table:table-cell office:value-type="float" office:value="-45.7470443798993">
            <text:p>-45,7470443799</text:p>
          </table:table-cell>
          <table:table-cell office:value-type="float" office:value="1532">
            <text:p>1532</text:p>
          </table:table-cell>
          <table:table-cell office:value-type="float" office:value="0.182286534444977">
            <text:p>0,1822865344</text:p>
          </table:table-cell>
          <table:table-cell office:value-type="float" office:value="-2133.04662764219">
            <text:p>-2133,0466276422</text:p>
          </table:table-cell>
          <table:table-cell office:value-type="float" office:value="-118.111918381402">
            <text:p>-118,1119183814</text:p>
          </table:table-cell>
          <table:table-cell office:value-type="float" office:value="-72.5948678501899">
            <text:p>-72,5948678502</text:p>
          </table:table-cell>
          <table:table-cell office:value-type="float" office:value="2177">
            <text:p>2177</text:p>
          </table:table-cell>
          <table:table-cell office:value-type="float" office:value="0.188002517393158">
            <text:p>0,1880025174</text:p>
          </table:table-cell>
          <table:table-cell office:value-type="float" office:value="-3647.86404939582">
            <text:p>-3647,8640493958</text:p>
          </table:table-cell>
          <table:table-cell office:value-type="float" office:value="-273.957622390861">
            <text:p>-273,9576223909</text:p>
          </table:table-cell>
          <table:table-cell office:value-type="float" office:value="-118.341912230089">
            <text:p>-118,3419122301</text:p>
          </table:table-cell>
          <table:table-cell office:value-type="float" office:value="3709">
            <text:p>3709</text:p>
          </table:table-cell>
          <table:table-cell table:formula="of:=-([.B57]+[.C57])/[.D57]/2" office:value-type="float" office:value="87.5">
            <text:p>87,5</text:p>
          </table:table-cell>
          <table:table-cell table:formula="of:=[.Q57]-[.R57]" office:value-type="float" office:value="-155.615710160772">
            <text:p>-155,6157101608</text:p>
          </table:table-cell>
          <table:table-cell table:number-columns-repeated="1003"/>
        </table:table-row>
        <table:table-row table:style-name="ro2">
          <table:table-cell table:style-name="ce1" office:value-type="float" office:value="120">
            <text:p>120</text:p>
          </table:table-cell>
          <table:table-cell office:value-type="float" office:value="-0.45">
            <text:p>-0,45</text:p>
          </table:table-cell>
          <table:table-cell office:value-type="float" office:value="2.77555756156289E-017">
            <text:p>2,77555756156289E-017</text:p>
          </table:table-cell>
          <table:table-cell office:value-type="float" office:value="0.004">
            <text:p>0,004</text:p>
          </table:table-cell>
          <table:table-cell office:value-type="float" office:value="0.1972295472321">
            <text:p>0,1972295472</text:p>
          </table:table-cell>
          <table:table-cell office:value-type="float" office:value="-1606.06432798788">
            <text:p>-1606,0643279879</text:p>
          </table:table-cell>
          <table:table-cell office:value-type="float" office:value="-223.831251956324">
            <text:p>-223,8312519563</text:p>
          </table:table-cell>
          <table:table-cell office:value-type="float" office:value="-43.9079410789094">
            <text:p>-43,9079410789</text:p>
          </table:table-cell>
          <table:table-cell office:value-type="float" office:value="1892">
            <text:p>1892</text:p>
          </table:table-cell>
          <table:table-cell office:value-type="float" office:value="0.187140676208037">
            <text:p>0,1871406762</text:p>
          </table:table-cell>
          <table:table-cell office:value-type="float" office:value="-2279.5413250058">
            <text:p>-2279,5413250058</text:p>
          </table:table-cell>
          <table:table-cell office:value-type="float" office:value="-185.540225038466">
            <text:p>-185,5402250385</text:p>
          </table:table-cell>
          <table:table-cell office:value-type="float" office:value="-73.3062347061885">
            <text:p>-73,3062347062</text:p>
          </table:table-cell>
          <table:table-cell office:value-type="float" office:value="2793">
            <text:p>2793</text:p>
          </table:table-cell>
          <table:table-cell office:value-type="float" office:value="0.191176224617662">
            <text:p>0,1911762246</text:p>
          </table:table-cell>
          <table:table-cell office:value-type="float" office:value="-3885.60565299368">
            <text:p>-3885,6056529937</text:p>
          </table:table-cell>
          <table:table-cell office:value-type="float" office:value="-409.371476994789">
            <text:p>-409,3714769948</text:p>
          </table:table-cell>
          <table:table-cell office:value-type="float" office:value="-117.214175785098">
            <text:p>-117,2141757851</text:p>
          </table:table-cell>
          <table:table-cell office:value-type="float" office:value="4685">
            <text:p>4685</text:p>
          </table:table-cell>
          <table:table-cell table:formula="of:=-([.B58]+[.C58])/[.D58]/2" office:value-type="float" office:value="56.25">
            <text:p>56,25</text:p>
          </table:table-cell>
          <table:table-cell table:formula="of:=[.Q58]-[.R58]" office:value-type="float" office:value="-292.157301209691">
            <text:p>-292,1573012097</text:p>
          </table:table-cell>
          <table:table-cell table:number-columns-repeated="1003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-1.05">
            <text:p>-1,05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195347211204475">
            <text:p>0,1953472112</text:p>
          </table:table-cell>
          <table:table-cell office:value-type="float" office:value="-1490.98960913882">
            <text:p>-1490,9896091388</text:p>
          </table:table-cell>
          <table:table-cell office:value-type="float" office:value="-66.5845873349807">
            <text:p>-66,584587335</text:p>
          </table:table-cell>
          <table:table-cell office:value-type="float" office:value="-42.2524770291171">
            <text:p>-42,2524770291</text:p>
          </table:table-cell>
          <table:table-cell office:value-type="float" office:value="1841">
            <text:p>1841</text:p>
          </table:table-cell>
          <table:table-cell office:value-type="float" office:value="0.184484293766762">
            <text:p>0,1844842938</text:p>
          </table:table-cell>
          <table:table-cell office:value-type="float" office:value="-2137.9286094309">
            <text:p>-2137,9286094309</text:p>
          </table:table-cell>
          <table:table-cell office:value-type="float" office:value="22.9878406251695">
            <text:p>22,9878406252</text:p>
          </table:table-cell>
          <table:table-cell office:value-type="float" office:value="-42.0334914669552">
            <text:p>-42,033491467</text:p>
          </table:table-cell>
          <table:table-cell office:value-type="float" office:value="2458">
            <text:p>2458</text:p>
          </table:table-cell>
          <table:table-cell office:value-type="float" office:value="0.188829460741847">
            <text:p>0,1888294607</text:p>
          </table:table-cell>
          <table:table-cell office:value-type="float" office:value="-3628.91821856972">
            <text:p>-3628,9182185697</text:p>
          </table:table-cell>
          <table:table-cell office:value-type="float" office:value="-43.5967467098113">
            <text:p>-43,5967467098</text:p>
          </table:table-cell>
          <table:table-cell office:value-type="float" office:value="-84.2859684960721">
            <text:p>-84,2859684961</text:p>
          </table:table-cell>
          <table:table-cell office:value-type="float" office:value="4299">
            <text:p>4299</text:p>
          </table:table-cell>
          <table:table-cell table:formula="of:=-([.B59]+[.C59])/[.D59]/2" office:value-type="float" office:value="28.125">
            <text:p>28,125</text:p>
          </table:table-cell>
          <table:table-cell table:formula="of:=[.Q59]-[.R59]" office:value-type="float" office:value="40.6892217862608">
            <text:p>40,6892217863</text:p>
          </table:table-cell>
          <table:table-cell table:number-columns-repeated="1003"/>
        </table:table-row>
        <table:table-row table:style-name="ro2">
          <table:table-cell table:style-name="ce1" office:value-type="float" office:value="60">
            <text:p>60</text:p>
          </table:table-cell>
          <table:table-cell office:value-type="float" office:value="-0.9">
            <text:p>-0,9</text:p>
          </table:table-cell>
          <table:table-cell office:value-type="float" office:value="0.75">
            <text:p>0,75</text:p>
          </table:table-cell>
          <table:table-cell office:value-type="float" office:value="0.004">
            <text:p>0,004</text:p>
          </table:table-cell>
          <table:table-cell office:value-type="float" office:value="0.199267511581716">
            <text:p>0,1992675116</text:p>
          </table:table-cell>
          <table:table-cell office:value-type="float" office:value="-1507.0035845498">
            <text:p>-1507,0035845498</text:p>
          </table:table-cell>
          <table:table-cell office:value-type="float" office:value="-148.076885979778">
            <text:p>-148,0768859798</text:p>
          </table:table-cell>
          <table:table-cell office:value-type="float" office:value="-42.1798794935393">
            <text:p>-42,1798794935</text:p>
          </table:table-cell>
          <table:table-cell office:value-type="float" office:value="2353">
            <text:p>2353</text:p>
          </table:table-cell>
          <table:table-cell office:value-type="float" office:value="0.186304378525004">
            <text:p>0,1863043785</text:p>
          </table:table-cell>
          <table:table-cell office:value-type="float" office:value="-2137.10118874871">
            <text:p>-2137,1011887487</text:p>
          </table:table-cell>
          <table:table-cell office:value-type="float" office:value="5.07754675252951">
            <text:p>5,0775467525</text:p>
          </table:table-cell>
          <table:table-cell office:value-type="float" office:value="-79.2362692572606">
            <text:p>-79,2362692573</text:p>
          </table:table-cell>
          <table:table-cell office:value-type="float" office:value="3654">
            <text:p>3654</text:p>
          </table:table-cell>
          <table:table-cell office:value-type="float" office:value="0.191489631747688">
            <text:p>0,1914896317</text:p>
          </table:table-cell>
          <table:table-cell office:value-type="float" office:value="-3644.10477329852">
            <text:p>-3644,1047732985</text:p>
          </table:table-cell>
          <table:table-cell office:value-type="float" office:value="-142.999339227249">
            <text:p>-142,9993392272</text:p>
          </table:table-cell>
          <table:table-cell office:value-type="float" office:value="-121.4161487508">
            <text:p>-121,4161487508</text:p>
          </table:table-cell>
          <table:table-cell office:value-type="float" office:value="6007">
            <text:p>6007</text:p>
          </table:table-cell>
          <table:table-cell table:formula="of:=-([.B60]+[.C60])/[.D60]/2" office:value-type="float" office:value="18.75">
            <text:p>18,75</text:p>
          </table:table-cell>
          <table:table-cell table:formula="of:=[.Q60]-[.R60]" office:value-type="float" office:value="-21.5831904764484">
            <text:p>-21,5831904764</text:p>
          </table:table-cell>
          <table:table-cell table:number-columns-repeated="1003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-0.75">
            <text:p>-0,75</text:p>
          </table:table-cell>
          <table:table-cell office:value-type="float" office:value="-1.11022302462516E-016">
            <text:p>-1,11022302462516E-016</text:p>
          </table:table-cell>
          <table:table-cell office:value-type="float" office:value="0.008">
            <text:p>0,008</text:p>
          </table:table-cell>
          <table:table-cell office:value-type="float" office:value="0.195536145090438">
            <text:p>0,1955361451</text:p>
          </table:table-cell>
          <table:table-cell office:value-type="float" office:value="-1527.13903692346">
            <text:p>-1527,1390369235</text:p>
          </table:table-cell>
          <table:table-cell office:value-type="float" office:value="-19.2147600281918">
            <text:p>-19,2147600282</text:p>
          </table:table-cell>
          <table:table-cell office:value-type="float" office:value="-40.7895965428402">
            <text:p>-40,7895965428</text:p>
          </table:table-cell>
          <table:table-cell office:value-type="float" office:value="1498">
            <text:p>1498</text:p>
          </table:table-cell>
          <table:table-cell office:value-type="float" office:value="0.191178041314932">
            <text:p>0,1911780413</text:p>
          </table:table-cell>
          <table:table-cell office:value-type="float" office:value="-2240.66620161373">
            <text:p>-2240,6662016137</text:p>
          </table:table-cell>
          <table:table-cell office:value-type="float" office:value="-44.7101540483392">
            <text:p>-44,7101540483</text:p>
          </table:table-cell>
          <table:table-cell office:value-type="float" office:value="-56.0475966793805">
            <text:p>-56,0475966794</text:p>
          </table:table-cell>
          <table:table-cell office:value-type="float" office:value="2038">
            <text:p>2038</text:p>
          </table:table-cell>
          <table:table-cell office:value-type="float" office:value="0.192921282825135">
            <text:p>0,1929212828</text:p>
          </table:table-cell>
          <table:table-cell office:value-type="float" office:value="-3767.80523853718">
            <text:p>-3767,8052385372</text:p>
          </table:table-cell>
          <table:table-cell office:value-type="float" office:value="-63.924914076531">
            <text:p>-63,9249140765</text:p>
          </table:table-cell>
          <table:table-cell office:value-type="float" office:value="-96.8371932222203">
            <text:p>-96,8371932222</text:p>
          </table:table-cell>
          <table:table-cell office:value-type="float" office:value="3536">
            <text:p>3536</text:p>
          </table:table-cell>
          <table:table-cell table:formula="of:=-([.B61]+[.C61])/[.D61]/2" office:value-type="float" office:value="46.875">
            <text:p>46,875</text:p>
          </table:table-cell>
          <table:table-cell table:formula="of:=[.Q61]-[.R61]" office:value-type="float" office:value="32.9122791456893">
            <text:p>32,9122791457</text:p>
          </table:table-cell>
          <table:table-cell table:number-columns-repeated="1003"/>
        </table:table-row>
        <table:table-row table:style-name="ro2">
          <table:table-cell table:style-name="ce1" office:value-type="float" office:value="57">
            <text:p>57</text:p>
          </table:table-cell>
          <table:table-cell office:value-type="float" office:value="-0.9">
            <text:p>-0,9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7703856565662">
            <text:p>0,1977038566</text:p>
          </table:table-cell>
          <table:table-cell office:value-type="float" office:value="-1490.84581769144">
            <text:p>-1490,8458176914</text:p>
          </table:table-cell>
          <table:table-cell office:value-type="float" office:value="-175.510316327917">
            <text:p>-175,5103163279</text:p>
          </table:table-cell>
          <table:table-cell office:value-type="float" office:value="-39.6214086067356">
            <text:p>-39,6214086067</text:p>
          </table:table-cell>
          <table:table-cell office:value-type="float" office:value="2380">
            <text:p>2380</text:p>
          </table:table-cell>
          <table:table-cell office:value-type="float" office:value="0.182297334175792">
            <text:p>0,1822973342</text:p>
          </table:table-cell>
          <table:table-cell office:value-type="float" office:value="-2093.24621061927">
            <text:p>-2093,2462106193</text:p>
          </table:table-cell>
          <table:table-cell office:value-type="float" office:value="8.97472945188131">
            <text:p>8,9747294519</text:p>
          </table:table-cell>
          <table:table-cell office:value-type="float" office:value="-87.9181797819659">
            <text:p>-87,918179782</text:p>
          </table:table-cell>
          <table:table-cell office:value-type="float" office:value="3696">
            <text:p>3696</text:p>
          </table:table-cell>
          <table:table-cell office:value-type="float" office:value="0.18845994313174">
            <text:p>0,1884599431</text:p>
          </table:table-cell>
          <table:table-cell office:value-type="float" office:value="-3584.09202831071">
            <text:p>-3584,0920283107</text:p>
          </table:table-cell>
          <table:table-cell office:value-type="float" office:value="-166.535586876035">
            <text:p>-166,535586876</text:p>
          </table:table-cell>
          <table:table-cell office:value-type="float" office:value="-127.539588388702">
            <text:p>-127,5395883887</text:p>
          </table:table-cell>
          <table:table-cell office:value-type="float" office:value="6076">
            <text:p>6076</text:p>
          </table:table-cell>
          <table:table-cell table:formula="of:=-([.B62]+[.C62])/[.D62]/2" office:value-type="float" office:value="37.5">
            <text:p>37,5</text:p>
          </table:table-cell>
          <table:table-cell table:formula="of:=[.Q62]-[.R62]" office:value-type="float" office:value="-38.9959984873335">
            <text:p>-38,9959984873</text:p>
          </table:table-cell>
          <table:table-cell table:number-columns-repeated="1003"/>
        </table:table-row>
        <table:table-row table:style-name="ro2">
          <table:table-cell table:style-name="ce1" office:value-type="float" office:value="99">
            <text:p>99</text:p>
          </table:table-cell>
          <table:table-cell office:value-type="float" office:value="-0.6">
            <text:p>-0,6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196277646863965">
            <text:p>0,1962776469</text:p>
          </table:table-cell>
          <table:table-cell office:value-type="float" office:value="-1543.88986912919">
            <text:p>-1543,8898691292</text:p>
          </table:table-cell>
          <table:table-cell office:value-type="float" office:value="-235.298086695984">
            <text:p>-235,298086696</text:p>
          </table:table-cell>
          <table:table-cell office:value-type="float" office:value="-38.3777871050262">
            <text:p>-38,377787105</text:p>
          </table:table-cell>
          <table:table-cell office:value-type="float" office:value="1774">
            <text:p>1774</text:p>
          </table:table-cell>
          <table:table-cell office:value-type="float" office:value="0.184607980313646">
            <text:p>0,1846079803</text:p>
          </table:table-cell>
          <table:table-cell office:value-type="float" office:value="-2183.08637693018">
            <text:p>-2183,0863769302</text:p>
          </table:table-cell>
          <table:table-cell office:value-type="float" office:value="-158.669001683837">
            <text:p>-158,6690016838</text:p>
          </table:table-cell>
          <table:table-cell office:value-type="float" office:value="-58.0818826070334">
            <text:p>-58,081882607</text:p>
          </table:table-cell>
          <table:table-cell office:value-type="float" office:value="2689">
            <text:p>2689</text:p>
          </table:table-cell>
          <table:table-cell office:value-type="float" office:value="0.189275846933773">
            <text:p>0,1892758469</text:p>
          </table:table-cell>
          <table:table-cell office:value-type="float" office:value="-3726.97624605938">
            <text:p>-3726,9762460594</text:p>
          </table:table-cell>
          <table:table-cell office:value-type="float" office:value="-393.967088379821">
            <text:p>-393,9670883798</text:p>
          </table:table-cell>
          <table:table-cell office:value-type="float" office:value="-96.4596697120597">
            <text:p>-96,4596697121</text:p>
          </table:table-cell>
          <table:table-cell office:value-type="float" office:value="4463">
            <text:p>4463</text:p>
          </table:table-cell>
          <table:table-cell table:formula="of:=-([.B63]+[.C63])/[.D63]/2" office:value-type="float" office:value="75">
            <text:p>75</text:p>
          </table:table-cell>
          <table:table-cell table:formula="of:=[.Q63]-[.R63]" office:value-type="float" office:value="-297.507418667761">
            <text:p>-297,5074186678</text:p>
          </table:table-cell>
          <table:table-cell table:number-columns-repeated="1003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-1.05">
            <text:p>-1,05</text:p>
          </table:table-cell>
          <table:table-cell office:value-type="float" office:value="1.11022302462516E-016">
            <text:p>1,11022302462516E-016</text:p>
          </table:table-cell>
          <table:table-cell office:value-type="float" office:value="0.008">
            <text:p>0,008</text:p>
          </table:table-cell>
          <table:table-cell office:value-type="float" office:value="0.201373614797726">
            <text:p>0,2013736148</text:p>
          </table:table-cell>
          <table:table-cell office:value-type="float" office:value="-1521.41980835763">
            <text:p>-1521,4198083576</text:p>
          </table:table-cell>
          <table:table-cell office:value-type="float" office:value="-185.361384931309">
            <text:p>-185,3613849313</text:p>
          </table:table-cell>
          <table:table-cell office:value-type="float" office:value="-36.901623569944">
            <text:p>-36,9016235699</text:p>
          </table:table-cell>
          <table:table-cell office:value-type="float" office:value="1271">
            <text:p>1271</text:p>
          </table:table-cell>
          <table:table-cell office:value-type="float" office:value="0.18817590263116">
            <text:p>0,1881759026</text:p>
          </table:table-cell>
          <table:table-cell office:value-type="float" office:value="-2165.2738238251">
            <text:p>-2165,2738238251</text:p>
          </table:table-cell>
          <table:table-cell office:value-type="float" office:value="-65.0367024655689">
            <text:p>-65,0367024656</text:p>
          </table:table-cell>
          <table:table-cell office:value-type="float" office:value="-57.2375229005177">
            <text:p>-57,2375229005</text:p>
          </table:table-cell>
          <table:table-cell office:value-type="float" office:value="1763">
            <text:p>1763</text:p>
          </table:table-cell>
          <table:table-cell office:value-type="float" office:value="0.193454987497786">
            <text:p>0,1934549875</text:p>
          </table:table-cell>
          <table:table-cell office:value-type="float" office:value="-3686.69363218272">
            <text:p>-3686,6936321827</text:p>
          </table:table-cell>
          <table:table-cell office:value-type="float" office:value="-250.398087396878">
            <text:p>-250,3980873969</text:p>
          </table:table-cell>
          <table:table-cell office:value-type="float" office:value="-94.1391464704615">
            <text:p>-94,1391464705</text:p>
          </table:table-cell>
          <table:table-cell office:value-type="float" office:value="3034">
            <text:p>3034</text:p>
          </table:table-cell>
          <table:table-cell table:formula="of:=-([.B64]+[.C64])/[.D64]/2" office:value-type="float" office:value="65.625">
            <text:p>65,625</text:p>
          </table:table-cell>
          <table:table-cell table:formula="of:=[.Q64]-[.R64]" office:value-type="float" office:value="-156.258940926417">
            <text:p>-156,2589409264</text:p>
          </table:table-cell>
          <table:table-cell table:number-columns-repeated="1003"/>
        </table:table-row>
        <table:table-row table:style-name="ro2">
          <table:table-cell table:style-name="ce1" office:value-type="float" office:value="142">
            <text:p>142</text:p>
          </table:table-cell>
          <table:table-cell office:value-type="float" office:value="-0.3">
            <text:p>-0,3</text:p>
          </table:table-cell>
          <table:table-cell office:value-type="float" office:value="5.55111512312578E-017">
            <text:p>5,55111512312578E-017</text:p>
          </table:table-cell>
          <table:table-cell office:value-type="float" office:value="0.006">
            <text:p>0,006</text:p>
          </table:table-cell>
          <table:table-cell office:value-type="float" office:value="0.199582591506274">
            <text:p>0,1995825915</text:p>
          </table:table-cell>
          <table:table-cell office:value-type="float" office:value="-1733.30997354259">
            <text:p>-1733,3099735426</text:p>
          </table:table-cell>
          <table:table-cell office:value-type="float" office:value="-144.077953465107">
            <text:p>-144,0779534651</text:p>
          </table:table-cell>
          <table:table-cell office:value-type="float" office:value="-36.1349151620387">
            <text:p>-36,134915162</text:p>
          </table:table-cell>
          <table:table-cell office:value-type="float" office:value="1935">
            <text:p>1935</text:p>
          </table:table-cell>
          <table:table-cell office:value-type="float" office:value="0.1913429250377">
            <text:p>0,191342925</text:p>
          </table:table-cell>
          <table:table-cell office:value-type="float" office:value="-2462.29102764453">
            <text:p>-2462,2910276445</text:p>
          </table:table-cell>
          <table:table-cell office:value-type="float" office:value="-140.190433758793">
            <text:p>-140,1904337588</text:p>
          </table:table-cell>
          <table:table-cell office:value-type="float" office:value="-45.3570634249234">
            <text:p>-45,3570634249</text:p>
          </table:table-cell>
          <table:table-cell office:value-type="float" office:value="2807">
            <text:p>2807</text:p>
          </table:table-cell>
          <table:table-cell office:value-type="float" office:value="0.194638791625129">
            <text:p>0,1946387916</text:p>
          </table:table-cell>
          <table:table-cell office:value-type="float" office:value="-4195.60100118713">
            <text:p>-4195,6010011871</text:p>
          </table:table-cell>
          <table:table-cell office:value-type="float" office:value="-284.2683872239">
            <text:p>-284,2683872239</text:p>
          </table:table-cell>
          <table:table-cell office:value-type="float" office:value="-81.491978586962">
            <text:p>-81,491978587</text:p>
          </table:table-cell>
          <table:table-cell office:value-type="float" office:value="4742">
            <text:p>4742</text:p>
          </table:table-cell>
          <table:table-cell table:formula="of:=-([.B65]+[.C65])/[.D65]/2" office:value-type="float" office:value="25">
            <text:p>25</text:p>
          </table:table-cell>
          <table:table-cell table:formula="of:=[.Q65]-[.R65]" office:value-type="float" office:value="-202.776408636938">
            <text:p>-202,7764086369</text:p>
          </table:table-cell>
          <table:table-cell table:number-columns-repeated="1003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-1.05">
            <text:p>-1,05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3730364800428">
            <text:p>0,1937303648</text:p>
          </table:table-cell>
          <table:table-cell office:value-type="float" office:value="-1476.33781663887">
            <text:p>-1476,3378166389</text:p>
          </table:table-cell>
          <table:table-cell office:value-type="float" office:value="-101.8462098048">
            <text:p>-101,8462098048</text:p>
          </table:table-cell>
          <table:table-cell office:value-type="float" office:value="-35.8170827474625">
            <text:p>-35,8170827475</text:p>
          </table:table-cell>
          <table:table-cell office:value-type="float" office:value="1986">
            <text:p>1986</text:p>
          </table:table-cell>
          <table:table-cell office:value-type="float" office:value="0.181692617415994">
            <text:p>0,1816926174</text:p>
          </table:table-cell>
          <table:table-cell office:value-type="float" office:value="-2094.8888234597">
            <text:p>-2094,8888234597</text:p>
          </table:table-cell>
          <table:table-cell office:value-type="float" office:value="9.85644808887543">
            <text:p>9,8564480889</text:p>
          </table:table-cell>
          <table:table-cell office:value-type="float" office:value="-25.1613572853563">
            <text:p>-25,1613572854</text:p>
          </table:table-cell>
          <table:table-cell office:value-type="float" office:value="2903">
            <text:p>2903</text:p>
          </table:table-cell>
          <table:table-cell office:value-type="float" office:value="0.186507716369767">
            <text:p>0,1865077164</text:p>
          </table:table-cell>
          <table:table-cell office:value-type="float" office:value="-3571.22664009858">
            <text:p>-3571,2266400986</text:p>
          </table:table-cell>
          <table:table-cell office:value-type="float" office:value="-91.9897617159245">
            <text:p>-91,9897617159</text:p>
          </table:table-cell>
          <table:table-cell office:value-type="float" office:value="-60.9784400328187">
            <text:p>-60,9784400328</text:p>
          </table:table-cell>
          <table:table-cell office:value-type="float" office:value="4889">
            <text:p>4889</text:p>
          </table:table-cell>
          <table:table-cell table:formula="of:=-([.B66]+[.C66])/[.D66]/2" office:value-type="float" office:value="37.5">
            <text:p>37,5</text:p>
          </table:table-cell>
          <table:table-cell table:formula="of:=[.Q66]-[.R66]" office:value-type="float" office:value="-31.0113216831059">
            <text:p>-31,0113216831</text:p>
          </table:table-cell>
          <table:table-cell table:number-columns-repeated="1003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-1.05">
            <text:p>-1,05</text:p>
          </table:table-cell>
          <table:table-cell office:value-type="float" office:value="0.75">
            <text:p>0,75</text:p>
          </table:table-cell>
          <table:table-cell office:value-type="float" office:value="0.006">
            <text:p>0,006</text:p>
          </table:table-cell>
          <table:table-cell office:value-type="float" office:value="0.195337088618963">
            <text:p>0,1953370886</text:p>
          </table:table-cell>
          <table:table-cell office:value-type="float" office:value="-1494.45179839439">
            <text:p>-1494,4517983944</text:p>
          </table:table-cell>
          <table:table-cell office:value-type="float" office:value="6.41651101388227">
            <text:p>6,4165110139</text:p>
          </table:table-cell>
          <table:table-cell office:value-type="float" office:value="-35.1240302753638">
            <text:p>-35,1240302754</text:p>
          </table:table-cell>
          <table:table-cell office:value-type="float" office:value="2005">
            <text:p>2005</text:p>
          </table:table-cell>
          <table:table-cell office:value-type="float" office:value="0.184864433451717">
            <text:p>0,1848644335</text:p>
          </table:table-cell>
          <table:table-cell office:value-type="float" office:value="-2138.59862545901">
            <text:p>-2138,598625459</text:p>
          </table:table-cell>
          <table:table-cell office:value-type="float" office:value="-92.0516415924967">
            <text:p>-92,0516415925</text:p>
          </table:table-cell>
          <table:table-cell office:value-type="float" office:value="-42.0401926143838">
            <text:p>-42,0401926144</text:p>
          </table:table-cell>
          <table:table-cell office:value-type="float" office:value="2918">
            <text:p>2918</text:p>
          </table:table-cell>
          <table:table-cell office:value-type="float" office:value="0.189053495518616">
            <text:p>0,1890534955</text:p>
          </table:table-cell>
          <table:table-cell office:value-type="float" office:value="-3633.05042385339">
            <text:p>-3633,0504238534</text:p>
          </table:table-cell>
          <table:table-cell office:value-type="float" office:value="-85.6351305786143">
            <text:p>-85,6351305786</text:p>
          </table:table-cell>
          <table:table-cell office:value-type="float" office:value="-77.1642228897475">
            <text:p>-77,1642228897</text:p>
          </table:table-cell>
          <table:table-cell office:value-type="float" office:value="4923">
            <text:p>4923</text:p>
          </table:table-cell>
          <table:table-cell table:formula="of:=-([.B67]+[.C67])/[.D67]/2" office:value-type="float" office:value="25">
            <text:p>25</text:p>
          </table:table-cell>
          <table:table-cell table:formula="of:=[.Q67]-[.R67]" office:value-type="float" office:value="-8.4709076888668">
            <text:p>-8,4709076889</text:p>
          </table:table-cell>
          <table:table-cell table:number-columns-repeated="1003"/>
        </table:table-row>
        <table:table-row table:style-name="ro2">
          <table:table-cell table:style-name="ce1" office:value-type="float" office:value="159">
            <text:p>159</text:p>
          </table:table-cell>
          <table:table-cell office:value-type="float" office:value="-0.15">
            <text:p>-0,15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203909247620605">
            <text:p>0,2039092476</text:p>
          </table:table-cell>
          <table:table-cell office:value-type="float" office:value="-1735.0658843811">
            <text:p>-1735,0658843811</text:p>
          </table:table-cell>
          <table:table-cell office:value-type="float" office:value="-226.243459062991">
            <text:p>-226,243459063</text:p>
          </table:table-cell>
          <table:table-cell office:value-type="float" office:value="-34.3502532461194">
            <text:p>-34,3502532461</text:p>
          </table:table-cell>
          <table:table-cell office:value-type="float" office:value="1911">
            <text:p>1911</text:p>
          </table:table-cell>
          <table:table-cell office:value-type="float" office:value="0.190452430606171">
            <text:p>0,1904524306</text:p>
          </table:table-cell>
          <table:table-cell office:value-type="float" office:value="-2437.33494307267">
            <text:p>-2437,3349430727</text:p>
          </table:table-cell>
          <table:table-cell office:value-type="float" office:value="-141.836426223205">
            <text:p>-141,8364262232</text:p>
          </table:table-cell>
          <table:table-cell office:value-type="float" office:value="-61.4680673326049">
            <text:p>-61,4680673326</text:p>
          </table:table-cell>
          <table:table-cell office:value-type="float" office:value="2805">
            <text:p>2805</text:p>
          </table:table-cell>
          <table:table-cell office:value-type="float" office:value="0.195835157411944">
            <text:p>0,1958351574</text:p>
          </table:table-cell>
          <table:table-cell office:value-type="float" office:value="-4172.40082745377">
            <text:p>-4172,4008274538</text:p>
          </table:table-cell>
          <table:table-cell office:value-type="float" office:value="-368.079885286195">
            <text:p>-368,0798852862</text:p>
          </table:table-cell>
          <table:table-cell office:value-type="float" office:value="-95.8183205787244">
            <text:p>-95,8183205787</text:p>
          </table:table-cell>
          <table:table-cell office:value-type="float" office:value="4716">
            <text:p>4716</text:p>
          </table:table-cell>
          <table:table-cell table:formula="of:=-([.B68]+[.C68])/[.D68]/2" office:value-type="float" office:value="-0">
            <text:p>-0</text:p>
          </table:table-cell>
          <table:table-cell table:formula="of:=[.Q68]-[.R68]" office:value-type="float" office:value="-272.261564707471">
            <text:p>-272,2615647075</text:p>
          </table:table-cell>
          <table:table-cell table:number-columns-repeated="1003"/>
        </table:table-row>
        <table:table-row table:style-name="ro2">
          <table:table-cell table:style-name="ce1" office:value-type="float" office:value="121">
            <text:p>121</text:p>
          </table:table-cell>
          <table:table-cell office:value-type="float" office:value="-0.45">
            <text:p>-0,45</text:p>
          </table:table-cell>
          <table:table-cell office:value-type="float" office:value="2.77555756156289E-017">
            <text:p>2,77555756156289E-017</text:p>
          </table:table-cell>
          <table:table-cell office:value-type="float" office:value="0.006">
            <text:p>0,006</text:p>
          </table:table-cell>
          <table:table-cell office:value-type="float" office:value="0.195463870121439">
            <text:p>0,1954638701</text:p>
          </table:table-cell>
          <table:table-cell office:value-type="float" office:value="-1612.09212958104">
            <text:p>-1612,0921295811</text:p>
          </table:table-cell>
          <table:table-cell office:value-type="float" office:value="-163.377690768791">
            <text:p>-163,3776907688</text:p>
          </table:table-cell>
          <table:table-cell office:value-type="float" office:value="-34.1940544915617">
            <text:p>-34,1940544916</text:p>
          </table:table-cell>
          <table:table-cell office:value-type="float" office:value="1844">
            <text:p>1844</text:p>
          </table:table-cell>
          <table:table-cell office:value-type="float" office:value="0.187121210278102">
            <text:p>0,1871212103</text:p>
          </table:table-cell>
          <table:table-cell office:value-type="float" office:value="-2298.15489548576">
            <text:p>-2298,1548954858</text:p>
          </table:table-cell>
          <table:table-cell office:value-type="float" office:value="-127.01174023249">
            <text:p>-127,0117402325</text:p>
          </table:table-cell>
          <table:table-cell office:value-type="float" office:value="-34.2420705954984">
            <text:p>-34,2420705955</text:p>
          </table:table-cell>
          <table:table-cell office:value-type="float" office:value="2674">
            <text:p>2674</text:p>
          </table:table-cell>
          <table:table-cell office:value-type="float" office:value="0.190458274215437">
            <text:p>0,1904582742</text:p>
          </table:table-cell>
          <table:table-cell office:value-type="float" office:value="-3910.2470250668">
            <text:p>-3910,2470250668</text:p>
          </table:table-cell>
          <table:table-cell office:value-type="float" office:value="-290.38943100128">
            <text:p>-290,3894310013</text:p>
          </table:table-cell>
          <table:table-cell office:value-type="float" office:value="-68.4361250870601">
            <text:p>-68,4361250871</text:p>
          </table:table-cell>
          <table:table-cell office:value-type="float" office:value="4518">
            <text:p>4518</text:p>
          </table:table-cell>
          <table:table-cell table:formula="of:=-([.B69]+[.C69])/[.D69]/2" office:value-type="float" office:value="37.5">
            <text:p>37,5</text:p>
          </table:table-cell>
          <table:table-cell table:formula="of:=[.Q69]-[.R69]" office:value-type="float" office:value="-221.95330591422">
            <text:p>-221,9533059142</text:p>
          </table:table-cell>
          <table:table-cell table:number-columns-repeated="1003"/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-0.75">
            <text:p>-0,75</text:p>
          </table:table-cell>
          <table:table-cell office:value-type="float" office:value="0.75">
            <text:p>0,75</text:p>
          </table:table-cell>
          <table:table-cell office:value-type="float" office:value="0.004">
            <text:p>0,004</text:p>
          </table:table-cell>
          <table:table-cell office:value-type="float" office:value="0.200130936239788">
            <text:p>0,2001309362</text:p>
          </table:table-cell>
          <table:table-cell office:value-type="float" office:value="-1503.14136252251">
            <text:p>-1503,1413625225</text:p>
          </table:table-cell>
          <table:table-cell office:value-type="float" office:value="-182.897643521425">
            <text:p>-182,8976435214</text:p>
          </table:table-cell>
          <table:table-cell office:value-type="float" office:value="-34.1583756375038">
            <text:p>-34,1583756375</text:p>
          </table:table-cell>
          <table:table-cell office:value-type="float" office:value="2460">
            <text:p>2460</text:p>
          </table:table-cell>
          <table:table-cell office:value-type="float" office:value="0.186127092375147">
            <text:p>0,1861270924</text:p>
          </table:table-cell>
          <table:table-cell office:value-type="float" office:value="-2122.12203316651">
            <text:p>-2122,1220331665</text:p>
          </table:table-cell>
          <table:table-cell office:value-type="float" office:value="44.9206056102912">
            <text:p>44,9206056103</text:p>
          </table:table-cell>
          <table:table-cell office:value-type="float" office:value="-57.0771522829467">
            <text:p>-57,0771522829</text:p>
          </table:table-cell>
          <table:table-cell office:value-type="float" office:value="3720">
            <text:p>3720</text:p>
          </table:table-cell>
          <table:table-cell office:value-type="float" office:value="0.191728629921003">
            <text:p>0,1917286299</text:p>
          </table:table-cell>
          <table:table-cell office:value-type="float" office:value="-3625.26339568902">
            <text:p>-3625,263395689</text:p>
          </table:table-cell>
          <table:table-cell office:value-type="float" office:value="-137.977037911134">
            <text:p>-137,9770379111</text:p>
          </table:table-cell>
          <table:table-cell office:value-type="float" office:value="-91.2355279204506">
            <text:p>-91,2355279205</text:p>
          </table:table-cell>
          <table:table-cell office:value-type="float" office:value="6180">
            <text:p>6180</text:p>
          </table:table-cell>
          <table:table-cell table:formula="of:=-([.B70]+[.C70])/[.D70]/2" office:value-type="float" office:value="-0">
            <text:p>-0</text:p>
          </table:table-cell>
          <table:table-cell table:formula="of:=[.Q70]-[.R70]" office:value-type="float" office:value="-46.7415099906834">
            <text:p>-46,7415099907</text:p>
          </table:table-cell>
          <table:table-cell table:number-columns-repeated="1003"/>
        </table:table-row>
        <table:table-row table:style-name="ro2">
          <table:table-cell table:style-name="ce1" office:value-type="float" office:value="90">
            <text:p>90</text:p>
          </table:table-cell>
          <table:table-cell office:value-type="float" office:value="-0.75">
            <text:p>-0,75</text:p>
          </table:table-cell>
          <table:table-cell office:value-type="float" office:value="0.9">
            <text:p>0,9</text:p>
          </table:table-cell>
          <table:table-cell office:value-type="float" office:value="0.004">
            <text:p>0,004</text:p>
          </table:table-cell>
          <table:table-cell office:value-type="float" office:value="0.202810600112508">
            <text:p>0,2028106001</text:p>
          </table:table-cell>
          <table:table-cell office:value-type="float" office:value="-1525.35686347693">
            <text:p>-1525,3568634769</text:p>
          </table:table-cell>
          <table:table-cell office:value-type="float" office:value="-108.580421954907">
            <text:p>-108,5804219549</text:p>
          </table:table-cell>
          <table:table-cell office:value-type="float" office:value="-33.205967443048">
            <text:p>-33,205967443</text:p>
          </table:table-cell>
          <table:table-cell office:value-type="float" office:value="2456">
            <text:p>2456</text:p>
          </table:table-cell>
          <table:table-cell office:value-type="float" office:value="0.188687891838078">
            <text:p>0,1886878918</text:p>
          </table:table-cell>
          <table:table-cell office:value-type="float" office:value="-2156.3125224831">
            <text:p>-2156,3125224831</text:p>
          </table:table-cell>
          <table:table-cell office:value-type="float" office:value="4.69495791056029">
            <text:p>4,6949579106</text:p>
          </table:table-cell>
          <table:table-cell office:value-type="float" office:value="-58.7393190190952">
            <text:p>-58,7393190191</text:p>
          </table:table-cell>
          <table:table-cell office:value-type="float" office:value="3677">
            <text:p>3677</text:p>
          </table:table-cell>
          <table:table-cell office:value-type="float" office:value="0.19433697514785">
            <text:p>0,1943369751</text:p>
          </table:table-cell>
          <table:table-cell office:value-type="float" office:value="-3681.66938596003">
            <text:p>-3681,66938596</text:p>
          </table:table-cell>
          <table:table-cell office:value-type="float" office:value="-103.885464044347">
            <text:p>-103,8854640443</text:p>
          </table:table-cell>
          <table:table-cell office:value-type="float" office:value="-91.9452864621431">
            <text:p>-91,9452864621</text:p>
          </table:table-cell>
          <table:table-cell office:value-type="float" office:value="6133">
            <text:p>6133</text:p>
          </table:table-cell>
          <table:table-cell table:formula="of:=-([.B71]+[.C71])/[.D71]/2" office:value-type="float" office:value="-18.75">
            <text:p>-18,75</text:p>
          </table:table-cell>
          <table:table-cell table:formula="of:=[.Q71]-[.R71]" office:value-type="float" office:value="-11.9401775822034">
            <text:p>-11,9401775822</text:p>
          </table:table-cell>
          <table:table-cell table:number-columns-repeated="1003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-1.05">
            <text:p>-1,05</text:p>
          </table:table-cell>
          <table:table-cell office:value-type="float" office:value="1.11022302462516E-016">
            <text:p>1,11022302462516E-016</text:p>
          </table:table-cell>
          <table:table-cell office:value-type="float" office:value="0.004">
            <text:p>0,004</text:p>
          </table:table-cell>
          <table:table-cell office:value-type="float" office:value="0.197433027916444">
            <text:p>0,1974330279</text:p>
          </table:table-cell>
          <table:table-cell office:value-type="float" office:value="-1481.55477210213">
            <text:p>-1481,5547721021</text:p>
          </table:table-cell>
          <table:table-cell office:value-type="float" office:value="-230.638098693058">
            <text:p>-230,6380986931</text:p>
          </table:table-cell>
          <table:table-cell office:value-type="float" office:value="-31.9822201822301">
            <text:p>-31,9822201822</text:p>
          </table:table-cell>
          <table:table-cell office:value-type="float" office:value="1512">
            <text:p>1512</text:p>
          </table:table-cell>
          <table:table-cell office:value-type="float" office:value="0.186765287136865">
            <text:p>0,1867652871</text:p>
          </table:table-cell>
          <table:table-cell office:value-type="float" office:value="-2111.94600684092">
            <text:p>-2111,9460068409</text:p>
          </table:table-cell>
          <table:table-cell office:value-type="float" office:value="-144.354843885287">
            <text:p>-144,3548438853</text:p>
          </table:table-cell>
          <table:table-cell office:value-type="float" office:value="-76.5837953819474">
            <text:p>-76,5837953819</text:p>
          </table:table-cell>
          <table:table-cell office:value-type="float" office:value="2686">
            <text:p>2686</text:p>
          </table:table-cell>
          <table:table-cell office:value-type="float" office:value="0.191032383448696">
            <text:p>0,1910323834</text:p>
          </table:table-cell>
          <table:table-cell office:value-type="float" office:value="-3593.50077894305">
            <text:p>-3593,5007789431</text:p>
          </table:table-cell>
          <table:table-cell office:value-type="float" office:value="-374.992942578346">
            <text:p>-374,9929425783</text:p>
          </table:table-cell>
          <table:table-cell office:value-type="float" office:value="-108.566015564178">
            <text:p>-108,5660155642</text:p>
          </table:table-cell>
          <table:table-cell office:value-type="float" office:value="4198">
            <text:p>4198</text:p>
          </table:table-cell>
          <table:table-cell table:formula="of:=-([.B72]+[.C72])/[.D72]/2" office:value-type="float" office:value="131.25">
            <text:p>131,25</text:p>
          </table:table-cell>
          <table:table-cell table:formula="of:=[.Q72]-[.R72]" office:value-type="float" office:value="-266.426927014168">
            <text:p>-266,4269270142</text:p>
          </table:table-cell>
          <table:table-cell table:number-columns-repeated="1003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0.75">
            <text:p>-0,75</text:p>
          </table:table-cell>
          <table:table-cell office:value-type="float" office:value="-1.11022302462516E-016">
            <text:p>-1,11022302462516E-016</text:p>
          </table:table-cell>
          <table:table-cell office:value-type="float" office:value="0.004">
            <text:p>0,004</text:p>
          </table:table-cell>
          <table:table-cell office:value-type="float" office:value="0.197085941507547">
            <text:p>0,1970859415</text:p>
          </table:table-cell>
          <table:table-cell office:value-type="float" office:value="-1509.45413581895">
            <text:p>-1509,454135819</text:p>
          </table:table-cell>
          <table:table-cell office:value-type="float" office:value="-268.847179001632">
            <text:p>-268,8471790016</text:p>
          </table:table-cell>
          <table:table-cell office:value-type="float" office:value="-29.1109362968169">
            <text:p>-29,1109362968</text:p>
          </table:table-cell>
          <table:table-cell office:value-type="float" office:value="1660">
            <text:p>1660</text:p>
          </table:table-cell>
          <table:table-cell office:value-type="float" office:value="0.182255902507935">
            <text:p>0,1822559025</text:p>
          </table:table-cell>
          <table:table-cell office:value-type="float" office:value="-2119.48906671387">
            <text:p>-2119,4890667139</text:p>
          </table:table-cell>
          <table:table-cell office:value-type="float" office:value="36.1993061007995">
            <text:p>36,1993061008</text:p>
          </table:table-cell>
          <table:table-cell office:value-type="float" office:value="-50.5236499577927">
            <text:p>-50,5236499578</text:p>
          </table:table-cell>
          <table:table-cell office:value-type="float" office:value="2634">
            <text:p>2634</text:p>
          </table:table-cell>
          <table:table-cell office:value-type="float" office:value="0.18818791810778">
            <text:p>0,1881879181</text:p>
          </table:table-cell>
          <table:table-cell office:value-type="float" office:value="-3628.94320253283">
            <text:p>-3628,9432025328</text:p>
          </table:table-cell>
          <table:table-cell office:value-type="float" office:value="-232.647872900833">
            <text:p>-232,6478729008</text:p>
          </table:table-cell>
          <table:table-cell office:value-type="float" office:value="-79.6345862546096">
            <text:p>-79,6345862546</text:p>
          </table:table-cell>
          <table:table-cell office:value-type="float" office:value="4294">
            <text:p>4294</text:p>
          </table:table-cell>
          <table:table-cell table:formula="of:=-([.B73]+[.C73])/[.D73]/2" office:value-type="float" office:value="93.75">
            <text:p>93,75</text:p>
          </table:table-cell>
          <table:table-cell table:formula="of:=[.Q73]-[.R73]" office:value-type="float" office:value="-153.013286646223">
            <text:p>-153,0132866462</text:p>
          </table:table-cell>
          <table:table-cell table:number-columns-repeated="1003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.05">
            <text:p>-1,05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3235512543627">
            <text:p>0,1932355125</text:p>
          </table:table-cell>
          <table:table-cell office:value-type="float" office:value="-1464.35255710863">
            <text:p>-1464,3525571086</text:p>
          </table:table-cell>
          <table:table-cell office:value-type="float" office:value="-135.078825551168">
            <text:p>-135,0788255512</text:p>
          </table:table-cell>
          <table:table-cell office:value-type="float" office:value="-29.0783359816789">
            <text:p>-29,0783359817</text:p>
          </table:table-cell>
          <table:table-cell office:value-type="float" office:value="1911">
            <text:p>1911</text:p>
          </table:table-cell>
          <table:table-cell office:value-type="float" office:value="0.181061350440745">
            <text:p>0,1810613504</text:p>
          </table:table-cell>
          <table:table-cell office:value-type="float" office:value="-2078.89739297882">
            <text:p>-2078,8973929788</text:p>
          </table:table-cell>
          <table:table-cell office:value-type="float" office:value="49.2402162683735">
            <text:p>49,2402162684</text:p>
          </table:table-cell>
          <table:table-cell office:value-type="float" office:value="-31.5052330836959">
            <text:p>-31,5052330837</text:p>
          </table:table-cell>
          <table:table-cell office:value-type="float" office:value="2775">
            <text:p>2775</text:p>
          </table:table-cell>
          <table:table-cell office:value-type="float" office:value="0.185931015281897">
            <text:p>0,1859310153</text:p>
          </table:table-cell>
          <table:table-cell office:value-type="float" office:value="-3543.24995008745">
            <text:p>-3543,2499500875</text:p>
          </table:table-cell>
          <table:table-cell office:value-type="float" office:value="-85.8386092827949">
            <text:p>-85,8386092828</text:p>
          </table:table-cell>
          <table:table-cell office:value-type="float" office:value="-60.5835690653748">
            <text:p>-60,5835690654</text:p>
          </table:table-cell>
          <table:table-cell office:value-type="float" office:value="4686">
            <text:p>4686</text:p>
          </table:table-cell>
          <table:table-cell table:formula="of:=-([.B74]+[.C74])/[.D74]/2" office:value-type="float" office:value="50">
            <text:p>50</text:p>
          </table:table-cell>
          <table:table-cell table:formula="of:=[.Q74]-[.R74]" office:value-type="float" office:value="-25.25504021742">
            <text:p>-25,2550402174</text:p>
          </table:table-cell>
          <table:table-cell table:number-columns-repeated="1003"/>
        </table:table-row>
        <table:table-row table:style-name="ro2">
          <table:table-cell table:style-name="ce1" office:value-type="float" office:value="161">
            <text:p>161</text:p>
          </table:table-cell>
          <table:table-cell office:value-type="float" office:value="-0.15">
            <text:p>-0,15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213732509787234">
            <text:p>0,2137325098</text:p>
          </table:table-cell>
          <table:table-cell office:value-type="float" office:value="-1825.30207718226">
            <text:p>-1825,3020771823</text:p>
          </table:table-cell>
          <table:table-cell office:value-type="float" office:value="-134.680455009636">
            <text:p>-134,6804550096</text:p>
          </table:table-cell>
          <table:table-cell office:value-type="float" office:value="-27.8701408421221">
            <text:p>-27,8701408421</text:p>
          </table:table-cell>
          <table:table-cell office:value-type="float" office:value="1780">
            <text:p>1780</text:p>
          </table:table-cell>
          <table:table-cell office:value-type="float" office:value="0.199304702835369">
            <text:p>0,1993047028</text:p>
          </table:table-cell>
          <table:table-cell office:value-type="float" office:value="-2579.80001564229">
            <text:p>-2579,8000156423</text:p>
          </table:table-cell>
          <table:table-cell office:value-type="float" office:value="-73.991860617892">
            <text:p>-73,9918606179</text:p>
          </table:table-cell>
          <table:table-cell office:value-type="float" office:value="-20.4557618593557">
            <text:p>-20,4557618594</text:p>
          </table:table-cell>
          <table:table-cell office:value-type="float" office:value="2482">
            <text:p>2482</text:p>
          </table:table-cell>
          <table:table-cell office:value-type="float" office:value="0.205075825616115">
            <text:p>0,2050758256</text:p>
          </table:table-cell>
          <table:table-cell office:value-type="float" office:value="-4405.10209282455">
            <text:p>-4405,1020928246</text:p>
          </table:table-cell>
          <table:table-cell office:value-type="float" office:value="-208.672315627528">
            <text:p>-208,6723156275</text:p>
          </table:table-cell>
          <table:table-cell office:value-type="float" office:value="-48.3259027014778">
            <text:p>-48,3259027015</text:p>
          </table:table-cell>
          <table:table-cell office:value-type="float" office:value="4262">
            <text:p>4262</text:p>
          </table:table-cell>
          <table:table-cell table:formula="of:=-([.B75]+[.C75])/[.D75]/2" office:value-type="float" office:value="-0">
            <text:p>-0</text:p>
          </table:table-cell>
          <table:table-cell table:formula="of:=[.Q75]-[.R75]" office:value-type="float" office:value="-160.34641292605">
            <text:p>-160,3464129261</text:p>
          </table:table-cell>
          <table:table-cell table:number-columns-repeated="1003"/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float" office:value="-0.9">
            <text:p>-0,9</text:p>
          </table:table-cell>
          <table:table-cell office:value-type="float" office:value="0.75">
            <text:p>0,75</text:p>
          </table:table-cell>
          <table:table-cell office:value-type="float" office:value="0.008">
            <text:p>0,008</text:p>
          </table:table-cell>
          <table:table-cell office:value-type="float" office:value="0.196546710524948">
            <text:p>0,1965467105</text:p>
          </table:table-cell>
          <table:table-cell office:value-type="float" office:value="-1496.27953619855">
            <text:p>-1496,2795361986</text:p>
          </table:table-cell>
          <table:table-cell office:value-type="float" office:value="-11.9933952227636">
            <text:p>-11,9933952228</text:p>
          </table:table-cell>
          <table:table-cell office:value-type="float" office:value="-27.7383245414954">
            <text:p>-27,7383245415</text:p>
          </table:table-cell>
          <table:table-cell office:value-type="float" office:value="1880">
            <text:p>1880</text:p>
          </table:table-cell>
          <table:table-cell office:value-type="float" office:value="0.185137946285196">
            <text:p>0,1851379463</text:p>
          </table:table-cell>
          <table:table-cell office:value-type="float" office:value="-2144.17383455522">
            <text:p>-2144,1738345552</text:p>
          </table:table-cell>
          <table:table-cell office:value-type="float" office:value="86.0582816681456">
            <text:p>86,0582816681</text:p>
          </table:table-cell>
          <table:table-cell office:value-type="float" office:value="-20.1067746233999">
            <text:p>-20,1067746234</text:p>
          </table:table-cell>
          <table:table-cell office:value-type="float" office:value="2567">
            <text:p>2567</text:p>
          </table:table-cell>
          <table:table-cell office:value-type="float" office:value="0.189701451981097">
            <text:p>0,189701452</text:p>
          </table:table-cell>
          <table:table-cell office:value-type="float" office:value="-3640.45337075377">
            <text:p>-3640,4533707538</text:p>
          </table:table-cell>
          <table:table-cell office:value-type="float" office:value="74.064886445382">
            <text:p>74,0648864454</text:p>
          </table:table-cell>
          <table:table-cell office:value-type="float" office:value="-47.8450991648953">
            <text:p>-47,8450991649</text:p>
          </table:table-cell>
          <table:table-cell office:value-type="float" office:value="4447">
            <text:p>4447</text:p>
          </table:table-cell>
          <table:table-cell table:formula="of:=-([.B76]+[.C76])/[.D76]/2" office:value-type="float" office:value="9.375">
            <text:p>9,375</text:p>
          </table:table-cell>
          <table:table-cell table:formula="of:=[.Q76]-[.R76]" office:value-type="float" office:value="121.909985610277">
            <text:p>121,9099856103</text:p>
          </table:table-cell>
          <table:table-cell table:number-columns-repeated="1003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-0.9">
            <text:p>-0,9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6083687143922">
            <text:p>0,1960836871</text:p>
          </table:table-cell>
          <table:table-cell office:value-type="float" office:value="-1475.928888947">
            <text:p>-1475,928888947</text:p>
          </table:table-cell>
          <table:table-cell office:value-type="float" office:value="-170.584063292914">
            <text:p>-170,5840632929</text:p>
          </table:table-cell>
          <table:table-cell office:value-type="float" office:value="-27.5751126342822">
            <text:p>-27,5751126343</text:p>
          </table:table-cell>
          <table:table-cell office:value-type="float" office:value="2252">
            <text:p>2252</text:p>
          </table:table-cell>
          <table:table-cell office:value-type="float" office:value="0.1812041894284">
            <text:p>0,1812041894</text:p>
          </table:table-cell>
          <table:table-cell office:value-type="float" office:value="-2073.69171145943">
            <text:p>-2073,6917114594</text:p>
          </table:table-cell>
          <table:table-cell office:value-type="float" office:value="88.8334933766795">
            <text:p>88,8334933767</text:p>
          </table:table-cell>
          <table:table-cell office:value-type="float" office:value="-69.4654150402138">
            <text:p>-69,4654150402</text:p>
          </table:table-cell>
          <table:table-cell office:value-type="float" office:value="3501">
            <text:p>3501</text:p>
          </table:table-cell>
          <table:table-cell office:value-type="float" office:value="0.187155988514609">
            <text:p>0,1871559885</text:p>
          </table:table-cell>
          <table:table-cell office:value-type="float" office:value="-3549.62060040645">
            <text:p>-3549,6206004065</text:p>
          </table:table-cell>
          <table:table-cell office:value-type="float" office:value="-81.750569916235">
            <text:p>-81,7505699162</text:p>
          </table:table-cell>
          <table:table-cell office:value-type="float" office:value="-97.0405276744963">
            <text:p>-97,0405276745</text:p>
          </table:table-cell>
          <table:table-cell office:value-type="float" office:value="5753">
            <text:p>5753</text:p>
          </table:table-cell>
          <table:table-cell table:formula="of:=-([.B77]+[.C77])/[.D77]/2" office:value-type="float" office:value="56.25">
            <text:p>56,25</text:p>
          </table:table-cell>
          <table:table-cell table:formula="of:=[.Q77]-[.R77]" office:value-type="float" office:value="15.2899577582613">
            <text:p>15,2899577583</text:p>
          </table:table-cell>
          <table:table-cell table:number-columns-repeated="1003"/>
        </table:table-row>
        <table:table-row table:style-name="ro2">
          <table:table-cell table:style-name="ce1" office:value-type="float" office:value="125">
            <text:p>125</text:p>
          </table:table-cell>
          <table:table-cell office:value-type="float" office:value="-0.45">
            <text:p>-0,45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203377697557147">
            <text:p>0,2033776976</text:p>
          </table:table-cell>
          <table:table-cell office:value-type="float" office:value="-1605.48987535641">
            <text:p>-1605,4898753564</text:p>
          </table:table-cell>
          <table:table-cell office:value-type="float" office:value="5.24938343258195">
            <text:p>5,2493834326</text:p>
          </table:table-cell>
          <table:table-cell office:value-type="float" office:value="-26.1405759269549">
            <text:p>-26,140575927</text:p>
          </table:table-cell>
          <table:table-cell office:value-type="float" office:value="1596">
            <text:p>1596</text:p>
          </table:table-cell>
          <table:table-cell office:value-type="float" office:value="0.190471941727291">
            <text:p>0,1904719417</text:p>
          </table:table-cell>
          <table:table-cell office:value-type="float" office:value="-2281.04716427241">
            <text:p>-2281,0471642724</text:p>
          </table:table-cell>
          <table:table-cell office:value-type="float" office:value="-123.666470499122">
            <text:p>-123,6664704991</text:p>
          </table:table-cell>
          <table:table-cell office:value-type="float" office:value="-28.3060779884974">
            <text:p>-28,3060779885</text:p>
          </table:table-cell>
          <table:table-cell office:value-type="float" office:value="2244">
            <text:p>2244</text:p>
          </table:table-cell>
          <table:table-cell office:value-type="float" office:value="0.195634244059233">
            <text:p>0,1956342441</text:p>
          </table:table-cell>
          <table:table-cell office:value-type="float" office:value="-3886.53703962881">
            <text:p>-3886,5370396288</text:p>
          </table:table-cell>
          <table:table-cell office:value-type="float" office:value="-118.41708706654">
            <text:p>-118,4170870665</text:p>
          </table:table-cell>
          <table:table-cell office:value-type="float" office:value="-54.4466539154523">
            <text:p>-54,4466539155</text:p>
          </table:table-cell>
          <table:table-cell office:value-type="float" office:value="3840">
            <text:p>3840</text:p>
          </table:table-cell>
          <table:table-cell table:formula="of:=-([.B78]+[.C78])/[.D78]/2" office:value-type="float" office:value="18.75">
            <text:p>18,75</text:p>
          </table:table-cell>
          <table:table-cell table:formula="of:=[.Q78]-[.R78]" office:value-type="float" office:value="-63.9704331510881">
            <text:p>-63,9704331511</text:p>
          </table:table-cell>
          <table:table-cell table:number-columns-repeated="1003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1.05">
            <text:p>-1,05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192884428195762">
            <text:p>0,1928844282</text:p>
          </table:table-cell>
          <table:table-cell office:value-type="float" office:value="-1465.72892771837">
            <text:p>-1465,7289277184</text:p>
          </table:table-cell>
          <table:table-cell office:value-type="float" office:value="-0.0352706230255211">
            <text:p>-0,035270623</text:p>
          </table:table-cell>
          <table:table-cell office:value-type="float" office:value="-25.4448652061477">
            <text:p>-25,4448652061</text:p>
          </table:table-cell>
          <table:table-cell office:value-type="float" office:value="1488">
            <text:p>1488</text:p>
          </table:table-cell>
          <table:table-cell office:value-type="float" office:value="0.181345026691599">
            <text:p>0,1813450267</text:p>
          </table:table-cell>
          <table:table-cell office:value-type="float" office:value="-2093.83610774975">
            <text:p>-2093,8361077498</text:p>
          </table:table-cell>
          <table:table-cell office:value-type="float" office:value="71.7002094021531">
            <text:p>71,7002094022</text:p>
          </table:table-cell>
          <table:table-cell office:value-type="float" office:value="-29.2073053096609">
            <text:p>-29,2073053097</text:p>
          </table:table-cell>
          <table:table-cell office:value-type="float" office:value="2032">
            <text:p>2032</text:p>
          </table:table-cell>
          <table:table-cell office:value-type="float" office:value="0.185960787293264">
            <text:p>0,1859607873</text:p>
          </table:table-cell>
          <table:table-cell office:value-type="float" office:value="-3559.56503546811">
            <text:p>-3559,5650354681</text:p>
          </table:table-cell>
          <table:table-cell office:value-type="float" office:value="71.6649387791277">
            <text:p>71,6649387791</text:p>
          </table:table-cell>
          <table:table-cell office:value-type="float" office:value="-54.6521705158085">
            <text:p>-54,6521705158</text:p>
          </table:table-cell>
          <table:table-cell office:value-type="float" office:value="3520">
            <text:p>3520</text:p>
          </table:table-cell>
          <table:table-cell table:formula="of:=-([.B79]+[.C79])/[.D79]/2" office:value-type="float" office:value="46.875">
            <text:p>46,875</text:p>
          </table:table-cell>
          <table:table-cell table:formula="of:=[.Q79]-[.R79]" office:value-type="float" office:value="126.317109294936">
            <text:p>126,3171092949</text:p>
          </table:table-cell>
          <table:table-cell table:number-columns-repeated="1003"/>
        </table:table-row>
        <table:table-row table:style-name="ro2">
          <table:table-cell table:style-name="ce1" office:value-type="float" office:value="146">
            <text:p>146</text:p>
          </table:table-cell>
          <table:table-cell office:value-type="float" office:value="-0.3">
            <text:p>-0,3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209737152711676">
            <text:p>0,2097371527</text:p>
          </table:table-cell>
          <table:table-cell office:value-type="float" office:value="-1695.31819112035">
            <text:p>-1695,3181911204</text:p>
          </table:table-cell>
          <table:table-cell office:value-type="float" office:value="-175.341098350046">
            <text:p>-175,34109835</text:p>
          </table:table-cell>
          <table:table-cell office:value-type="float" office:value="-24.2469772036678">
            <text:p>-24,2469772037</text:p>
          </table:table-cell>
          <table:table-cell office:value-type="float" office:value="1699">
            <text:p>1699</text:p>
          </table:table-cell>
          <table:table-cell office:value-type="float" office:value="0.196897628269604">
            <text:p>0,1968976283</text:p>
          </table:table-cell>
          <table:table-cell office:value-type="float" office:value="-2418.95132986197">
            <text:p>-2418,951329862</text:p>
          </table:table-cell>
          <table:table-cell office:value-type="float" office:value="-179.268966570856">
            <text:p>-179,2689665709</text:p>
          </table:table-cell>
          <table:table-cell office:value-type="float" office:value="-16.940117027091">
            <text:p>-16,9401170271</text:p>
          </table:table-cell>
          <table:table-cell office:value-type="float" office:value="2399">
            <text:p>2399</text:p>
          </table:table-cell>
          <table:table-cell office:value-type="float" office:value="0.202033438046433">
            <text:p>0,202033438</text:p>
          </table:table-cell>
          <table:table-cell office:value-type="float" office:value="-4114.26952098231">
            <text:p>-4114,2695209823</text:p>
          </table:table-cell>
          <table:table-cell office:value-type="float" office:value="-354.610064920901">
            <text:p>-354,6100649209</text:p>
          </table:table-cell>
          <table:table-cell office:value-type="float" office:value="-41.1870942307588">
            <text:p>-41,1870942308</text:p>
          </table:table-cell>
          <table:table-cell office:value-type="float" office:value="4098">
            <text:p>4098</text:p>
          </table:table-cell>
          <table:table-cell table:formula="of:=-([.B80]+[.C80])/[.D80]/2" office:value-type="float" office:value="9.37499999999999">
            <text:p>9,375</text:p>
          </table:table-cell>
          <table:table-cell table:formula="of:=[.Q80]-[.R80]" office:value-type="float" office:value="-313.422970690142">
            <text:p>-313,4229706901</text:p>
          </table:table-cell>
          <table:table-cell table:number-columns-repeated="1003"/>
        </table:table-row>
        <table:table-row table:style-name="ro2">
          <table:table-cell table:style-name="ce1" office:value-type="float" office:value="144">
            <text:p>144</text:p>
          </table:table-cell>
          <table:table-cell office:value-type="float" office:value="-0.3">
            <text:p>-0,3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201219590715093">
            <text:p>0,2012195907</text:p>
          </table:table-cell>
          <table:table-cell office:value-type="float" office:value="-1620.20469569852">
            <text:p>-1620,2046956985</text:p>
          </table:table-cell>
          <table:table-cell office:value-type="float" office:value="-193.584010670546">
            <text:p>-193,5840106705</text:p>
          </table:table-cell>
          <table:table-cell office:value-type="float" office:value="-23.8260297008071">
            <text:p>-23,8260297008</text:p>
          </table:table-cell>
          <table:table-cell office:value-type="float" office:value="1815">
            <text:p>1815</text:p>
          </table:table-cell>
          <table:table-cell office:value-type="float" office:value="0.189656865058023">
            <text:p>0,1896568651</text:p>
          </table:table-cell>
          <table:table-cell office:value-type="float" office:value="-2292.57766464672">
            <text:p>-2292,5776646467</text:p>
          </table:table-cell>
          <table:table-cell office:value-type="float" office:value="-194.207140790818">
            <text:p>-194,2071407908</text:p>
          </table:table-cell>
          <table:table-cell office:value-type="float" office:value="-46.5192846134165">
            <text:p>-46,5192846134</text:p>
          </table:table-cell>
          <table:table-cell office:value-type="float" office:value="2754">
            <text:p>2754</text:p>
          </table:table-cell>
          <table:table-cell office:value-type="float" office:value="0.194281955320851">
            <text:p>0,1942819553</text:p>
          </table:table-cell>
          <table:table-cell office:value-type="float" office:value="-3912.78236034524">
            <text:p>-3912,7823603453</text:p>
          </table:table-cell>
          <table:table-cell office:value-type="float" office:value="-387.791151461363">
            <text:p>-387,7911514614</text:p>
          </table:table-cell>
          <table:table-cell office:value-type="float" office:value="-70.3453143142234">
            <text:p>-70,3453143142</text:p>
          </table:table-cell>
          <table:table-cell office:value-type="float" office:value="4569">
            <text:p>4569</text:p>
          </table:table-cell>
          <table:table-cell table:formula="of:=-([.B81]+[.C81])/[.D81]/2" office:value-type="float" office:value="18.75">
            <text:p>18,75</text:p>
          </table:table-cell>
          <table:table-cell table:formula="of:=[.Q81]-[.R81]" office:value-type="float" office:value="-317.44583714714">
            <text:p>-317,4458371471</text:p>
          </table:table-cell>
          <table:table-cell table:number-columns-repeated="1003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1.05">
            <text:p>-1,05</text:p>
          </table:table-cell>
          <table:table-cell office:value-type="float" office:value="1.11022302462516E-016">
            <text:p>1,11022302462516E-016</text:p>
          </table:table-cell>
          <table:table-cell office:value-type="float" office:value="0.006">
            <text:p>0,006</text:p>
          </table:table-cell>
          <table:table-cell office:value-type="float" office:value="0.193428513735217">
            <text:p>0,1934285137</text:p>
          </table:table-cell>
          <table:table-cell office:value-type="float" office:value="-1464.98892094937">
            <text:p>-1464,9889209494</text:p>
          </table:table-cell>
          <table:table-cell office:value-type="float" office:value="-156.600729940866">
            <text:p>-156,6007299409</text:p>
          </table:table-cell>
          <table:table-cell office:value-type="float" office:value="-23.7559208911565">
            <text:p>-23,7559208912</text:p>
          </table:table-cell>
          <table:table-cell office:value-type="float" office:value="1262">
            <text:p>1262</text:p>
          </table:table-cell>
          <table:table-cell office:value-type="float" office:value="0.184829366912894">
            <text:p>0,1848293669</text:p>
          </table:table-cell>
          <table:table-cell office:value-type="float" office:value="-2102.22842608969">
            <text:p>-2102,2284260897</text:p>
          </table:table-cell>
          <table:table-cell office:value-type="float" office:value="-37.5020243359327">
            <text:p>-37,5020243359</text:p>
          </table:table-cell>
          <table:table-cell office:value-type="float" office:value="-18.5629450237232">
            <text:p>-18,5629450237</text:p>
          </table:table-cell>
          <table:table-cell office:value-type="float" office:value="1893">
            <text:p>1893</text:p>
          </table:table-cell>
          <table:table-cell office:value-type="float" office:value="0.188269025641823">
            <text:p>0,1882690256</text:p>
          </table:table-cell>
          <table:table-cell office:value-type="float" office:value="-3567.21734703907">
            <text:p>-3567,2173470391</text:p>
          </table:table-cell>
          <table:table-cell office:value-type="float" office:value="-194.102754276798">
            <text:p>-194,1027542768</text:p>
          </table:table-cell>
          <table:table-cell office:value-type="float" office:value="-42.3188659148797">
            <text:p>-42,3188659149</text:p>
          </table:table-cell>
          <table:table-cell office:value-type="float" office:value="3155">
            <text:p>3155</text:p>
          </table:table-cell>
          <table:table-cell table:formula="of:=-([.B82]+[.C82])/[.D82]/2" office:value-type="float" office:value="87.5">
            <text:p>87,5</text:p>
          </table:table-cell>
          <table:table-cell table:formula="of:=[.Q82]-[.R82]" office:value-type="float" office:value="-151.783888361919">
            <text:p>-151,7838883619</text:p>
          </table:table-cell>
          <table:table-cell table:number-columns-repeated="1003"/>
        </table:table-row>
        <table:table-row table:style-name="ro2">
          <table:table-cell table:style-name="ce1" office:value-type="float" office:value="59">
            <text:p>59</text:p>
          </table:table-cell>
          <table:table-cell office:value-type="float" office:value="-0.9">
            <text:p>-0,9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198327522091867">
            <text:p>0,1983275221</text:p>
          </table:table-cell>
          <table:table-cell office:value-type="float" office:value="-1500.22763197659">
            <text:p>-1500,2276319766</text:p>
          </table:table-cell>
          <table:table-cell office:value-type="float" office:value="-43.7776615115645">
            <text:p>-43,7776615116</text:p>
          </table:table-cell>
          <table:table-cell office:value-type="float" office:value="-23.5753472210564">
            <text:p>-23,5753472211</text:p>
          </table:table-cell>
          <table:table-cell office:value-type="float" office:value="1789">
            <text:p>1789</text:p>
          </table:table-cell>
          <table:table-cell office:value-type="float" office:value="0.185851538384206">
            <text:p>0,1858515384</text:p>
          </table:table-cell>
          <table:table-cell office:value-type="float" office:value="-2140.29814952275">
            <text:p>-2140,2981495228</text:p>
          </table:table-cell>
          <table:table-cell office:value-type="float" office:value="63.9851932964814">
            <text:p>63,9851932965</text:p>
          </table:table-cell>
          <table:table-cell office:value-type="float" office:value="-22.4955694970916">
            <text:p>-22,4955694971</text:p>
          </table:table-cell>
          <table:table-cell office:value-type="float" office:value="2431">
            <text:p>2431</text:p>
          </table:table-cell>
          <table:table-cell office:value-type="float" office:value="0.19084193186727">
            <text:p>0,1908419319</text:p>
          </table:table-cell>
          <table:table-cell office:value-type="float" office:value="-3640.52578149934">
            <text:p>-3640,5257814994</text:p>
          </table:table-cell>
          <table:table-cell office:value-type="float" office:value="20.2075317849169">
            <text:p>20,2075317849</text:p>
          </table:table-cell>
          <table:table-cell office:value-type="float" office:value="-46.0709167181481">
            <text:p>-46,0709167181</text:p>
          </table:table-cell>
          <table:table-cell office:value-type="float" office:value="4220">
            <text:p>4220</text:p>
          </table:table-cell>
          <table:table-cell table:formula="of:=-([.B83]+[.C83])/[.D83]/2" office:value-type="float" office:value="18.75">
            <text:p>18,75</text:p>
          </table:table-cell>
          <table:table-cell table:formula="of:=[.Q83]-[.R83]" office:value-type="float" office:value="66.278448503065">
            <text:p>66,2784485031</text:p>
          </table:table-cell>
          <table:table-cell table:number-columns-repeated="1003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-1.05">
            <text:p>-1,05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199438567107633">
            <text:p>0,1994385671</text:p>
          </table:table-cell>
          <table:table-cell office:value-type="float" office:value="-1503.30212402054">
            <text:p>-1503,3021240205</text:p>
          </table:table-cell>
          <table:table-cell office:value-type="float" office:value="-108.419392233171">
            <text:p>-108,4193922332</text:p>
          </table:table-cell>
          <table:table-cell office:value-type="float" office:value="-23.2755826772168">
            <text:p>-23,2755826772</text:p>
          </table:table-cell>
          <table:table-cell office:value-type="float" office:value="1270">
            <text:p>1270</text:p>
          </table:table-cell>
          <table:table-cell office:value-type="float" office:value="0.187114575106486">
            <text:p>0,1871145751</text:p>
          </table:table-cell>
          <table:table-cell office:value-type="float" office:value="-2146.45899365324">
            <text:p>-2146,4589936532</text:p>
          </table:table-cell>
          <table:table-cell office:value-type="float" office:value="-19.4499422045537">
            <text:p>-19,4499422046</text:p>
          </table:table-cell>
          <table:table-cell office:value-type="float" office:value="-26.9216829622973">
            <text:p>-26,9216829623</text:p>
          </table:table-cell>
          <table:table-cell office:value-type="float" office:value="1724">
            <text:p>1724</text:p>
          </table:table-cell>
          <table:table-cell office:value-type="float" office:value="0.192044171906944">
            <text:p>0,1920441719</text:p>
          </table:table-cell>
          <table:table-cell office:value-type="float" office:value="-3649.76111767378">
            <text:p>-3649,7611176738</text:p>
          </table:table-cell>
          <table:table-cell office:value-type="float" office:value="-127.869334437724">
            <text:p>-127,8693344377</text:p>
          </table:table-cell>
          <table:table-cell office:value-type="float" office:value="-50.1972656395141">
            <text:p>-50,1972656395</text:p>
          </table:table-cell>
          <table:table-cell office:value-type="float" office:value="2994">
            <text:p>2994</text:p>
          </table:table-cell>
          <table:table-cell table:formula="of:=-([.B84]+[.C84])/[.D84]/2" office:value-type="float" office:value="56.25">
            <text:p>56,25</text:p>
          </table:table-cell>
          <table:table-cell table:formula="of:=[.Q84]-[.R84]" office:value-type="float" office:value="-77.6720687982103">
            <text:p>-77,6720687982</text:p>
          </table:table-cell>
          <table:table-cell table:number-columns-repeated="1003"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-0.9">
            <text:p>-0,9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196811655578505">
            <text:p>0,1968116556</text:p>
          </table:table-cell>
          <table:table-cell office:value-type="float" office:value="-1494.29112985873">
            <text:p>-1494,2911298587</text:p>
          </table:table-cell>
          <table:table-cell office:value-type="float" office:value="-46.2763736021074">
            <text:p>-46,2763736021</text:p>
          </table:table-cell>
          <table:table-cell office:value-type="float" office:value="-22.8029354604246">
            <text:p>-22,8029354604</text:p>
          </table:table-cell>
          <table:table-cell office:value-type="float" office:value="1275">
            <text:p>1275</text:p>
          </table:table-cell>
          <table:table-cell office:value-type="float" office:value="0.185090499093307">
            <text:p>0,1850904991</text:p>
          </table:table-cell>
          <table:table-cell office:value-type="float" office:value="-2135.51527948562">
            <text:p>-2135,5152794856</text:p>
          </table:table-cell>
          <table:table-cell office:value-type="float" office:value="32.606577657437">
            <text:p>32,6065776574</text:p>
          </table:table-cell>
          <table:table-cell office:value-type="float" office:value="-15.0084996145479">
            <text:p>-15,0084996145</text:p>
          </table:table-cell>
          <table:table-cell office:value-type="float" office:value="1785">
            <text:p>1785</text:p>
          </table:table-cell>
          <table:table-cell office:value-type="float" office:value="0.189778961687387">
            <text:p>0,1897789617</text:p>
          </table:table-cell>
          <table:table-cell office:value-type="float" office:value="-3629.80640934435">
            <text:p>-3629,8064093444</text:p>
          </table:table-cell>
          <table:table-cell office:value-type="float" office:value="-13.6697959446704">
            <text:p>-13,6697959447</text:p>
          </table:table-cell>
          <table:table-cell office:value-type="float" office:value="-37.8114350749726">
            <text:p>-37,811435075</text:p>
          </table:table-cell>
          <table:table-cell office:value-type="float" office:value="3060">
            <text:p>3060</text:p>
          </table:table-cell>
          <table:table-cell table:formula="of:=-([.B85]+[.C85])/[.D85]/2" office:value-type="float" office:value="46.875">
            <text:p>46,875</text:p>
          </table:table-cell>
          <table:table-cell table:formula="of:=[.Q85]-[.R85]" office:value-type="float" office:value="24.1416391303022">
            <text:p>24,1416391303</text:p>
          </table:table-cell>
          <table:table-cell table:number-columns-repeated="1003"/>
        </table:table-row>
        <table:table-row table:style-name="ro2">
          <table:table-cell table:style-name="ce1" office:value-type="float" office:value="100">
            <text:p>100</text:p>
          </table:table-cell>
          <table:table-cell office:value-type="float" office:value="-0.6">
            <text:p>-0,6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195227435970027">
            <text:p>0,195227436</text:p>
          </table:table-cell>
          <table:table-cell office:value-type="float" office:value="-1544.28930656967">
            <text:p>-1544,2893065697</text:p>
          </table:table-cell>
          <table:table-cell office:value-type="float" office:value="-87.2164940599263">
            <text:p>-87,2164940599</text:p>
          </table:table-cell>
          <table:table-cell office:value-type="float" office:value="-21.5905441792128">
            <text:p>-21,5905441792</text:p>
          </table:table-cell>
          <table:table-cell office:value-type="float" office:value="1681">
            <text:p>1681</text:p>
          </table:table-cell>
          <table:table-cell office:value-type="float" office:value="0.184577449226251">
            <text:p>0,1845774492</text:p>
          </table:table-cell>
          <table:table-cell office:value-type="float" office:value="-2198.92024743646">
            <text:p>-2198,9202474365</text:p>
          </table:table-cell>
          <table:table-cell office:value-type="float" office:value="-73.8374088165754">
            <text:p>-73,8374088166</text:p>
          </table:table-cell>
          <table:table-cell office:value-type="float" office:value="-29.9873495916312">
            <text:p>-29,9873495916</text:p>
          </table:table-cell>
          <table:table-cell office:value-type="float" office:value="2458">
            <text:p>2458</text:p>
          </table:table-cell>
          <table:table-cell office:value-type="float" office:value="0.188837443923762">
            <text:p>0,1888374439</text:p>
          </table:table-cell>
          <table:table-cell office:value-type="float" office:value="-3743.20955400613">
            <text:p>-3743,2095540061</text:p>
          </table:table-cell>
          <table:table-cell office:value-type="float" office:value="-161.053902876502">
            <text:p>-161,0539028765</text:p>
          </table:table-cell>
          <table:table-cell office:value-type="float" office:value="-51.577893770844">
            <text:p>-51,5778937708</text:p>
          </table:table-cell>
          <table:table-cell office:value-type="float" office:value="4139">
            <text:p>4139</text:p>
          </table:table-cell>
          <table:table-cell table:formula="of:=-([.B86]+[.C86])/[.D86]/2" office:value-type="float" office:value="50">
            <text:p>50</text:p>
          </table:table-cell>
          <table:table-cell table:formula="of:=[.Q86]-[.R86]" office:value-type="float" office:value="-109.476009105658">
            <text:p>-109,4760091057</text:p>
          </table:table-cell>
          <table:table-cell table:number-columns-repeated="1003"/>
        </table:table-row>
        <table:table-row table:style-name="ro2">
          <table:table-cell table:style-name="ce1" office:value-type="float" office:value="160">
            <text:p>160</text:p>
          </table:table-cell>
          <table:table-cell office:value-type="float" office:value="-0.15">
            <text:p>-0,15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203698892125625">
            <text:p>0,2036988921</text:p>
          </table:table-cell>
          <table:table-cell office:value-type="float" office:value="-1749.16565263223">
            <text:p>-1749,1656526322</text:p>
          </table:table-cell>
          <table:table-cell office:value-type="float" office:value="-154.644522378412">
            <text:p>-154,6445223784</text:p>
          </table:table-cell>
          <table:table-cell office:value-type="float" office:value="-21.527077549473">
            <text:p>-21,5270775495</text:p>
          </table:table-cell>
          <table:table-cell office:value-type="float" office:value="1855">
            <text:p>1855</text:p>
          </table:table-cell>
          <table:table-cell office:value-type="float" office:value="0.191270995204577">
            <text:p>0,1912709952</text:p>
          </table:table-cell>
          <table:table-cell office:value-type="float" office:value="-2463.8682344825">
            <text:p>-2463,8682344825</text:p>
          </table:table-cell>
          <table:table-cell office:value-type="float" office:value="-58.7649467751696">
            <text:p>-58,7649467752</text:p>
          </table:table-cell>
          <table:table-cell office:value-type="float" office:value="-17.3549015772352">
            <text:p>-17,3549015772</text:p>
          </table:table-cell>
          <table:table-cell office:value-type="float" office:value="2709">
            <text:p>2709</text:p>
          </table:table-cell>
          <table:table-cell office:value-type="float" office:value="0.196242153972996">
            <text:p>0,196242154</text:p>
          </table:table-cell>
          <table:table-cell office:value-type="float" office:value="-4213.03388711473">
            <text:p>-4213,0338871147</text:p>
          </table:table-cell>
          <table:table-cell office:value-type="float" office:value="-213.409469153582">
            <text:p>-213,4094691536</text:p>
          </table:table-cell>
          <table:table-cell office:value-type="float" office:value="-38.8819791267081">
            <text:p>-38,8819791267</text:p>
          </table:table-cell>
          <table:table-cell office:value-type="float" office:value="4564">
            <text:p>4564</text:p>
          </table:table-cell>
          <table:table-cell table:formula="of:=-([.B87]+[.C87])/[.D87]/2" office:value-type="float" office:value="-0">
            <text:p>-0</text:p>
          </table:table-cell>
          <table:table-cell table:formula="of:=[.Q87]-[.R87]" office:value-type="float" office:value="-174.527490026874">
            <text:p>-174,5274900269</text:p>
          </table:table-cell>
          <table:table-cell table:number-columns-repeated="1003"/>
        </table:table-row>
        <table:table-row table:style-name="ro2">
          <table:table-cell table:style-name="ce1" office:value-type="float" office:value="104">
            <text:p>104</text:p>
          </table:table-cell>
          <table:table-cell office:value-type="float" office:value="-0.6">
            <text:p>-0,6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196217416660734">
            <text:p>0,1962174167</text:p>
          </table:table-cell>
          <table:table-cell office:value-type="float" office:value="-1537.02922815226">
            <text:p>-1537,0292281523</text:p>
          </table:table-cell>
          <table:table-cell office:value-type="float" office:value="-16.2017748878102">
            <text:p>-16,2017748878</text:p>
          </table:table-cell>
          <table:table-cell office:value-type="float" office:value="-21.3567854694366">
            <text:p>-21,3567854694</text:p>
          </table:table-cell>
          <table:table-cell office:value-type="float" office:value="1496">
            <text:p>1496</text:p>
          </table:table-cell>
          <table:table-cell office:value-type="float" office:value="0.191089028155079">
            <text:p>0,1910890282</text:p>
          </table:table-cell>
          <table:table-cell office:value-type="float" office:value="-2228.47252549535">
            <text:p>-2228,4725254954</text:p>
          </table:table-cell>
          <table:table-cell office:value-type="float" office:value="-106.600240802749">
            <text:p>-106,6002408028</text:p>
          </table:table-cell>
          <table:table-cell office:value-type="float" office:value="-28.8293832897834">
            <text:p>-28,8293832898</text:p>
          </table:table-cell>
          <table:table-cell office:value-type="float" office:value="2071">
            <text:p>2071</text:p>
          </table:table-cell>
          <table:table-cell office:value-type="float" office:value="0.193140383557341">
            <text:p>0,1931403836</text:p>
          </table:table-cell>
          <table:table-cell office:value-type="float" office:value="-3765.50175364763">
            <text:p>-3765,5017536476</text:p>
          </table:table-cell>
          <table:table-cell office:value-type="float" office:value="-122.802015690559">
            <text:p>-122,8020156906</text:p>
          </table:table-cell>
          <table:table-cell office:value-type="float" office:value="-50.1861687592199">
            <text:p>-50,1861687592</text:p>
          </table:table-cell>
          <table:table-cell office:value-type="float" office:value="3567">
            <text:p>3567</text:p>
          </table:table-cell>
          <table:table-cell table:formula="of:=-([.B88]+[.C88])/[.D88]/2" office:value-type="float" office:value="28.125">
            <text:p>28,125</text:p>
          </table:table-cell>
          <table:table-cell table:formula="of:=[.Q88]-[.R88]" office:value-type="float" office:value="-72.6158469313394">
            <text:p>-72,6158469313</text:p>
          </table:table-cell>
          <table:table-cell table:number-columns-repeated="1003"/>
        </table:table-row>
        <table:table-row table:style-name="ro2">
          <table:table-cell table:style-name="ce1" office:value-type="float" office:value="77">
            <text:p>77</text:p>
          </table:table-cell>
          <table:table-cell office:value-type="float" office:value="-0.75">
            <text:p>-0,75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196348629557624">
            <text:p>0,1963486296</text:p>
          </table:table-cell>
          <table:table-cell office:value-type="float" office:value="-1505.55516146208">
            <text:p>-1505,5551614621</text:p>
          </table:table-cell>
          <table:table-cell office:value-type="float" office:value="-134.728207398659">
            <text:p>-134,7282073987</text:p>
          </table:table-cell>
          <table:table-cell office:value-type="float" office:value="-20.1470044116753">
            <text:p>-20,1470044117</text:p>
          </table:table-cell>
          <table:table-cell office:value-type="float" office:value="1371">
            <text:p>1371</text:p>
          </table:table-cell>
          <table:table-cell office:value-type="float" office:value="0.191431672811538">
            <text:p>0,1914316728</text:p>
          </table:table-cell>
          <table:table-cell office:value-type="float" office:value="-2206.50170855182">
            <text:p>-2206,5017085518</text:p>
          </table:table-cell>
          <table:table-cell office:value-type="float" office:value="-202.409261885415">
            <text:p>-202,4092618854</text:p>
          </table:table-cell>
          <table:table-cell office:value-type="float" office:value="-19.3221936062367">
            <text:p>-19,3221936062</text:p>
          </table:table-cell>
          <table:table-cell office:value-type="float" office:value="1903">
            <text:p>1903</text:p>
          </table:table-cell>
          <table:table-cell office:value-type="float" office:value="0.193398455509972">
            <text:p>0,1933984555</text:p>
          </table:table-cell>
          <table:table-cell office:value-type="float" office:value="-3712.0568700139">
            <text:p>-3712,0568700139</text:p>
          </table:table-cell>
          <table:table-cell office:value-type="float" office:value="-337.137469284073">
            <text:p>-337,1374692841</text:p>
          </table:table-cell>
          <table:table-cell office:value-type="float" office:value="-39.4691980179121">
            <text:p>-39,4691980179</text:p>
          </table:table-cell>
          <table:table-cell office:value-type="float" office:value="3274">
            <text:p>3274</text:p>
          </table:table-cell>
          <table:table-cell table:formula="of:=-([.B89]+[.C89])/[.D89]/2" office:value-type="float" office:value="37.5">
            <text:p>37,5</text:p>
          </table:table-cell>
          <table:table-cell table:formula="of:=[.Q89]-[.R89]" office:value-type="float" office:value="-297.668271266161">
            <text:p>-297,6682712662</text:p>
          </table:table-cell>
          <table:table-cell table:number-columns-repeated="1003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0.75">
            <text:p>-0,75</text:p>
          </table:table-cell>
          <table:table-cell office:value-type="float" office:value="-1.11022302462516E-016">
            <text:p>-1,11022302462516E-016</text:p>
          </table:table-cell>
          <table:table-cell office:value-type="float" office:value="0.006">
            <text:p>0,006</text:p>
          </table:table-cell>
          <table:table-cell office:value-type="float" office:value="0.195387615993521">
            <text:p>0,195387616</text:p>
          </table:table-cell>
          <table:table-cell office:value-type="float" office:value="-1512.76395945057">
            <text:p>-1512,7639594506</text:p>
          </table:table-cell>
          <table:table-cell office:value-type="float" office:value="-185.386212109768">
            <text:p>-185,3862121098</text:p>
          </table:table-cell>
          <table:table-cell office:value-type="float" office:value="-19.4421352993608">
            <text:p>-19,4421352994</text:p>
          </table:table-cell>
          <table:table-cell office:value-type="float" office:value="1540">
            <text:p>1540</text:p>
          </table:table-cell>
          <table:table-cell office:value-type="float" office:value="0.185650514077811">
            <text:p>0,1856505141</text:p>
          </table:table-cell>
          <table:table-cell office:value-type="float" office:value="-2154.51027070563">
            <text:p>-2154,5102707056</text:p>
          </table:table-cell>
          <table:table-cell office:value-type="float" office:value="-241.244900836442">
            <text:p>-241,2449008364</text:p>
          </table:table-cell>
          <table:table-cell office:value-type="float" office:value="-13.7931787071363">
            <text:p>-13,7931787071</text:p>
          </table:table-cell>
          <table:table-cell office:value-type="float" office:value="2222">
            <text:p>2222</text:p>
          </table:table-cell>
          <table:table-cell office:value-type="float" office:value="0.189545354844095">
            <text:p>0,1895453548</text:p>
          </table:table-cell>
          <table:table-cell office:value-type="float" office:value="-3667.2742301562">
            <text:p>-3667,2742301562</text:p>
          </table:table-cell>
          <table:table-cell office:value-type="float" office:value="-426.63111294621">
            <text:p>-426,6311129462</text:p>
          </table:table-cell>
          <table:table-cell office:value-type="float" office:value="-33.2353140064971">
            <text:p>-33,2353140065</text:p>
          </table:table-cell>
          <table:table-cell office:value-type="float" office:value="3762">
            <text:p>3762</text:p>
          </table:table-cell>
          <table:table-cell table:formula="of:=-([.B90]+[.C90])/[.D90]/2" office:value-type="float" office:value="62.5">
            <text:p>62,5</text:p>
          </table:table-cell>
          <table:table-cell table:formula="of:=[.Q90]-[.R90]" office:value-type="float" office:value="-393.395798939713">
            <text:p>-393,3957989397</text:p>
          </table:table-cell>
          <table:table-cell table:number-columns-repeated="1003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-1.05">
            <text:p>-1,05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4407808792817">
            <text:p>0,1944078088</text:p>
          </table:table-cell>
          <table:table-cell office:value-type="float" office:value="-1464.15200664516">
            <text:p>-1464,1520066452</text:p>
          </table:table-cell>
          <table:table-cell office:value-type="float" office:value="-122.46529461432">
            <text:p>-122,4652946143</text:p>
          </table:table-cell>
          <table:table-cell office:value-type="float" office:value="-18.7862299931294">
            <text:p>-18,7862299931</text:p>
          </table:table-cell>
          <table:table-cell office:value-type="float" office:value="1660">
            <text:p>1660</text:p>
          </table:table-cell>
          <table:table-cell office:value-type="float" office:value="0.184099886112606">
            <text:p>0,1840998861</text:p>
          </table:table-cell>
          <table:table-cell office:value-type="float" office:value="-2089.9067063761">
            <text:p>-2089,9067063761</text:p>
          </table:table-cell>
          <table:table-cell office:value-type="float" office:value="-53.7072296791849">
            <text:p>-53,7072296792</text:p>
          </table:table-cell>
          <table:table-cell office:value-type="float" office:value="-63.4996502178717">
            <text:p>-63,4996502179</text:p>
          </table:table-cell>
          <table:table-cell office:value-type="float" office:value="2801">
            <text:p>2801</text:p>
          </table:table-cell>
          <table:table-cell office:value-type="float" office:value="0.188223055184691">
            <text:p>0,1882230552</text:p>
          </table:table-cell>
          <table:table-cell office:value-type="float" office:value="-3554.05871302126">
            <text:p>-3554,0587130213</text:p>
          </table:table-cell>
          <table:table-cell office:value-type="float" office:value="-176.172524293505">
            <text:p>-176,1725242935</text:p>
          </table:table-cell>
          <table:table-cell office:value-type="float" office:value="-82.2858802110012">
            <text:p>-82,285880211</text:p>
          </table:table-cell>
          <table:table-cell office:value-type="float" office:value="4461">
            <text:p>4461</text:p>
          </table:table-cell>
          <table:table-cell table:formula="of:=-([.B91]+[.C91])/[.D91]/2" office:value-type="float" office:value="112.5">
            <text:p>112,5</text:p>
          </table:table-cell>
          <table:table-cell table:formula="of:=[.Q91]-[.R91]" office:value-type="float" office:value="-93.8866440825037">
            <text:p>-93,8866440825</text:p>
          </table:table-cell>
          <table:table-cell table:number-columns-repeated="1003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-0.9">
            <text:p>-0,9</text:p>
          </table:table-cell>
          <table:table-cell office:value-type="float" office:value="0.75">
            <text:p>0,75</text:p>
          </table:table-cell>
          <table:table-cell office:value-type="float" office:value="0.006">
            <text:p>0,006</text:p>
          </table:table-cell>
          <table:table-cell office:value-type="float" office:value="0.196256940859776">
            <text:p>0,1962569409</text:p>
          </table:table-cell>
          <table:table-cell office:value-type="float" office:value="-1493.34595307476">
            <text:p>-1493,3459530748</text:p>
          </table:table-cell>
          <table:table-cell office:value-type="float" office:value="-119.623307731973">
            <text:p>-119,623307732</text:p>
          </table:table-cell>
          <table:table-cell office:value-type="float" office:value="-18.2504277122588">
            <text:p>-18,2504277123</text:p>
          </table:table-cell>
          <table:table-cell office:value-type="float" office:value="2126">
            <text:p>2126</text:p>
          </table:table-cell>
          <table:table-cell office:value-type="float" office:value="0.185819780459248">
            <text:p>0,1858197805</text:p>
          </table:table-cell>
          <table:table-cell office:value-type="float" office:value="-2131.77254854499">
            <text:p>-2131,772548545</text:p>
          </table:table-cell>
          <table:table-cell office:value-type="float" office:value="-8.23322616365137">
            <text:p>-8,2332261637</text:p>
          </table:table-cell>
          <table:table-cell office:value-type="float" office:value="-9.32486817883264">
            <text:p>-9,3248681788</text:p>
          </table:table-cell>
          <table:table-cell office:value-type="float" office:value="3030">
            <text:p>3030</text:p>
          </table:table-cell>
          <table:table-cell office:value-type="float" office:value="0.189994644619459">
            <text:p>0,1899946446</text:p>
          </table:table-cell>
          <table:table-cell office:value-type="float" office:value="-3625.11850161975">
            <text:p>-3625,1185016198</text:p>
          </table:table-cell>
          <table:table-cell office:value-type="float" office:value="-127.856533895625">
            <text:p>-127,8565338956</text:p>
          </table:table-cell>
          <table:table-cell office:value-type="float" office:value="-27.5752958910914">
            <text:p>-27,5752958911</text:p>
          </table:table-cell>
          <table:table-cell office:value-type="float" office:value="5156">
            <text:p>5156</text:p>
          </table:table-cell>
          <table:table-cell table:formula="of:=-([.B92]+[.C92])/[.D92]/2" office:value-type="float" office:value="12.5">
            <text:p>12,5</text:p>
          </table:table-cell>
          <table:table-cell table:formula="of:=[.Q92]-[.R92]" office:value-type="float" office:value="-100.281238004533">
            <text:p>-100,2812380045</text:p>
          </table:table-cell>
          <table:table-cell table:number-columns-repeated="1003"/>
        </table:table-row>
        <table:table-row table:style-name="ro2">
          <table:table-cell table:style-name="ce1" office:value-type="float" office:value="92">
            <text:p>92</text:p>
          </table:table-cell>
          <table:table-cell office:value-type="float" office:value="-0.75">
            <text:p>-0,75</text:p>
          </table:table-cell>
          <table:table-cell office:value-type="float" office:value="0.9">
            <text:p>0,9</text:p>
          </table:table-cell>
          <table:table-cell office:value-type="float" office:value="0.008">
            <text:p>0,008</text:p>
          </table:table-cell>
          <table:table-cell office:value-type="float" office:value="0.203569457916618">
            <text:p>0,2035694579</text:p>
          </table:table-cell>
          <table:table-cell office:value-type="float" office:value="-1539.80302095383">
            <text:p>-1539,8030209538</text:p>
          </table:table-cell>
          <table:table-cell office:value-type="float" office:value="-78.758339647744">
            <text:p>-78,7583396477</text:p>
          </table:table-cell>
          <table:table-cell office:value-type="float" office:value="-17.9538314792104">
            <text:p>-17,9538314792</text:p>
          </table:table-cell>
          <table:table-cell office:value-type="float" office:value="1957">
            <text:p>1957</text:p>
          </table:table-cell>
          <table:table-cell office:value-type="float" office:value="0.189690151042583">
            <text:p>0,189690151</text:p>
          </table:table-cell>
          <table:table-cell office:value-type="float" office:value="-2179.56130923254">
            <text:p>-2179,5613092325</text:p>
          </table:table-cell>
          <table:table-cell office:value-type="float" office:value="104.907234181943">
            <text:p>104,9072341819</text:p>
          </table:table-cell>
          <table:table-cell office:value-type="float" office:value="-11.1678450390747">
            <text:p>-11,1678450391</text:p>
          </table:table-cell>
          <table:table-cell office:value-type="float" office:value="2762">
            <text:p>2762</text:p>
          </table:table-cell>
          <table:table-cell office:value-type="float" office:value="0.195241873792197">
            <text:p>0,1952418738</text:p>
          </table:table-cell>
          <table:table-cell office:value-type="float" office:value="-3719.36433018637">
            <text:p>-3719,3643301864</text:p>
          </table:table-cell>
          <table:table-cell office:value-type="float" office:value="26.1488945341991">
            <text:p>26,1488945342</text:p>
          </table:table-cell>
          <table:table-cell office:value-type="float" office:value="-29.121676518285">
            <text:p>-29,1216765183</text:p>
          </table:table-cell>
          <table:table-cell office:value-type="float" office:value="4719">
            <text:p>4719</text:p>
          </table:table-cell>
          <table:table-cell table:formula="of:=-([.B93]+[.C93])/[.D93]/2" office:value-type="float" office:value="-9.37499999999998">
            <text:p>-9,375</text:p>
          </table:table-cell>
          <table:table-cell table:formula="of:=[.Q93]-[.R93]" office:value-type="float" office:value="55.2705710524841">
            <text:p>55,2705710525</text:p>
          </table:table-cell>
          <table:table-cell table:number-columns-repeated="1003"/>
        </table:table-row>
        <table:table-row table:style-name="ro2">
          <table:table-cell table:style-name="ce1" office:value-type="float" office:value="145">
            <text:p>145</text:p>
          </table:table-cell>
          <table:table-cell office:value-type="float" office:value="-0.3">
            <text:p>-0,3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201514134652936">
            <text:p>0,2015141347</text:p>
          </table:table-cell>
          <table:table-cell office:value-type="float" office:value="-1635.00782308319">
            <text:p>-1635,0078230832</text:p>
          </table:table-cell>
          <table:table-cell office:value-type="float" office:value="-146.789457742404">
            <text:p>-146,7894577424</text:p>
          </table:table-cell>
          <table:table-cell office:value-type="float" office:value="-16.004270460012">
            <text:p>-16,00427046</text:p>
          </table:table-cell>
          <table:table-cell office:value-type="float" office:value="1816">
            <text:p>1816</text:p>
          </table:table-cell>
          <table:table-cell office:value-type="float" office:value="0.188431073596225">
            <text:p>0,1884310736</text:p>
          </table:table-cell>
          <table:table-cell office:value-type="float" office:value="-2301.75727828969">
            <text:p>-2301,7572782897</text:p>
          </table:table-cell>
          <table:table-cell office:value-type="float" office:value="-107.858524348654">
            <text:p>-107,8585243487</text:p>
          </table:table-cell>
          <table:table-cell office:value-type="float" office:value="-4.48931330202256">
            <text:p>-4,489313302</text:p>
          </table:table-cell>
          <table:table-cell office:value-type="float" office:value="2577">
            <text:p>2577</text:p>
          </table:table-cell>
          <table:table-cell office:value-type="float" office:value="0.19366429801891">
            <text:p>0,193664298</text:p>
          </table:table-cell>
          <table:table-cell office:value-type="float" office:value="-3936.76510137288">
            <text:p>-3936,7651013729</text:p>
          </table:table-cell>
          <table:table-cell office:value-type="float" office:value="-254.647982091058">
            <text:p>-254,6479820911</text:p>
          </table:table-cell>
          <table:table-cell office:value-type="float" office:value="-20.4935837620345">
            <text:p>-20,493583762</text:p>
          </table:table-cell>
          <table:table-cell office:value-type="float" office:value="4393">
            <text:p>4393</text:p>
          </table:table-cell>
          <table:table-cell table:formula="of:=-([.B94]+[.C94])/[.D94]/2" office:value-type="float" office:value="12.5">
            <text:p>12,5</text:p>
          </table:table-cell>
          <table:table-cell table:formula="of:=[.Q94]-[.R94]" office:value-type="float" office:value="-234.154398329023">
            <text:p>-234,154398329</text:p>
          </table:table-cell>
          <table:table-cell table:number-columns-repeated="1003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-0.9">
            <text:p>-0,9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192490169294771">
            <text:p>0,1924901693</text:p>
          </table:table-cell>
          <table:table-cell office:value-type="float" office:value="-1479.17411403334">
            <text:p>-1479,1741140333</text:p>
          </table:table-cell>
          <table:table-cell office:value-type="float" office:value="-94.6094043866457">
            <text:p>-94,6094043866</text:p>
          </table:table-cell>
          <table:table-cell office:value-type="float" office:value="-15.226919853738">
            <text:p>-15,2269198537</text:p>
          </table:table-cell>
          <table:table-cell office:value-type="float" office:value="1411">
            <text:p>1411</text:p>
          </table:table-cell>
          <table:table-cell office:value-type="float" office:value="0.183667414910885">
            <text:p>0,1836674149</text:p>
          </table:table-cell>
          <table:table-cell office:value-type="float" office:value="-2109.85986187317">
            <text:p>-2109,8598618732</text:p>
          </table:table-cell>
          <table:table-cell office:value-type="float" office:value="3.46220614781261">
            <text:p>3,4622061478</text:p>
          </table:table-cell>
          <table:table-cell office:value-type="float" office:value="-11.4849867094336">
            <text:p>-11,4849867094</text:p>
          </table:table-cell>
          <table:table-cell office:value-type="float" office:value="2002">
            <text:p>2002</text:p>
          </table:table-cell>
          <table:table-cell office:value-type="float" office:value="0.187196516664439">
            <text:p>0,1871965167</text:p>
          </table:table-cell>
          <table:table-cell office:value-type="float" office:value="-3589.03397590652">
            <text:p>-3589,0339759065</text:p>
          </table:table-cell>
          <table:table-cell office:value-type="float" office:value="-91.1471982388331">
            <text:p>-91,1471982388</text:p>
          </table:table-cell>
          <table:table-cell office:value-type="float" office:value="-26.7119065631716">
            <text:p>-26,7119065632</text:p>
          </table:table-cell>
          <table:table-cell office:value-type="float" office:value="3413">
            <text:p>3413</text:p>
          </table:table-cell>
          <table:table-cell table:formula="of:=-([.B95]+[.C95])/[.D95]/2" office:value-type="float" office:value="75">
            <text:p>75</text:p>
          </table:table-cell>
          <table:table-cell table:formula="of:=[.Q95]-[.R95]" office:value-type="float" office:value="-64.4352916756615">
            <text:p>-64,4352916757</text:p>
          </table:table-cell>
          <table:table-cell table:number-columns-repeated="1003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-0.9">
            <text:p>-0,9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194952906468917">
            <text:p>0,1949529065</text:p>
          </table:table-cell>
          <table:table-cell office:value-type="float" office:value="-1481.08718005199">
            <text:p>-1481,087180052</text:p>
          </table:table-cell>
          <table:table-cell office:value-type="float" office:value="-224.375958796704">
            <text:p>-224,3759587967</text:p>
          </table:table-cell>
          <table:table-cell office:value-type="float" office:value="-14.5654662855771">
            <text:p>-14,5654662856</text:p>
          </table:table-cell>
          <table:table-cell office:value-type="float" office:value="1567">
            <text:p>1567</text:p>
          </table:table-cell>
          <table:table-cell office:value-type="float" office:value="0.18330323538271">
            <text:p>0,1833032354</text:p>
          </table:table-cell>
          <table:table-cell office:value-type="float" office:value="-2102.40494200959">
            <text:p>-2102,4049420096</text:p>
          </table:table-cell>
          <table:table-cell office:value-type="float" office:value="-56.356767219046">
            <text:p>-56,356767219</text:p>
          </table:table-cell>
          <table:table-cell office:value-type="float" office:value="-51.1501176596216">
            <text:p>-51,1501176596</text:p>
          </table:table-cell>
          <table:table-cell office:value-type="float" office:value="2599">
            <text:p>2599</text:p>
          </table:table-cell>
          <table:table-cell office:value-type="float" office:value="0.187963103817193">
            <text:p>0,1879631038</text:p>
          </table:table-cell>
          <table:table-cell office:value-type="float" office:value="-3583.49212206159">
            <text:p>-3583,4921220616</text:p>
          </table:table-cell>
          <table:table-cell office:value-type="float" office:value="-280.73272601575">
            <text:p>-280,7327260158</text:p>
          </table:table-cell>
          <table:table-cell office:value-type="float" office:value="-65.7155839451987">
            <text:p>-65,7155839452</text:p>
          </table:table-cell>
          <table:table-cell office:value-type="float" office:value="4166">
            <text:p>4166</text:p>
          </table:table-cell>
          <table:table-cell table:formula="of:=-([.B96]+[.C96])/[.D96]/2" office:value-type="float" office:value="112.5">
            <text:p>112,5</text:p>
          </table:table-cell>
          <table:table-cell table:formula="of:=[.Q96]-[.R96]" office:value-type="float" office:value="-215.017142070552">
            <text:p>-215,0171420706</text:p>
          </table:table-cell>
          <table:table-cell table:number-columns-repeated="1003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-1.05">
            <text:p>-1,05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2171255264606">
            <text:p>0,1921712553</text:p>
          </table:table-cell>
          <table:table-cell office:value-type="float" office:value="-1455.28637120586">
            <text:p>-1455,2863712059</text:p>
          </table:table-cell>
          <table:table-cell office:value-type="float" office:value="-53.7720085448458">
            <text:p>-53,7720085448</text:p>
          </table:table-cell>
          <table:table-cell office:value-type="float" office:value="-13.4590519676838">
            <text:p>-13,4590519677</text:p>
          </table:table-cell>
          <table:table-cell office:value-type="float" office:value="1676">
            <text:p>1676</text:p>
          </table:table-cell>
          <table:table-cell office:value-type="float" office:value="0.179269050412268">
            <text:p>0,1792690504</text:p>
          </table:table-cell>
          <table:table-cell office:value-type="float" office:value="-2053.76537151091">
            <text:p>-2053,7653715109</text:p>
          </table:table-cell>
          <table:table-cell office:value-type="float" office:value="245.696122965301">
            <text:p>245,6961229653</text:p>
          </table:table-cell>
          <table:table-cell office:value-type="float" office:value="-8.25467144470696">
            <text:p>-8,2546714447</text:p>
          </table:table-cell>
          <table:table-cell office:value-type="float" office:value="2443">
            <text:p>2443</text:p>
          </table:table-cell>
          <table:table-cell office:value-type="float" office:value="0.184429932353203">
            <text:p>0,1844299324</text:p>
          </table:table-cell>
          <table:table-cell office:value-type="float" office:value="-3509.05174271675">
            <text:p>-3509,0517427168</text:p>
          </table:table-cell>
          <table:table-cell office:value-type="float" office:value="191.924114420456">
            <text:p>191,9241144205</text:p>
          </table:table-cell>
          <table:table-cell office:value-type="float" office:value="-21.7137234123908">
            <text:p>-21,7137234124</text:p>
          </table:table-cell>
          <table:table-cell office:value-type="float" office:value="4119">
            <text:p>4119</text:p>
          </table:table-cell>
          <table:table-cell table:formula="of:=-([.B97]+[.C97])/[.D97]/2" office:value-type="float" office:value="62.5">
            <text:p>62,5</text:p>
          </table:table-cell>
          <table:table-cell table:formula="of:=[.Q97]-[.R97]" office:value-type="float" office:value="213.637837832847">
            <text:p>213,6378378328</text:p>
          </table:table-cell>
          <table:table-cell table:number-columns-repeated="1003"/>
        </table:table-row>
        <table:table-row table:style-name="ro2">
          <table:table-cell table:style-name="ce1" office:value-type="float" office:value="123">
            <text:p>123</text:p>
          </table:table-cell>
          <table:table-cell office:value-type="float" office:value="-0.45">
            <text:p>-0,45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7242568641969">
            <text:p>0,1972425686</text:p>
          </table:table-cell>
          <table:table-cell office:value-type="float" office:value="-1545.74007692677">
            <text:p>-1545,7400769268</text:p>
          </table:table-cell>
          <table:table-cell office:value-type="float" office:value="-248.447764954352">
            <text:p>-248,4477649544</text:p>
          </table:table-cell>
          <table:table-cell office:value-type="float" office:value="-12.7642848654835">
            <text:p>-12,7642848655</text:p>
          </table:table-cell>
          <table:table-cell office:value-type="float" office:value="1765">
            <text:p>1765</text:p>
          </table:table-cell>
          <table:table-cell office:value-type="float" office:value="0.183772210701455">
            <text:p>0,1837722107</text:p>
          </table:table-cell>
          <table:table-cell office:value-type="float" office:value="-2177.99486006957">
            <text:p>-2177,9948600696</text:p>
          </table:table-cell>
          <table:table-cell office:value-type="float" office:value="-41.2497191784286">
            <text:p>-41,2497191784</text:p>
          </table:table-cell>
          <table:table-cell office:value-type="float" office:value="-24.5597702840548">
            <text:p>-24,5597702841</text:p>
          </table:table-cell>
          <table:table-cell office:value-type="float" office:value="2728">
            <text:p>2728</text:p>
          </table:table-cell>
          <table:table-cell office:value-type="float" office:value="0.18916035387766">
            <text:p>0,1891603539</text:p>
          </table:table-cell>
          <table:table-cell office:value-type="float" office:value="-3723.73493699633">
            <text:p>-3723,7349369963</text:p>
          </table:table-cell>
          <table:table-cell office:value-type="float" office:value="-289.697484132781">
            <text:p>-289,6974841328</text:p>
          </table:table-cell>
          <table:table-cell office:value-type="float" office:value="-37.3240551495384">
            <text:p>-37,3240551495</text:p>
          </table:table-cell>
          <table:table-cell office:value-type="float" office:value="4493">
            <text:p>4493</text:p>
          </table:table-cell>
          <table:table-cell table:formula="of:=-([.B98]+[.C98])/[.D98]/2" office:value-type="float" office:value="37.5">
            <text:p>37,5</text:p>
          </table:table-cell>
          <table:table-cell table:formula="of:=[.Q98]-[.R98]" office:value-type="float" office:value="-252.373428983242">
            <text:p>-252,3734289832</text:p>
          </table:table-cell>
          <table:table-cell table:number-columns-repeated="1003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209549246867162">
            <text:p>0,2095492469</text:p>
          </table:table-cell>
          <table:table-cell office:value-type="float" office:value="-1757.14868003779">
            <text:p>-1757,1486800378</text:p>
          </table:table-cell>
          <table:table-cell office:value-type="float" office:value="-208.794800028943">
            <text:p>-208,7948000289</text:p>
          </table:table-cell>
          <table:table-cell office:value-type="float" office:value="-12.4313333022987">
            <text:p>-12,4313333023</text:p>
          </table:table-cell>
          <table:table-cell office:value-type="float" office:value="1814">
            <text:p>1814</text:p>
          </table:table-cell>
          <table:table-cell office:value-type="float" office:value="0.194531027484673">
            <text:p>0,1945310275</text:p>
          </table:table-cell>
          <table:table-cell office:value-type="float" office:value="-2461.42523735404">
            <text:p>-2461,4252373541</text:p>
          </table:table-cell>
          <table:table-cell office:value-type="float" office:value="-139.970938547647">
            <text:p>-139,9709385476</text:p>
          </table:table-cell>
          <table:table-cell office:value-type="float" office:value="-29.0207173023227">
            <text:p>-29,0207173023</text:p>
          </table:table-cell>
          <table:table-cell office:value-type="float" office:value="2702">
            <text:p>2702</text:p>
          </table:table-cell>
          <table:table-cell office:value-type="float" office:value="0.200538315237668">
            <text:p>0,2005383152</text:p>
          </table:table-cell>
          <table:table-cell office:value-type="float" office:value="-4218.57391739182">
            <text:p>-4218,5739173918</text:p>
          </table:table-cell>
          <table:table-cell office:value-type="float" office:value="-348.76573857659">
            <text:p>-348,7657385766</text:p>
          </table:table-cell>
          <table:table-cell office:value-type="float" office:value="-41.4520506046213">
            <text:p>-41,4520506046</text:p>
          </table:table-cell>
          <table:table-cell office:value-type="float" office:value="4516">
            <text:p>4516</text:p>
          </table:table-cell>
          <table:table-cell table:formula="of:=-([.B99]+[.C99])/[.D99]/2" office:value-type="float" office:value="-37.5000000000001">
            <text:p>-37,5</text:p>
          </table:table-cell>
          <table:table-cell table:formula="of:=[.Q99]-[.R99]" office:value-type="float" office:value="-307.313687971969">
            <text:p>-307,313687972</text:p>
          </table:table-cell>
          <table:table-cell table:number-columns-repeated="1003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float" office:value="-0.75">
            <text:p>-0,75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198238640744977">
            <text:p>0,1982386407</text:p>
          </table:table-cell>
          <table:table-cell office:value-type="float" office:value="-1505.09163187289">
            <text:p>-1505,0916318729</text:p>
          </table:table-cell>
          <table:table-cell office:value-type="float" office:value="-53.9229242580576">
            <text:p>-53,9229242581</text:p>
          </table:table-cell>
          <table:table-cell office:value-type="float" office:value="-11.9862188858443">
            <text:p>-11,9862188858</text:p>
          </table:table-cell>
          <table:table-cell office:value-type="float" office:value="1297">
            <text:p>1297</text:p>
          </table:table-cell>
          <table:table-cell office:value-type="float" office:value="0.187463633937347">
            <text:p>0,1874636339</text:p>
          </table:table-cell>
          <table:table-cell office:value-type="float" office:value="-2157.63145570329">
            <text:p>-2157,6314557033</text:p>
          </table:table-cell>
          <table:table-cell office:value-type="float" office:value="-20.1771234892888">
            <text:p>-20,1771234893</text:p>
          </table:table-cell>
          <table:table-cell office:value-type="float" office:value="8.36820943233934">
            <text:p>8,3682094323</text:p>
          </table:table-cell>
          <table:table-cell office:value-type="float" office:value="1858">
            <text:p>1858</text:p>
          </table:table-cell>
          <table:table-cell office:value-type="float" office:value="0.191773636660399">
            <text:p>0,1917736367</text:p>
          </table:table-cell>
          <table:table-cell office:value-type="float" office:value="-3662.72308757619">
            <text:p>-3662,7230875762</text:p>
          </table:table-cell>
          <table:table-cell office:value-type="float" office:value="-74.1000477473463">
            <text:p>-74,1000477473</text:p>
          </table:table-cell>
          <table:table-cell office:value-type="float" office:value="-3.61800945350496">
            <text:p>-3,6180094535</text:p>
          </table:table-cell>
          <table:table-cell office:value-type="float" office:value="3155">
            <text:p>3155</text:p>
          </table:table-cell>
          <table:table-cell table:formula="of:=-([.B100]+[.C100])/[.D100]/2" office:value-type="float" office:value="28.125">
            <text:p>28,125</text:p>
          </table:table-cell>
          <table:table-cell table:formula="of:=[.Q100]-[.R100]" office:value-type="float" office:value="-70.4820382938414">
            <text:p>-70,4820382938</text:p>
          </table:table-cell>
          <table:table-cell table:number-columns-repeated="1003"/>
        </table:table-row>
        <table:table-row table:style-name="ro2">
          <table:table-cell table:style-name="ce1" office:value-type="float" office:value="176">
            <text:p>176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214147771822116">
            <text:p>0,2141477718</text:p>
          </table:table-cell>
          <table:table-cell office:value-type="float" office:value="-1831.31422988339">
            <text:p>-1831,3142298834</text:p>
          </table:table-cell>
          <table:table-cell office:value-type="float" office:value="-135.892134373993">
            <text:p>-135,892134374</text:p>
          </table:table-cell>
          <table:table-cell office:value-type="float" office:value="-11.240588727692">
            <text:p>-11,2405887277</text:p>
          </table:table-cell>
          <table:table-cell office:value-type="float" office:value="1732">
            <text:p>1732</text:p>
          </table:table-cell>
          <table:table-cell office:value-type="float" office:value="0.199988844086171">
            <text:p>0,1999888441</text:p>
          </table:table-cell>
          <table:table-cell office:value-type="float" office:value="-2584.02699589727">
            <text:p>-2584,0269958973</text:p>
          </table:table-cell>
          <table:table-cell office:value-type="float" office:value="86.0901615837899">
            <text:p>86,0901615838</text:p>
          </table:table-cell>
          <table:table-cell office:value-type="float" office:value="-6.03792035557428">
            <text:p>-6,0379203556</text:p>
          </table:table-cell>
          <table:table-cell office:value-type="float" office:value="2465">
            <text:p>2465</text:p>
          </table:table-cell>
          <table:table-cell office:value-type="float" office:value="0.205652415180549">
            <text:p>0,2056524152</text:p>
          </table:table-cell>
          <table:table-cell office:value-type="float" office:value="-4415.34122578066">
            <text:p>-4415,3412257807</text:p>
          </table:table-cell>
          <table:table-cell office:value-type="float" office:value="-49.8019727902028">
            <text:p>-49,8019727902</text:p>
          </table:table-cell>
          <table:table-cell office:value-type="float" office:value="-17.2785090832663">
            <text:p>-17,2785090833</text:p>
          </table:table-cell>
          <table:table-cell office:value-type="float" office:value="4197">
            <text:p>4197</text:p>
          </table:table-cell>
          <table:table-cell table:formula="of:=-([.B101]+[.C101])/[.D101]/2" office:value-type="float" office:value="-18.75">
            <text:p>-18,75</text:p>
          </table:table-cell>
          <table:table-cell table:formula="of:=[.Q101]-[.R101]" office:value-type="float" office:value="-32.5234637069365">
            <text:p>-32,5234637069</text:p>
          </table:table-cell>
          <table:table-cell table:number-columns-repeated="1003"/>
        </table:table-row>
        <table:table-row table:style-name="ro2">
          <table:table-cell table:style-name="ce1" office:value-type="float" office:value="164">
            <text:p>164</text:p>
          </table:table-cell>
          <table:table-cell office:value-type="float" office:value="-0.15">
            <text:p>-0,15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208056586703935">
            <text:p>0,2080565867</text:p>
          </table:table-cell>
          <table:table-cell office:value-type="float" office:value="-1692.07096243609">
            <text:p>-1692,0709624361</text:p>
          </table:table-cell>
          <table:table-cell office:value-type="float" office:value="-97.1241308181646">
            <text:p>-97,1241308182</text:p>
          </table:table-cell>
          <table:table-cell office:value-type="float" office:value="-10.5834196887513">
            <text:p>-10,5834196888</text:p>
          </table:table-cell>
          <table:table-cell office:value-type="float" office:value="1678">
            <text:p>1678</text:p>
          </table:table-cell>
          <table:table-cell office:value-type="float" office:value="0.198466817626231">
            <text:p>0,1984668176</text:p>
          </table:table-cell>
          <table:table-cell office:value-type="float" office:value="-2423.20802098086">
            <text:p>-2423,2080209809</text:p>
          </table:table-cell>
          <table:table-cell office:value-type="float" office:value="-119.856319953943">
            <text:p>-119,8563199539</text:p>
          </table:table-cell>
          <table:table-cell office:value-type="float" office:value="-8.51898735975448">
            <text:p>-8,5189873598</text:p>
          </table:table-cell>
          <table:table-cell office:value-type="float" office:value="2350">
            <text:p>2350</text:p>
          </table:table-cell>
          <table:table-cell office:value-type="float" office:value="0.202302725257313">
            <text:p>0,2023027253</text:p>
          </table:table-cell>
          <table:table-cell office:value-type="float" office:value="-4115.27898341695">
            <text:p>-4115,278983417</text:p>
          </table:table-cell>
          <table:table-cell office:value-type="float" office:value="-216.980450772107">
            <text:p>-216,9804507721</text:p>
          </table:table-cell>
          <table:table-cell office:value-type="float" office:value="-19.1024070485058">
            <text:p>-19,1024070485</text:p>
          </table:table-cell>
          <table:table-cell office:value-type="float" office:value="4028">
            <text:p>4028</text:p>
          </table:table-cell>
          <table:table-cell table:formula="of:=-([.B102]+[.C102])/[.D102]/2" office:value-type="float" office:value="-9.37500000000001">
            <text:p>-9,375</text:p>
          </table:table-cell>
          <table:table-cell table:formula="of:=[.Q102]-[.R102]" office:value-type="float" office:value="-197.878043723601">
            <text:p>-197,8780437236</text:p>
          </table:table-cell>
          <table:table-cell table:number-columns-repeated="1003"/>
        </table:table-row>
        <table:table-row table:style-name="ro2">
          <table:table-cell table:style-name="ce1" office:value-type="float" office:value="102">
            <text:p>102</text:p>
          </table:table-cell>
          <table:table-cell office:value-type="float" office:value="-0.6">
            <text:p>-0,6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4581186551492">
            <text:p>0,1945811866</text:p>
          </table:table-cell>
          <table:table-cell office:value-type="float" office:value="-1500.94740451256">
            <text:p>-1500,9474045126</text:p>
          </table:table-cell>
          <table:table-cell office:value-type="float" office:value="-238.289711695361">
            <text:p>-238,2897116954</text:p>
          </table:table-cell>
          <table:table-cell office:value-type="float" office:value="-10.2863720223814">
            <text:p>-10,2863720224</text:p>
          </table:table-cell>
          <table:table-cell office:value-type="float" office:value="1670">
            <text:p>1670</text:p>
          </table:table-cell>
          <table:table-cell office:value-type="float" office:value="0.182476180043541">
            <text:p>0,18247618</text:p>
          </table:table-cell>
          <table:table-cell office:value-type="float" office:value="-2121.47819754655">
            <text:p>-2121,4781975466</text:p>
          </table:table-cell>
          <table:table-cell office:value-type="float" office:value="-17.7297339888152">
            <text:p>-17,7297339888</text:p>
          </table:table-cell>
          <table:table-cell office:value-type="float" office:value="-18.9528644551012">
            <text:p>-18,9528644551</text:p>
          </table:table-cell>
          <table:table-cell office:value-type="float" office:value="2675">
            <text:p>2675</text:p>
          </table:table-cell>
          <table:table-cell office:value-type="float" office:value="0.187318182646722">
            <text:p>0,1873181826</text:p>
          </table:table-cell>
          <table:table-cell office:value-type="float" office:value="-3622.42560205912">
            <text:p>-3622,4256020591</text:p>
          </table:table-cell>
          <table:table-cell office:value-type="float" office:value="-256.019445684176">
            <text:p>-256,0194456842</text:p>
          </table:table-cell>
          <table:table-cell office:value-type="float" office:value="-29.2392364774827">
            <text:p>-29,2392364775</text:p>
          </table:table-cell>
          <table:table-cell office:value-type="float" office:value="4345">
            <text:p>4345</text:p>
          </table:table-cell>
          <table:table-cell table:formula="of:=-([.B103]+[.C103])/[.D103]/2" office:value-type="float" office:value="56.25">
            <text:p>56,25</text:p>
          </table:table-cell>
          <table:table-cell table:formula="of:=[.Q103]-[.R103]" office:value-type="float" office:value="-226.780209206694">
            <text:p>-226,7802092067</text:p>
          </table:table-cell>
          <table:table-cell table:number-columns-repeated="1003"/>
        </table:table-row>
        <table:table-row table:style-name="ro2">
          <table:table-cell table:style-name="ce1" office:value-type="float" office:value="58">
            <text:p>58</text:p>
          </table:table-cell>
          <table:table-cell office:value-type="float" office:value="-0.9">
            <text:p>-0,9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38114581901">
            <text:p>0,1938114582</text:p>
          </table:table-cell>
          <table:table-cell office:value-type="float" office:value="-1470.4191714219">
            <text:p>-1470,4191714219</text:p>
          </table:table-cell>
          <table:table-cell office:value-type="float" office:value="-144.852372790435">
            <text:p>-144,8523727904</text:p>
          </table:table-cell>
          <table:table-cell office:value-type="float" office:value="-9.38096819451607">
            <text:p>-9,3809681945</text:p>
          </table:table-cell>
          <table:table-cell office:value-type="float" office:value="2044">
            <text:p>2044</text:p>
          </table:table-cell>
          <table:table-cell office:value-type="float" office:value="0.180733385116163">
            <text:p>0,1807333851</text:p>
          </table:table-cell>
          <table:table-cell office:value-type="float" office:value="-2070.66730878163">
            <text:p>-2070,6673087816</text:p>
          </table:table-cell>
          <table:table-cell office:value-type="float" office:value="197.806227854504">
            <text:p>197,8062278545</text:p>
          </table:table-cell>
          <table:table-cell office:value-type="float" office:value="1.37017548055689">
            <text:p>1,3701754806</text:p>
          </table:table-cell>
          <table:table-cell office:value-type="float" office:value="2953">
            <text:p>2953</text:p>
          </table:table-cell>
          <table:table-cell office:value-type="float" office:value="0.185964614345738">
            <text:p>0,1859646143</text:p>
          </table:table-cell>
          <table:table-cell office:value-type="float" office:value="-3541.08648020353">
            <text:p>-3541,0864802035</text:p>
          </table:table-cell>
          <table:table-cell office:value-type="float" office:value="52.9538550640691">
            <text:p>52,9538550641</text:p>
          </table:table-cell>
          <table:table-cell office:value-type="float" office:value="-8.01079271395916">
            <text:p>-8,010792714</text:p>
          </table:table-cell>
          <table:table-cell office:value-type="float" office:value="4997">
            <text:p>4997</text:p>
          </table:table-cell>
          <table:table-cell table:formula="of:=-([.B104]+[.C104])/[.D104]/2" office:value-type="float" office:value="25">
            <text:p>25</text:p>
          </table:table-cell>
          <table:table-cell table:formula="of:=[.Q104]-[.R104]" office:value-type="float" office:value="60.9646477780283">
            <text:p>60,964647778</text:p>
          </table:table-cell>
          <table:table-cell table:number-columns-repeated="1003"/>
        </table:table-row>
        <table:table-row table:style-name="ro2">
          <table:table-cell table:style-name="ce1" office:value-type="float" office:value="84">
            <text:p>84</text:p>
          </table:table-cell>
          <table:table-cell office:value-type="float" office:value="-0.75">
            <text:p>-0,75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6465826489584">
            <text:p>0,1964658265</text:p>
          </table:table-cell>
          <table:table-cell office:value-type="float" office:value="-1479.23144239793">
            <text:p>-1479,2314423979</text:p>
          </table:table-cell>
          <table:table-cell office:value-type="float" office:value="-168.007685025586">
            <text:p>-168,0076850256</text:p>
          </table:table-cell>
          <table:table-cell office:value-type="float" office:value="-8.35144398810005">
            <text:p>-8,3514439881</text:p>
          </table:table-cell>
          <table:table-cell office:value-type="float" office:value="2248">
            <text:p>2248</text:p>
          </table:table-cell>
          <table:table-cell office:value-type="float" office:value="0.182628485259255">
            <text:p>0,1826284853</text:p>
          </table:table-cell>
          <table:table-cell office:value-type="float" office:value="-2086.43005207161">
            <text:p>-2086,4300520716</text:p>
          </table:table-cell>
          <table:table-cell office:value-type="float" office:value="122.58998704313">
            <text:p>122,5899870431</text:p>
          </table:table-cell>
          <table:table-cell office:value-type="float" office:value="-32.3930362436025">
            <text:p>-32,3930362436</text:p>
          </table:table-cell>
          <table:table-cell office:value-type="float" office:value="3492">
            <text:p>3492</text:p>
          </table:table-cell>
          <table:table-cell office:value-type="float" office:value="0.188163421751387">
            <text:p>0,1881634218</text:p>
          </table:table-cell>
          <table:table-cell office:value-type="float" office:value="-3565.66149446953">
            <text:p>-3565,6614944695</text:p>
          </table:table-cell>
          <table:table-cell office:value-type="float" office:value="-45.4176979824565">
            <text:p>-45,4176979825</text:p>
          </table:table-cell>
          <table:table-cell office:value-type="float" office:value="-40.7444802317025">
            <text:p>-40,7444802317</text:p>
          </table:table-cell>
          <table:table-cell office:value-type="float" office:value="5740">
            <text:p>5740</text:p>
          </table:table-cell>
          <table:table-cell table:formula="of:=-([.B105]+[.C105])/[.D105]/2" office:value-type="float" office:value="18.75">
            <text:p>18,75</text:p>
          </table:table-cell>
          <table:table-cell table:formula="of:=[.Q105]-[.R105]" office:value-type="float" office:value="-4.67321775075397">
            <text:p>-4,6732177508</text:p>
          </table:table-cell>
          <table:table-cell table:number-columns-repeated="1003"/>
        </table:table-row>
        <table:table-row table:style-name="ro2">
          <table:table-cell table:style-name="ce1" office:value-type="float" office:value="89">
            <text:p>89</text:p>
          </table:table-cell>
          <table:table-cell office:value-type="float" office:value="-0.75">
            <text:p>-0,75</text:p>
          </table:table-cell>
          <table:table-cell office:value-type="float" office:value="0.75">
            <text:p>0,75</text:p>
          </table:table-cell>
          <table:table-cell office:value-type="float" office:value="0.008">
            <text:p>0,008</text:p>
          </table:table-cell>
          <table:table-cell office:value-type="float" office:value="0.197841405308152">
            <text:p>0,1978414053</text:p>
          </table:table-cell>
          <table:table-cell office:value-type="float" office:value="-1502.90369168703">
            <text:p>-1502,903691687</text:p>
          </table:table-cell>
          <table:table-cell office:value-type="float" office:value="-45.6601017962408">
            <text:p>-45,6601017962</text:p>
          </table:table-cell>
          <table:table-cell office:value-type="float" office:value="-7.67180443020523">
            <text:p>-7,6718044302</text:p>
          </table:table-cell>
          <table:table-cell office:value-type="float" office:value="1882">
            <text:p>1882</text:p>
          </table:table-cell>
          <table:table-cell office:value-type="float" office:value="0.186307996983315">
            <text:p>0,186307997</text:p>
          </table:table-cell>
          <table:table-cell office:value-type="float" office:value="-2139.50731536727">
            <text:p>-2139,5073153673</text:p>
          </table:table-cell>
          <table:table-cell office:value-type="float" office:value="223.192294252421">
            <text:p>223,1922942524</text:p>
          </table:table-cell>
          <table:table-cell office:value-type="float" office:value="-6.6293760903534">
            <text:p>-6,6293760904</text:p>
          </table:table-cell>
          <table:table-cell office:value-type="float" office:value="2558">
            <text:p>2558</text:p>
          </table:table-cell>
          <table:table-cell office:value-type="float" office:value="0.19092136031325">
            <text:p>0,1909213603</text:p>
          </table:table-cell>
          <table:table-cell office:value-type="float" office:value="-3642.41100705429">
            <text:p>-3642,4110070543</text:p>
          </table:table-cell>
          <table:table-cell office:value-type="float" office:value="177.532192456181">
            <text:p>177,5321924562</text:p>
          </table:table-cell>
          <table:table-cell office:value-type="float" office:value="-14.3011805205587">
            <text:p>-14,3011805206</text:p>
          </table:table-cell>
          <table:table-cell office:value-type="float" office:value="4440">
            <text:p>4440</text:p>
          </table:table-cell>
          <table:table-cell table:formula="of:=-([.B106]+[.C106])/[.D106]/2" office:value-type="float" office:value="-0">
            <text:p>-0</text:p>
          </table:table-cell>
          <table:table-cell table:formula="of:=[.Q106]-[.R106]" office:value-type="float" office:value="191.833372976739">
            <text:p>191,8333729767</text:p>
          </table:table-cell>
          <table:table-cell table:number-columns-repeated="1003"/>
        </table:table-row>
        <table:table-row table:style-name="ro2">
          <table:table-cell table:style-name="ce1" office:value-type="float" office:value="149">
            <text:p>149</text:p>
          </table:table-cell>
          <table:table-cell office:value-type="float" office:value="-0.3">
            <text:p>-0,3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205288772555635">
            <text:p>0,2052887726</text:p>
          </table:table-cell>
          <table:table-cell office:value-type="float" office:value="-1617.89254814207">
            <text:p>-1617,8925481421</text:p>
          </table:table-cell>
          <table:table-cell office:value-type="float" office:value="-99.1726078984475">
            <text:p>-99,1726078984</text:p>
          </table:table-cell>
          <table:table-cell office:value-type="float" office:value="-7.41904986200988">
            <text:p>-7,419049862</text:p>
          </table:table-cell>
          <table:table-cell office:value-type="float" office:value="1595">
            <text:p>1595</text:p>
          </table:table-cell>
          <table:table-cell office:value-type="float" office:value="0.195726039156559">
            <text:p>0,1957260392</text:p>
          </table:table-cell>
          <table:table-cell office:value-type="float" office:value="-2323.17080322987">
            <text:p>-2323,1708032299</text:p>
          </table:table-cell>
          <table:table-cell office:value-type="float" office:value="-168.563997827159">
            <text:p>-168,5639978272</text:p>
          </table:table-cell>
          <table:table-cell office:value-type="float" office:value="8.57949432838628">
            <text:p>8,5794943284</text:p>
          </table:table-cell>
          <table:table-cell office:value-type="float" office:value="2228">
            <text:p>2228</text:p>
          </table:table-cell>
          <table:table-cell office:value-type="float" office:value="0.19955113251619">
            <text:p>0,1995511325</text:p>
          </table:table-cell>
          <table:table-cell office:value-type="float" office:value="-3941.06335137194">
            <text:p>-3941,063351372</text:p>
          </table:table-cell>
          <table:table-cell office:value-type="float" office:value="-267.736605725606">
            <text:p>-267,7366057256</text:p>
          </table:table-cell>
          <table:table-cell office:value-type="float" office:value="1.16044446637642">
            <text:p>1,1604444664</text:p>
          </table:table-cell>
          <table:table-cell office:value-type="float" office:value="3823">
            <text:p>3823</text:p>
          </table:table-cell>
          <table:table-cell table:formula="of:=-([.B107]+[.C107])/[.D107]/2" office:value-type="float" office:value="-0">
            <text:p>-0</text:p>
          </table:table-cell>
          <table:table-cell table:formula="of:=[.Q107]-[.R107]" office:value-type="float" office:value="-268.897050191983">
            <text:p>-268,897050192</text:p>
          </table:table-cell>
          <table:table-cell table:number-columns-repeated="1003"/>
        </table:table-row>
        <table:table-row table:style-name="ro2">
          <table:table-cell table:style-name="ce1" office:value-type="float" office:value="124">
            <text:p>124</text:p>
          </table:table-cell>
          <table:table-cell office:value-type="float" office:value="-0.45">
            <text:p>-0,45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5771319816911">
            <text:p>0,1957713198</text:p>
          </table:table-cell>
          <table:table-cell office:value-type="float" office:value="-1549.68363812545">
            <text:p>-1549,6836381255</text:p>
          </table:table-cell>
          <table:table-cell office:value-type="float" office:value="-119.433279531923">
            <text:p>-119,4332795319</text:p>
          </table:table-cell>
          <table:table-cell office:value-type="float" office:value="-5.47685846424493">
            <text:p>-5,4768584642</text:p>
          </table:table-cell>
          <table:table-cell office:value-type="float" office:value="1687">
            <text:p>1687</text:p>
          </table:table-cell>
          <table:table-cell office:value-type="float" office:value="0.185850956413501">
            <text:p>0,1858509564</text:p>
          </table:table-cell>
          <table:table-cell office:value-type="float" office:value="-2204.24478797391">
            <text:p>-2204,2447879739</text:p>
          </table:table-cell>
          <table:table-cell office:value-type="float" office:value="-102.397888783354">
            <text:p>-102,3978887834</text:p>
          </table:table-cell>
          <table:table-cell office:value-type="float" office:value="6.36888807720114">
            <text:p>6,3688880772</text:p>
          </table:table-cell>
          <table:table-cell office:value-type="float" office:value="2437">
            <text:p>2437</text:p>
          </table:table-cell>
          <table:table-cell office:value-type="float" office:value="0.189819101774865">
            <text:p>0,1898191018</text:p>
          </table:table-cell>
          <table:table-cell office:value-type="float" office:value="-3753.92842609936">
            <text:p>-3753,9284260994</text:p>
          </table:table-cell>
          <table:table-cell office:value-type="float" office:value="-221.831168315277">
            <text:p>-221,8311683153</text:p>
          </table:table-cell>
          <table:table-cell office:value-type="float" office:value="0.8920296129562">
            <text:p>0,892029613</text:p>
          </table:table-cell>
          <table:table-cell office:value-type="float" office:value="4124">
            <text:p>4124</text:p>
          </table:table-cell>
          <table:table-cell table:formula="of:=-([.B108]+[.C108])/[.D108]/2" office:value-type="float" office:value="25">
            <text:p>25</text:p>
          </table:table-cell>
          <table:table-cell table:formula="of:=[.Q108]-[.R108]" office:value-type="float" office:value="-222.723197928233">
            <text:p>-222,7231979282</text:p>
          </table:table-cell>
          <table:table-cell table:number-columns-repeated="1003"/>
        </table:table-row>
        <table:table-row table:style-name="ro2">
          <table:table-cell table:style-name="ce1" office:value-type="float" office:value="162">
            <text:p>162</text:p>
          </table:table-cell>
          <table:table-cell office:value-type="float" office:value="-0.15">
            <text:p>-0,15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20443203182293">
            <text:p>0,2044320318</text:p>
          </table:table-cell>
          <table:table-cell office:value-type="float" office:value="-1634.22444583756">
            <text:p>-1634,2244458376</text:p>
          </table:table-cell>
          <table:table-cell office:value-type="float" office:value="-198.124257481039">
            <text:p>-198,124257481</text:p>
          </table:table-cell>
          <table:table-cell office:value-type="float" office:value="-5.12383758761875">
            <text:p>-5,1238375876</text:p>
          </table:table-cell>
          <table:table-cell office:value-type="float" office:value="1766">
            <text:p>1766</text:p>
          </table:table-cell>
          <table:table-cell office:value-type="float" office:value="0.190974217567474">
            <text:p>0,1909742176</text:p>
          </table:table-cell>
          <table:table-cell office:value-type="float" office:value="-2301.03628261733">
            <text:p>-2301,0362826173</text:p>
          </table:table-cell>
          <table:table-cell office:value-type="float" office:value="-1.37230266758863">
            <text:p>-1,3723026676</text:p>
          </table:table-cell>
          <table:table-cell office:value-type="float" office:value="-15.6574305981731">
            <text:p>-15,6574305982</text:p>
          </table:table-cell>
          <table:table-cell office:value-type="float" office:value="2682">
            <text:p>2682</text:p>
          </table:table-cell>
          <table:table-cell office:value-type="float" office:value="0.196357343269657">
            <text:p>0,1963573433</text:p>
          </table:table-cell>
          <table:table-cell office:value-type="float" office:value="-3935.2607284549">
            <text:p>-3935,2607284549</text:p>
          </table:table-cell>
          <table:table-cell office:value-type="float" office:value="-199.496560148628">
            <text:p>-199,4965601486</text:p>
          </table:table-cell>
          <table:table-cell office:value-type="float" office:value="-20.7812681857919">
            <text:p>-20,7812681858</text:p>
          </table:table-cell>
          <table:table-cell office:value-type="float" office:value="4448">
            <text:p>4448</text:p>
          </table:table-cell>
          <table:table-cell table:formula="of:=-([.B109]+[.C109])/[.D109]/2" office:value-type="float" office:value="-18.75">
            <text:p>-18,75</text:p>
          </table:table-cell>
          <table:table-cell table:formula="of:=[.Q109]-[.R109]" office:value-type="float" office:value="-178.715291962836">
            <text:p>-178,7152919628</text:p>
          </table:table-cell>
          <table:table-cell table:number-columns-repeated="1003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-0.75">
            <text:p>-0,75</text:p>
          </table:table-cell>
          <table:table-cell office:value-type="float" office:value="0.9">
            <text:p>0,9</text:p>
          </table:table-cell>
          <table:table-cell office:value-type="float" office:value="0.006">
            <text:p>0,006</text:p>
          </table:table-cell>
          <table:table-cell office:value-type="float" office:value="0.197024493780816">
            <text:p>0,1970244938</text:p>
          </table:table-cell>
          <table:table-cell office:value-type="float" office:value="-1495.8568456656">
            <text:p>-1495,8568456656</text:p>
          </table:table-cell>
          <table:table-cell office:value-type="float" office:value="-69.9211545431199">
            <text:p>-69,9211545431</text:p>
          </table:table-cell>
          <table:table-cell office:value-type="float" office:value="-5.08186424171434">
            <text:p>-5,0818642417</text:p>
          </table:table-cell>
          <table:table-cell office:value-type="float" office:value="2212">
            <text:p>2212</text:p>
          </table:table-cell>
          <table:table-cell office:value-type="float" office:value="0.186390886002759">
            <text:p>0,186390886</text:p>
          </table:table-cell>
          <table:table-cell office:value-type="float" office:value="-2132.93788717659">
            <text:p>-2132,9378871766</text:p>
          </table:table-cell>
          <table:table-cell office:value-type="float" office:value="53.6469377747498">
            <text:p>53,6469377747</text:p>
          </table:table-cell>
          <table:table-cell office:value-type="float" office:value="10.8211338482627">
            <text:p>10,8211338483</text:p>
          </table:table-cell>
          <table:table-cell office:value-type="float" office:value="3198">
            <text:p>3198</text:p>
          </table:table-cell>
          <table:table-cell office:value-type="float" office:value="0.190644329113982">
            <text:p>0,1906443291</text:p>
          </table:table-cell>
          <table:table-cell office:value-type="float" office:value="-3628.7947328422">
            <text:p>-3628,7947328422</text:p>
          </table:table-cell>
          <table:table-cell office:value-type="float" office:value="-16.2742167683704">
            <text:p>-16,2742167684</text:p>
          </table:table-cell>
          <table:table-cell office:value-type="float" office:value="5.73926960654833">
            <text:p>5,7392696065</text:p>
          </table:table-cell>
          <table:table-cell office:value-type="float" office:value="5410">
            <text:p>5410</text:p>
          </table:table-cell>
          <table:table-cell table:formula="of:=-([.B110]+[.C110])/[.D110]/2" office:value-type="float" office:value="-12.5">
            <text:p>-12,5</text:p>
          </table:table-cell>
          <table:table-cell table:formula="of:=[.Q110]-[.R110]" office:value-type="float" office:value="-22.0134863749187">
            <text:p>-22,0134863749</text:p>
          </table:table-cell>
          <table:table-cell table:number-columns-repeated="1003"/>
        </table:table-row>
        <table:table-row table:style-name="ro2">
          <table:table-cell table:style-name="ce1" office:value-type="float" office:value="175">
            <text:p>175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2090926776615">
            <text:p>0,2090926777</text:p>
          </table:table-cell>
          <table:table-cell office:value-type="float" office:value="-1778.80987217543">
            <text:p>-1778,8098721754</text:p>
          </table:table-cell>
          <table:table-cell office:value-type="float" office:value="-135.791501399955">
            <text:p>-135,7915014</text:p>
          </table:table-cell>
          <table:table-cell office:value-type="float" office:value="-4.19667008771475">
            <text:p>-4,1966700877</text:p>
          </table:table-cell>
          <table:table-cell office:value-type="float" office:value="1773">
            <text:p>1773</text:p>
          </table:table-cell>
          <table:table-cell office:value-type="float" office:value="0.196890341795382">
            <text:p>0,1968903418</text:p>
          </table:table-cell>
          <table:table-cell office:value-type="float" office:value="-2498.83776079761">
            <text:p>-2498,8377607976</text:p>
          </table:table-cell>
          <table:table-cell office:value-type="float" office:value="-157.781096042133">
            <text:p>-157,7810960421</text:p>
          </table:table-cell>
          <table:table-cell office:value-type="float" office:value="0.374805313596387">
            <text:p>0,3748053136</text:p>
          </table:table-cell>
          <table:table-cell office:value-type="float" office:value="2583">
            <text:p>2583</text:p>
          </table:table-cell>
          <table:table-cell office:value-type="float" office:value="0.201771276141829">
            <text:p>0,2017712761</text:p>
          </table:table-cell>
          <table:table-cell office:value-type="float" office:value="-4277.64763297303">
            <text:p>-4277,647632973</text:p>
          </table:table-cell>
          <table:table-cell office:value-type="float" office:value="-293.572597442088">
            <text:p>-293,5725974421</text:p>
          </table:table-cell>
          <table:table-cell office:value-type="float" office:value="-3.82186477411837">
            <text:p>-3,8218647741</text:p>
          </table:table-cell>
          <table:table-cell office:value-type="float" office:value="4356">
            <text:p>4356</text:p>
          </table:table-cell>
          <table:table-cell table:formula="of:=-([.B111]+[.C111])/[.D111]/2" office:value-type="float" office:value="-25">
            <text:p>-25</text:p>
          </table:table-cell>
          <table:table-cell table:formula="of:=[.Q111]-[.R111]" office:value-type="float" office:value="-289.75073266797">
            <text:p>-289,750732668</text:p>
          </table:table-cell>
          <table:table-cell table:number-columns-repeated="1003"/>
        </table:table-row>
        <table:table-row table:style-name="ro2">
          <table:table-cell table:style-name="ce1" office:value-type="float" office:value="53">
            <text:p>53</text:p>
          </table:table-cell>
          <table:table-cell office:value-type="float" office:value="-0.9">
            <text:p>-0,9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197717315414991">
            <text:p>0,1977173154</text:p>
          </table:table-cell>
          <table:table-cell office:value-type="float" office:value="-1490.89655725926">
            <text:p>-1490,8965572593</text:p>
          </table:table-cell>
          <table:table-cell office:value-type="float" office:value="6.4454526004555">
            <text:p>6,4454526005</text:p>
          </table:table-cell>
          <table:table-cell office:value-type="float" office:value="-2.99080932102965">
            <text:p>-2,990809321</text:p>
          </table:table-cell>
          <table:table-cell office:value-type="float" office:value="1280">
            <text:p>1280</text:p>
          </table:table-cell>
          <table:table-cell office:value-type="float" office:value="0.188813678449965">
            <text:p>0,1888136784</text:p>
          </table:table-cell>
          <table:table-cell office:value-type="float" office:value="-2162.06187767839">
            <text:p>-2162,0618776784</text:p>
          </table:table-cell>
          <table:table-cell office:value-type="float" office:value="-149.257395992589">
            <text:p>-149,2573959926</text:p>
          </table:table-cell>
          <table:table-cell office:value-type="float" office:value="4.6338498330265">
            <text:p>4,633849833</text:p>
          </table:table-cell>
          <table:table-cell office:value-type="float" office:value="1801">
            <text:p>1801</text:p>
          </table:table-cell>
          <table:table-cell office:value-type="float" office:value="0.192375133235975">
            <text:p>0,1923751332</text:p>
          </table:table-cell>
          <table:table-cell office:value-type="float" office:value="-3652.95843493763">
            <text:p>-3652,9584349376</text:p>
          </table:table-cell>
          <table:table-cell office:value-type="float" office:value="-142.811943392134">
            <text:p>-142,8119433921</text:p>
          </table:table-cell>
          <table:table-cell office:value-type="float" office:value="1.64304051199684">
            <text:p>1,643040512</text:p>
          </table:table-cell>
          <table:table-cell office:value-type="float" office:value="3081">
            <text:p>3081</text:p>
          </table:table-cell>
          <table:table-cell table:formula="of:=-([.B112]+[.C112])/[.D112]/2" office:value-type="float" office:value="37.5">
            <text:p>37,5</text:p>
          </table:table-cell>
          <table:table-cell table:formula="of:=[.Q112]-[.R112]" office:value-type="float" office:value="-144.454983904131">
            <text:p>-144,4549839041</text:p>
          </table:table-cell>
          <table:table-cell table:number-columns-repeated="1003"/>
        </table:table-row>
        <table:table-row table:style-name="ro2">
          <table:table-cell table:style-name="ce1" office:value-type="float" office:value="114">
            <text:p>114</text:p>
          </table:table-cell>
          <table:table-cell office:value-type="float" office:value="-0.6">
            <text:p>-0,6</text:p>
          </table:table-cell>
          <table:table-cell office:value-type="float" office:value="0.75">
            <text:p>0,75</text:p>
          </table:table-cell>
          <table:table-cell office:value-type="float" office:value="0.004">
            <text:p>0,004</text:p>
          </table:table-cell>
          <table:table-cell office:value-type="float" office:value="0.200917328689561">
            <text:p>0,2009173287</text:p>
          </table:table-cell>
          <table:table-cell office:value-type="float" office:value="-1500.52192743884">
            <text:p>-1500,5219274388</text:p>
          </table:table-cell>
          <table:table-cell office:value-type="float" office:value="-157.585509942411">
            <text:p>-157,5855099424</text:p>
          </table:table-cell>
          <table:table-cell office:value-type="float" office:value="-2.35338214008402">
            <text:p>-2,3533821401</text:p>
          </table:table-cell>
          <table:table-cell office:value-type="float" office:value="2295">
            <text:p>2295</text:p>
          </table:table-cell>
          <table:table-cell office:value-type="float" office:value="0.186012296412813">
            <text:p>0,1860122964</text:p>
          </table:table-cell>
          <table:table-cell office:value-type="float" office:value="-2111.55083378162">
            <text:p>-2111,5508337816</text:p>
          </table:table-cell>
          <table:table-cell office:value-type="float" office:value="108.147632327096">
            <text:p>108,1476323271</text:p>
          </table:table-cell>
          <table:table-cell office:value-type="float" office:value="-8.8756745562957">
            <text:p>-8,8756745563</text:p>
          </table:table-cell>
          <table:table-cell office:value-type="float" office:value="3474">
            <text:p>3474</text:p>
          </table:table-cell>
          <table:table-cell office:value-type="float" office:value="0.191974309323512">
            <text:p>0,1919743093</text:p>
          </table:table-cell>
          <table:table-cell office:value-type="float" office:value="-3612.07276122046">
            <text:p>-3612,0727612205</text:p>
          </table:table-cell>
          <table:table-cell office:value-type="float" office:value="-49.4378776153145">
            <text:p>-49,4378776153</text:p>
          </table:table-cell>
          <table:table-cell office:value-type="float" office:value="-11.2290566963798">
            <text:p>-11,2290566964</text:p>
          </table:table-cell>
          <table:table-cell office:value-type="float" office:value="5769">
            <text:p>5769</text:p>
          </table:table-cell>
          <table:table-cell table:formula="of:=-([.B113]+[.C113])/[.D113]/2" office:value-type="float" office:value="-18.75">
            <text:p>-18,75</text:p>
          </table:table-cell>
          <table:table-cell table:formula="of:=[.Q113]-[.R113]" office:value-type="float" office:value="-38.2088209189347">
            <text:p>-38,2088209189</text:p>
          </table:table-cell>
          <table:table-cell table:number-columns-repeated="1003"/>
        </table:table-row>
        <table:table-row table:style-name="ro2">
          <table:table-cell table:style-name="ce1" office:value-type="float" office:value="163">
            <text:p>163</text:p>
          </table:table-cell>
          <table:table-cell office:value-type="float" office:value="-0.15">
            <text:p>-0,15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204030540936741">
            <text:p>0,2040305409</text:p>
          </table:table-cell>
          <table:table-cell office:value-type="float" office:value="-1644.94246396496">
            <text:p>-1644,942463965</text:p>
          </table:table-cell>
          <table:table-cell office:value-type="float" office:value="-119.704377305403">
            <text:p>-119,7043773054</text:p>
          </table:table-cell>
          <table:table-cell office:value-type="float" office:value="-2.06847962507239">
            <text:p>-2,0684796251</text:p>
          </table:table-cell>
          <table:table-cell office:value-type="float" office:value="1738">
            <text:p>1738</text:p>
          </table:table-cell>
          <table:table-cell office:value-type="float" office:value="0.190590052080726">
            <text:p>0,1905900521</text:p>
          </table:table-cell>
          <table:table-cell office:value-type="float" office:value="-2320.38990639924">
            <text:p>-2320,3899063993</text:p>
          </table:table-cell>
          <table:table-cell office:value-type="float" office:value="-29.1118792731613">
            <text:p>-29,1118792732</text:p>
          </table:table-cell>
          <table:table-cell office:value-type="float" office:value="18.6051844763523">
            <text:p>18,6051844764</text:p>
          </table:table-cell>
          <table:table-cell office:value-type="float" office:value="2496">
            <text:p>2496</text:p>
          </table:table-cell>
          <table:table-cell office:value-type="float" office:value="0.195966247623132">
            <text:p>0,1959662476</text:p>
          </table:table-cell>
          <table:table-cell office:value-type="float" office:value="-3965.3323703642">
            <text:p>-3965,3323703642</text:p>
          </table:table-cell>
          <table:table-cell office:value-type="float" office:value="-148.816256578564">
            <text:p>-148,8162565786</text:p>
          </table:table-cell>
          <table:table-cell office:value-type="float" office:value="16.5367048512799">
            <text:p>16,5367048513</text:p>
          </table:table-cell>
          <table:table-cell office:value-type="float" office:value="4234">
            <text:p>4234</text:p>
          </table:table-cell>
          <table:table-cell table:formula="of:=-([.B114]+[.C114])/[.D114]/2" office:value-type="float" office:value="-12.5">
            <text:p>-12,5</text:p>
          </table:table-cell>
          <table:table-cell table:formula="of:=[.Q114]-[.R114]" office:value-type="float" office:value="-165.352961429844">
            <text:p>-165,3529614298</text:p>
          </table:table-cell>
          <table:table-cell table:number-columns-repeated="1003"/>
        </table:table-row>
        <table:table-row table:style-name="ro2">
          <table:table-cell table:style-name="ce1" office:value-type="float" office:value="128">
            <text:p>128</text:p>
          </table:table-cell>
          <table:table-cell office:value-type="float" office:value="-0.45">
            <text:p>-0,45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203198621926986">
            <text:p>0,2031986219</text:p>
          </table:table-cell>
          <table:table-cell office:value-type="float" office:value="-1566.86049368885">
            <text:p>-1566,8604936889</text:p>
          </table:table-cell>
          <table:table-cell office:value-type="float" office:value="-131.174410652346">
            <text:p>-131,1744106523</text:p>
          </table:table-cell>
          <table:table-cell office:value-type="float" office:value="-1.85816542642044">
            <text:p>-1,8581654264</text:p>
          </table:table-cell>
          <table:table-cell office:value-type="float" office:value="1515">
            <text:p>1515</text:p>
          </table:table-cell>
          <table:table-cell office:value-type="float" office:value="0.192424665216724">
            <text:p>0,1924246652</text:p>
          </table:table-cell>
          <table:table-cell office:value-type="float" office:value="-2250.18220380781">
            <text:p>-2250,1822038078</text:p>
          </table:table-cell>
          <table:table-cell office:value-type="float" office:value="-12.6960537208787">
            <text:p>-12,6960537209</text:p>
          </table:table-cell>
          <table:table-cell office:value-type="float" office:value="2.07810505948823">
            <text:p>2,0781050595</text:p>
          </table:table-cell>
          <table:table-cell office:value-type="float" office:value="2117">
            <text:p>2117</text:p>
          </table:table-cell>
          <table:table-cell office:value-type="float" office:value="0.196734247900829">
            <text:p>0,1967342479</text:p>
          </table:table-cell>
          <table:table-cell office:value-type="float" office:value="-3817.04269749666">
            <text:p>-3817,0426974967</text:p>
          </table:table-cell>
          <table:table-cell office:value-type="float" office:value="-143.870464373225">
            <text:p>-143,8704643732</text:p>
          </table:table-cell>
          <table:table-cell office:value-type="float" office:value="0.219939633067787">
            <text:p>0,2199396331</text:p>
          </table:table-cell>
          <table:table-cell office:value-type="float" office:value="3632">
            <text:p>3632</text:p>
          </table:table-cell>
          <table:table-cell table:formula="of:=-([.B115]+[.C115])/[.D115]/2" office:value-type="float" office:value="9.375">
            <text:p>9,375</text:p>
          </table:table-cell>
          <table:table-cell table:formula="of:=[.Q115]-[.R115]" office:value-type="float" office:value="-144.090404006292">
            <text:p>-144,0904040063</text:p>
          </table:table-cell>
          <table:table-cell table:number-columns-repeated="1003"/>
        </table:table-row>
        <table:table-row table:style-name="ro2">
          <table:table-cell table:style-name="ce1" office:value-type="float" office:value="179">
            <text:p>179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21294894794739">
            <text:p>0,2129489479</text:p>
          </table:table-cell>
          <table:table-cell office:value-type="float" office:value="-1713.15313189749">
            <text:p>-1713,1531318975</text:p>
          </table:table-cell>
          <table:table-cell office:value-type="float" office:value="-66.6943559019797">
            <text:p>-66,694355902</text:p>
          </table:table-cell>
          <table:table-cell office:value-type="float" office:value="-1.29147044198049">
            <text:p>-1,291470442</text:p>
          </table:table-cell>
          <table:table-cell office:value-type="float" office:value="1654">
            <text:p>1654</text:p>
          </table:table-cell>
          <table:table-cell office:value-type="float" office:value="0.20194286592266">
            <text:p>0,2019428659</text:p>
          </table:table-cell>
          <table:table-cell office:value-type="float" office:value="-2459.63749645695">
            <text:p>-2459,637496457</text:p>
          </table:table-cell>
          <table:table-cell office:value-type="float" office:value="-99.4267888745653">
            <text:p>-99,4267888746</text:p>
          </table:table-cell>
          <table:table-cell office:value-type="float" office:value="20.7162267438432">
            <text:p>20,7162267438</text:p>
          </table:table-cell>
          <table:table-cell office:value-type="float" office:value="2339">
            <text:p>2339</text:p>
          </table:table-cell>
          <table:table-cell office:value-type="float" office:value="0.206345298732552">
            <text:p>0,2063452987</text:p>
          </table:table-cell>
          <table:table-cell office:value-type="float" office:value="-4172.79062835446">
            <text:p>-4172,7906283545</text:p>
          </table:table-cell>
          <table:table-cell office:value-type="float" office:value="-166.121144776545">
            <text:p>-166,1211447765</text:p>
          </table:table-cell>
          <table:table-cell office:value-type="float" office:value="19.4247563018627">
            <text:p>19,4247563019</text:p>
          </table:table-cell>
          <table:table-cell office:value-type="float" office:value="3993">
            <text:p>3993</text:p>
          </table:table-cell>
          <table:table-cell table:formula="of:=-([.B116]+[.C116])/[.D116]/2" office:value-type="float" office:value="-28.125">
            <text:p>-28,125</text:p>
          </table:table-cell>
          <table:table-cell table:formula="of:=[.Q116]-[.R116]" office:value-type="float" office:value="-185.545901078408">
            <text:p>-185,5459010784</text:p>
          </table:table-cell>
          <table:table-cell table:number-columns-repeated="1003"/>
        </table:table-row>
        <table:table-row table:style-name="ro2">
          <table:table-cell table:style-name="ce1" office:value-type="float" office:value="86">
            <text:p>86</text:p>
          </table:table-cell>
          <table:table-cell office:value-type="float" office:value="-0.75">
            <text:p>-0,75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192086822405133">
            <text:p>0,1920868224</text:p>
          </table:table-cell>
          <table:table-cell office:value-type="float" office:value="-1465.17107915239">
            <text:p>-1465,1710791524</text:p>
          </table:table-cell>
          <table:table-cell office:value-type="float" office:value="54.1553574138566">
            <text:p>54,1553574139</text:p>
          </table:table-cell>
          <table:table-cell office:value-type="float" office:value="-1.11722081300874">
            <text:p>-1,117220813</text:p>
          </table:table-cell>
          <table:table-cell office:value-type="float" office:value="1660">
            <text:p>1660</text:p>
          </table:table-cell>
          <table:table-cell office:value-type="float" office:value="0.189590813864082">
            <text:p>0,1895908139</text:p>
          </table:table-cell>
          <table:table-cell office:value-type="float" office:value="-2164.70932547904">
            <text:p>-2164,709325479</text:p>
          </table:table-cell>
          <table:table-cell office:value-type="float" office:value="-37.0345238805322">
            <text:p>-37,0345238805</text:p>
          </table:table-cell>
          <table:table-cell office:value-type="float" office:value="22.4889683868286">
            <text:p>22,4889683868</text:p>
          </table:table-cell>
          <table:table-cell office:value-type="float" office:value="2252">
            <text:p>2252</text:p>
          </table:table-cell>
          <table:table-cell office:value-type="float" office:value="0.190589217280502">
            <text:p>0,1905892173</text:p>
          </table:table-cell>
          <table:table-cell office:value-type="float" office:value="-3629.88040463143">
            <text:p>-3629,8804046314</text:p>
          </table:table-cell>
          <table:table-cell office:value-type="float" office:value="17.1208335333243">
            <text:p>17,1208335333</text:p>
          </table:table-cell>
          <table:table-cell office:value-type="float" office:value="21.3717475738199">
            <text:p>21,3717475738</text:p>
          </table:table-cell>
          <table:table-cell office:value-type="float" office:value="3912">
            <text:p>3912</text:p>
          </table:table-cell>
          <table:table-cell table:formula="of:=-([.B117]+[.C117])/[.D117]/2" office:value-type="float" office:value="9.37500000000001">
            <text:p>9,375</text:p>
          </table:table-cell>
          <table:table-cell table:formula="of:=[.Q117]-[.R117]" office:value-type="float" office:value="-4.25091404049564">
            <text:p>-4,2509140405</text:p>
          </table:table-cell>
          <table:table-cell table:number-columns-repeated="1003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-0.9">
            <text:p>-0,9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194681379909809">
            <text:p>0,1946813799</text:p>
          </table:table-cell>
          <table:table-cell office:value-type="float" office:value="-1478.00552469772">
            <text:p>-1478,0055246977</text:p>
          </table:table-cell>
          <table:table-cell office:value-type="float" office:value="7.05863608704347">
            <text:p>7,058636087</text:p>
          </table:table-cell>
          <table:table-cell office:value-type="float" office:value="-1.07612910798474">
            <text:p>-1,076129108</text:p>
          </table:table-cell>
          <table:table-cell office:value-type="float" office:value="1536">
            <text:p>1536</text:p>
          </table:table-cell>
          <table:table-cell office:value-type="float" office:value="0.185140514578597">
            <text:p>0,1851405146</text:p>
          </table:table-cell>
          <table:table-cell office:value-type="float" office:value="-2128.90602336364">
            <text:p>-2128,9060233637</text:p>
          </table:table-cell>
          <table:table-cell office:value-type="float" office:value="6.80188709601635">
            <text:p>6,801887096</text:p>
          </table:table-cell>
          <table:table-cell office:value-type="float" office:value="-7.18868798051485">
            <text:p>-7,1886879805</text:p>
          </table:table-cell>
          <table:table-cell office:value-type="float" office:value="2116">
            <text:p>2116</text:p>
          </table:table-cell>
          <table:table-cell office:value-type="float" office:value="0.188956860711082">
            <text:p>0,1889568607</text:p>
          </table:table-cell>
          <table:table-cell office:value-type="float" office:value="-3606.91154806138">
            <text:p>-3606,9115480614</text:p>
          </table:table-cell>
          <table:table-cell office:value-type="float" office:value="13.8605231830599">
            <text:p>13,8605231831</text:p>
          </table:table-cell>
          <table:table-cell office:value-type="float" office:value="-8.26481708849959">
            <text:p>-8,2648170885</text:p>
          </table:table-cell>
          <table:table-cell office:value-type="float" office:value="3652">
            <text:p>3652</text:p>
          </table:table-cell>
          <table:table-cell table:formula="of:=-([.B118]+[.C118])/[.D118]/2" office:value-type="float" office:value="28.125">
            <text:p>28,125</text:p>
          </table:table-cell>
          <table:table-cell table:formula="of:=[.Q118]-[.R118]" office:value-type="float" office:value="22.1253402715595">
            <text:p>22,1253402716</text:p>
          </table:table-cell>
          <table:table-cell table:number-columns-repeated="1003"/>
        </table:table-row>
        <table:table-row table:style-name="ro2">
          <table:table-cell table:style-name="ce1" office:value-type="float" office:value="107">
            <text:p>107</text:p>
          </table:table-cell>
          <table:table-cell office:value-type="float" office:value="-0.6">
            <text:p>-0,6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198114227661903">
            <text:p>0,1981142277</text:p>
          </table:table-cell>
          <table:table-cell office:value-type="float" office:value="-1518.32212250402">
            <text:p>-1518,322122504</text:p>
          </table:table-cell>
          <table:table-cell office:value-type="float" office:value="-25.4343276327226">
            <text:p>-25,4343276327</text:p>
          </table:table-cell>
          <table:table-cell office:value-type="float" office:value="-0.305806640439511">
            <text:p>-0,3058066404</text:p>
          </table:table-cell>
          <table:table-cell office:value-type="float" office:value="1396">
            <text:p>1396</text:p>
          </table:table-cell>
          <table:table-cell office:value-type="float" office:value="0.186930489596806">
            <text:p>0,1869304896</text:p>
          </table:table-cell>
          <table:table-cell office:value-type="float" office:value="-2176.56935781042">
            <text:p>-2176,5693578104</text:p>
          </table:table-cell>
          <table:table-cell office:value-type="float" office:value="-40.3353855781622">
            <text:p>-40,3353855782</text:p>
          </table:table-cell>
          <table:table-cell office:value-type="float" office:value="0.441541182068631">
            <text:p>0,4415411821</text:p>
          </table:table-cell>
          <table:table-cell office:value-type="float" office:value="1988">
            <text:p>1988</text:p>
          </table:table-cell>
          <table:table-cell office:value-type="float" office:value="0.191403984822845">
            <text:p>0,1914039848</text:p>
          </table:table-cell>
          <table:table-cell office:value-type="float" office:value="-3694.89148031443">
            <text:p>-3694,8914803144</text:p>
          </table:table-cell>
          <table:table-cell office:value-type="float" office:value="-65.7697132108848">
            <text:p>-65,7697132109</text:p>
          </table:table-cell>
          <table:table-cell office:value-type="float" office:value="0.135734541629137">
            <text:p>0,1357345416</text:p>
          </table:table-cell>
          <table:table-cell office:value-type="float" office:value="3384">
            <text:p>3384</text:p>
          </table:table-cell>
          <table:table-cell table:formula="of:=-([.B119]+[.C119])/[.D119]/2" office:value-type="float" office:value="18.75">
            <text:p>18,75</text:p>
          </table:table-cell>
          <table:table-cell table:formula="of:=[.Q119]-[.R119]" office:value-type="float" office:value="-65.9054477525139">
            <text:p>-65,9054477525</text:p>
          </table:table-cell>
          <table:table-cell table:number-columns-repeated="1003"/>
        </table:table-row>
        <table:table-row table:style-name="ro2">
          <table:table-cell table:style-name="ce1" office:value-type="float" office:value="147">
            <text:p>147</text:p>
          </table:table-cell>
          <table:table-cell office:value-type="float" office:value="-0.3">
            <text:p>-0,3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9819481455181">
            <text:p>0,1998194815</text:p>
          </table:table-cell>
          <table:table-cell office:value-type="float" office:value="-1557.1750481602">
            <text:p>-1557,1750481602</text:p>
          </table:table-cell>
          <table:table-cell office:value-type="float" office:value="-220.004823362448">
            <text:p>-220,0048233624</text:p>
          </table:table-cell>
          <table:table-cell office:value-type="float" office:value="0.76306424590847">
            <text:p>0,7630642459</text:p>
          </table:table-cell>
          <table:table-cell office:value-type="float" office:value="1739">
            <text:p>1739</text:p>
          </table:table-cell>
          <table:table-cell office:value-type="float" office:value="0.186378510519097">
            <text:p>0,1863785105</text:p>
          </table:table-cell>
          <table:table-cell office:value-type="float" office:value="-2192.77022623688">
            <text:p>-2192,7702262369</text:p>
          </table:table-cell>
          <table:table-cell office:value-type="float" office:value="-25.0758374302547">
            <text:p>-25,0758374303</text:p>
          </table:table-cell>
          <table:table-cell office:value-type="float" office:value="3.14894789181366">
            <text:p>3,1489478918</text:p>
          </table:table-cell>
          <table:table-cell office:value-type="float" office:value="2694">
            <text:p>2694</text:p>
          </table:table-cell>
          <table:table-cell office:value-type="float" office:value="0.191754898893531">
            <text:p>0,1917548989</text:p>
          </table:table-cell>
          <table:table-cell office:value-type="float" office:value="-3749.94527439708">
            <text:p>-3749,9452743971</text:p>
          </table:table-cell>
          <table:table-cell office:value-type="float" office:value="-245.080660792703">
            <text:p>-245,0806607927</text:p>
          </table:table-cell>
          <table:table-cell office:value-type="float" office:value="3.91201213772215">
            <text:p>3,9120121377</text:p>
          </table:table-cell>
          <table:table-cell office:value-type="float" office:value="4433">
            <text:p>4433</text:p>
          </table:table-cell>
          <table:table-cell table:formula="of:=-([.B120]+[.C120])/[.D120]/2" office:value-type="float" office:value="-0">
            <text:p>-0</text:p>
          </table:table-cell>
          <table:table-cell table:formula="of:=[.Q120]-[.R120]" office:value-type="float" office:value="-248.992672930425">
            <text:p>-248,9926729304</text:p>
          </table:table-cell>
          <table:table-cell table:number-columns-repeated="1003"/>
        </table:table-row>
        <table:table-row table:style-name="ro2">
          <table:table-cell table:style-name="ce1" office:value-type="float" office:value="75">
            <text:p>75</text:p>
          </table:table-cell>
          <table:table-cell office:value-type="float" office:value="-0.75">
            <text:p>-0,75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5184023452035">
            <text:p>0,1951840235</text:p>
          </table:table-cell>
          <table:table-cell office:value-type="float" office:value="-1483.02063394822">
            <text:p>-1483,0206339482</text:p>
          </table:table-cell>
          <table:table-cell office:value-type="float" office:value="-256.013886062941">
            <text:p>-256,0138860629</text:p>
          </table:table-cell>
          <table:table-cell office:value-type="float" office:value="0.92042873844202">
            <text:p>0,9204287384</text:p>
          </table:table-cell>
          <table:table-cell office:value-type="float" office:value="1623">
            <text:p>1623</text:p>
          </table:table-cell>
          <table:table-cell office:value-type="float" office:value="0.182710440037058">
            <text:p>0,18271044</text:p>
          </table:table-cell>
          <table:table-cell office:value-type="float" office:value="-2094.05326978469">
            <text:p>-2094,0532697847</text:p>
          </table:table-cell>
          <table:table-cell office:value-type="float" office:value="22.0374125871868">
            <text:p>22,0374125872</text:p>
          </table:table-cell>
          <table:table-cell office:value-type="float" office:value="-12.9330927899001">
            <text:p>-12,9330927899</text:p>
          </table:table-cell>
          <table:table-cell office:value-type="float" office:value="2655">
            <text:p>2655</text:p>
          </table:table-cell>
          <table:table-cell office:value-type="float" office:value="0.187699873403049">
            <text:p>0,1876998734</text:p>
          </table:table-cell>
          <table:table-cell office:value-type="float" office:value="-3577.07390373291">
            <text:p>-3577,0739037329</text:p>
          </table:table-cell>
          <table:table-cell office:value-type="float" office:value="-233.976473475754">
            <text:p>-233,9764734758</text:p>
          </table:table-cell>
          <table:table-cell office:value-type="float" office:value="-12.0126640514581">
            <text:p>-12,0126640515</text:p>
          </table:table-cell>
          <table:table-cell office:value-type="float" office:value="4278">
            <text:p>4278</text:p>
          </table:table-cell>
          <table:table-cell table:formula="of:=-([.B121]+[.C121])/[.D121]/2" office:value-type="float" office:value="75">
            <text:p>75</text:p>
          </table:table-cell>
          <table:table-cell table:formula="of:=[.Q121]-[.R121]" office:value-type="float" office:value="-221.963809424296">
            <text:p>-221,9638094243</text:p>
          </table:table-cell>
          <table:table-cell table:number-columns-repeated="1003"/>
        </table:table-row>
        <table:table-row table:style-name="ro2">
          <table:table-cell table:style-name="ce1" office:value-type="float" office:value="103">
            <text:p>103</text:p>
          </table:table-cell>
          <table:table-cell office:value-type="float" office:value="-0.6">
            <text:p>-0,6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4763679248127">
            <text:p>0,1947636792</text:p>
          </table:table-cell>
          <table:table-cell office:value-type="float" office:value="-1504.78517223644">
            <text:p>-1504,7851722364</text:p>
          </table:table-cell>
          <table:table-cell office:value-type="float" office:value="-122.810780933237">
            <text:p>-122,8107809332</text:p>
          </table:table-cell>
          <table:table-cell office:value-type="float" office:value="2.02070143868926">
            <text:p>2,0207014387</text:p>
          </table:table-cell>
          <table:table-cell office:value-type="float" office:value="1550">
            <text:p>1550</text:p>
          </table:table-cell>
          <table:table-cell office:value-type="float" office:value="0.186470636469188">
            <text:p>0,1864706365</text:p>
          </table:table-cell>
          <table:table-cell office:value-type="float" office:value="-2160.16035614261">
            <text:p>-2160,1603561426</text:p>
          </table:table-cell>
          <table:table-cell office:value-type="float" office:value="-89.2090304833445">
            <text:p>-89,2090304833</text:p>
          </table:table-cell>
          <table:table-cell office:value-type="float" office:value="16.784785902632">
            <text:p>16,7847859026</text:p>
          </table:table-cell>
          <table:table-cell office:value-type="float" office:value="2255">
            <text:p>2255</text:p>
          </table:table-cell>
          <table:table-cell office:value-type="float" office:value="0.189787853580764">
            <text:p>0,1897878536</text:p>
          </table:table-cell>
          <table:table-cell office:value-type="float" office:value="-3664.94552837905">
            <text:p>-3664,9455283791</text:p>
          </table:table-cell>
          <table:table-cell office:value-type="float" office:value="-212.019811416581">
            <text:p>-212,0198114166</text:p>
          </table:table-cell>
          <table:table-cell office:value-type="float" office:value="18.8054873413212">
            <text:p>18,8054873413</text:p>
          </table:table-cell>
          <table:table-cell office:value-type="float" office:value="3805">
            <text:p>3805</text:p>
          </table:table-cell>
          <table:table-cell table:formula="of:=-([.B122]+[.C122])/[.D122]/2" office:value-type="float" office:value="37.5">
            <text:p>37,5</text:p>
          </table:table-cell>
          <table:table-cell table:formula="of:=[.Q122]-[.R122]" office:value-type="float" office:value="-230.825298757902">
            <text:p>-230,8252987579</text:p>
          </table:table-cell>
          <table:table-cell table:number-columns-repeated="1003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-0.75">
            <text:p>-0,75</text:p>
          </table:table-cell>
          <table:table-cell office:value-type="float" office:value="0.75">
            <text:p>0,75</text:p>
          </table:table-cell>
          <table:table-cell office:value-type="float" office:value="0.006">
            <text:p>0,006</text:p>
          </table:table-cell>
          <table:table-cell office:value-type="float" office:value="0.195561659513092">
            <text:p>0,1955616595</text:p>
          </table:table-cell>
          <table:table-cell office:value-type="float" office:value="-1478.31413157374">
            <text:p>-1478,3141315737</text:p>
          </table:table-cell>
          <table:table-cell office:value-type="float" office:value="-18.6222172693197">
            <text:p>-18,6222172693</text:p>
          </table:table-cell>
          <table:table-cell office:value-type="float" office:value="2.80041703866514">
            <text:p>2,8004170387</text:p>
          </table:table-cell>
          <table:table-cell office:value-type="float" office:value="2155">
            <text:p>2155</text:p>
          </table:table-cell>
          <table:table-cell office:value-type="float" office:value="0.182768906084788">
            <text:p>0,1827689061</text:p>
          </table:table-cell>
          <table:table-cell office:value-type="float" office:value="-2092.31880468334">
            <text:p>-2092,3188046834</text:p>
          </table:table-cell>
          <table:table-cell office:value-type="float" office:value="69.6991926269607">
            <text:p>69,699192627</text:p>
          </table:table-cell>
          <table:table-cell office:value-type="float" office:value="26.0441652102844">
            <text:p>26,0441652103</text:p>
          </table:table-cell>
          <table:table-cell office:value-type="float" office:value="3071">
            <text:p>3071</text:p>
          </table:table-cell>
          <table:table-cell office:value-type="float" office:value="0.18788600745611">
            <text:p>0,1878860075</text:p>
          </table:table-cell>
          <table:table-cell office:value-type="float" office:value="-3570.63293625708">
            <text:p>-3570,6329362571</text:p>
          </table:table-cell>
          <table:table-cell office:value-type="float" office:value="51.0769753576411">
            <text:p>51,0769753576</text:p>
          </table:table-cell>
          <table:table-cell office:value-type="float" office:value="28.8445822489496">
            <text:p>28,8445822489</text:p>
          </table:table-cell>
          <table:table-cell office:value-type="float" office:value="5226">
            <text:p>5226</text:p>
          </table:table-cell>
          <table:table-cell table:formula="of:=-([.B123]+[.C123])/[.D123]/2" office:value-type="float" office:value="-0">
            <text:p>-0</text:p>
          </table:table-cell>
          <table:table-cell table:formula="of:=[.Q123]-[.R123]" office:value-type="float" office:value="22.2323931086915">
            <text:p>22,2323931087</text:p>
          </table:table-cell>
          <table:table-cell table:number-columns-repeated="1003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-0.9">
            <text:p>-0,9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3291103885522">
            <text:p>0,1932911039</text:p>
          </table:table-cell>
          <table:table-cell office:value-type="float" office:value="-1463.92571036941">
            <text:p>-1463,9257103694</text:p>
          </table:table-cell>
          <table:table-cell office:value-type="float" office:value="-123.943831255812">
            <text:p>-123,9438312558</text:p>
          </table:table-cell>
          <table:table-cell office:value-type="float" office:value="3.69110988909438">
            <text:p>3,6911098891</text:p>
          </table:table-cell>
          <table:table-cell office:value-type="float" office:value="1575">
            <text:p>1575</text:p>
          </table:table-cell>
          <table:table-cell office:value-type="float" office:value="0.183148448528789">
            <text:p>0,1831484485</text:p>
          </table:table-cell>
          <table:table-cell office:value-type="float" office:value="-2087.23573587919">
            <text:p>-2087,2357358792</text:p>
          </table:table-cell>
          <table:table-cell office:value-type="float" office:value="-3.63156072006664">
            <text:p>-3,6315607201</text:p>
          </table:table-cell>
          <table:table-cell office:value-type="float" office:value="-33.17812903307">
            <text:p>-33,1781290331</text:p>
          </table:table-cell>
          <table:table-cell office:value-type="float" office:value="2690">
            <text:p>2690</text:p>
          </table:table-cell>
          <table:table-cell office:value-type="float" office:value="0.187205510671482">
            <text:p>0,1872055107</text:p>
          </table:table-cell>
          <table:table-cell office:value-type="float" office:value="-3551.16144624861">
            <text:p>-3551,1614462486</text:p>
          </table:table-cell>
          <table:table-cell office:value-type="float" office:value="-127.575391975879">
            <text:p>-127,5753919759</text:p>
          </table:table-cell>
          <table:table-cell office:value-type="float" office:value="-29.4870191439756">
            <text:p>-29,487019144</text:p>
          </table:table-cell>
          <table:table-cell office:value-type="float" office:value="4265">
            <text:p>4265</text:p>
          </table:table-cell>
          <table:table-cell table:formula="of:=-([.B124]+[.C124])/[.D124]/2" office:value-type="float" office:value="93.75">
            <text:p>93,75</text:p>
          </table:table-cell>
          <table:table-cell table:formula="of:=[.Q124]-[.R124]" office:value-type="float" office:value="-98.0883728319033">
            <text:p>-98,0883728319</text:p>
          </table:table-cell>
          <table:table-cell table:number-columns-repeated="1003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float" office:value="-0.15">
            <text:p>-0,15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206612116810944">
            <text:p>0,2066121168</text:p>
          </table:table-cell>
          <table:table-cell office:value-type="float" office:value="-1618.88800453714">
            <text:p>-1618,8880045371</text:p>
          </table:table-cell>
          <table:table-cell office:value-type="float" office:value="-55.078274148744">
            <text:p>-55,0782741487</text:p>
          </table:table-cell>
          <table:table-cell office:value-type="float" office:value="3.9113352032291">
            <text:p>3,9113352032</text:p>
          </table:table-cell>
          <table:table-cell office:value-type="float" office:value="1580">
            <text:p>1580</text:p>
          </table:table-cell>
          <table:table-cell office:value-type="float" office:value="0.195993918446639">
            <text:p>0,1959939184</text:p>
          </table:table-cell>
          <table:table-cell office:value-type="float" office:value="-2324.47651828211">
            <text:p>-2324,4765182821</text:p>
          </table:table-cell>
          <table:table-cell office:value-type="float" office:value="-43.6913174390661">
            <text:p>-43,6913174391</text:p>
          </table:table-cell>
          <table:table-cell office:value-type="float" office:value="17.5917704022185">
            <text:p>17,5917704022</text:p>
          </table:table-cell>
          <table:table-cell office:value-type="float" office:value="2261">
            <text:p>2261</text:p>
          </table:table-cell>
          <table:table-cell office:value-type="float" office:value="0.200241197792361">
            <text:p>0,2002411978</text:p>
          </table:table-cell>
          <table:table-cell office:value-type="float" office:value="-3943.36452281925">
            <text:p>-3943,3645228193</text:p>
          </table:table-cell>
          <table:table-cell office:value-type="float" office:value="-98.76959158781">
            <text:p>-98,7695915878</text:p>
          </table:table-cell>
          <table:table-cell office:value-type="float" office:value="21.5031056054476">
            <text:p>21,5031056054</text:p>
          </table:table-cell>
          <table:table-cell office:value-type="float" office:value="3841">
            <text:p>3841</text:p>
          </table:table-cell>
          <table:table-cell table:formula="of:=-([.B125]+[.C125])/[.D125]/2" office:value-type="float" office:value="-18.75">
            <text:p>-18,75</text:p>
          </table:table-cell>
          <table:table-cell table:formula="of:=[.Q125]-[.R125]" office:value-type="float" office:value="-120.272697193258">
            <text:p>-120,2726971933</text:p>
          </table:table-cell>
          <table:table-cell table:number-columns-repeated="1003"/>
        </table:table-row>
        <table:table-row table:style-name="ro2">
          <table:table-cell table:style-name="ce1" office:value-type="float" office:value="152">
            <text:p>152</text:p>
          </table:table-cell>
          <table:table-cell office:value-type="float" office:value="-0.3">
            <text:p>-0,3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205990301508448">
            <text:p>0,2059903015</text:p>
          </table:table-cell>
          <table:table-cell office:value-type="float" office:value="-1580.41932362641">
            <text:p>-1580,4193236264</text:p>
          </table:table-cell>
          <table:table-cell office:value-type="float" office:value="-87.5701278049732">
            <text:p>-87,570127805</text:p>
          </table:table-cell>
          <table:table-cell office:value-type="float" office:value="4.73089524928168">
            <text:p>4,7308952493</text:p>
          </table:table-cell>
          <table:table-cell office:value-type="float" office:value="1501">
            <text:p>1501</text:p>
          </table:table-cell>
          <table:table-cell office:value-type="float" office:value="0.193861674801897">
            <text:p>0,1938616748</text:p>
          </table:table-cell>
          <table:table-cell office:value-type="float" office:value="-2260.78602992406">
            <text:p>-2260,7860299241</text:p>
          </table:table-cell>
          <table:table-cell office:value-type="float" office:value="-98.7729842710243">
            <text:p>-98,772984271</text:p>
          </table:table-cell>
          <table:table-cell office:value-type="float" office:value="22.8396911329712">
            <text:p>22,839691133</text:p>
          </table:table-cell>
          <table:table-cell office:value-type="float" office:value="2124">
            <text:p>2124</text:p>
          </table:table-cell>
          <table:table-cell office:value-type="float" office:value="0.198713125484517">
            <text:p>0,1987131255</text:p>
          </table:table-cell>
          <table:table-cell office:value-type="float" office:value="-3841.20535355049">
            <text:p>-3841,2053535505</text:p>
          </table:table-cell>
          <table:table-cell office:value-type="float" office:value="-186.343112075997">
            <text:p>-186,343112076</text:p>
          </table:table-cell>
          <table:table-cell office:value-type="float" office:value="27.5705863822529">
            <text:p>27,5705863823</text:p>
          </table:table-cell>
          <table:table-cell office:value-type="float" office:value="3625">
            <text:p>3625</text:p>
          </table:table-cell>
          <table:table-cell table:formula="of:=-([.B126]+[.C126])/[.D126]/2" office:value-type="float" office:value="-9.37500000000001">
            <text:p>-9,375</text:p>
          </table:table-cell>
          <table:table-cell table:formula="of:=[.Q126]-[.R126]" office:value-type="float" office:value="-213.91369845825">
            <text:p>-213,9136984583</text:p>
          </table:table-cell>
          <table:table-cell table:number-columns-repeated="1003"/>
        </table:table-row>
        <table:table-row table:style-name="ro2">
          <table:table-cell table:style-name="ce1" office:value-type="float" office:value="116">
            <text:p>116</text:p>
          </table:table-cell>
          <table:table-cell office:value-type="float" office:value="-0.6">
            <text:p>-0,6</text:p>
          </table:table-cell>
          <table:table-cell office:value-type="float" office:value="0.75">
            <text:p>0,75</text:p>
          </table:table-cell>
          <table:table-cell office:value-type="float" office:value="0.008">
            <text:p>0,008</text:p>
          </table:table-cell>
          <table:table-cell office:value-type="float" office:value="0.199702137812527">
            <text:p>0,1997021378</text:p>
          </table:table-cell>
          <table:table-cell office:value-type="float" office:value="-1505.18171709632">
            <text:p>-1505,1817170963</text:p>
          </table:table-cell>
          <table:table-cell office:value-type="float" office:value="-30.3276767711639">
            <text:p>-30,3276767712</text:p>
          </table:table-cell>
          <table:table-cell office:value-type="float" office:value="5.43954765005579">
            <text:p>5,4395476501</text:p>
          </table:table-cell>
          <table:table-cell office:value-type="float" office:value="1724">
            <text:p>1724</text:p>
          </table:table-cell>
          <table:table-cell office:value-type="float" office:value="0.191259325479316">
            <text:p>0,1912593255</text:p>
          </table:table-cell>
          <table:table-cell office:value-type="float" office:value="-2184.35889868391">
            <text:p>-2184,3588986839</text:p>
          </table:table-cell>
          <table:table-cell office:value-type="float" office:value="77.2085019909612">
            <text:p>77,208501991</text:p>
          </table:table-cell>
          <table:table-cell office:value-type="float" office:value="35.8693150937689">
            <text:p>35,8693150938</text:p>
          </table:table-cell>
          <table:table-cell office:value-type="float" office:value="2437">
            <text:p>2437</text:p>
          </table:table-cell>
          <table:table-cell office:value-type="float" office:value="0.194636450412601">
            <text:p>0,1946364504</text:p>
          </table:table-cell>
          <table:table-cell office:value-type="float" office:value="-3689.54061578024">
            <text:p>-3689,5406157802</text:p>
          </table:table-cell>
          <table:table-cell office:value-type="float" office:value="46.8808252197974">
            <text:p>46,8808252198</text:p>
          </table:table-cell>
          <table:table-cell office:value-type="float" office:value="41.3088627438247">
            <text:p>41,3088627438</text:p>
          </table:table-cell>
          <table:table-cell office:value-type="float" office:value="4161">
            <text:p>4161</text:p>
          </table:table-cell>
          <table:table-cell table:formula="of:=-([.B127]+[.C127])/[.D127]/2" office:value-type="float" office:value="-9.375">
            <text:p>-9,375</text:p>
          </table:table-cell>
          <table:table-cell table:formula="of:=[.Q127]-[.R127]" office:value-type="float" office:value="5.57196247597265">
            <text:p>5,571962476</text:p>
          </table:table-cell>
          <table:table-cell table:number-columns-repeated="1003"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float" office:value="-0.9">
            <text:p>-0,9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2487280518107">
            <text:p>0,1924872805</text:p>
          </table:table-cell>
          <table:table-cell office:value-type="float" office:value="-1457.0077068734">
            <text:p>-1457,0077068734</text:p>
          </table:table-cell>
          <table:table-cell office:value-type="float" office:value="-69.2684552416007">
            <text:p>-69,2684552416</text:p>
          </table:table-cell>
          <table:table-cell office:value-type="float" office:value="7.07464066030734">
            <text:p>7,0746406603</text:p>
          </table:table-cell>
          <table:table-cell office:value-type="float" office:value="1790">
            <text:p>1790</text:p>
          </table:table-cell>
          <table:table-cell office:value-type="float" office:value="0.180803519165004">
            <text:p>0,1808035192</text:p>
          </table:table-cell>
          <table:table-cell office:value-type="float" office:value="-2069.18986390811">
            <text:p>-2069,1898639081</text:p>
          </table:table-cell>
          <table:table-cell office:value-type="float" office:value="-7.72663514145035">
            <text:p>-7,7266351415</text:p>
          </table:table-cell>
          <table:table-cell office:value-type="float" office:value="-20.3515636159028">
            <text:p>-20,3515636159</text:p>
          </table:table-cell>
          <table:table-cell office:value-type="float" office:value="2898">
            <text:p>2898</text:p>
          </table:table-cell>
          <table:table-cell office:value-type="float" office:value="0.185477023706245">
            <text:p>0,1854770237</text:p>
          </table:table-cell>
          <table:table-cell office:value-type="float" office:value="-3526.19757078151">
            <text:p>-3526,1975707815</text:p>
          </table:table-cell>
          <table:table-cell office:value-type="float" office:value="-76.9950903830511">
            <text:p>-76,9950903831</text:p>
          </table:table-cell>
          <table:table-cell office:value-type="float" office:value="-13.2769229555955">
            <text:p>-13,2769229556</text:p>
          </table:table-cell>
          <table:table-cell office:value-type="float" office:value="4688">
            <text:p>4688</text:p>
          </table:table-cell>
          <table:table-cell table:formula="of:=-([.B128]+[.C128])/[.D128]/2" office:value-type="float" office:value="75">
            <text:p>75</text:p>
          </table:table-cell>
          <table:table-cell table:formula="of:=[.Q128]-[.R128]" office:value-type="float" office:value="-63.7181674274556">
            <text:p>-63,7181674275</text:p>
          </table:table-cell>
          <table:table-cell table:number-columns-repeated="1003"/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float" office:value="-0.45">
            <text:p>-0,45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202099139244473">
            <text:p>0,2020991392</text:p>
          </table:table-cell>
          <table:table-cell office:value-type="float" office:value="-1535.9720726953">
            <text:p>-1535,9720726953</text:p>
          </table:table-cell>
          <table:table-cell office:value-type="float" office:value="24.3595751408762">
            <text:p>24,3595751409</text:p>
          </table:table-cell>
          <table:table-cell office:value-type="float" office:value="7.39444750414691">
            <text:p>7,3944475041</text:p>
          </table:table-cell>
          <table:table-cell office:value-type="float" office:value="1421">
            <text:p>1421</text:p>
          </table:table-cell>
          <table:table-cell office:value-type="float" office:value="0.19249574454226">
            <text:p>0,1924957445</text:p>
          </table:table-cell>
          <table:table-cell office:value-type="float" office:value="-2209.27011992232">
            <text:p>-2209,2701199223</text:p>
          </table:table-cell>
          <table:table-cell office:value-type="float" office:value="-51.5843993256717">
            <text:p>-51,5843993257</text:p>
          </table:table-cell>
          <table:table-cell office:value-type="float" office:value="21.810188311145">
            <text:p>21,8101883111</text:p>
          </table:table-cell>
          <table:table-cell office:value-type="float" office:value="2026">
            <text:p>2026</text:p>
          </table:table-cell>
          <table:table-cell office:value-type="float" office:value="0.196337102423145">
            <text:p>0,1963371024</text:p>
          </table:table-cell>
          <table:table-cell office:value-type="float" office:value="-3745.24219261762">
            <text:p>-3745,2421926176</text:p>
          </table:table-cell>
          <table:table-cell office:value-type="float" office:value="-27.2248241847955">
            <text:p>-27,2248241848</text:p>
          </table:table-cell>
          <table:table-cell office:value-type="float" office:value="29.2046358152919">
            <text:p>29,2046358153</text:p>
          </table:table-cell>
          <table:table-cell office:value-type="float" office:value="3447">
            <text:p>3447</text:p>
          </table:table-cell>
          <table:table-cell table:formula="of:=-([.B129]+[.C129])/[.D129]/2" office:value-type="float" office:value="-0">
            <text:p>-0</text:p>
          </table:table-cell>
          <table:table-cell table:formula="of:=[.Q129]-[.R129]" office:value-type="float" office:value="-56.4294600000874">
            <text:p>-56,4294600001</text:p>
          </table:table-cell>
          <table:table-cell table:number-columns-repeated="1003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-1.05">
            <text:p>-1,05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2055006944119">
            <text:p>0,1920550069</text:p>
          </table:table-cell>
          <table:table-cell office:value-type="float" office:value="-1455.14056369949">
            <text:p>-1455,1405636995</text:p>
          </table:table-cell>
          <table:table-cell office:value-type="float" office:value="-35.5656056134241">
            <text:p>-35,5656056134</text:p>
          </table:table-cell>
          <table:table-cell office:value-type="float" office:value="8.78642083379819">
            <text:p>8,7864208338</text:p>
          </table:table-cell>
          <table:table-cell office:value-type="float" office:value="1279">
            <text:p>1279</text:p>
          </table:table-cell>
          <table:table-cell office:value-type="float" office:value="0.183564440627644">
            <text:p>0,1835644406</text:p>
          </table:table-cell>
          <table:table-cell office:value-type="float" office:value="-2092.5271830461">
            <text:p>-2092,5271830461</text:p>
          </table:table-cell>
          <table:table-cell office:value-type="float" office:value="-92.5904714328562">
            <text:p>-92,5904714329</text:p>
          </table:table-cell>
          <table:table-cell office:value-type="float" office:value="13.7430389000705">
            <text:p>13,7430389001</text:p>
          </table:table-cell>
          <table:table-cell office:value-type="float" office:value="1898">
            <text:p>1898</text:p>
          </table:table-cell>
          <table:table-cell office:value-type="float" office:value="0.186960667154234">
            <text:p>0,1869606672</text:p>
          </table:table-cell>
          <table:table-cell office:value-type="float" office:value="-3547.6677467456">
            <text:p>-3547,6677467456</text:p>
          </table:table-cell>
          <table:table-cell office:value-type="float" office:value="-128.15607704628">
            <text:p>-128,1560770463</text:p>
          </table:table-cell>
          <table:table-cell office:value-type="float" office:value="22.5294597338687">
            <text:p>22,5294597339</text:p>
          </table:table-cell>
          <table:table-cell office:value-type="float" office:value="3177">
            <text:p>3177</text:p>
          </table:table-cell>
          <table:table-cell table:formula="of:=-([.B130]+[.C130])/[.D130]/2" office:value-type="float" office:value="75">
            <text:p>75</text:p>
          </table:table-cell>
          <table:table-cell table:formula="of:=[.Q130]-[.R130]" office:value-type="float" office:value="-150.685536780149">
            <text:p>-150,6855367802</text:p>
          </table:table-cell>
          <table:table-cell table:number-columns-repeated="1003"/>
        </table:table-row>
        <table:table-row table:style-name="ro2">
          <table:table-cell table:style-name="ce1" office:value-type="float" office:value="126">
            <text:p>126</text:p>
          </table:table-cell>
          <table:table-cell office:value-type="float" office:value="-0.45">
            <text:p>-0,45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3729238989142">
            <text:p>0,193729239</text:p>
          </table:table-cell>
          <table:table-cell office:value-type="float" office:value="-1498.82726681383">
            <text:p>-1498,8272668138</text:p>
          </table:table-cell>
          <table:table-cell office:value-type="float" office:value="-219.783819964576">
            <text:p>-219,7838199646</text:p>
          </table:table-cell>
          <table:table-cell office:value-type="float" office:value="8.90547961135339">
            <text:p>8,9054796114</text:p>
          </table:table-cell>
          <table:table-cell office:value-type="float" office:value="1690">
            <text:p>1690</text:p>
          </table:table-cell>
          <table:table-cell office:value-type="float" office:value="0.184037548680057">
            <text:p>0,1840375487</text:p>
          </table:table-cell>
          <table:table-cell office:value-type="float" office:value="-2133.04752743789">
            <text:p>-2133,0475274379</text:p>
          </table:table-cell>
          <table:table-cell office:value-type="float" office:value="26.3078328613064">
            <text:p>26,3078328613</text:p>
          </table:table-cell>
          <table:table-cell office:value-type="float" office:value="16.5605750966292">
            <text:p>16,5605750966</text:p>
          </table:table-cell>
          <table:table-cell office:value-type="float" office:value="2702">
            <text:p>2702</text:p>
          </table:table-cell>
          <table:table-cell office:value-type="float" office:value="0.187914224803691">
            <text:p>0,1879142248</text:p>
          </table:table-cell>
          <table:table-cell office:value-type="float" office:value="-3631.87479425172">
            <text:p>-3631,8747942517</text:p>
          </table:table-cell>
          <table:table-cell office:value-type="float" office:value="-193.475987103269">
            <text:p>-193,4759871033</text:p>
          </table:table-cell>
          <table:table-cell office:value-type="float" office:value="25.4660547079826">
            <text:p>25,466054708</text:p>
          </table:table-cell>
          <table:table-cell office:value-type="float" office:value="4392">
            <text:p>4392</text:p>
          </table:table-cell>
          <table:table-cell table:formula="of:=-([.B131]+[.C131])/[.D131]/2" office:value-type="float" office:value="18.75">
            <text:p>18,75</text:p>
          </table:table-cell>
          <table:table-cell table:formula="of:=[.Q131]-[.R131]" office:value-type="float" office:value="-218.942041811252">
            <text:p>-218,9420418113</text:p>
          </table:table-cell>
          <table:table-cell table:number-columns-repeated="1003"/>
        </table:table-row>
        <table:table-row table:style-name="ro2">
          <table:table-cell table:style-name="ce1" office:value-type="float" office:value="148">
            <text:p>148</text:p>
          </table:table-cell>
          <table:table-cell office:value-type="float" office:value="-0.3">
            <text:p>-0,3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8274904823301">
            <text:p>0,1982749048</text:p>
          </table:table-cell>
          <table:table-cell office:value-type="float" office:value="-1564.82289692991">
            <text:p>-1564,8228969299</text:p>
          </table:table-cell>
          <table:table-cell office:value-type="float" office:value="-132.012365640568">
            <text:p>-132,0123656406</text:p>
          </table:table-cell>
          <table:table-cell office:value-type="float" office:value="9.05731430815857">
            <text:p>9,0573143082</text:p>
          </table:table-cell>
          <table:table-cell office:value-type="float" office:value="1653">
            <text:p>1653</text:p>
          </table:table-cell>
          <table:table-cell office:value-type="float" office:value="0.187059491852146">
            <text:p>0,1870594919</text:p>
          </table:table-cell>
          <table:table-cell office:value-type="float" office:value="-2212.34346934702">
            <text:p>-2212,343469347</text:p>
          </table:table-cell>
          <table:table-cell office:value-type="float" office:value="-93.7862966154467">
            <text:p>-93,7862966154</text:p>
          </table:table-cell>
          <table:table-cell office:value-type="float" office:value="28.3245713256715">
            <text:p>28,3245713257</text:p>
          </table:table-cell>
          <table:table-cell office:value-type="float" office:value="2405">
            <text:p>2405</text:p>
          </table:table-cell>
          <table:table-cell office:value-type="float" office:value="0.191545657040608">
            <text:p>0,191545657</text:p>
          </table:table-cell>
          <table:table-cell office:value-type="float" office:value="-3777.16636627694">
            <text:p>-3777,1663662769</text:p>
          </table:table-cell>
          <table:table-cell office:value-type="float" office:value="-225.798662256014">
            <text:p>-225,798662256</text:p>
          </table:table-cell>
          <table:table-cell office:value-type="float" office:value="37.38188563383">
            <text:p>37,3818856338</text:p>
          </table:table-cell>
          <table:table-cell office:value-type="float" office:value="4058">
            <text:p>4058</text:p>
          </table:table-cell>
          <table:table-cell table:formula="of:=-([.B132]+[.C132])/[.D132]/2" office:value-type="float" office:value="-0">
            <text:p>-0</text:p>
          </table:table-cell>
          <table:table-cell table:formula="of:=[.Q132]-[.R132]" office:value-type="float" office:value="-263.180547889844">
            <text:p>-263,1805478898</text:p>
          </table:table-cell>
          <table:table-cell table:number-columns-repeated="1003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0.6">
            <text:p>-0,6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198505811501642">
            <text:p>0,1985058115</text:p>
          </table:table-cell>
          <table:table-cell office:value-type="float" office:value="-1508.69414926967">
            <text:p>-1508,6941492697</text:p>
          </table:table-cell>
          <table:table-cell office:value-type="float" office:value="-8.45930270380058">
            <text:p>-8,4593027038</text:p>
          </table:table-cell>
          <table:table-cell office:value-type="float" office:value="9.08797479719822">
            <text:p>9,0879747972</text:p>
          </table:table-cell>
          <table:table-cell office:value-type="float" office:value="1382">
            <text:p>1382</text:p>
          </table:table-cell>
          <table:table-cell office:value-type="float" office:value="0.188079509959964">
            <text:p>0,18807951</text:p>
          </table:table-cell>
          <table:table-cell office:value-type="float" office:value="-2167.42994276515">
            <text:p>-2167,4299427652</text:p>
          </table:table-cell>
          <table:table-cell office:value-type="float" office:value="3.93425106411069">
            <text:p>3,9342510641</text:p>
          </table:table-cell>
          <table:table-cell office:value-type="float" office:value="34.3807917791746">
            <text:p>34,3807917792</text:p>
          </table:table-cell>
          <table:table-cell office:value-type="float" office:value="1967">
            <text:p>1967</text:p>
          </table:table-cell>
          <table:table-cell office:value-type="float" office:value="0.192250030576635">
            <text:p>0,1922500306</text:p>
          </table:table-cell>
          <table:table-cell office:value-type="float" office:value="-3676.12409203482">
            <text:p>-3676,1240920348</text:p>
          </table:table-cell>
          <table:table-cell office:value-type="float" office:value="-4.52505163968985">
            <text:p>-4,5250516397</text:p>
          </table:table-cell>
          <table:table-cell office:value-type="float" office:value="43.4687665763729">
            <text:p>43,4687665764</text:p>
          </table:table-cell>
          <table:table-cell office:value-type="float" office:value="3349">
            <text:p>3349</text:p>
          </table:table-cell>
          <table:table-cell table:formula="of:=-([.B133]+[.C133])/[.D133]/2" office:value-type="float" office:value="9.37500000000001">
            <text:p>9,375</text:p>
          </table:table-cell>
          <table:table-cell table:formula="of:=[.Q133]-[.R133]" office:value-type="float" office:value="-47.9938182160627">
            <text:p>-47,9938182161</text:p>
          </table:table-cell>
          <table:table-cell table:number-columns-repeated="1003"/>
        </table:table-row>
        <table:table-row table:style-name="ro2">
          <table:table-cell table:style-name="ce1" office:value-type="float" office:value="177">
            <text:p>177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212656453295344">
            <text:p>0,2126564533</text:p>
          </table:table-cell>
          <table:table-cell office:value-type="float" office:value="-1667.12234419911">
            <text:p>-1667,1223441991</text:p>
          </table:table-cell>
          <table:table-cell office:value-type="float" office:value="-204.32907557726">
            <text:p>-204,3290755773</text:p>
          </table:table-cell>
          <table:table-cell office:value-type="float" office:value="9.09445893633284">
            <text:p>9,0944589363</text:p>
          </table:table-cell>
          <table:table-cell office:value-type="float" office:value="1700">
            <text:p>1700</text:p>
          </table:table-cell>
          <table:table-cell office:value-type="float" office:value="0.197993307928619">
            <text:p>0,1979933079</text:p>
          </table:table-cell>
          <table:table-cell office:value-type="float" office:value="-2343.03894701786">
            <text:p>-2343,0389470179</text:p>
          </table:table-cell>
          <table:table-cell office:value-type="float" office:value="-102.293604764452">
            <text:p>-102,2936047645</text:p>
          </table:table-cell>
          <table:table-cell office:value-type="float" office:value="6.09642118726957">
            <text:p>6,0964211873</text:p>
          </table:table-cell>
          <table:table-cell office:value-type="float" office:value="2618">
            <text:p>2618</text:p>
          </table:table-cell>
          <table:table-cell office:value-type="float" office:value="0.203858566075309">
            <text:p>0,2038585661</text:p>
          </table:table-cell>
          <table:table-cell office:value-type="float" office:value="-4010.16129121697">
            <text:p>-4010,161291217</text:p>
          </table:table-cell>
          <table:table-cell office:value-type="float" office:value="-306.622680341712">
            <text:p>-306,6226803417</text:p>
          </table:table-cell>
          <table:table-cell office:value-type="float" office:value="15.1908801236024">
            <text:p>15,1908801236</text:p>
          </table:table-cell>
          <table:table-cell office:value-type="float" office:value="4318">
            <text:p>4318</text:p>
          </table:table-cell>
          <table:table-cell table:formula="of:=-([.B134]+[.C134])/[.D134]/2" office:value-type="float" office:value="-56.2500000000001">
            <text:p>-56,25</text:p>
          </table:table-cell>
          <table:table-cell table:formula="of:=[.Q134]-[.R134]" office:value-type="float" office:value="-321.813560465314">
            <text:p>-321,8135604653</text:p>
          </table:table-cell>
          <table:table-cell table:number-columns-repeated="1003"/>
        </table:table-row>
        <table:table-row table:style-name="ro2">
          <table:table-cell table:style-name="ce1" office:value-type="float" office:value="178">
            <text:p>178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211546976972304">
            <text:p>0,211546977</text:p>
          </table:table-cell>
          <table:table-cell office:value-type="float" office:value="-1680.73216176737">
            <text:p>-1680,7321617674</text:p>
          </table:table-cell>
          <table:table-cell office:value-type="float" office:value="-126.343151289314">
            <text:p>-126,3431512893</text:p>
          </table:table-cell>
          <table:table-cell office:value-type="float" office:value="9.20973298127926">
            <text:p>9,2097329813</text:p>
          </table:table-cell>
          <table:table-cell office:value-type="float" office:value="1665">
            <text:p>1665</text:p>
          </table:table-cell>
          <table:table-cell office:value-type="float" office:value="0.19730212544418">
            <text:p>0,1973021254</text:p>
          </table:table-cell>
          <table:table-cell office:value-type="float" office:value="-2365.55885504526">
            <text:p>-2365,5588550453</text:p>
          </table:table-cell>
          <table:table-cell office:value-type="float" office:value="-81.2606065827509">
            <text:p>-81,2606065828</text:p>
          </table:table-cell>
          <table:table-cell office:value-type="float" office:value="28.3544756720573">
            <text:p>28,3544756721</text:p>
          </table:table-cell>
          <table:table-cell office:value-type="float" office:value="2414">
            <text:p>2414</text:p>
          </table:table-cell>
          <table:table-cell office:value-type="float" office:value="0.203000066055429">
            <text:p>0,2030000661</text:p>
          </table:table-cell>
          <table:table-cell office:value-type="float" office:value="-4046.29101681263">
            <text:p>-4046,2910168126</text:p>
          </table:table-cell>
          <table:table-cell office:value-type="float" office:value="-207.603757872065">
            <text:p>-207,6037578721</text:p>
          </table:table-cell>
          <table:table-cell office:value-type="float" office:value="37.5642086533366">
            <text:p>37,5642086533</text:p>
          </table:table-cell>
          <table:table-cell office:value-type="float" office:value="4079">
            <text:p>4079</text:p>
          </table:table-cell>
          <table:table-cell table:formula="of:=-([.B135]+[.C135])/[.D135]/2" office:value-type="float" office:value="-37.5">
            <text:p>-37,5</text:p>
          </table:table-cell>
          <table:table-cell table:formula="of:=[.Q135]-[.R135]" office:value-type="float" office:value="-245.167966525402">
            <text:p>-245,1679665254</text:p>
          </table:table-cell>
          <table:table-cell table:number-columns-repeated="1003"/>
        </table:table-row>
        <table:table-row table:style-name="ro2">
          <table:table-cell table:style-name="ce1" office:value-type="float" office:value="182">
            <text:p>182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215346776585887">
            <text:p>0,2153467766</text:p>
          </table:table-cell>
          <table:table-cell office:value-type="float" office:value="-1670.45115650189">
            <text:p>-1670,4511565019</text:p>
          </table:table-cell>
          <table:table-cell office:value-type="float" office:value="-99.171377500112">
            <text:p>-99,1713775001</text:p>
          </table:table-cell>
          <table:table-cell office:value-type="float" office:value="9.7200653972488">
            <text:p>9,7200653972</text:p>
          </table:table-cell>
          <table:table-cell office:value-type="float" office:value="1567">
            <text:p>1567</text:p>
          </table:table-cell>
          <table:table-cell office:value-type="float" office:value="0.204518557592137">
            <text:p>0,2045185576</text:p>
          </table:table-cell>
          <table:table-cell office:value-type="float" office:value="-2394.20845104183">
            <text:p>-2394,2084510418</text:p>
          </table:table-cell>
          <table:table-cell office:value-type="float" office:value="-27.3595211767391">
            <text:p>-27,3595211767</text:p>
          </table:table-cell>
          <table:table-cell office:value-type="float" office:value="29.6312812448764">
            <text:p>29,6312812449</text:p>
          </table:table-cell>
          <table:table-cell office:value-type="float" office:value="2246">
            <text:p>2246</text:p>
          </table:table-cell>
          <table:table-cell office:value-type="float" office:value="0.208849845189637">
            <text:p>0,2088498452</text:p>
          </table:table-cell>
          <table:table-cell office:value-type="float" office:value="-4064.65960754373">
            <text:p>-4064,6596075437</text:p>
          </table:table-cell>
          <table:table-cell office:value-type="float" office:value="-126.530898676851">
            <text:p>-126,5308986769</text:p>
          </table:table-cell>
          <table:table-cell office:value-type="float" office:value="39.3513466421251">
            <text:p>39,3513466421</text:p>
          </table:table-cell>
          <table:table-cell office:value-type="float" office:value="3813">
            <text:p>3813</text:p>
          </table:table-cell>
          <table:table-cell table:formula="of:=-([.B136]+[.C136])/[.D136]/2" office:value-type="float" office:value="-37.5">
            <text:p>-37,5</text:p>
          </table:table-cell>
          <table:table-cell table:formula="of:=[.Q136]-[.R136]" office:value-type="float" office:value="-165.882245318976">
            <text:p>-165,882245319</text:p>
          </table:table-cell>
          <table:table-cell table:number-columns-repeated="1003"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-0.9">
            <text:p>-0,9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89571798771127">
            <text:p>0,1895717988</text:p>
          </table:table-cell>
          <table:table-cell office:value-type="float" office:value="-1448.50183094203">
            <text:p>-1448,501830942</text:p>
          </table:table-cell>
          <table:table-cell office:value-type="float" office:value="-17.086040263924">
            <text:p>-17,0860402639</text:p>
          </table:table-cell>
          <table:table-cell office:value-type="float" office:value="10.2078521791961">
            <text:p>10,2078521792</text:p>
          </table:table-cell>
          <table:table-cell office:value-type="float" office:value="1309">
            <text:p>1309</text:p>
          </table:table-cell>
          <table:table-cell office:value-type="float" office:value="0.180800820826204">
            <text:p>0,1808008208</text:p>
          </table:table-cell>
          <table:table-cell office:value-type="float" office:value="-2071.81920097086">
            <text:p>-2071,8192009709</text:p>
          </table:table-cell>
          <table:table-cell office:value-type="float" office:value="13.1143192935119">
            <text:p>13,1143192935</text:p>
          </table:table-cell>
          <table:table-cell office:value-type="float" office:value="37.2876969053564">
            <text:p>37,2876969054</text:p>
          </table:table-cell>
          <table:table-cell office:value-type="float" office:value="1949">
            <text:p>1949</text:p>
          </table:table-cell>
          <table:table-cell office:value-type="float" office:value="0.184309212004173">
            <text:p>0,184309212</text:p>
          </table:table-cell>
          <table:table-cell office:value-type="float" office:value="-3520.32103191289">
            <text:p>-3520,3210319129</text:p>
          </table:table-cell>
          <table:table-cell office:value-type="float" office:value="-3.97172097041209">
            <text:p>-3,9717209704</text:p>
          </table:table-cell>
          <table:table-cell office:value-type="float" office:value="47.4955490845525">
            <text:p>47,4955490846</text:p>
          </table:table-cell>
          <table:table-cell office:value-type="float" office:value="3258">
            <text:p>3258</text:p>
          </table:table-cell>
          <table:table-cell table:formula="of:=-([.B137]+[.C137])/[.D137]/2" office:value-type="float" office:value="62.5">
            <text:p>62,5</text:p>
          </table:table-cell>
          <table:table-cell table:formula="of:=[.Q137]-[.R137]" office:value-type="float" office:value="-51.4672700549646">
            <text:p>-51,467270055</text:p>
          </table:table-cell>
          <table:table-cell table:number-columns-repeated="1003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-0.75">
            <text:p>-0,75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204436958702532">
            <text:p>0,2044369587</text:p>
          </table:table-cell>
          <table:table-cell office:value-type="float" office:value="-1528.44759291359">
            <text:p>-1528,4475929136</text:p>
          </table:table-cell>
          <table:table-cell office:value-type="float" office:value="-168.703703595708">
            <text:p>-168,7037035957</text:p>
          </table:table-cell>
          <table:table-cell office:value-type="float" office:value="12.0638003529394">
            <text:p>12,0638003529</text:p>
          </table:table-cell>
          <table:table-cell office:value-type="float" office:value="1409">
            <text:p>1409</text:p>
          </table:table-cell>
          <table:table-cell office:value-type="float" office:value="0.188540110280484">
            <text:p>0,1885401103</text:p>
          </table:table-cell>
          <table:table-cell office:value-type="float" office:value="-2152.69986309305">
            <text:p>-2152,6998630931</text:p>
          </table:table-cell>
          <table:table-cell office:value-type="float" office:value="-45.9178870017788">
            <text:p>-45,9178870018</text:p>
          </table:table-cell>
          <table:table-cell office:value-type="float" office:value="26.1632206827229">
            <text:p>26,1632206827</text:p>
          </table:table-cell>
          <table:table-cell office:value-type="float" office:value="1952">
            <text:p>1952</text:p>
          </table:table-cell>
          <table:table-cell office:value-type="float" office:value="0.194898849649303">
            <text:p>0,1948988496</text:p>
          </table:table-cell>
          <table:table-cell office:value-type="float" office:value="-3681.14745600665">
            <text:p>-3681,1474560067</text:p>
          </table:table-cell>
          <table:table-cell office:value-type="float" office:value="-214.621590597487">
            <text:p>-214,6215905975</text:p>
          </table:table-cell>
          <table:table-cell office:value-type="float" office:value="38.2270210356622">
            <text:p>38,2270210357</text:p>
          </table:table-cell>
          <table:table-cell office:value-type="float" office:value="3361">
            <text:p>3361</text:p>
          </table:table-cell>
          <table:table-cell table:formula="of:=-([.B138]+[.C138])/[.D138]/2" office:value-type="float" office:value="18.75">
            <text:p>18,75</text:p>
          </table:table-cell>
          <table:table-cell table:formula="of:=[.Q138]-[.R138]" office:value-type="float" office:value="-252.848611633149">
            <text:p>-252,8486116331</text:p>
          </table:table-cell>
          <table:table-cell table:number-columns-repeated="1003"/>
        </table:table-row>
        <table:table-row table:style-name="ro2">
          <table:table-cell table:style-name="ce1" office:value-type="float" office:value="140">
            <text:p>140</text:p>
          </table:table-cell>
          <table:table-cell office:value-type="float" office:value="-0.45">
            <text:p>-0,45</text:p>
          </table:table-cell>
          <table:table-cell office:value-type="float" office:value="0.9">
            <text:p>0,9</text:p>
          </table:table-cell>
          <table:table-cell office:value-type="float" office:value="0.008">
            <text:p>0,008</text:p>
          </table:table-cell>
          <table:table-cell office:value-type="float" office:value="0.204923646145833">
            <text:p>0,2049236461</text:p>
          </table:table-cell>
          <table:table-cell office:value-type="float" office:value="-1537.22940155137">
            <text:p>-1537,2294015514</text:p>
          </table:table-cell>
          <table:table-cell office:value-type="float" office:value="5.12612734154001">
            <text:p>5,1261273415</text:p>
          </table:table-cell>
          <table:table-cell office:value-type="float" office:value="12.6421488282201">
            <text:p>12,6421488282</text:p>
          </table:table-cell>
          <table:table-cell office:value-type="float" office:value="1815">
            <text:p>1815</text:p>
          </table:table-cell>
          <table:table-cell office:value-type="float" office:value="0.195693483735952">
            <text:p>0,1956934837</text:p>
          </table:table-cell>
          <table:table-cell office:value-type="float" office:value="-2212.4620468686">
            <text:p>-2212,4620468686</text:p>
          </table:table-cell>
          <table:table-cell office:value-type="float" office:value="175.539952862991">
            <text:p>175,539952863</text:p>
          </table:table-cell>
          <table:table-cell office:value-type="float" office:value="51.7446514853251">
            <text:p>51,7446514853</text:p>
          </table:table-cell>
          <table:table-cell office:value-type="float" office:value="2611">
            <text:p>2611</text:p>
          </table:table-cell>
          <table:table-cell office:value-type="float" office:value="0.199385548699904">
            <text:p>0,1993855487</text:p>
          </table:table-cell>
          <table:table-cell office:value-type="float" office:value="-3749.69144841997">
            <text:p>-3749,69144842</text:p>
          </table:table-cell>
          <table:table-cell office:value-type="float" office:value="180.666080204531">
            <text:p>180,6660802045</text:p>
          </table:table-cell>
          <table:table-cell office:value-type="float" office:value="64.3868003135453">
            <text:p>64,3868003135</text:p>
          </table:table-cell>
          <table:table-cell office:value-type="float" office:value="4426">
            <text:p>4426</text:p>
          </table:table-cell>
          <table:table-cell table:formula="of:=-([.B139]+[.C139])/[.D139]/2" office:value-type="float" office:value="-28.125">
            <text:p>-28,125</text:p>
          </table:table-cell>
          <table:table-cell table:formula="of:=[.Q139]-[.R139]" office:value-type="float" office:value="116.279279890986">
            <text:p>116,279279891</text:p>
          </table:table-cell>
          <table:table-cell table:number-columns-repeated="1003"/>
        </table:table-row>
        <table:table-row table:style-name="ro2">
          <table:table-cell table:style-name="ce1" office:value-type="float" office:value="138">
            <text:p>138</text:p>
          </table:table-cell>
          <table:table-cell office:value-type="float" office:value="-0.45">
            <text:p>-0,45</text:p>
          </table:table-cell>
          <table:table-cell office:value-type="float" office:value="0.9">
            <text:p>0,9</text:p>
          </table:table-cell>
          <table:table-cell office:value-type="float" office:value="0.004">
            <text:p>0,004</text:p>
          </table:table-cell>
          <table:table-cell office:value-type="float" office:value="0.206863688802027">
            <text:p>0,2068636888</text:p>
          </table:table-cell>
          <table:table-cell office:value-type="float" office:value="-1529.47923373583">
            <text:p>-1529,4792337358</text:p>
          </table:table-cell>
          <table:table-cell office:value-type="float" office:value="-130.464878756418">
            <text:p>-130,4648787564</text:p>
          </table:table-cell>
          <table:table-cell office:value-type="float" office:value="13.121675966152">
            <text:p>13,1216759662</text:p>
          </table:table-cell>
          <table:table-cell office:value-type="float" office:value="2239">
            <text:p>2239</text:p>
          </table:table-cell>
          <table:table-cell office:value-type="float" office:value="0.194115924873598">
            <text:p>0,1941159249</text:p>
          </table:table-cell>
          <table:table-cell office:value-type="float" office:value="-2169.32256788513">
            <text:p>-2169,3225678851</text:p>
          </table:table-cell>
          <table:table-cell office:value-type="float" office:value="52.6041371887233">
            <text:p>52,6041371887</text:p>
          </table:table-cell>
          <table:table-cell office:value-type="float" office:value="20.3548700869788">
            <text:p>20,354870087</text:p>
          </table:table-cell>
          <table:table-cell office:value-type="float" office:value="3355">
            <text:p>3355</text:p>
          </table:table-cell>
          <table:table-cell office:value-type="float" office:value="0.19921503044497">
            <text:p>0,1992150304</text:p>
          </table:table-cell>
          <table:table-cell office:value-type="float" office:value="-3698.80180162097">
            <text:p>-3698,801801621</text:p>
          </table:table-cell>
          <table:table-cell office:value-type="float" office:value="-77.860741567695">
            <text:p>-77,8607415677</text:p>
          </table:table-cell>
          <table:table-cell office:value-type="float" office:value="33.4765460531308">
            <text:p>33,4765460531</text:p>
          </table:table-cell>
          <table:table-cell office:value-type="float" office:value="5594">
            <text:p>5594</text:p>
          </table:table-cell>
          <table:table-cell table:formula="of:=-([.B140]+[.C140])/[.D140]/2" office:value-type="float" office:value="-56.25">
            <text:p>-56,25</text:p>
          </table:table-cell>
          <table:table-cell table:formula="of:=[.Q140]-[.R140]" office:value-type="float" office:value="-111.337287620826">
            <text:p>-111,3372876208</text:p>
          </table:table-cell>
          <table:table-cell table:number-columns-repeated="1003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float" office:value="-0.15">
            <text:p>-0,15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204722826759733">
            <text:p>0,2047228268</text:p>
          </table:table-cell>
          <table:table-cell office:value-type="float" office:value="-1578.86733627507">
            <text:p>-1578,8673362751</text:p>
          </table:table-cell>
          <table:table-cell office:value-type="float" office:value="-220.547266988564">
            <text:p>-220,5472669886</text:p>
          </table:table-cell>
          <table:table-cell office:value-type="float" office:value="13.2735953197001">
            <text:p>13,2735953197</text:p>
          </table:table-cell>
          <table:table-cell office:value-type="float" office:value="1708">
            <text:p>1708</text:p>
          </table:table-cell>
          <table:table-cell office:value-type="float" office:value="0.190556210398295">
            <text:p>0,1905562104</text:p>
          </table:table-cell>
          <table:table-cell office:value-type="float" office:value="-2219.17068091545">
            <text:p>-2219,1706809155</text:p>
          </table:table-cell>
          <table:table-cell office:value-type="float" office:value="-9.86856701655646">
            <text:p>-9,8685670166</text:p>
          </table:table-cell>
          <table:table-cell office:value-type="float" office:value="26.3942642711849">
            <text:p>26,3942642712</text:p>
          </table:table-cell>
          <table:table-cell office:value-type="float" office:value="2658">
            <text:p>2658</text:p>
          </table:table-cell>
          <table:table-cell office:value-type="float" office:value="0.19622285694287">
            <text:p>0,1962228569</text:p>
          </table:table-cell>
          <table:table-cell office:value-type="float" office:value="-3798.03801719052">
            <text:p>-3798,0380171905</text:p>
          </table:table-cell>
          <table:table-cell office:value-type="float" office:value="-230.415834005121">
            <text:p>-230,4158340051</text:p>
          </table:table-cell>
          <table:table-cell office:value-type="float" office:value="39.6678595908851">
            <text:p>39,6678595909</text:p>
          </table:table-cell>
          <table:table-cell office:value-type="float" office:value="4366">
            <text:p>4366</text:p>
          </table:table-cell>
          <table:table-cell table:formula="of:=-([.B141]+[.C141])/[.D141]/2" office:value-type="float" office:value="-37.5">
            <text:p>-37,5</text:p>
          </table:table-cell>
          <table:table-cell table:formula="of:=[.Q141]-[.R141]" office:value-type="float" office:value="-270.083693596006">
            <text:p>-270,083693596</text:p>
          </table:table-cell>
          <table:table-cell table:number-columns-repeated="1003"/>
        </table:table-row>
        <table:table-row table:style-name="ro2">
          <table:table-cell table:style-name="ce1" office:value-type="float" office:value="76">
            <text:p>76</text:p>
          </table:table-cell>
          <table:table-cell office:value-type="float" office:value="-0.75">
            <text:p>-0,75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3769367557042">
            <text:p>0,1937693676</text:p>
          </table:table-cell>
          <table:table-cell office:value-type="float" office:value="-1480.17951502519">
            <text:p>-1480,1795150252</text:p>
          </table:table-cell>
          <table:table-cell office:value-type="float" office:value="-77.9305245538025">
            <text:p>-77,9305245538</text:p>
          </table:table-cell>
          <table:table-cell office:value-type="float" office:value="13.4821396415743">
            <text:p>13,4821396416</text:p>
          </table:table-cell>
          <table:table-cell office:value-type="float" office:value="1422">
            <text:p>1422</text:p>
          </table:table-cell>
          <table:table-cell office:value-type="float" office:value="0.180192411130501">
            <text:p>0,1801924111</text:p>
          </table:table-cell>
          <table:table-cell office:value-type="float" office:value="-2084.27705043061">
            <text:p>-2084,2770504306</text:p>
          </table:table-cell>
          <table:table-cell office:value-type="float" office:value="12.0906393552889">
            <text:p>12,0906393553</text:p>
          </table:table-cell>
          <table:table-cell office:value-type="float" office:value="36.3343611257565">
            <text:p>36,3343611258</text:p>
          </table:table-cell>
          <table:table-cell office:value-type="float" office:value="2085">
            <text:p>2085</text:p>
          </table:table-cell>
          <table:table-cell office:value-type="float" office:value="0.185623193701117">
            <text:p>0,1856231937</text:p>
          </table:table-cell>
          <table:table-cell office:value-type="float" office:value="-3564.45656545581">
            <text:p>-3564,4565654558</text:p>
          </table:table-cell>
          <table:table-cell office:value-type="float" office:value="-65.8398851985134">
            <text:p>-65,8398851985</text:p>
          </table:table-cell>
          <table:table-cell office:value-type="float" office:value="49.8165007673308">
            <text:p>49,8165007673</text:p>
          </table:table-cell>
          <table:table-cell office:value-type="float" office:value="3507">
            <text:p>3507</text:p>
          </table:table-cell>
          <table:table-cell table:formula="of:=-([.B142]+[.C142])/[.D142]/2" office:value-type="float" office:value="50">
            <text:p>50</text:p>
          </table:table-cell>
          <table:table-cell table:formula="of:=[.Q142]-[.R142]" office:value-type="float" office:value="-115.656385965844">
            <text:p>-115,6563859658</text:p>
          </table:table-cell>
          <table:table-cell table:number-columns-repeated="1003"/>
        </table:table-row>
        <table:table-row table:style-name="ro2">
          <table:table-cell table:style-name="ce1" office:value-type="float" office:value="127">
            <text:p>127</text:p>
          </table:table-cell>
          <table:table-cell office:value-type="float" office:value="-0.45">
            <text:p>-0,45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5766888416623">
            <text:p>0,1957668884</text:p>
          </table:table-cell>
          <table:table-cell office:value-type="float" office:value="-1514.9305788316">
            <text:p>-1514,9305788316</text:p>
          </table:table-cell>
          <table:table-cell office:value-type="float" office:value="-58.790654947045">
            <text:p>-58,790654947</text:p>
          </table:table-cell>
          <table:table-cell office:value-type="float" office:value="13.5271911705518">
            <text:p>13,5271911706</text:p>
          </table:table-cell>
          <table:table-cell office:value-type="float" office:value="1595">
            <text:p>1595</text:p>
          </table:table-cell>
          <table:table-cell office:value-type="float" office:value="0.184118167954294">
            <text:p>0,184118168</text:p>
          </table:table-cell>
          <table:table-cell office:value-type="float" office:value="-2141.07281276074">
            <text:p>-2141,0728127607</text:p>
          </table:table-cell>
          <table:table-cell office:value-type="float" office:value="-34.0986103137322">
            <text:p>-34,0986103137</text:p>
          </table:table-cell>
          <table:table-cell office:value-type="float" office:value="43.2609046276621">
            <text:p>43,2609046277</text:p>
          </table:table-cell>
          <table:table-cell office:value-type="float" office:value="2311">
            <text:p>2311</text:p>
          </table:table-cell>
          <table:table-cell office:value-type="float" office:value="0.188777656139226">
            <text:p>0,1887776561</text:p>
          </table:table-cell>
          <table:table-cell office:value-type="float" office:value="-3656.00339159234">
            <text:p>-3656,0033915923</text:p>
          </table:table-cell>
          <table:table-cell office:value-type="float" office:value="-92.8892652607773">
            <text:p>-92,8892652608</text:p>
          </table:table-cell>
          <table:table-cell office:value-type="float" office:value="56.788095798214">
            <text:p>56,7880957982</text:p>
          </table:table-cell>
          <table:table-cell office:value-type="float" office:value="3906">
            <text:p>3906</text:p>
          </table:table-cell>
          <table:table-cell table:formula="of:=-([.B143]+[.C143])/[.D143]/2" office:value-type="float" office:value="12.5">
            <text:p>12,5</text:p>
          </table:table-cell>
          <table:table-cell table:formula="of:=[.Q143]-[.R143]" office:value-type="float" office:value="-149.677361058991">
            <text:p>-149,677361059</text:p>
          </table:table-cell>
          <table:table-cell table:number-columns-repeated="1003"/>
        </table:table-row>
        <table:table-row table:style-name="ro2">
          <table:table-cell table:style-name="ce1" office:value-type="float" office:value="170">
            <text:p>170</text:p>
          </table:table-cell>
          <table:table-cell office:value-type="float" office:value="-0.15">
            <text:p>-0,15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211880649562973">
            <text:p>0,2118806496</text:p>
          </table:table-cell>
          <table:table-cell office:value-type="float" office:value="-1616.76989970654">
            <text:p>-1616,7698997066</text:p>
          </table:table-cell>
          <table:table-cell office:value-type="float" office:value="-152.156295740839">
            <text:p>-152,1562957408</text:p>
          </table:table-cell>
          <table:table-cell office:value-type="float" office:value="15.007666220728">
            <text:p>15,0076662207</text:p>
          </table:table-cell>
          <table:table-cell office:value-type="float" office:value="1511">
            <text:p>1511</text:p>
          </table:table-cell>
          <table:table-cell office:value-type="float" office:value="0.194821007546376">
            <text:p>0,1948210075</text:p>
          </table:table-cell>
          <table:table-cell office:value-type="float" office:value="-2274.18071047005">
            <text:p>-2274,1807104701</text:p>
          </table:table-cell>
          <table:table-cell office:value-type="float" office:value="-26.958596999879">
            <text:p>-26,9585969999</text:p>
          </table:table-cell>
          <table:table-cell office:value-type="float" office:value="31.8644217166467">
            <text:p>31,8644217166</text:p>
          </table:table-cell>
          <table:table-cell office:value-type="float" office:value="2159">
            <text:p>2159</text:p>
          </table:table-cell>
          <table:table-cell office:value-type="float" office:value="0.201644864353015">
            <text:p>0,2016448644</text:p>
          </table:table-cell>
          <table:table-cell office:value-type="float" office:value="-3890.9506101766">
            <text:p>-3890,9506101766</text:p>
          </table:table-cell>
          <table:table-cell office:value-type="float" office:value="-179.114892740718">
            <text:p>-179,1148927407</text:p>
          </table:table-cell>
          <table:table-cell office:value-type="float" office:value="46.8720879373746">
            <text:p>46,8720879374</text:p>
          </table:table-cell>
          <table:table-cell office:value-type="float" office:value="3670">
            <text:p>3670</text:p>
          </table:table-cell>
          <table:table-cell table:formula="of:=-([.B144]+[.C144])/[.D144]/2" office:value-type="float" office:value="-28.125">
            <text:p>-28,125</text:p>
          </table:table-cell>
          <table:table-cell table:formula="of:=[.Q144]-[.R144]" office:value-type="float" office:value="-225.986980678093">
            <text:p>-225,9869806781</text:p>
          </table:table-cell>
          <table:table-cell table:number-columns-repeated="1003"/>
        </table:table-row>
        <table:table-row table:style-name="ro2">
          <table:table-cell table:style-name="ce1" office:value-type="float" office:value="55">
            <text:p>55</text:p>
          </table:table-cell>
          <table:table-cell office:value-type="float" office:value="-0.9">
            <text:p>-0,9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2338503276089">
            <text:p>0,1923385033</text:p>
          </table:table-cell>
          <table:table-cell office:value-type="float" office:value="-1456.69289187763">
            <text:p>-1456,6928918776</text:p>
          </table:table-cell>
          <table:table-cell office:value-type="float" office:value="-59.1342179860238">
            <text:p>-59,134217986</text:p>
          </table:table-cell>
          <table:table-cell office:value-type="float" office:value="16.27447440383">
            <text:p>16,2744744038</text:p>
          </table:table-cell>
          <table:table-cell office:value-type="float" office:value="1734">
            <text:p>1734</text:p>
          </table:table-cell>
          <table:table-cell office:value-type="float" office:value="0.180792580873206">
            <text:p>0,1807925809</text:p>
          </table:table-cell>
          <table:table-cell office:value-type="float" office:value="-2069.102974239">
            <text:p>-2069,102974239</text:p>
          </table:table-cell>
          <table:table-cell office:value-type="float" office:value="-61.088974107555">
            <text:p>-61,0889741076</text:p>
          </table:table-cell>
          <table:table-cell office:value-type="float" office:value="25.5744318483893">
            <text:p>25,5744318484</text:p>
          </table:table-cell>
          <table:table-cell office:value-type="float" office:value="2612">
            <text:p>2612</text:p>
          </table:table-cell>
          <table:table-cell office:value-type="float" office:value="0.185410949834359">
            <text:p>0,1854109498</text:p>
          </table:table-cell>
          <table:table-cell office:value-type="float" office:value="-3525.79586611662">
            <text:p>-3525,7958661166</text:p>
          </table:table-cell>
          <table:table-cell office:value-type="float" office:value="-120.223192093579">
            <text:p>-120,2231920936</text:p>
          </table:table-cell>
          <table:table-cell office:value-type="float" office:value="41.8489062522194">
            <text:p>41,8489062522</text:p>
          </table:table-cell>
          <table:table-cell office:value-type="float" office:value="4346">
            <text:p>4346</text:p>
          </table:table-cell>
          <table:table-cell table:formula="of:=-([.B145]+[.C145])/[.D145]/2" office:value-type="float" office:value="37.5">
            <text:p>37,5</text:p>
          </table:table-cell>
          <table:table-cell table:formula="of:=[.Q145]-[.R145]" office:value-type="float" office:value="-162.072098345798">
            <text:p>-162,0720983458</text:p>
          </table:table-cell>
          <table:table-cell table:number-columns-repeated="1003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float" office:value="-0.15">
            <text:p>-0,15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203394903908552">
            <text:p>0,2033949039</text:p>
          </table:table-cell>
          <table:table-cell office:value-type="float" office:value="-1588.76853807958">
            <text:p>-1588,7685380796</text:p>
          </table:table-cell>
          <table:table-cell office:value-type="float" office:value="-113.716501512778">
            <text:p>-113,7165015128</text:p>
          </table:table-cell>
          <table:table-cell office:value-type="float" office:value="18.7366453872745">
            <text:p>18,7366453873</text:p>
          </table:table-cell>
          <table:table-cell office:value-type="float" office:value="1646">
            <text:p>1646</text:p>
          </table:table-cell>
          <table:table-cell office:value-type="float" office:value="0.192527319215608">
            <text:p>0,1925273192</text:p>
          </table:table-cell>
          <table:table-cell office:value-type="float" office:value="-2254.33536175957">
            <text:p>-2254,3353617596</text:p>
          </table:table-cell>
          <table:table-cell office:value-type="float" office:value="-81.7966386379096">
            <text:p>-81,7966386379</text:p>
          </table:table-cell>
          <table:table-cell office:value-type="float" office:value="49.2510540908197">
            <text:p>49,2510540908</text:p>
          </table:table-cell>
          <table:table-cell office:value-type="float" office:value="2386">
            <text:p>2386</text:p>
          </table:table-cell>
          <table:table-cell office:value-type="float" office:value="0.196874353092785">
            <text:p>0,1968743531</text:p>
          </table:table-cell>
          <table:table-cell office:value-type="float" office:value="-3843.10389983915">
            <text:p>-3843,1038998392</text:p>
          </table:table-cell>
          <table:table-cell office:value-type="float" office:value="-195.513140150688">
            <text:p>-195,5131401507</text:p>
          </table:table-cell>
          <table:table-cell office:value-type="float" office:value="67.9876994780943">
            <text:p>67,9876994781</text:p>
          </table:table-cell>
          <table:table-cell office:value-type="float" office:value="4032">
            <text:p>4032</text:p>
          </table:table-cell>
          <table:table-cell table:formula="of:=-([.B146]+[.C146])/[.D146]/2" office:value-type="float" office:value="-25">
            <text:p>-25</text:p>
          </table:table-cell>
          <table:table-cell table:formula="of:=[.Q146]-[.R146]" office:value-type="float" office:value="-263.500839628782">
            <text:p>-263,5008396288</text:p>
          </table:table-cell>
          <table:table-cell table:number-columns-repeated="1003"/>
        </table:table-row>
        <table:table-row table:style-name="ro2">
          <table:table-cell table:style-name="ce1" office:value-type="float" office:value="155">
            <text:p>155</text:p>
          </table:table-cell>
          <table:table-cell office:value-type="float" office:value="-0.3">
            <text:p>-0,3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204363769589721">
            <text:p>0,2043637696</text:p>
          </table:table-cell>
          <table:table-cell office:value-type="float" office:value="-1550.01936109778">
            <text:p>-1550,0193610978</text:p>
          </table:table-cell>
          <table:table-cell office:value-type="float" office:value="22.4977084904354">
            <text:p>22,4977084904</text:p>
          </table:table-cell>
          <table:table-cell office:value-type="float" office:value="19.8189166734397">
            <text:p>19,8189166734</text:p>
          </table:table-cell>
          <table:table-cell office:value-type="float" office:value="1471">
            <text:p>1471</text:p>
          </table:table-cell>
          <table:table-cell office:value-type="float" office:value="0.19485205366393">
            <text:p>0,1948520537</text:p>
          </table:table-cell>
          <table:table-cell office:value-type="float" office:value="-2233.9486493145">
            <text:p>-2233,9486493145</text:p>
          </table:table-cell>
          <table:table-cell office:value-type="float" office:value="-78.2467691610314">
            <text:p>-78,246769161</text:p>
          </table:table-cell>
          <table:table-cell office:value-type="float" office:value="49.779124941643">
            <text:p>49,7791249416</text:p>
          </table:table-cell>
          <table:table-cell office:value-type="float" office:value="2115">
            <text:p>2115</text:p>
          </table:table-cell>
          <table:table-cell office:value-type="float" office:value="0.198656740034247">
            <text:p>0,19865674</text:p>
          </table:table-cell>
          <table:table-cell office:value-type="float" office:value="-3783.96801041228">
            <text:p>-3783,9680104123</text:p>
          </table:table-cell>
          <table:table-cell office:value-type="float" office:value="-55.749060670596">
            <text:p>-55,7490606706</text:p>
          </table:table-cell>
          <table:table-cell office:value-type="float" office:value="69.5980416150828">
            <text:p>69,5980416151</text:p>
          </table:table-cell>
          <table:table-cell office:value-type="float" office:value="3586">
            <text:p>3586</text:p>
          </table:table-cell>
          <table:table-cell table:formula="of:=-([.B147]+[.C147])/[.D147]/2" office:value-type="float" office:value="-18.75">
            <text:p>-18,75</text:p>
          </table:table-cell>
          <table:table-cell table:formula="of:=[.Q147]-[.R147]" office:value-type="float" office:value="-125.347102285679">
            <text:p>-125,3471022857</text:p>
          </table:table-cell>
          <table:table-cell table:number-columns-repeated="1003"/>
        </table:table-row>
        <table:table-row table:style-name="ro2">
          <table:table-cell table:style-name="ce1" office:value-type="float" office:value="78">
            <text:p>78</text:p>
          </table:table-cell>
          <table:table-cell office:value-type="float" office:value="-0.75">
            <text:p>-0,75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2431364528947">
            <text:p>0,1924313645</text:p>
          </table:table-cell>
          <table:table-cell office:value-type="float" office:value="-1460.44910743239">
            <text:p>-1460,4491074324</text:p>
          </table:table-cell>
          <table:table-cell office:value-type="float" office:value="-120.632658845222">
            <text:p>-120,6326588452</text:p>
          </table:table-cell>
          <table:table-cell office:value-type="float" office:value="20.3593103373556">
            <text:p>20,3593103374</text:p>
          </table:table-cell>
          <table:table-cell office:value-type="float" office:value="1663">
            <text:p>1663</text:p>
          </table:table-cell>
          <table:table-cell office:value-type="float" office:value="0.181684565197331">
            <text:p>0,1816845652</text:p>
          </table:table-cell>
          <table:table-cell office:value-type="float" office:value="-2079.21622444693">
            <text:p>-2079,2162244469</text:p>
          </table:table-cell>
          <table:table-cell office:value-type="float" office:value="40.6395722006584">
            <text:p>40,6395722007</text:p>
          </table:table-cell>
          <table:table-cell office:value-type="float" office:value="9.37715365368953">
            <text:p>9,3771536537</text:p>
          </table:table-cell>
          <table:table-cell office:value-type="float" office:value="2753">
            <text:p>2753</text:p>
          </table:table-cell>
          <table:table-cell office:value-type="float" office:value="0.185983284929977">
            <text:p>0,1859832849</text:p>
          </table:table-cell>
          <table:table-cell office:value-type="float" office:value="-3539.66533187932">
            <text:p>-3539,6653318793</text:p>
          </table:table-cell>
          <table:table-cell office:value-type="float" office:value="-79.9930866445641">
            <text:p>-79,9930866446</text:p>
          </table:table-cell>
          <table:table-cell office:value-type="float" office:value="29.7364639910452">
            <text:p>29,736463991</text:p>
          </table:table-cell>
          <table:table-cell office:value-type="float" office:value="4416">
            <text:p>4416</text:p>
          </table:table-cell>
          <table:table-cell table:formula="of:=-([.B148]+[.C148])/[.D148]/2" office:value-type="float" office:value="56.25">
            <text:p>56,25</text:p>
          </table:table-cell>
          <table:table-cell table:formula="of:=[.Q148]-[.R148]" office:value-type="float" office:value="-109.729550635609">
            <text:p>-109,7295506356</text:p>
          </table:table-cell>
          <table:table-cell table:number-columns-repeated="1003"/>
        </table:table-row>
        <table:table-row table:style-name="ro2">
          <table:table-cell table:style-name="ce1" office:value-type="float" office:value="134">
            <text:p>134</text:p>
          </table:table-cell>
          <table:table-cell office:value-type="float" office:value="-0.45">
            <text:p>-0,45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205829617096604">
            <text:p>0,2058296171</text:p>
          </table:table-cell>
          <table:table-cell office:value-type="float" office:value="-1547.06449293722">
            <text:p>-1547,0644929372</text:p>
          </table:table-cell>
          <table:table-cell office:value-type="float" office:value="-34.6414533461706">
            <text:p>-34,6414533462</text:p>
          </table:table-cell>
          <table:table-cell office:value-type="float" office:value="21.5766154268817">
            <text:p>21,5766154269</text:p>
          </table:table-cell>
          <table:table-cell office:value-type="float" office:value="1446">
            <text:p>1446</text:p>
          </table:table-cell>
          <table:table-cell office:value-type="float" office:value="0.190817312472222">
            <text:p>0,1908173125</text:p>
          </table:table-cell>
          <table:table-cell office:value-type="float" office:value="-2184.20701412504">
            <text:p>-2184,207014125</text:p>
          </table:table-cell>
          <table:table-cell office:value-type="float" office:value="18.9384258213226">
            <text:p>18,9384258213</text:p>
          </table:table-cell>
          <table:table-cell office:value-type="float" office:value="52.8592583366844">
            <text:p>52,8592583367</text:p>
          </table:table-cell>
          <table:table-cell office:value-type="float" office:value="2061">
            <text:p>2061</text:p>
          </table:table-cell>
          <table:table-cell office:value-type="float" office:value="0.196822234321975">
            <text:p>0,1968222343</text:p>
          </table:table-cell>
          <table:table-cell office:value-type="float" office:value="-3731.27150706226">
            <text:p>-3731,2715070623</text:p>
          </table:table-cell>
          <table:table-cell office:value-type="float" office:value="-15.703027524848">
            <text:p>-15,7030275248</text:p>
          </table:table-cell>
          <table:table-cell office:value-type="float" office:value="74.4358737635661">
            <text:p>74,4358737636</text:p>
          </table:table-cell>
          <table:table-cell office:value-type="float" office:value="3507">
            <text:p>3507</text:p>
          </table:table-cell>
          <table:table-cell table:formula="of:=-([.B149]+[.C149])/[.D149]/2" office:value-type="float" office:value="-9.37500000000001">
            <text:p>-9,375</text:p>
          </table:table-cell>
          <table:table-cell table:formula="of:=[.Q149]-[.R149]" office:value-type="float" office:value="-90.138901288414">
            <text:p>-90,1389012884</text:p>
          </table:table-cell>
          <table:table-cell table:number-columns-repeated="1003"/>
        </table:table-row>
        <table:table-row table:style-name="ro2">
          <table:table-cell table:style-name="ce1" office:value-type="float" office:value="115">
            <text:p>115</text:p>
          </table:table-cell>
          <table:table-cell office:value-type="float" office:value="-0.6">
            <text:p>-0,6</text:p>
          </table:table-cell>
          <table:table-cell office:value-type="float" office:value="0.75">
            <text:p>0,75</text:p>
          </table:table-cell>
          <table:table-cell office:value-type="float" office:value="0.006">
            <text:p>0,006</text:p>
          </table:table-cell>
          <table:table-cell office:value-type="float" office:value="0.200228958830034">
            <text:p>0,2002289588</text:p>
          </table:table-cell>
          <table:table-cell office:value-type="float" office:value="-1498.8139837998">
            <text:p>-1498,8139837998</text:p>
          </table:table-cell>
          <table:table-cell office:value-type="float" office:value="-104.438119441413">
            <text:p>-104,4381194414</text:p>
          </table:table-cell>
          <table:table-cell office:value-type="float" office:value="21.7208452326629">
            <text:p>21,7208452327</text:p>
          </table:table-cell>
          <table:table-cell office:value-type="float" office:value="1997">
            <text:p>1997</text:p>
          </table:table-cell>
          <table:table-cell office:value-type="float" office:value="0.185489119144546">
            <text:p>0,1854891191</text:p>
          </table:table-cell>
          <table:table-cell office:value-type="float" office:value="-2100.35570110928">
            <text:p>-2100,3557011093</text:p>
          </table:table-cell>
          <table:table-cell office:value-type="float" office:value="125.388156153306">
            <text:p>125,3881561533</text:p>
          </table:table-cell>
          <table:table-cell office:value-type="float" office:value="65.8580411663454">
            <text:p>65,8580411663</text:p>
          </table:table-cell>
          <table:table-cell office:value-type="float" office:value="2852">
            <text:p>2852</text:p>
          </table:table-cell>
          <table:table-cell office:value-type="float" office:value="0.191385055018741">
            <text:p>0,191385055</text:p>
          </table:table-cell>
          <table:table-cell office:value-type="float" office:value="-3599.16968490908">
            <text:p>-3599,1696849091</text:p>
          </table:table-cell>
          <table:table-cell office:value-type="float" office:value="20.9500367118932">
            <text:p>20,9500367119</text:p>
          </table:table-cell>
          <table:table-cell office:value-type="float" office:value="87.5788863990085">
            <text:p>87,578886399</text:p>
          </table:table-cell>
          <table:table-cell office:value-type="float" office:value="4849">
            <text:p>4849</text:p>
          </table:table-cell>
          <table:table-cell table:formula="of:=-([.B150]+[.C150])/[.D150]/2" office:value-type="float" office:value="-12.5">
            <text:p>-12,5</text:p>
          </table:table-cell>
          <table:table-cell table:formula="of:=[.Q150]-[.R150]" office:value-type="float" office:value="-66.6288496871153">
            <text:p>-66,6288496871</text:p>
          </table:table-cell>
          <table:table-cell table:number-columns-repeated="1003"/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-0.6">
            <text:p>-0,6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200589445871542">
            <text:p>0,2005894459</text:p>
          </table:table-cell>
          <table:table-cell office:value-type="float" office:value="-1512.32264171598">
            <text:p>-1512,322641716</text:p>
          </table:table-cell>
          <table:table-cell office:value-type="float" office:value="-86.1833798467153">
            <text:p>-86,1833798467</text:p>
          </table:table-cell>
          <table:table-cell office:value-type="float" office:value="21.9648161487151">
            <text:p>21,9648161487</text:p>
          </table:table-cell>
          <table:table-cell office:value-type="float" office:value="1539">
            <text:p>1539</text:p>
          </table:table-cell>
          <table:table-cell office:value-type="float" office:value="0.190589830352891">
            <text:p>0,1905898304</text:p>
          </table:table-cell>
          <table:table-cell office:value-type="float" office:value="-2170.47371605745">
            <text:p>-2170,4737160575</text:p>
          </table:table-cell>
          <table:table-cell office:value-type="float" office:value="-56.0640391397821">
            <text:p>-56,0640391398</text:p>
          </table:table-cell>
          <table:table-cell office:value-type="float" office:value="48.0320490759728">
            <text:p>48,032049076</text:p>
          </table:table-cell>
          <table:table-cell office:value-type="float" office:value="2068">
            <text:p>2068</text:p>
          </table:table-cell>
          <table:table-cell office:value-type="float" office:value="0.194589676560351">
            <text:p>0,1945896766</text:p>
          </table:table-cell>
          <table:table-cell office:value-type="float" office:value="-3682.79635777342">
            <text:p>-3682,7963577734</text:p>
          </table:table-cell>
          <table:table-cell office:value-type="float" office:value="-142.247418986498">
            <text:p>-142,2474189865</text:p>
          </table:table-cell>
          <table:table-cell office:value-type="float" office:value="69.9968652246879">
            <text:p>69,9968652247</text:p>
          </table:table-cell>
          <table:table-cell office:value-type="float" office:value="3607">
            <text:p>3607</text:p>
          </table:table-cell>
          <table:table-cell table:formula="of:=-([.B151]+[.C151])/[.D151]/2" office:value-type="float" office:value="-0">
            <text:p>-0</text:p>
          </table:table-cell>
          <table:table-cell table:formula="of:=[.Q151]-[.R151]" office:value-type="float" office:value="-212.244284211185">
            <text:p>-212,2442842112</text:p>
          </table:table-cell>
          <table:table-cell table:number-columns-repeated="1003"/>
        </table:table-row>
        <table:table-row table:style-name="ro2">
          <table:table-cell table:style-name="ce1" office:value-type="float" office:value="105">
            <text:p>105</text:p>
          </table:table-cell>
          <table:table-cell office:value-type="float" office:value="-0.6">
            <text:p>-0,6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3444305095424">
            <text:p>0,1934443051</text:p>
          </table:table-cell>
          <table:table-cell office:value-type="float" office:value="-1475.59210122874">
            <text:p>-1475,5921012287</text:p>
          </table:table-cell>
          <table:table-cell office:value-type="float" office:value="-188.600711179539">
            <text:p>-188,6007111795</text:p>
          </table:table-cell>
          <table:table-cell office:value-type="float" office:value="22.0376213948073">
            <text:p>22,0376213948</text:p>
          </table:table-cell>
          <table:table-cell office:value-type="float" office:value="1662">
            <text:p>1662</text:p>
          </table:table-cell>
          <table:table-cell office:value-type="float" office:value="0.183126806067387">
            <text:p>0,1831268061</text:p>
          </table:table-cell>
          <table:table-cell office:value-type="float" office:value="-2100.77802485651">
            <text:p>-2100,7780248565</text:p>
          </table:table-cell>
          <table:table-cell office:value-type="float" office:value="15.6187517358703">
            <text:p>15,6187517359</text:p>
          </table:table-cell>
          <table:table-cell office:value-type="float" office:value="16.6790954696738">
            <text:p>16,6790954697</text:p>
          </table:table-cell>
          <table:table-cell office:value-type="float" office:value="2698">
            <text:p>2698</text:p>
          </table:table-cell>
          <table:table-cell office:value-type="float" office:value="0.187253805678602">
            <text:p>0,1872538057</text:p>
          </table:table-cell>
          <table:table-cell office:value-type="float" office:value="-3576.37012608526">
            <text:p>-3576,3701260853</text:p>
          </table:table-cell>
          <table:table-cell office:value-type="float" office:value="-172.981959443669">
            <text:p>-172,9819594437</text:p>
          </table:table-cell>
          <table:table-cell office:value-type="float" office:value="38.7167168644811">
            <text:p>38,7167168645</text:p>
          </table:table-cell>
          <table:table-cell office:value-type="float" office:value="4360">
            <text:p>4360</text:p>
          </table:table-cell>
          <table:table-cell table:formula="of:=-([.B152]+[.C152])/[.D152]/2" office:value-type="float" office:value="37.5">
            <text:p>37,5</text:p>
          </table:table-cell>
          <table:table-cell table:formula="of:=[.Q152]-[.R152]" office:value-type="float" office:value="-211.69867630815">
            <text:p>-211,6986763082</text:p>
          </table:table-cell>
          <table:table-cell table:number-columns-repeated="1003"/>
        </table:table-row>
        <table:table-row table:style-name="ro2">
          <table:table-cell table:style-name="ce1" office:value-type="float" office:value="185">
            <text:p>185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75">
            <text:p>0,75</text:p>
          </table:table-cell>
          <table:table-cell office:value-type="float" office:value="0.008">
            <text:p>0,008</text:p>
          </table:table-cell>
          <table:table-cell office:value-type="float" office:value="0.2162523133292">
            <text:p>0,2162523133</text:p>
          </table:table-cell>
          <table:table-cell office:value-type="float" office:value="-1635.85272275407">
            <text:p>-1635,8527227541</text:p>
          </table:table-cell>
          <table:table-cell office:value-type="float" office:value="-85.7877324923497">
            <text:p>-85,7877324923</text:p>
          </table:table-cell>
          <table:table-cell office:value-type="float" office:value="22.8582722702276">
            <text:p>22,8582722702</text:p>
          </table:table-cell>
          <table:table-cell office:value-type="float" office:value="1514">
            <text:p>1514</text:p>
          </table:table-cell>
          <table:table-cell office:value-type="float" office:value="0.203401036666541">
            <text:p>0,2034010367</text:p>
          </table:table-cell>
          <table:table-cell office:value-type="float" office:value="-2330.85124511706">
            <text:p>-2330,8512451171</text:p>
          </table:table-cell>
          <table:table-cell office:value-type="float" office:value="-125.999982431765">
            <text:p>-125,9999824318</text:p>
          </table:table-cell>
          <table:table-cell office:value-type="float" office:value="53.2552255209921">
            <text:p>53,255225521</text:p>
          </table:table-cell>
          <table:table-cell office:value-type="float" office:value="2217">
            <text:p>2217</text:p>
          </table:table-cell>
          <table:table-cell office:value-type="float" office:value="0.208541547331604">
            <text:p>0,2085415473</text:p>
          </table:table-cell>
          <table:table-cell office:value-type="float" office:value="-3966.70396787112">
            <text:p>-3966,7039678711</text:p>
          </table:table-cell>
          <table:table-cell office:value-type="float" office:value="-211.787714924115">
            <text:p>-211,7877149241</text:p>
          </table:table-cell>
          <table:table-cell office:value-type="float" office:value="76.1134977912198">
            <text:p>76,1134977912</text:p>
          </table:table-cell>
          <table:table-cell office:value-type="float" office:value="3731">
            <text:p>3731</text:p>
          </table:table-cell>
          <table:table-cell table:formula="of:=-([.B153]+[.C153])/[.D153]/2" office:value-type="float" office:value="-46.875">
            <text:p>-46,875</text:p>
          </table:table-cell>
          <table:table-cell table:formula="of:=[.Q153]-[.R153]" office:value-type="float" office:value="-287.901212715335">
            <text:p>-287,9012127153</text:p>
          </table:table-cell>
          <table:table-cell table:number-columns-repeated="1003"/>
        </table:table-row>
        <table:table-row table:style-name="ro2">
          <table:table-cell table:style-name="ce1" office:value-type="float" office:value="180">
            <text:p>180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21276262856779">
            <text:p>0,2127626286</text:p>
          </table:table-cell>
          <table:table-cell office:value-type="float" office:value="-1611.70052997845">
            <text:p>-1611,7005299785</text:p>
          </table:table-cell>
          <table:table-cell office:value-type="float" office:value="-165.149673043219">
            <text:p>-165,1496730432</text:p>
          </table:table-cell>
          <table:table-cell office:value-type="float" office:value="24.1608397688681">
            <text:p>24,1608397689</text:p>
          </table:table-cell>
          <table:table-cell office:value-type="float" office:value="1665">
            <text:p>1665</text:p>
          </table:table-cell>
          <table:table-cell office:value-type="float" office:value="0.198128995086814">
            <text:p>0,1981289951</text:p>
          </table:table-cell>
          <table:table-cell office:value-type="float" office:value="-2265.89846413722">
            <text:p>-2265,8984641372</text:p>
          </table:table-cell>
          <table:table-cell office:value-type="float" office:value="56.5615128030597">
            <text:p>56,5615128031</text:p>
          </table:table-cell>
          <table:table-cell office:value-type="float" office:value="39.271864099987">
            <text:p>39,2718641</text:p>
          </table:table-cell>
          <table:table-cell office:value-type="float" office:value="2642">
            <text:p>2642</text:p>
          </table:table-cell>
          <table:table-cell office:value-type="float" office:value="0.203982448479204">
            <text:p>0,2039824485</text:p>
          </table:table-cell>
          <table:table-cell office:value-type="float" office:value="-3877.59899411566">
            <text:p>-3877,5989941157</text:p>
          </table:table-cell>
          <table:table-cell office:value-type="float" office:value="-108.588160240159">
            <text:p>-108,5881602402</text:p>
          </table:table-cell>
          <table:table-cell office:value-type="float" office:value="63.4327038688552">
            <text:p>63,4327038689</text:p>
          </table:table-cell>
          <table:table-cell office:value-type="float" office:value="4307">
            <text:p>4307</text:p>
          </table:table-cell>
          <table:table-cell table:formula="of:=-([.B154]+[.C154])/[.D154]/2" office:value-type="float" office:value="-75">
            <text:p>-75</text:p>
          </table:table-cell>
          <table:table-cell table:formula="of:=[.Q154]-[.R154]" office:value-type="float" office:value="-172.020864109015">
            <text:p>-172,020864109</text:p>
          </table:table-cell>
          <table:table-cell table:number-columns-repeated="1003"/>
        </table:table-row>
        <table:table-row table:style-name="ro2">
          <table:table-cell table:style-name="ce1" office:value-type="float" office:value="151">
            <text:p>151</text:p>
          </table:table-cell>
          <table:table-cell office:value-type="float" office:value="-0.3">
            <text:p>-0,3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203244043169153">
            <text:p>0,2032440432</text:p>
          </table:table-cell>
          <table:table-cell office:value-type="float" office:value="-1547.7586560658">
            <text:p>-1547,7586560658</text:p>
          </table:table-cell>
          <table:table-cell office:value-type="float" office:value="-109.052913696066">
            <text:p>-109,0529136961</text:p>
          </table:table-cell>
          <table:table-cell office:value-type="float" office:value="25.3562946071898">
            <text:p>25,3562946072</text:p>
          </table:table-cell>
          <table:table-cell office:value-type="float" office:value="1576">
            <text:p>1576</text:p>
          </table:table-cell>
          <table:table-cell office:value-type="float" office:value="0.189924569427158">
            <text:p>0,1899245694</text:p>
          </table:table-cell>
          <table:table-cell office:value-type="float" office:value="-2178.12802203693">
            <text:p>-2178,1280220369</text:p>
          </table:table-cell>
          <table:table-cell office:value-type="float" office:value="-65.0596145608925">
            <text:p>-65,0596145609</text:p>
          </table:table-cell>
          <table:table-cell office:value-type="float" office:value="60.5179378217185">
            <text:p>60,5179378217</text:p>
          </table:table-cell>
          <table:table-cell office:value-type="float" office:value="2366">
            <text:p>2366</text:p>
          </table:table-cell>
          <table:table-cell office:value-type="float" office:value="0.195252358923956">
            <text:p>0,1952523589</text:p>
          </table:table-cell>
          <table:table-cell office:value-type="float" office:value="-3725.88667810275">
            <text:p>-3725,8866781028</text:p>
          </table:table-cell>
          <table:table-cell office:value-type="float" office:value="-174.112528256959">
            <text:p>-174,112528257</text:p>
          </table:table-cell>
          <table:table-cell office:value-type="float" office:value="85.874232428908">
            <text:p>85,8742324289</text:p>
          </table:table-cell>
          <table:table-cell office:value-type="float" office:value="3942">
            <text:p>3942</text:p>
          </table:table-cell>
          <table:table-cell table:formula="of:=-([.B155]+[.C155])/[.D155]/2" office:value-type="float" office:value="-12.5">
            <text:p>-12,5</text:p>
          </table:table-cell>
          <table:table-cell table:formula="of:=[.Q155]-[.R155]" office:value-type="float" office:value="-259.986760685867">
            <text:p>-259,9867606859</text:p>
          </table:table-cell>
          <table:table-cell table:number-columns-repeated="1003"/>
        </table:table-row>
        <table:table-row table:style-name="ro2">
          <table:table-cell table:style-name="ce1" office:value-type="float" office:value="181">
            <text:p>181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209586010454937">
            <text:p>0,2095860105</text:p>
          </table:table-cell>
          <table:table-cell office:value-type="float" office:value="-1613.93086495112">
            <text:p>-1613,9308649511</text:p>
          </table:table-cell>
          <table:table-cell office:value-type="float" office:value="-78.650376571436">
            <text:p>-78,6503765714</text:p>
          </table:table-cell>
          <table:table-cell office:value-type="float" office:value="26.2202470793893">
            <text:p>26,2202470794</text:p>
          </table:table-cell>
          <table:table-cell office:value-type="float" office:value="1589">
            <text:p>1589</text:p>
          </table:table-cell>
          <table:table-cell office:value-type="float" office:value="0.197383430210118">
            <text:p>0,1973834302</text:p>
          </table:table-cell>
          <table:table-cell office:value-type="float" office:value="-2285.77254605088">
            <text:p>-2285,7725460509</text:p>
          </table:table-cell>
          <table:table-cell office:value-type="float" office:value="-65.4938799986346">
            <text:p>-65,4938799986</text:p>
          </table:table-cell>
          <table:table-cell office:value-type="float" office:value="57.4457501381025">
            <text:p>57,4457501381</text:p>
          </table:table-cell>
          <table:table-cell office:value-type="float" office:value="2386">
            <text:p>2386</text:p>
          </table:table-cell>
          <table:table-cell office:value-type="float" office:value="0.202264462308046">
            <text:p>0,2022644623</text:p>
          </table:table-cell>
          <table:table-cell office:value-type="float" office:value="-3899.70341100201">
            <text:p>-3899,703411002</text:p>
          </table:table-cell>
          <table:table-cell office:value-type="float" office:value="-144.144256570071">
            <text:p>-144,1442565701</text:p>
          </table:table-cell>
          <table:table-cell office:value-type="float" office:value="83.6659972174918">
            <text:p>83,6659972175</text:p>
          </table:table-cell>
          <table:table-cell office:value-type="float" office:value="3975">
            <text:p>3975</text:p>
          </table:table-cell>
          <table:table-cell table:formula="of:=-([.B156]+[.C156])/[.D156]/2" office:value-type="float" office:value="-50">
            <text:p>-50</text:p>
          </table:table-cell>
          <table:table-cell table:formula="of:=[.Q156]-[.R156]" office:value-type="float" office:value="-227.810253787562">
            <text:p>-227,8102537876</text:p>
          </table:table-cell>
          <table:table-cell table:number-columns-repeated="1003"/>
        </table:table-row>
        <table:table-row table:style-name="ro2">
          <table:table-cell table:style-name="ce1" office:value-type="float" office:value="139">
            <text:p>139</text:p>
          </table:table-cell>
          <table:table-cell office:value-type="float" office:value="-0.45">
            <text:p>-0,45</text:p>
          </table:table-cell>
          <table:table-cell office:value-type="float" office:value="0.9">
            <text:p>0,9</text:p>
          </table:table-cell>
          <table:table-cell office:value-type="float" office:value="0.006">
            <text:p>0,006</text:p>
          </table:table-cell>
          <table:table-cell office:value-type="float" office:value="0.204277082998496">
            <text:p>0,204277083</text:p>
          </table:table-cell>
          <table:table-cell office:value-type="float" office:value="-1519.7973213162">
            <text:p>-1519,7973213162</text:p>
          </table:table-cell>
          <table:table-cell office:value-type="float" office:value="-85.4300425388342">
            <text:p>-85,4300425388</text:p>
          </table:table-cell>
          <table:table-cell office:value-type="float" office:value="26.2495886011132">
            <text:p>26,2495886011</text:p>
          </table:table-cell>
          <table:table-cell office:value-type="float" office:value="2075">
            <text:p>2075</text:p>
          </table:table-cell>
          <table:table-cell office:value-type="float" office:value="0.18755125199512">
            <text:p>0,187551252</text:p>
          </table:table-cell>
          <table:table-cell office:value-type="float" office:value="-2120.61797935954">
            <text:p>-2120,6179793595</text:p>
          </table:table-cell>
          <table:table-cell office:value-type="float" office:value="89.6692154804173">
            <text:p>89,6692154804</text:p>
          </table:table-cell>
          <table:table-cell office:value-type="float" office:value="62.428884281359">
            <text:p>62,4288842814</text:p>
          </table:table-cell>
          <table:table-cell office:value-type="float" office:value="3078">
            <text:p>3078</text:p>
          </table:table-cell>
          <table:table-cell office:value-type="float" office:value="0.19424158439647">
            <text:p>0,1942415844</text:p>
          </table:table-cell>
          <table:table-cell office:value-type="float" office:value="-3640.41530067575">
            <text:p>-3640,4153006758</text:p>
          </table:table-cell>
          <table:table-cell office:value-type="float" office:value="4.2391729415832">
            <text:p>4,2391729416</text:p>
          </table:table-cell>
          <table:table-cell office:value-type="float" office:value="88.6784728824722">
            <text:p>88,6784728825</text:p>
          </table:table-cell>
          <table:table-cell office:value-type="float" office:value="5153">
            <text:p>5153</text:p>
          </table:table-cell>
          <table:table-cell table:formula="of:=-([.B157]+[.C157])/[.D157]/2" office:value-type="float" office:value="-37.5">
            <text:p>-37,5</text:p>
          </table:table-cell>
          <table:table-cell table:formula="of:=[.Q157]-[.R157]" office:value-type="float" office:value="-84.439299940889">
            <text:p>-84,4392999409</text:p>
          </table:table-cell>
          <table:table-cell table:number-columns-repeated="1003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float" office:value="-0.15">
            <text:p>-0,15</text:p>
          </table:table-cell>
          <table:table-cell office:value-type="float" office:value="0.75">
            <text:p>0,75</text:p>
          </table:table-cell>
          <table:table-cell office:value-type="float" office:value="0.008">
            <text:p>0,008</text:p>
          </table:table-cell>
          <table:table-cell office:value-type="float" office:value="0.216282605845806">
            <text:p>0,2162826058</text:p>
          </table:table-cell>
          <table:table-cell office:value-type="float" office:value="-1611.94904117739">
            <text:p>-1611,9490411774</text:p>
          </table:table-cell>
          <table:table-cell office:value-type="float" office:value="-24.76292247035">
            <text:p>-24,7629224704</text:p>
          </table:table-cell>
          <table:table-cell office:value-type="float" office:value="27.321293792563">
            <text:p>27,3212937926</text:p>
          </table:table-cell>
          <table:table-cell office:value-type="float" office:value="1517">
            <text:p>1517</text:p>
          </table:table-cell>
          <table:table-cell office:value-type="float" office:value="0.198565417743669">
            <text:p>0,1985654177</text:p>
          </table:table-cell>
          <table:table-cell office:value-type="float" office:value="-2265.0183536582">
            <text:p>-2265,0183536582</text:p>
          </table:table-cell>
          <table:table-cell office:value-type="float" office:value="10.1073453271371">
            <text:p>10,1073453271</text:p>
          </table:table-cell>
          <table:table-cell office:value-type="float" office:value="53.9440170359575">
            <text:p>53,944017036</text:p>
          </table:table-cell>
          <table:table-cell office:value-type="float" office:value="2206">
            <text:p>2206</text:p>
          </table:table-cell>
          <table:table-cell office:value-type="float" office:value="0.205652292984524">
            <text:p>0,205652293</text:p>
          </table:table-cell>
          <table:table-cell office:value-type="float" office:value="-3876.96739483558">
            <text:p>-3876,9673948356</text:p>
          </table:table-cell>
          <table:table-cell office:value-type="float" office:value="-14.6555771432129">
            <text:p>-14,6555771432</text:p>
          </table:table-cell>
          <table:table-cell office:value-type="float" office:value="81.2653108285204">
            <text:p>81,2653108285</text:p>
          </table:table-cell>
          <table:table-cell office:value-type="float" office:value="3723">
            <text:p>3723</text:p>
          </table:table-cell>
          <table:table-cell table:formula="of:=-([.B158]+[.C158])/[.D158]/2" office:value-type="float" office:value="-37.5">
            <text:p>-37,5</text:p>
          </table:table-cell>
          <table:table-cell table:formula="of:=[.Q158]-[.R158]" office:value-type="float" office:value="-95.9208879717333">
            <text:p>-95,9208879717</text:p>
          </table:table-cell>
          <table:table-cell table:number-columns-repeated="1003"/>
        </table:table-row>
        <table:table-row table:style-name="ro2">
          <table:table-cell table:style-name="ce1" office:value-type="float" office:value="106">
            <text:p>106</text:p>
          </table:table-cell>
          <table:table-cell office:value-type="float" office:value="-0.6">
            <text:p>-0,6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3457950766552">
            <text:p>0,1934579508</text:p>
          </table:table-cell>
          <table:table-cell office:value-type="float" office:value="-1479.37529127233">
            <text:p>-1479,3752912723</text:p>
          </table:table-cell>
          <table:table-cell office:value-type="float" office:value="-26.1363506839044">
            <text:p>-26,1363506839</text:p>
          </table:table-cell>
          <table:table-cell office:value-type="float" office:value="27.5369109217072">
            <text:p>27,5369109217</text:p>
          </table:table-cell>
          <table:table-cell office:value-type="float" office:value="1457">
            <text:p>1457</text:p>
          </table:table-cell>
          <table:table-cell office:value-type="float" office:value="0.181475423221759">
            <text:p>0,1814754232</text:p>
          </table:table-cell>
          <table:table-cell office:value-type="float" office:value="-2095.55241835408">
            <text:p>-2095,5524183541</text:p>
          </table:table-cell>
          <table:table-cell office:value-type="float" office:value="54.807773527386">
            <text:p>54,8077735274</text:p>
          </table:table-cell>
          <table:table-cell office:value-type="float" office:value="60.9973071797738">
            <text:p>60,9973071798</text:p>
          </table:table-cell>
          <table:table-cell office:value-type="float" office:value="2201">
            <text:p>2201</text:p>
          </table:table-cell>
          <table:table-cell office:value-type="float" office:value="0.186268434239676">
            <text:p>0,1862684342</text:p>
          </table:table-cell>
          <table:table-cell office:value-type="float" office:value="-3574.9277096264">
            <text:p>-3574,9277096264</text:p>
          </table:table-cell>
          <table:table-cell office:value-type="float" office:value="28.6714228434816">
            <text:p>28,6714228435</text:p>
          </table:table-cell>
          <table:table-cell office:value-type="float" office:value="88.534218101481">
            <text:p>88,5342181015</text:p>
          </table:table-cell>
          <table:table-cell office:value-type="float" office:value="3658">
            <text:p>3658</text:p>
          </table:table-cell>
          <table:table-cell table:formula="of:=-([.B159]+[.C159])/[.D159]/2" office:value-type="float" office:value="25">
            <text:p>25</text:p>
          </table:table-cell>
          <table:table-cell table:formula="of:=[.Q159]-[.R159]" office:value-type="float" office:value="-59.8627952579995">
            <text:p>-59,862795258</text:p>
          </table:table-cell>
          <table:table-cell table:number-columns-repeated="1003"/>
        </table:table-row>
        <table:table-row table:style-name="ro2">
          <table:table-cell table:style-name="ce1" office:value-type="float" office:value="52">
            <text:p>52</text:p>
          </table:table-cell>
          <table:table-cell office:value-type="float" office:value="-0.9">
            <text:p>-0,9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296372526862">
            <text:p>0,1929637253</text:p>
          </table:table-cell>
          <table:table-cell office:value-type="float" office:value="-1457.57809993127">
            <text:p>-1457,5780999313</text:p>
          </table:table-cell>
          <table:table-cell office:value-type="float" office:value="-29.8243317628761">
            <text:p>-29,8243317629</text:p>
          </table:table-cell>
          <table:table-cell office:value-type="float" office:value="27.9055496581162">
            <text:p>27,9055496581</text:p>
          </table:table-cell>
          <table:table-cell office:value-type="float" office:value="1364">
            <text:p>1364</text:p>
          </table:table-cell>
          <table:table-cell office:value-type="float" office:value="0.183594180985413">
            <text:p>0,183594181</text:p>
          </table:table-cell>
          <table:table-cell office:value-type="float" office:value="-2089.51074949814">
            <text:p>-2089,5107494981</text:p>
          </table:table-cell>
          <table:table-cell office:value-type="float" office:value="42.7138236643076">
            <text:p>42,7138236643</text:p>
          </table:table-cell>
          <table:table-cell office:value-type="float" office:value="64.2140936324448">
            <text:p>64,2140936324</text:p>
          </table:table-cell>
          <table:table-cell office:value-type="float" office:value="1976">
            <text:p>1976</text:p>
          </table:table-cell>
          <table:table-cell office:value-type="float" office:value="0.187341998698696">
            <text:p>0,1873419987</text:p>
          </table:table-cell>
          <table:table-cell office:value-type="float" office:value="-3547.0888494294">
            <text:p>-3547,0888494294</text:p>
          </table:table-cell>
          <table:table-cell office:value-type="float" office:value="12.8894919014315">
            <text:p>12,8894919014</text:p>
          </table:table-cell>
          <table:table-cell office:value-type="float" office:value="92.119643290561">
            <text:p>92,1196432906</text:p>
          </table:table-cell>
          <table:table-cell office:value-type="float" office:value="3340">
            <text:p>3340</text:p>
          </table:table-cell>
          <table:table-cell table:formula="of:=-([.B160]+[.C160])/[.D160]/2" office:value-type="float" office:value="50">
            <text:p>50</text:p>
          </table:table-cell>
          <table:table-cell table:formula="of:=[.Q160]-[.R160]" office:value-type="float" office:value="-79.2301513891295">
            <text:p>-79,2301513891</text:p>
          </table:table-cell>
          <table:table-cell table:number-columns-repeated="1003"/>
        </table:table-row>
        <table:table-row table:style-name="ro2">
          <table:table-cell table:style-name="ce1" office:value-type="float" office:value="81">
            <text:p>81</text:p>
          </table:table-cell>
          <table:table-cell office:value-type="float" office:value="-0.75">
            <text:p>-0,75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4088819303248">
            <text:p>0,1940888193</text:p>
          </table:table-cell>
          <table:table-cell office:value-type="float" office:value="-1466.01097956955">
            <text:p>-1466,0109795696</text:p>
          </table:table-cell>
          <table:table-cell office:value-type="float" office:value="-129.196308600399">
            <text:p>-129,1963086004</text:p>
          </table:table-cell>
          <table:table-cell office:value-type="float" office:value="28.2897887664022">
            <text:p>28,2897887664</text:p>
          </table:table-cell>
          <table:table-cell office:value-type="float" office:value="1848">
            <text:p>1848</text:p>
          </table:table-cell>
          <table:table-cell office:value-type="float" office:value="0.183883616147621">
            <text:p>0,1838836161</text:p>
          </table:table-cell>
          <table:table-cell office:value-type="float" office:value="-2092.19735245985">
            <text:p>-2092,1973524599</text:p>
          </table:table-cell>
          <table:table-cell office:value-type="float" office:value="-3.14485882484166">
            <text:p>-3,1448588248</text:p>
          </table:table-cell>
          <table:table-cell office:value-type="float" office:value="10.4758756737901">
            <text:p>10,4758756738</text:p>
          </table:table-cell>
          <table:table-cell office:value-type="float" office:value="2963">
            <text:p>2963</text:p>
          </table:table-cell>
          <table:table-cell office:value-type="float" office:value="0.187965697409872">
            <text:p>0,1879656974</text:p>
          </table:table-cell>
          <table:table-cell office:value-type="float" office:value="-3558.2083320294">
            <text:p>-3558,2083320294</text:p>
          </table:table-cell>
          <table:table-cell office:value-type="float" office:value="-132.341167425241">
            <text:p>-132,3411674252</text:p>
          </table:table-cell>
          <table:table-cell office:value-type="float" office:value="38.7656644401924">
            <text:p>38,7656644402</text:p>
          </table:table-cell>
          <table:table-cell office:value-type="float" office:value="4811">
            <text:p>4811</text:p>
          </table:table-cell>
          <table:table-cell table:formula="of:=-([.B161]+[.C161])/[.D161]/2" office:value-type="float" office:value="37.5">
            <text:p>37,5</text:p>
          </table:table-cell>
          <table:table-cell table:formula="of:=[.Q161]-[.R161]" office:value-type="float" office:value="-171.106831865434">
            <text:p>-171,1068318654</text:p>
          </table:table-cell>
          <table:table-cell table:number-columns-repeated="1003"/>
        </table:table-row>
        <table:table-row table:style-name="ro2">
          <table:table-cell table:style-name="ce1" office:value-type="float" office:value="85">
            <text:p>85</text:p>
          </table:table-cell>
          <table:table-cell office:value-type="float" office:value="-0.75">
            <text:p>-0,75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531481718562">
            <text:p>0,1953148172</text:p>
          </table:table-cell>
          <table:table-cell office:value-type="float" office:value="-1472.49434618484">
            <text:p>-1472,4943461848</text:p>
          </table:table-cell>
          <table:table-cell office:value-type="float" office:value="-54.5311775640646">
            <text:p>-54,5311775641</text:p>
          </table:table-cell>
          <table:table-cell office:value-type="float" office:value="28.4989850195369">
            <text:p>28,4989850195</text:p>
          </table:table-cell>
          <table:table-cell office:value-type="float" office:value="1911">
            <text:p>1911</text:p>
          </table:table-cell>
          <table:table-cell office:value-type="float" office:value="0.18210079687985">
            <text:p>0,1821007969</text:p>
          </table:table-cell>
          <table:table-cell office:value-type="float" office:value="-2076.56175786776">
            <text:p>-2076,5617578678</text:p>
          </table:table-cell>
          <table:table-cell office:value-type="float" office:value="225.462815789591">
            <text:p>225,4628157896</text:p>
          </table:table-cell>
          <table:table-cell office:value-type="float" office:value="51.4875626751043">
            <text:p>51,4875626751</text:p>
          </table:table-cell>
          <table:table-cell office:value-type="float" office:value="2804">
            <text:p>2804</text:p>
          </table:table-cell>
          <table:table-cell office:value-type="float" office:value="0.187386405002158">
            <text:p>0,187386405</text:p>
          </table:table-cell>
          <table:table-cell office:value-type="float" office:value="-3549.0561040526">
            <text:p>-3549,0561040526</text:p>
          </table:table-cell>
          <table:table-cell office:value-type="float" office:value="170.931638225527">
            <text:p>170,9316382255</text:p>
          </table:table-cell>
          <table:table-cell office:value-type="float" office:value="79.9865476946414">
            <text:p>79,9865476946</text:p>
          </table:table-cell>
          <table:table-cell office:value-type="float" office:value="4715">
            <text:p>4715</text:p>
          </table:table-cell>
          <table:table-cell table:formula="of:=-([.B162]+[.C162])/[.D162]/2" office:value-type="float" office:value="12.5">
            <text:p>12,5</text:p>
          </table:table-cell>
          <table:table-cell table:formula="of:=[.Q162]-[.R162]" office:value-type="float" office:value="90.9450905308854">
            <text:p>90,9450905309</text:p>
          </table:table-cell>
          <table:table-cell table:number-columns-repeated="1003"/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float" office:value="-0.3">
            <text:p>-0,3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201265597938311">
            <text:p>0,2012655979</text:p>
          </table:table-cell>
          <table:table-cell office:value-type="float" office:value="-1529.37830766827">
            <text:p>-1529,3783076683</text:p>
          </table:table-cell>
          <table:table-cell office:value-type="float" office:value="-116.078881288316">
            <text:p>-116,0788812883</text:p>
          </table:table-cell>
          <table:table-cell office:value-type="float" office:value="28.6783120476245">
            <text:p>28,6783120476</text:p>
          </table:table-cell>
          <table:table-cell office:value-type="float" office:value="1693">
            <text:p>1693</text:p>
          </table:table-cell>
          <table:table-cell office:value-type="float" office:value="0.18978931568457">
            <text:p>0,1897893157</text:p>
          </table:table-cell>
          <table:table-cell office:value-type="float" office:value="-2168.1769858293">
            <text:p>-2168,1769858293</text:p>
          </table:table-cell>
          <table:table-cell office:value-type="float" office:value="13.6116169189334">
            <text:p>13,6116169189</text:p>
          </table:table-cell>
          <table:table-cell office:value-type="float" office:value="36.5752027818149">
            <text:p>36,5752027818</text:p>
          </table:table-cell>
          <table:table-cell office:value-type="float" office:value="2709">
            <text:p>2709</text:p>
          </table:table-cell>
          <table:table-cell office:value-type="float" office:value="0.194379828586067">
            <text:p>0,1943798286</text:p>
          </table:table-cell>
          <table:table-cell office:value-type="float" office:value="-3697.55529349756">
            <text:p>-3697,5552934976</text:p>
          </table:table-cell>
          <table:table-cell office:value-type="float" office:value="-102.467264369383">
            <text:p>-102,4672643694</text:p>
          </table:table-cell>
          <table:table-cell office:value-type="float" office:value="65.2535148294394">
            <text:p>65,2535148294</text:p>
          </table:table-cell>
          <table:table-cell office:value-type="float" office:value="4402">
            <text:p>4402</text:p>
          </table:table-cell>
          <table:table-cell table:formula="of:=-([.B163]+[.C163])/[.D163]/2" office:value-type="float" office:value="-18.75">
            <text:p>-18,75</text:p>
          </table:table-cell>
          <table:table-cell table:formula="of:=[.Q163]-[.R163]" office:value-type="float" office:value="-167.720779198822">
            <text:p>-167,7207791988</text:p>
          </table:table-cell>
          <table:table-cell table:number-columns-repeated="1003"/>
        </table:table-row>
        <table:table-row table:style-name="ro2">
          <table:table-cell table:style-name="ce1" office:value-type="float" office:value="137">
            <text:p>137</text:p>
          </table:table-cell>
          <table:table-cell office:value-type="float" office:value="-0.45">
            <text:p>-0,45</text:p>
          </table:table-cell>
          <table:table-cell office:value-type="float" office:value="0.75">
            <text:p>0,75</text:p>
          </table:table-cell>
          <table:table-cell office:value-type="float" office:value="0.008">
            <text:p>0,008</text:p>
          </table:table-cell>
          <table:table-cell office:value-type="float" office:value="0.207966748120747">
            <text:p>0,2079667481</text:p>
          </table:table-cell>
          <table:table-cell office:value-type="float" office:value="-1548.28230646679">
            <text:p>-1548,2823064668</text:p>
          </table:table-cell>
          <table:table-cell office:value-type="float" office:value="-68.0072097748151">
            <text:p>-68,0072097748</text:p>
          </table:table-cell>
          <table:table-cell office:value-type="float" office:value="28.9346050198372">
            <text:p>28,9346050198</text:p>
          </table:table-cell>
          <table:table-cell office:value-type="float" office:value="1590">
            <text:p>1590</text:p>
          </table:table-cell>
          <table:table-cell office:value-type="float" office:value="0.192923873095955">
            <text:p>0,1929238731</text:p>
          </table:table-cell>
          <table:table-cell office:value-type="float" office:value="-2188.58514991026">
            <text:p>-2188,5851499103</text:p>
          </table:table-cell>
          <table:table-cell office:value-type="float" office:value="61.8365965601807">
            <text:p>61,8365965602</text:p>
          </table:table-cell>
          <table:table-cell office:value-type="float" office:value="45.8910938502787">
            <text:p>45,8910938503</text:p>
          </table:table-cell>
          <table:table-cell office:value-type="float" office:value="2229">
            <text:p>2229</text:p>
          </table:table-cell>
          <table:table-cell office:value-type="float" office:value="0.198941023105872">
            <text:p>0,1989410231</text:p>
          </table:table-cell>
          <table:table-cell office:value-type="float" office:value="-3736.86745637706">
            <text:p>-3736,8674563771</text:p>
          </table:table-cell>
          <table:table-cell office:value-type="float" office:value="-6.17061321463461">
            <text:p>-6,1706132146</text:p>
          </table:table-cell>
          <table:table-cell office:value-type="float" office:value="74.8256988701161">
            <text:p>74,8256988701</text:p>
          </table:table-cell>
          <table:table-cell office:value-type="float" office:value="3819">
            <text:p>3819</text:p>
          </table:table-cell>
          <table:table-cell table:formula="of:=-([.B164]+[.C164])/[.D164]/2" office:value-type="float" office:value="-18.75">
            <text:p>-18,75</text:p>
          </table:table-cell>
          <table:table-cell table:formula="of:=[.Q164]-[.R164]" office:value-type="float" office:value="-80.9963120847507">
            <text:p>-80,9963120848</text:p>
          </table:table-cell>
          <table:table-cell table:number-columns-repeated="1003"/>
        </table:table-row>
        <table:table-row table:style-name="ro2">
          <table:table-cell table:style-name="ce1" office:value-type="float" office:value="158">
            <text:p>158</text:p>
          </table:table-cell>
          <table:table-cell office:value-type="float" office:value="-0.3">
            <text:p>-0,3</text:p>
          </table:table-cell>
          <table:table-cell office:value-type="float" office:value="0.75">
            <text:p>0,75</text:p>
          </table:table-cell>
          <table:table-cell office:value-type="float" office:value="0.008">
            <text:p>0,008</text:p>
          </table:table-cell>
          <table:table-cell office:value-type="float" office:value="0.210208439077756">
            <text:p>0,2102084391</text:p>
          </table:table-cell>
          <table:table-cell office:value-type="float" office:value="-1569.99704598515">
            <text:p>-1569,9970459852</text:p>
          </table:table-cell>
          <table:table-cell office:value-type="float" office:value="-66.2013281841389">
            <text:p>-66,2013281841</text:p>
          </table:table-cell>
          <table:table-cell office:value-type="float" office:value="29.9411394380297">
            <text:p>29,941139438</text:p>
          </table:table-cell>
          <table:table-cell office:value-type="float" office:value="1563">
            <text:p>1563</text:p>
          </table:table-cell>
          <table:table-cell office:value-type="float" office:value="0.198101933392809">
            <text:p>0,1981019334</text:p>
          </table:table-cell>
          <table:table-cell office:value-type="float" office:value="-2235.03614643854">
            <text:p>-2235,0361464386</text:p>
          </table:table-cell>
          <table:table-cell office:value-type="float" office:value="30.2301375073991">
            <text:p>30,2301375074</text:p>
          </table:table-cell>
          <table:table-cell office:value-type="float" office:value="60.1324759872957">
            <text:p>60,1324759873</text:p>
          </table:table-cell>
          <table:table-cell office:value-type="float" office:value="2213">
            <text:p>2213</text:p>
          </table:table-cell>
          <table:table-cell office:value-type="float" office:value="0.202944535666788">
            <text:p>0,2029445357</text:p>
          </table:table-cell>
          <table:table-cell office:value-type="float" office:value="-3805.03319242369">
            <text:p>-3805,0331924237</text:p>
          </table:table-cell>
          <table:table-cell office:value-type="float" office:value="-35.9711906767398">
            <text:p>-35,9711906767</text:p>
          </table:table-cell>
          <table:table-cell office:value-type="float" office:value="90.0736154253256">
            <text:p>90,0736154253</text:p>
          </table:table-cell>
          <table:table-cell office:value-type="float" office:value="3776">
            <text:p>3776</text:p>
          </table:table-cell>
          <table:table-cell table:formula="of:=-([.B165]+[.C165])/[.D165]/2" office:value-type="float" office:value="-28.125">
            <text:p>-28,125</text:p>
          </table:table-cell>
          <table:table-cell table:formula="of:=[.Q165]-[.R165]" office:value-type="float" office:value="-126.044806102065">
            <text:p>-126,0448061021</text:p>
          </table:table-cell>
          <table:table-cell table:number-columns-repeated="1003"/>
        </table:table-row>
        <table:table-row table:style-name="ro2">
          <table:table-cell table:style-name="ce1" office:value-type="float" office:value="79">
            <text:p>79</text:p>
          </table:table-cell>
          <table:table-cell office:value-type="float" office:value="-0.75">
            <text:p>-0,75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4291841316029">
            <text:p>0,1942918413</text:p>
          </table:table-cell>
          <table:table-cell office:value-type="float" office:value="-1469.55605641186">
            <text:p>-1469,5560564119</text:p>
          </table:table-cell>
          <table:table-cell office:value-type="float" office:value="-70.5725928317272">
            <text:p>-70,5725928317</text:p>
          </table:table-cell>
          <table:table-cell office:value-type="float" office:value="32.5502546708388">
            <text:p>32,5502546708</text:p>
          </table:table-cell>
          <table:table-cell office:value-type="float" office:value="1369">
            <text:p>1369</text:p>
          </table:table-cell>
          <table:table-cell office:value-type="float" office:value="0.182493563570873">
            <text:p>0,1824935636</text:p>
          </table:table-cell>
          <table:table-cell office:value-type="float" office:value="-2087.76835742932">
            <text:p>-2087,7683574293</text:p>
          </table:table-cell>
          <table:table-cell office:value-type="float" office:value="8.01214880536717">
            <text:p>8,0121488054</text:p>
          </table:table-cell>
          <table:table-cell office:value-type="float" office:value="71.1924032817337">
            <text:p>71,1924032817</text:p>
          </table:table-cell>
          <table:table-cell office:value-type="float" office:value="2080">
            <text:p>2080</text:p>
          </table:table-cell>
          <table:table-cell office:value-type="float" office:value="0.187212874668935">
            <text:p>0,1872128747</text:p>
          </table:table-cell>
          <table:table-cell office:value-type="float" office:value="-3557.32441384117">
            <text:p>-3557,3244138412</text:p>
          </table:table-cell>
          <table:table-cell office:value-type="float" office:value="-62.5604440263601">
            <text:p>-62,5604440264</text:p>
          </table:table-cell>
          <table:table-cell office:value-type="float" office:value="103.742657952573">
            <text:p>103,7426579526</text:p>
          </table:table-cell>
          <table:table-cell office:value-type="float" office:value="3449">
            <text:p>3449</text:p>
          </table:table-cell>
          <table:table-cell table:formula="of:=-([.B166]+[.C166])/[.D166]/2" office:value-type="float" office:value="37.5">
            <text:p>37,5</text:p>
          </table:table-cell>
          <table:table-cell table:formula="of:=[.Q166]-[.R166]" office:value-type="float" office:value="-166.303101978933">
            <text:p>-166,3031019789</text:p>
          </table:table-cell>
          <table:table-cell table:number-columns-repeated="1003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float" office:value="-0.15">
            <text:p>-0,15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206931803605257">
            <text:p>0,2069318036</text:p>
          </table:table-cell>
          <table:table-cell office:value-type="float" office:value="-1555.70312717694">
            <text:p>-1555,703127177</text:p>
          </table:table-cell>
          <table:table-cell office:value-type="float" office:value="-143.290890071591">
            <text:p>-143,2908900716</text:p>
          </table:table-cell>
          <table:table-cell office:value-type="float" office:value="32.9241514833186">
            <text:p>32,9241514833</text:p>
          </table:table-cell>
          <table:table-cell office:value-type="float" office:value="1705">
            <text:p>1705</text:p>
          </table:table-cell>
          <table:table-cell office:value-type="float" office:value="0.193149085475329">
            <text:p>0,1931490855</text:p>
          </table:table-cell>
          <table:table-cell office:value-type="float" office:value="-2191.67133946904">
            <text:p>-2191,671339469</text:p>
          </table:table-cell>
          <table:table-cell office:value-type="float" office:value="9.93348274881598">
            <text:p>9,9334827488</text:p>
          </table:table-cell>
          <table:table-cell office:value-type="float" office:value="55.5771653873729">
            <text:p>55,5771653874</text:p>
          </table:table-cell>
          <table:table-cell office:value-type="float" office:value="2679">
            <text:p>2679</text:p>
          </table:table-cell>
          <table:table-cell office:value-type="float" office:value="0.1986621727273">
            <text:p>0,1986621727</text:p>
          </table:table-cell>
          <table:table-cell office:value-type="float" office:value="-3747.37446664597">
            <text:p>-3747,374466646</text:p>
          </table:table-cell>
          <table:table-cell office:value-type="float" office:value="-133.357407322775">
            <text:p>-133,3574073228</text:p>
          </table:table-cell>
          <table:table-cell office:value-type="float" office:value="88.5013168706914">
            <text:p>88,5013168707</text:p>
          </table:table-cell>
          <table:table-cell office:value-type="float" office:value="4384">
            <text:p>4384</text:p>
          </table:table-cell>
          <table:table-cell table:formula="of:=-([.B167]+[.C167])/[.D167]/2" office:value-type="float" office:value="-56.25">
            <text:p>-56,25</text:p>
          </table:table-cell>
          <table:table-cell table:formula="of:=[.Q167]-[.R167]" office:value-type="float" office:value="-221.858724193467">
            <text:p>-221,8587241935</text:p>
          </table:table-cell>
          <table:table-cell table:number-columns-repeated="1003"/>
        </table:table-row>
        <table:table-row table:style-name="ro2">
          <table:table-cell table:style-name="ce1" office:value-type="float" office:value="129">
            <text:p>129</text:p>
          </table:table-cell>
          <table:table-cell office:value-type="float" office:value="-0.45">
            <text:p>-0,45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5309520233732">
            <text:p>0,1953095202</text:p>
          </table:table-cell>
          <table:table-cell office:value-type="float" office:value="-1485.72392876878">
            <text:p>-1485,7239287688</text:p>
          </table:table-cell>
          <table:table-cell office:value-type="float" office:value="-104.447349129514">
            <text:p>-104,4473491295</text:p>
          </table:table-cell>
          <table:table-cell office:value-type="float" office:value="34.8563814575364">
            <text:p>34,8563814575</text:p>
          </table:table-cell>
          <table:table-cell office:value-type="float" office:value="1688">
            <text:p>1688</text:p>
          </table:table-cell>
          <table:table-cell office:value-type="float" office:value="0.185776200129539">
            <text:p>0,1857762001</text:p>
          </table:table-cell>
          <table:table-cell office:value-type="float" office:value="-2118.40426952479">
            <text:p>-2118,4042695248</text:p>
          </table:table-cell>
          <table:table-cell office:value-type="float" office:value="3.77727597234164">
            <text:p>3,7772759723</text:p>
          </table:table-cell>
          <table:table-cell office:value-type="float" office:value="43.5198945452289">
            <text:p>43,5198945452</text:p>
          </table:table-cell>
          <table:table-cell office:value-type="float" office:value="2719">
            <text:p>2719</text:p>
          </table:table-cell>
          <table:table-cell office:value-type="float" office:value="0.189589528171216">
            <text:p>0,1895895282</text:p>
          </table:table-cell>
          <table:table-cell office:value-type="float" office:value="-3604.12819829357">
            <text:p>-3604,1281982936</text:p>
          </table:table-cell>
          <table:table-cell office:value-type="float" office:value="-100.670073157173">
            <text:p>-100,6700731572</text:p>
          </table:table-cell>
          <table:table-cell office:value-type="float" office:value="78.3762760027652">
            <text:p>78,3762760028</text:p>
          </table:table-cell>
          <table:table-cell office:value-type="float" office:value="4407">
            <text:p>4407</text:p>
          </table:table-cell>
          <table:table-cell table:formula="of:=-([.B168]+[.C168])/[.D168]/2" office:value-type="float" office:value="-0">
            <text:p>-0</text:p>
          </table:table-cell>
          <table:table-cell table:formula="of:=[.Q168]-[.R168]" office:value-type="float" office:value="-179.046349159938">
            <text:p>-179,0463491599</text:p>
          </table:table-cell>
          <table:table-cell table:number-columns-repeated="1003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-0.6">
            <text:p>-0,6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5183004968434">
            <text:p>0,195183005</text:p>
          </table:table-cell>
          <table:table-cell office:value-type="float" office:value="-1474.67083635491">
            <text:p>-1474,6708363549</text:p>
          </table:table-cell>
          <table:table-cell office:value-type="float" office:value="-140.855218406037">
            <text:p>-140,855218406</text:p>
          </table:table-cell>
          <table:table-cell office:value-type="float" office:value="35.0615149949">
            <text:p>35,0615149949</text:p>
          </table:table-cell>
          <table:table-cell office:value-type="float" office:value="1706">
            <text:p>1706</text:p>
          </table:table-cell>
          <table:table-cell office:value-type="float" office:value="0.184074341614328">
            <text:p>0,1840743416</text:p>
          </table:table-cell>
          <table:table-cell office:value-type="float" office:value="-2094.61845801772">
            <text:p>-2094,6184580177</text:p>
          </table:table-cell>
          <table:table-cell office:value-type="float" office:value="57.2534746049001">
            <text:p>57,2534746049</text:p>
          </table:table-cell>
          <table:table-cell office:value-type="float" office:value="34.0938249922628">
            <text:p>34,0938249923</text:p>
          </table:table-cell>
          <table:table-cell office:value-type="float" office:value="2841">
            <text:p>2841</text:p>
          </table:table-cell>
          <table:table-cell office:value-type="float" office:value="0.18851780695597">
            <text:p>0,188517807</text:p>
          </table:table-cell>
          <table:table-cell office:value-type="float" office:value="-3569.28929437262">
            <text:p>-3569,2892943726</text:p>
          </table:table-cell>
          <table:table-cell office:value-type="float" office:value="-83.6017438011369">
            <text:p>-83,6017438011</text:p>
          </table:table-cell>
          <table:table-cell office:value-type="float" office:value="69.1553399871627">
            <text:p>69,1553399872</text:p>
          </table:table-cell>
          <table:table-cell office:value-type="float" office:value="4547">
            <text:p>4547</text:p>
          </table:table-cell>
          <table:table-cell table:formula="of:=-([.B169]+[.C169])/[.D169]/2" office:value-type="float" office:value="18.75">
            <text:p>18,75</text:p>
          </table:table-cell>
          <table:table-cell table:formula="of:=[.Q169]-[.R169]" office:value-type="float" office:value="-152.7570837883">
            <text:p>-152,7570837883</text:p>
          </table:table-cell>
          <table:table-cell table:number-columns-repeated="1003"/>
        </table:table-row>
        <table:table-row table:style-name="ro2">
          <table:table-cell table:style-name="ce1" office:value-type="float" office:value="135">
            <text:p>135</text:p>
          </table:table-cell>
          <table:table-cell office:value-type="float" office:value="-0.45">
            <text:p>-0,45</text:p>
          </table:table-cell>
          <table:table-cell office:value-type="float" office:value="0.75">
            <text:p>0,75</text:p>
          </table:table-cell>
          <table:table-cell office:value-type="float" office:value="0.004">
            <text:p>0,004</text:p>
          </table:table-cell>
          <table:table-cell office:value-type="float" office:value="0.202635266584918">
            <text:p>0,2026352666</text:p>
          </table:table-cell>
          <table:table-cell office:value-type="float" office:value="-1505.72467675848">
            <text:p>-1505,7246767585</text:p>
          </table:table-cell>
          <table:table-cell office:value-type="float" office:value="-87.1947520906872">
            <text:p>-87,1947520907</text:p>
          </table:table-cell>
          <table:table-cell office:value-type="float" office:value="35.7136794400205">
            <text:p>35,71367944</text:p>
          </table:table-cell>
          <table:table-cell office:value-type="float" office:value="1979">
            <text:p>1979</text:p>
          </table:table-cell>
          <table:table-cell office:value-type="float" office:value="0.189839717623191">
            <text:p>0,1898397176</text:p>
          </table:table-cell>
          <table:table-cell office:value-type="float" office:value="-2132.99905420041">
            <text:p>-2132,9990542004</text:p>
          </table:table-cell>
          <table:table-cell office:value-type="float" office:value="73.8895271649979">
            <text:p>73,889527165</text:p>
          </table:table-cell>
          <table:table-cell office:value-type="float" office:value="49.9238433214268">
            <text:p>49,9238433214</text:p>
          </table:table-cell>
          <table:table-cell office:value-type="float" office:value="3016">
            <text:p>3016</text:p>
          </table:table-cell>
          <table:table-cell office:value-type="float" office:value="0.194957937207882">
            <text:p>0,1949579372</text:p>
          </table:table-cell>
          <table:table-cell office:value-type="float" office:value="-3638.72373095889">
            <text:p>-3638,7237309589</text:p>
          </table:table-cell>
          <table:table-cell office:value-type="float" office:value="-13.3052249256892">
            <text:p>-13,3052249257</text:p>
          </table:table-cell>
          <table:table-cell office:value-type="float" office:value="85.6375227614472">
            <text:p>85,6375227614</text:p>
          </table:table-cell>
          <table:table-cell office:value-type="float" office:value="4995">
            <text:p>4995</text:p>
          </table:table-cell>
          <table:table-cell table:formula="of:=-([.B170]+[.C170])/[.D170]/2" office:value-type="float" office:value="-37.5">
            <text:p>-37,5</text:p>
          </table:table-cell>
          <table:table-cell table:formula="of:=[.Q170]-[.R170]" office:value-type="float" office:value="-98.9427476871364">
            <text:p>-98,9427476871</text:p>
          </table:table-cell>
          <table:table-cell table:number-columns-repeated="1003"/>
        </table:table-row>
        <table:table-row table:style-name="ro2">
          <table:table-cell table:style-name="ce1" office:value-type="float" office:value="169">
            <text:p>169</text:p>
          </table:table-cell>
          <table:table-cell office:value-type="float" office:value="-0.15">
            <text:p>-0,15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205508494954486">
            <text:p>0,205508495</text:p>
          </table:table-cell>
          <table:table-cell office:value-type="float" office:value="-1562.43357150669">
            <text:p>-1562,4335715067</text:p>
          </table:table-cell>
          <table:table-cell office:value-type="float" office:value="-85.1223724362055">
            <text:p>-85,1223724362</text:p>
          </table:table-cell>
          <table:table-cell office:value-type="float" office:value="36.9770989156727">
            <text:p>36,9770989157</text:p>
          </table:table-cell>
          <table:table-cell office:value-type="float" office:value="1592">
            <text:p>1592</text:p>
          </table:table-cell>
          <table:table-cell office:value-type="float" office:value="0.194173042341601">
            <text:p>0,1941730423</text:p>
          </table:table-cell>
          <table:table-cell office:value-type="float" office:value="-2216.44185188624">
            <text:p>-2216,4418518862</text:p>
          </table:table-cell>
          <table:table-cell office:value-type="float" office:value="-60.0060524835193">
            <text:p>-60,0060524835</text:p>
          </table:table-cell>
          <table:table-cell office:value-type="float" office:value="69.1697173134515">
            <text:p>69,1697173135</text:p>
          </table:table-cell>
          <table:table-cell office:value-type="float" office:value="2404">
            <text:p>2404</text:p>
          </table:table-cell>
          <table:table-cell office:value-type="float" office:value="0.198707223386755">
            <text:p>0,1987072234</text:p>
          </table:table-cell>
          <table:table-cell office:value-type="float" office:value="-3778.87542339293">
            <text:p>-3778,8754233929</text:p>
          </table:table-cell>
          <table:table-cell office:value-type="float" office:value="-145.128424919725">
            <text:p>-145,1284249197</text:p>
          </table:table-cell>
          <table:table-cell office:value-type="float" office:value="106.146816229124">
            <text:p>106,1468162291</text:p>
          </table:table-cell>
          <table:table-cell office:value-type="float" office:value="3996">
            <text:p>3996</text:p>
          </table:table-cell>
          <table:table-cell table:formula="of:=-([.B171]+[.C171])/[.D171]/2" office:value-type="float" office:value="-37.5">
            <text:p>-37,5</text:p>
          </table:table-cell>
          <table:table-cell table:formula="of:=[.Q171]-[.R171]" office:value-type="float" office:value="-251.275241148849">
            <text:p>-251,2752411488</text:p>
          </table:table-cell>
          <table:table-cell table:number-columns-repeated="1003"/>
        </table:table-row>
        <table:table-row table:style-name="ro2">
          <table:table-cell table:style-name="ce1" office:value-type="float" office:value="130">
            <text:p>130</text:p>
          </table:table-cell>
          <table:table-cell office:value-type="float" office:value="-0.45">
            <text:p>-0,45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4512106631407">
            <text:p>0,1945121066</text:p>
          </table:table-cell>
          <table:table-cell office:value-type="float" office:value="-1488.03262295513">
            <text:p>-1488,0326229551</text:p>
          </table:table-cell>
          <table:table-cell office:value-type="float" office:value="-71.7868282971276">
            <text:p>-71,7868282971</text:p>
          </table:table-cell>
          <table:table-cell office:value-type="float" office:value="37.0219349310786">
            <text:p>37,0219349311</text:p>
          </table:table-cell>
          <table:table-cell office:value-type="float" office:value="1553">
            <text:p>1553</text:p>
          </table:table-cell>
          <table:table-cell office:value-type="float" office:value="0.183761282323848">
            <text:p>0,1837612823</text:p>
          </table:table-cell>
          <table:table-cell office:value-type="float" office:value="-2106.45428348579">
            <text:p>-2106,4542834858</text:p>
          </table:table-cell>
          <table:table-cell office:value-type="float" office:value="78.4209812272982">
            <text:p>78,4209812273</text:p>
          </table:table-cell>
          <table:table-cell office:value-type="float" office:value="82.6949213390547">
            <text:p>82,6949213391</text:p>
          </table:table-cell>
          <table:table-cell office:value-type="float" office:value="2299">
            <text:p>2299</text:p>
          </table:table-cell>
          <table:table-cell office:value-type="float" office:value="0.188061612046871">
            <text:p>0,188061612</text:p>
          </table:table-cell>
          <table:table-cell office:value-type="float" office:value="-3594.48690644092">
            <text:p>-3594,4869064409</text:p>
          </table:table-cell>
          <table:table-cell office:value-type="float" office:value="6.6341529301707">
            <text:p>6,6341529302</text:p>
          </table:table-cell>
          <table:table-cell office:value-type="float" office:value="119.716856270133">
            <text:p>119,7168562701</text:p>
          </table:table-cell>
          <table:table-cell office:value-type="float" office:value="3852">
            <text:p>3852</text:p>
          </table:table-cell>
          <table:table-cell table:formula="of:=-([.B172]+[.C172])/[.D172]/2" office:value-type="float" office:value="-0">
            <text:p>-0</text:p>
          </table:table-cell>
          <table:table-cell table:formula="of:=[.Q172]-[.R172]" office:value-type="float" office:value="-113.082703339962">
            <text:p>-113,08270334</text:p>
          </table:table-cell>
          <table:table-cell table:number-columns-repeated="1003"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75">
            <text:p>0,75</text:p>
          </table:table-cell>
          <table:table-cell office:value-type="float" office:value="0.006">
            <text:p>0,006</text:p>
          </table:table-cell>
          <table:table-cell office:value-type="float" office:value="0.211806765432677">
            <text:p>0,2118067654</text:p>
          </table:table-cell>
          <table:table-cell office:value-type="float" office:value="-1592.75939706522">
            <text:p>-1592,7593970652</text:p>
          </table:table-cell>
          <table:table-cell office:value-type="float" office:value="-91.4016308443535">
            <text:p>-91,4016308444</text:p>
          </table:table-cell>
          <table:table-cell office:value-type="float" office:value="37.3039834921301">
            <text:p>37,3039834921</text:p>
          </table:table-cell>
          <table:table-cell office:value-type="float" office:value="1613">
            <text:p>1613</text:p>
          </table:table-cell>
          <table:table-cell office:value-type="float" office:value="0.199430905371556">
            <text:p>0,1994309054</text:p>
          </table:table-cell>
          <table:table-cell office:value-type="float" office:value="-2257.15386544185">
            <text:p>-2257,1538654419</text:p>
          </table:table-cell>
          <table:table-cell office:value-type="float" office:value="-30.3918665696666">
            <text:p>-30,3918665697</text:p>
          </table:table-cell>
          <table:table-cell office:value-type="float" office:value="80.5508970920668">
            <text:p>80,5508970921</text:p>
          </table:table-cell>
          <table:table-cell office:value-type="float" office:value="2467">
            <text:p>2467</text:p>
          </table:table-cell>
          <table:table-cell office:value-type="float" office:value="0.204381249396004">
            <text:p>0,2043812494</text:p>
          </table:table-cell>
          <table:table-cell office:value-type="float" office:value="-3849.91326250705">
            <text:p>-3849,9132625071</text:p>
          </table:table-cell>
          <table:table-cell office:value-type="float" office:value="-121.79349741402">
            <text:p>-121,793497414</text:p>
          </table:table-cell>
          <table:table-cell office:value-type="float" office:value="117.854880584197">
            <text:p>117,8548805842</text:p>
          </table:table-cell>
          <table:table-cell office:value-type="float" office:value="4080">
            <text:p>4080</text:p>
          </table:table-cell>
          <table:table-cell table:formula="of:=-([.B173]+[.C173])/[.D173]/2" office:value-type="float" office:value="-62.5">
            <text:p>-62,5</text:p>
          </table:table-cell>
          <table:table-cell table:formula="of:=[.Q173]-[.R173]" office:value-type="float" office:value="-239.648377998217">
            <text:p>-239,6483779982</text:p>
          </table:table-cell>
          <table:table-cell table:number-columns-repeated="1003"/>
        </table:table-row>
        <table:table-row table:style-name="ro2">
          <table:table-cell table:style-name="ce1" office:value-type="float" office:value="153">
            <text:p>153</text:p>
          </table:table-cell>
          <table:table-cell office:value-type="float" office:value="-0.3">
            <text:p>-0,3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202158024770953">
            <text:p>0,2021580248</text:p>
          </table:table-cell>
          <table:table-cell office:value-type="float" office:value="-1514.70177614548">
            <text:p>-1514,7017761455</text:p>
          </table:table-cell>
          <table:table-cell office:value-type="float" office:value="-134.671117896914">
            <text:p>-134,6711178969</text:p>
          </table:table-cell>
          <table:table-cell office:value-type="float" office:value="38.1329939690114">
            <text:p>38,132993969</text:p>
          </table:table-cell>
          <table:table-cell office:value-type="float" office:value="1714">
            <text:p>1714</text:p>
          </table:table-cell>
          <table:table-cell office:value-type="float" office:value="0.188480474230293">
            <text:p>0,1884804742</text:p>
          </table:table-cell>
          <table:table-cell office:value-type="float" office:value="-2135.67893637914">
            <text:p>-2135,6789363792</text:p>
          </table:table-cell>
          <table:table-cell office:value-type="float" office:value="81.4241908233026">
            <text:p>81,4241908233</text:p>
          </table:table-cell>
          <table:table-cell office:value-type="float" office:value="55.4079767330173">
            <text:p>55,407976733</text:p>
          </table:table-cell>
          <table:table-cell office:value-type="float" office:value="2739">
            <text:p>2739</text:p>
          </table:table-cell>
          <table:table-cell office:value-type="float" office:value="0.193951494446557">
            <text:p>0,1939514944</text:p>
          </table:table-cell>
          <table:table-cell office:value-type="float" office:value="-3650.38071252463">
            <text:p>-3650,3807125246</text:p>
          </table:table-cell>
          <table:table-cell office:value-type="float" office:value="-53.246927073611">
            <text:p>-53,2469270736</text:p>
          </table:table-cell>
          <table:table-cell office:value-type="float" office:value="93.5409707020287">
            <text:p>93,540970702</text:p>
          </table:table-cell>
          <table:table-cell office:value-type="float" office:value="4453">
            <text:p>4453</text:p>
          </table:table-cell>
          <table:table-cell table:formula="of:=-([.B174]+[.C174])/[.D174]/2" office:value-type="float" office:value="-37.5">
            <text:p>-37,5</text:p>
          </table:table-cell>
          <table:table-cell table:formula="of:=[.Q174]-[.R174]" office:value-type="float" office:value="-146.78789777564">
            <text:p>-146,7878977756</text:p>
          </table:table-cell>
          <table:table-cell table:number-columns-repeated="1003"/>
        </table:table-row>
        <table:table-row table:style-name="ro2">
          <table:table-cell table:style-name="ce1" office:value-type="float" office:value="183">
            <text:p>183</text:p>
          </table:table-cell>
          <table:table-cell office:value-type="float" office:value="2.22044604925031E-016">
            <text:p>2,22044604925031E-016</text:p>
          </table:table-cell>
          <table:table-cell office:value-type="float" office:value="0.75">
            <text:p>0,75</text:p>
          </table:table-cell>
          <table:table-cell office:value-type="float" office:value="0.004">
            <text:p>0,004</text:p>
          </table:table-cell>
          <table:table-cell office:value-type="float" office:value="0.216583680818545">
            <text:p>0,2165836808</text:p>
          </table:table-cell>
          <table:table-cell office:value-type="float" office:value="-1594.23636431381">
            <text:p>-1594,2363643138</text:p>
          </table:table-cell>
          <table:table-cell office:value-type="float" office:value="-134.275633281128">
            <text:p>-134,2756332811</text:p>
          </table:table-cell>
          <table:table-cell office:value-type="float" office:value="38.4279081124306">
            <text:p>38,4279081124</text:p>
          </table:table-cell>
          <table:table-cell office:value-type="float" office:value="1683">
            <text:p>1683</text:p>
          </table:table-cell>
          <table:table-cell office:value-type="float" office:value="0.200105240831999">
            <text:p>0,2001052408</text:p>
          </table:table-cell>
          <table:table-cell office:value-type="float" office:value="-2234.24047857405">
            <text:p>-2234,2404785741</text:p>
          </table:table-cell>
          <table:table-cell office:value-type="float" office:value="84.8365932920881">
            <text:p>84,8365932921</text:p>
          </table:table-cell>
          <table:table-cell office:value-type="float" office:value="64.1350418364316">
            <text:p>64,1350418364</text:p>
          </table:table-cell>
          <table:table-cell office:value-type="float" office:value="2683">
            <text:p>2683</text:p>
          </table:table-cell>
          <table:table-cell office:value-type="float" office:value="0.206696616826618">
            <text:p>0,2066966168</text:p>
          </table:table-cell>
          <table:table-cell office:value-type="float" office:value="-3828.47684288786">
            <text:p>-3828,4768428879</text:p>
          </table:table-cell>
          <table:table-cell office:value-type="float" office:value="-49.43903998904">
            <text:p>-49,439039989</text:p>
          </table:table-cell>
          <table:table-cell office:value-type="float" office:value="102.562949948862">
            <text:p>102,5629499489</text:p>
          </table:table-cell>
          <table:table-cell office:value-type="float" office:value="4366">
            <text:p>4366</text:p>
          </table:table-cell>
          <table:table-cell table:formula="of:=-([.B175]+[.C175])/[.D175]/2" office:value-type="float" office:value="-93.75">
            <text:p>-93,75</text:p>
          </table:table-cell>
          <table:table-cell table:formula="of:=[.Q175]-[.R175]" office:value-type="float" office:value="-152.001989937902">
            <text:p>-152,0019899379</text:p>
          </table:table-cell>
          <table:table-cell table:number-columns-repeated="1003"/>
        </table:table-row>
        <table:table-row table:style-name="ro2">
          <table:table-cell table:style-name="ce1" office:value-type="float" office:value="156">
            <text:p>156</text:p>
          </table:table-cell>
          <table:table-cell office:value-type="float" office:value="-0.3">
            <text:p>-0,3</text:p>
          </table:table-cell>
          <table:table-cell office:value-type="float" office:value="0.75">
            <text:p>0,75</text:p>
          </table:table-cell>
          <table:table-cell office:value-type="float" office:value="0.004">
            <text:p>0,004</text:p>
          </table:table-cell>
          <table:table-cell office:value-type="float" office:value="0.204734033723178">
            <text:p>0,2047340337</text:p>
          </table:table-cell>
          <table:table-cell office:value-type="float" office:value="-1517.51887382823">
            <text:p>-1517,5188738282</text:p>
          </table:table-cell>
          <table:table-cell office:value-type="float" office:value="-135.62610553955">
            <text:p>-135,6261055396</text:p>
          </table:table-cell>
          <table:table-cell office:value-type="float" office:value="40.6661393502177">
            <text:p>40,6661393502</text:p>
          </table:table-cell>
          <table:table-cell office:value-type="float" office:value="1840">
            <text:p>1840</text:p>
          </table:table-cell>
          <table:table-cell office:value-type="float" office:value="0.191865114793176">
            <text:p>0,1918651148</text:p>
          </table:table-cell>
          <table:table-cell office:value-type="float" office:value="-2149.81703661044">
            <text:p>-2149,8170366105</text:p>
          </table:table-cell>
          <table:table-cell office:value-type="float" office:value="16.5365998161685">
            <text:p>16,5365998162</text:p>
          </table:table-cell>
          <table:table-cell office:value-type="float" office:value="61.1721484272708">
            <text:p>61,1721484273</text:p>
          </table:table-cell>
          <table:table-cell office:value-type="float" office:value="2883">
            <text:p>2883</text:p>
          </table:table-cell>
          <table:table-cell office:value-type="float" office:value="0.197012682365177">
            <text:p>0,1970126824</text:p>
          </table:table-cell>
          <table:table-cell office:value-type="float" office:value="-3667.33591043868">
            <text:p>-3667,3359104387</text:p>
          </table:table-cell>
          <table:table-cell office:value-type="float" office:value="-119.089505723382">
            <text:p>-119,0895057234</text:p>
          </table:table-cell>
          <table:table-cell office:value-type="float" office:value="101.838287777489">
            <text:p>101,8382877775</text:p>
          </table:table-cell>
          <table:table-cell office:value-type="float" office:value="4723">
            <text:p>4723</text:p>
          </table:table-cell>
          <table:table-cell table:formula="of:=-([.B176]+[.C176])/[.D176]/2" office:value-type="float" office:value="-56.25">
            <text:p>-56,25</text:p>
          </table:table-cell>
          <table:table-cell table:formula="of:=[.Q176]-[.R176]" office:value-type="float" office:value="-220.927793500871">
            <text:p>-220,9277935009</text:p>
          </table:table-cell>
          <table:table-cell table:number-columns-repeated="1003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float" office:value="-0.15">
            <text:p>-0,15</text:p>
          </table:table-cell>
          <table:table-cell office:value-type="float" office:value="0.75">
            <text:p>0,75</text:p>
          </table:table-cell>
          <table:table-cell office:value-type="float" office:value="0.004">
            <text:p>0,004</text:p>
          </table:table-cell>
          <table:table-cell office:value-type="float" office:value="0.21014721024718">
            <text:p>0,2101472102</text:p>
          </table:table-cell>
          <table:table-cell office:value-type="float" office:value="-1548.91098633419">
            <text:p>-1548,9109863342</text:p>
          </table:table-cell>
          <table:table-cell office:value-type="float" office:value="-136.063319385438">
            <text:p>-136,0633193854</text:p>
          </table:table-cell>
          <table:table-cell office:value-type="float" office:value="41.481853980678">
            <text:p>41,4818539807</text:p>
          </table:table-cell>
          <table:table-cell office:value-type="float" office:value="1741">
            <text:p>1741</text:p>
          </table:table-cell>
          <table:table-cell office:value-type="float" office:value="0.19626098295888">
            <text:p>0,196260983</text:p>
          </table:table-cell>
          <table:table-cell office:value-type="float" office:value="-2185.71443524583">
            <text:p>-2185,7144352458</text:p>
          </table:table-cell>
          <table:table-cell office:value-type="float" office:value="24.0601775377125">
            <text:p>24,0601775377</text:p>
          </table:table-cell>
          <table:table-cell office:value-type="float" office:value="63.2983980745674">
            <text:p>63,2983980746</text:p>
          </table:table-cell>
          <table:table-cell office:value-type="float" office:value="2777">
            <text:p>2777</text:p>
          </table:table-cell>
          <table:table-cell office:value-type="float" office:value="0.2018154738742">
            <text:p>0,2018154739</text:p>
          </table:table-cell>
          <table:table-cell office:value-type="float" office:value="-3734.62542158002">
            <text:p>-3734,62542158</text:p>
          </table:table-cell>
          <table:table-cell office:value-type="float" office:value="-112.003141847726">
            <text:p>-112,0031418477</text:p>
          </table:table-cell>
          <table:table-cell office:value-type="float" office:value="104.780252055246">
            <text:p>104,7802520552</text:p>
          </table:table-cell>
          <table:table-cell office:value-type="float" office:value="4518">
            <text:p>4518</text:p>
          </table:table-cell>
          <table:table-cell table:formula="of:=-([.B177]+[.C177])/[.D177]/2" office:value-type="float" office:value="-75">
            <text:p>-75</text:p>
          </table:table-cell>
          <table:table-cell table:formula="of:=[.Q177]-[.R177]" office:value-type="float" office:value="-216.783393902972">
            <text:p>-216,783393903</text:p>
          </table:table-cell>
          <table:table-cell table:number-columns-repeated="1003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0.6">
            <text:p>-0,6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6920959517889">
            <text:p>0,1969209595</text:p>
          </table:table-cell>
          <table:table-cell office:value-type="float" office:value="-1479.12312170717">
            <text:p>-1479,1231217072</text:p>
          </table:table-cell>
          <table:table-cell office:value-type="float" office:value="-86.6982417580248">
            <text:p>-86,698241758</text:p>
          </table:table-cell>
          <table:table-cell office:value-type="float" office:value="41.5585534131528">
            <text:p>41,5585534132</text:p>
          </table:table-cell>
          <table:table-cell office:value-type="float" office:value="1882">
            <text:p>1882</text:p>
          </table:table-cell>
          <table:table-cell office:value-type="float" office:value="0.185010646455284">
            <text:p>0,1850106465</text:p>
          </table:table-cell>
          <table:table-cell office:value-type="float" office:value="-2098.37275529971">
            <text:p>-2098,3727552997</text:p>
          </table:table-cell>
          <table:table-cell office:value-type="float" office:value="81.9392431828303">
            <text:p>81,9392431828</text:p>
          </table:table-cell>
          <table:table-cell office:value-type="float" office:value="28.9076368117918">
            <text:p>28,9076368118</text:p>
          </table:table-cell>
          <table:table-cell office:value-type="float" office:value="3025">
            <text:p>3025</text:p>
          </table:table-cell>
          <table:table-cell office:value-type="float" office:value="0.189774771680326">
            <text:p>0,1897747717</text:p>
          </table:table-cell>
          <table:table-cell office:value-type="float" office:value="-3577.49587700689">
            <text:p>-3577,4958770069</text:p>
          </table:table-cell>
          <table:table-cell office:value-type="float" office:value="-4.75899857519434">
            <text:p>-4,7589985752</text:p>
          </table:table-cell>
          <table:table-cell office:value-type="float" office:value="70.4661902249444">
            <text:p>70,4661902249</text:p>
          </table:table-cell>
          <table:table-cell office:value-type="float" office:value="4907">
            <text:p>4907</text:p>
          </table:table-cell>
          <table:table-cell table:formula="of:=-([.B178]+[.C178])/[.D178]/2" office:value-type="float" office:value="-0">
            <text:p>-0</text:p>
          </table:table-cell>
          <table:table-cell table:formula="of:=[.Q178]-[.R178]" office:value-type="float" office:value="-75.2251888001388">
            <text:p>-75,2251888001</text:p>
          </table:table-cell>
          <table:table-cell table:number-columns-repeated="1003"/>
        </table:table-row>
        <table:table-row table:style-name="ro2">
          <table:table-cell table:style-name="ce1" office:value-type="float" office:value="154">
            <text:p>154</text:p>
          </table:table-cell>
          <table:table-cell office:value-type="float" office:value="-0.3">
            <text:p>-0,3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20100439067959">
            <text:p>0,2010043907</text:p>
          </table:table-cell>
          <table:table-cell office:value-type="float" office:value="-1518.80265139763">
            <text:p>-1518,8026513976</text:p>
          </table:table-cell>
          <table:table-cell office:value-type="float" office:value="-98.8107072395585">
            <text:p>-98,8107072396</text:p>
          </table:table-cell>
          <table:table-cell office:value-type="float" office:value="42.0033922232949">
            <text:p>42,0033922233</text:p>
          </table:table-cell>
          <table:table-cell office:value-type="float" office:value="1604">
            <text:p>1604</text:p>
          </table:table-cell>
          <table:table-cell office:value-type="float" office:value="0.18826931561478">
            <text:p>0,1882693156</text:p>
          </table:table-cell>
          <table:table-cell office:value-type="float" office:value="-2144.31079262768">
            <text:p>-2144,3107926277</text:p>
          </table:table-cell>
          <table:table-cell office:value-type="float" office:value="-21.4004027872767">
            <text:p>-21,4004027873</text:p>
          </table:table-cell>
          <table:table-cell office:value-type="float" office:value="85.5567160849772">
            <text:p>85,556716085</text:p>
          </table:table-cell>
          <table:table-cell office:value-type="float" office:value="2413">
            <text:p>2413</text:p>
          </table:table-cell>
          <table:table-cell office:value-type="float" office:value="0.193363345640704">
            <text:p>0,1933633456</text:p>
          </table:table-cell>
          <table:table-cell office:value-type="float" office:value="-3663.11344402532">
            <text:p>-3663,1134440253</text:p>
          </table:table-cell>
          <table:table-cell office:value-type="float" office:value="-120.211110026835">
            <text:p>-120,2111100268</text:p>
          </table:table-cell>
          <table:table-cell office:value-type="float" office:value="127.560108308272">
            <text:p>127,5601083083</text:p>
          </table:table-cell>
          <table:table-cell office:value-type="float" office:value="4017">
            <text:p>4017</text:p>
          </table:table-cell>
          <table:table-cell table:formula="of:=-([.B179]+[.C179])/[.D179]/2" office:value-type="float" office:value="-25">
            <text:p>-25</text:p>
          </table:table-cell>
          <table:table-cell table:formula="of:=[.Q179]-[.R179]" office:value-type="float" office:value="-247.771218335107">
            <text:p>-247,7712183351</text:p>
          </table:table-cell>
          <table:table-cell table:number-columns-repeated="1003"/>
        </table:table-row>
        <table:table-row table:style-name="ro2">
          <table:table-cell table:style-name="ce1" office:value-type="float" office:value="82">
            <text:p>82</text:p>
          </table:table-cell>
          <table:table-cell office:value-type="float" office:value="-0.75">
            <text:p>-0,75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3910320681535">
            <text:p>0,1939103207</text:p>
          </table:table-cell>
          <table:table-cell office:value-type="float" office:value="-1463.40309579301">
            <text:p>-1463,403095793</text:p>
          </table:table-cell>
          <table:table-cell office:value-type="float" office:value="-12.3482966891945">
            <text:p>-12,3482966892</text:p>
          </table:table-cell>
          <table:table-cell office:value-type="float" office:value="42.1434645910841">
            <text:p>42,1434645911</text:p>
          </table:table-cell>
          <table:table-cell office:value-type="float" office:value="1491">
            <text:p>1491</text:p>
          </table:table-cell>
          <table:table-cell office:value-type="float" office:value="0.181823327792732">
            <text:p>0,1818233278</text:p>
          </table:table-cell>
          <table:table-cell office:value-type="float" office:value="-2074.27753083258">
            <text:p>-2074,2775308326</text:p>
          </table:table-cell>
          <table:table-cell office:value-type="float" office:value="72.7640982507615">
            <text:p>72,7640982508</text:p>
          </table:table-cell>
          <table:table-cell office:value-type="float" office:value="94.2444548583196">
            <text:p>94,2444548583</text:p>
          </table:table-cell>
          <table:table-cell office:value-type="float" office:value="2253">
            <text:p>2253</text:p>
          </table:table-cell>
          <table:table-cell office:value-type="float" office:value="0.186658124948253">
            <text:p>0,1866581249</text:p>
          </table:table-cell>
          <table:table-cell office:value-type="float" office:value="-3537.68062662559">
            <text:p>-3537,6806266256</text:p>
          </table:table-cell>
          <table:table-cell office:value-type="float" office:value="60.4158015615671">
            <text:p>60,4158015616</text:p>
          </table:table-cell>
          <table:table-cell office:value-type="float" office:value="136.387919449404">
            <text:p>136,3879194494</text:p>
          </table:table-cell>
          <table:table-cell office:value-type="float" office:value="3744">
            <text:p>3744</text:p>
          </table:table-cell>
          <table:table-cell table:formula="of:=-([.B180]+[.C180])/[.D180]/2" office:value-type="float" office:value="25">
            <text:p>25</text:p>
          </table:table-cell>
          <table:table-cell table:formula="of:=[.Q180]-[.R180]" office:value-type="float" office:value="-75.9721178878365">
            <text:p>-75,9721178878</text:p>
          </table:table-cell>
          <table:table-cell table:number-columns-repeated="1003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float" office:value="-0.15">
            <text:p>-0,15</text:p>
          </table:table-cell>
          <table:table-cell office:value-type="float" office:value="0.75">
            <text:p>0,75</text:p>
          </table:table-cell>
          <table:table-cell office:value-type="float" office:value="0.006">
            <text:p>0,006</text:p>
          </table:table-cell>
          <table:table-cell office:value-type="float" office:value="0.207361118404437">
            <text:p>0,2073611184</text:p>
          </table:table-cell>
          <table:table-cell office:value-type="float" office:value="-1550.21269451098">
            <text:p>-1550,212694511</text:p>
          </table:table-cell>
          <table:table-cell office:value-type="float" office:value="-79.2147831476242">
            <text:p>-79,2147831476</text:p>
          </table:table-cell>
          <table:table-cell office:value-type="float" office:value="42.2423220212874">
            <text:p>42,2423220213</text:p>
          </table:table-cell>
          <table:table-cell office:value-type="float" office:value="1642">
            <text:p>1642</text:p>
          </table:table-cell>
          <table:table-cell office:value-type="float" office:value="0.192967487058247">
            <text:p>0,1929674871</text:p>
          </table:table-cell>
          <table:table-cell office:value-type="float" office:value="-2179.7316373911">
            <text:p>-2179,7316373911</text:p>
          </table:table-cell>
          <table:table-cell office:value-type="float" office:value="-15.6245359107465">
            <text:p>-15,6245359107</text:p>
          </table:table-cell>
          <table:table-cell office:value-type="float" office:value="84.6664324165339">
            <text:p>84,6664324165</text:p>
          </table:table-cell>
          <table:table-cell office:value-type="float" office:value="2532">
            <text:p>2532</text:p>
          </table:table-cell>
          <table:table-cell office:value-type="float" office:value="0.198724939596723">
            <text:p>0,1987249396</text:p>
          </table:table-cell>
          <table:table-cell office:value-type="float" office:value="-3729.94433190208">
            <text:p>-3729,9443319021</text:p>
          </table:table-cell>
          <table:table-cell office:value-type="float" office:value="-94.8393190583706">
            <text:p>-94,8393190584</text:p>
          </table:table-cell>
          <table:table-cell office:value-type="float" office:value="126.908754437821">
            <text:p>126,9087544378</text:p>
          </table:table-cell>
          <table:table-cell office:value-type="float" office:value="4174">
            <text:p>4174</text:p>
          </table:table-cell>
          <table:table-cell table:formula="of:=-([.B181]+[.C181])/[.D181]/2" office:value-type="float" office:value="-50">
            <text:p>-50</text:p>
          </table:table-cell>
          <table:table-cell table:formula="of:=[.Q181]-[.R181]" office:value-type="float" office:value="-221.748073496192">
            <text:p>-221,7480734962</text:p>
          </table:table-cell>
          <table:table-cell table:number-columns-repeated="1003"/>
        </table:table-row>
        <table:table-row table:style-name="ro2">
          <table:table-cell table:style-name="ce1" office:value-type="float" office:value="132">
            <text:p>132</text:p>
          </table:table-cell>
          <table:table-cell office:value-type="float" office:value="-0.45">
            <text:p>-0,45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200561122733827">
            <text:p>0,2005611227</text:p>
          </table:table-cell>
          <table:table-cell office:value-type="float" office:value="-1499.16305691156">
            <text:p>-1499,1630569116</text:p>
          </table:table-cell>
          <table:table-cell office:value-type="float" office:value="-164.070228002186">
            <text:p>-164,0702280022</text:p>
          </table:table-cell>
          <table:table-cell office:value-type="float" office:value="42.9688871907807">
            <text:p>42,9688871908</text:p>
          </table:table-cell>
          <table:table-cell office:value-type="float" office:value="1768">
            <text:p>1768</text:p>
          </table:table-cell>
          <table:table-cell office:value-type="float" office:value="0.185009494427768">
            <text:p>0,1850094944</text:p>
          </table:table-cell>
          <table:table-cell office:value-type="float" office:value="-2101.63285399371">
            <text:p>-2101,6328539937</text:p>
          </table:table-cell>
          <table:table-cell office:value-type="float" office:value="91.6483188375162">
            <text:p>91,6483188375</text:p>
          </table:table-cell>
          <table:table-cell office:value-type="float" office:value="52.218902723859">
            <text:p>52,2189027239</text:p>
          </table:table-cell>
          <table:table-cell office:value-type="float" office:value="2849">
            <text:p>2849</text:p>
          </table:table-cell>
          <table:table-cell office:value-type="float" office:value="0.191230145750192">
            <text:p>0,1912301458</text:p>
          </table:table-cell>
          <table:table-cell office:value-type="float" office:value="-3600.79591090527">
            <text:p>-3600,7959109053</text:p>
          </table:table-cell>
          <table:table-cell office:value-type="float" office:value="-72.4219091646694">
            <text:p>-72,4219091647</text:p>
          </table:table-cell>
          <table:table-cell office:value-type="float" office:value="95.1877899146396">
            <text:p>95,1877899146</text:p>
          </table:table-cell>
          <table:table-cell office:value-type="float" office:value="4617">
            <text:p>4617</text:p>
          </table:table-cell>
          <table:table-cell table:formula="of:=-([.B182]+[.C182])/[.D182]/2" office:value-type="float" office:value="-18.75">
            <text:p>-18,75</text:p>
          </table:table-cell>
          <table:table-cell table:formula="of:=[.Q182]-[.R182]" office:value-type="float" office:value="-167.609699079309">
            <text:p>-167,6096990793</text:p>
          </table:table-cell>
          <table:table-cell table:number-columns-repeated="1003"/>
        </table:table-row>
        <table:table-row table:style-name="ro2">
          <table:table-cell table:style-name="ce1" office:value-type="float" office:value="157">
            <text:p>157</text:p>
          </table:table-cell>
          <table:table-cell office:value-type="float" office:value="-0.3">
            <text:p>-0,3</text:p>
          </table:table-cell>
          <table:table-cell office:value-type="float" office:value="0.75">
            <text:p>0,75</text:p>
          </table:table-cell>
          <table:table-cell office:value-type="float" office:value="0.006">
            <text:p>0,006</text:p>
          </table:table-cell>
          <table:table-cell office:value-type="float" office:value="0.203005546972808">
            <text:p>0,203005547</text:p>
          </table:table-cell>
          <table:table-cell office:value-type="float" office:value="-1520.81789151791">
            <text:p>-1520,8178915179</text:p>
          </table:table-cell>
          <table:table-cell office:value-type="float" office:value="-73.8281375896616">
            <text:p>-73,8281375897</text:p>
          </table:table-cell>
          <table:table-cell office:value-type="float" office:value="45.2619718699912">
            <text:p>45,26197187</text:p>
          </table:table-cell>
          <table:table-cell office:value-type="float" office:value="1748">
            <text:p>1748</text:p>
          </table:table-cell>
          <table:table-cell office:value-type="float" office:value="0.191394201558968">
            <text:p>0,1913942016</text:p>
          </table:table-cell>
          <table:table-cell office:value-type="float" office:value="-2150.65141326991">
            <text:p>-2150,6514132699</text:p>
          </table:table-cell>
          <table:table-cell office:value-type="float" office:value="28.7240454009763">
            <text:p>28,724045401</text:p>
          </table:table-cell>
          <table:table-cell office:value-type="float" office:value="93.1442237084869">
            <text:p>93,1442237085</text:p>
          </table:table-cell>
          <table:table-cell office:value-type="float" office:value="2611">
            <text:p>2611</text:p>
          </table:table-cell>
          <table:table-cell office:value-type="float" office:value="0.196038739724504">
            <text:p>0,1960387397</text:p>
          </table:table-cell>
          <table:table-cell office:value-type="float" office:value="-3671.46930478782">
            <text:p>-3671,4693047878</text:p>
          </table:table-cell>
          <table:table-cell office:value-type="float" office:value="-45.1040921886853">
            <text:p>-45,1040921887</text:p>
          </table:table-cell>
          <table:table-cell office:value-type="float" office:value="138.406195578478">
            <text:p>138,4061955785</text:p>
          </table:table-cell>
          <table:table-cell office:value-type="float" office:value="4359">
            <text:p>4359</text:p>
          </table:table-cell>
          <table:table-cell table:formula="of:=-([.B183]+[.C183])/[.D183]/2" office:value-type="float" office:value="-37.5">
            <text:p>-37,5</text:p>
          </table:table-cell>
          <table:table-cell table:formula="of:=[.Q183]-[.R183]" office:value-type="float" office:value="-183.510287767163">
            <text:p>-183,5102877672</text:p>
          </table:table-cell>
          <table:table-cell table:number-columns-repeated="1003"/>
        </table:table-row>
        <table:table-row table:style-name="ro2">
          <table:table-cell table:style-name="ce1" office:value-type="float" office:value="136">
            <text:p>136</text:p>
          </table:table-cell>
          <table:table-cell office:value-type="float" office:value="-0.45">
            <text:p>-0,45</text:p>
          </table:table-cell>
          <table:table-cell office:value-type="float" office:value="0.75">
            <text:p>0,75</text:p>
          </table:table-cell>
          <table:table-cell office:value-type="float" office:value="0.006">
            <text:p>0,006</text:p>
          </table:table-cell>
          <table:table-cell office:value-type="float" office:value="0.19909930059104">
            <text:p>0,1990993006</text:p>
          </table:table-cell>
          <table:table-cell office:value-type="float" office:value="-1492.81457855893">
            <text:p>-1492,8145785589</text:p>
          </table:table-cell>
          <table:table-cell office:value-type="float" office:value="-95.6300908987388">
            <text:p>-95,6300908987</text:p>
          </table:table-cell>
          <table:table-cell office:value-type="float" office:value="48.3142143130639">
            <text:p>48,3142143131</text:p>
          </table:table-cell>
          <table:table-cell office:value-type="float" office:value="1784">
            <text:p>1784</text:p>
          </table:table-cell>
          <table:table-cell office:value-type="float" office:value="0.186142428239818">
            <text:p>0,1861424282</text:p>
          </table:table-cell>
          <table:table-cell office:value-type="float" office:value="-2109.35953167424">
            <text:p>-2109,3595316742</text:p>
          </table:table-cell>
          <table:table-cell office:value-type="float" office:value="145.1928084905">
            <text:p>145,1928084905</text:p>
          </table:table-cell>
          <table:table-cell office:value-type="float" office:value="95.8862308067833">
            <text:p>95,8862308068</text:p>
          </table:table-cell>
          <table:table-cell office:value-type="float" office:value="2626">
            <text:p>2626</text:p>
          </table:table-cell>
          <table:table-cell office:value-type="float" office:value="0.191325177180307">
            <text:p>0,1913251772</text:p>
          </table:table-cell>
          <table:table-cell office:value-type="float" office:value="-3602.17411023317">
            <text:p>-3602,1741102332</text:p>
          </table:table-cell>
          <table:table-cell office:value-type="float" office:value="49.5627175917611">
            <text:p>49,5627175918</text:p>
          </table:table-cell>
          <table:table-cell office:value-type="float" office:value="144.200445119847">
            <text:p>144,2004451198</text:p>
          </table:table-cell>
          <table:table-cell office:value-type="float" office:value="4410">
            <text:p>4410</text:p>
          </table:table-cell>
          <table:table-cell table:formula="of:=-([.B184]+[.C184])/[.D184]/2" office:value-type="float" office:value="-25">
            <text:p>-25</text:p>
          </table:table-cell>
          <table:table-cell table:formula="of:=[.Q184]-[.R184]" office:value-type="float" office:value="-94.6377275280862">
            <text:p>-94,6377275281</text:p>
          </table:table-cell>
          <table:table-cell table:number-columns-repeated="1003"/>
        </table:table-row>
        <table:table-row table:style-name="ro2">
          <table:table-cell table:style-name="ce1" office:value-type="float" office:value="133">
            <text:p>133</text:p>
          </table:table-cell>
          <table:table-cell office:value-type="float" office:value="-0.45">
            <text:p>-0,45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8672154038388">
            <text:p>0,198672154</text:p>
          </table:table-cell>
          <table:table-cell office:value-type="float" office:value="-1494.50826728944">
            <text:p>-1494,5082672895</text:p>
          </table:table-cell>
          <table:table-cell office:value-type="float" office:value="-120.573193426232">
            <text:p>-120,5731934262</text:p>
          </table:table-cell>
          <table:table-cell office:value-type="float" office:value="50.2032101604429">
            <text:p>50,2032101604</text:p>
          </table:table-cell>
          <table:table-cell office:value-type="float" office:value="1601">
            <text:p>1601</text:p>
          </table:table-cell>
          <table:table-cell office:value-type="float" office:value="0.18817992433309">
            <text:p>0,1881799243</text:p>
          </table:table-cell>
          <table:table-cell office:value-type="float" office:value="-2130.68064558857">
            <text:p>-2130,6806455886</text:p>
          </table:table-cell>
          <table:table-cell office:value-type="float" office:value="-61.5578472052438">
            <text:p>-61,5578472052</text:p>
          </table:table-cell>
          <table:table-cell office:value-type="float" office:value="97.5378930664553">
            <text:p>97,5378930665</text:p>
          </table:table-cell>
          <table:table-cell office:value-type="float" office:value="2422">
            <text:p>2422</text:p>
          </table:table-cell>
          <table:table-cell office:value-type="float" office:value="0.192376816215209">
            <text:p>0,1923768162</text:p>
          </table:table-cell>
          <table:table-cell office:value-type="float" office:value="-3625.18891287802">
            <text:p>-3625,188912878</text:p>
          </table:table-cell>
          <table:table-cell office:value-type="float" office:value="-182.131040631476">
            <text:p>-182,1310406315</text:p>
          </table:table-cell>
          <table:table-cell office:value-type="float" office:value="147.741103226898">
            <text:p>147,7411032269</text:p>
          </table:table-cell>
          <table:table-cell office:value-type="float" office:value="4023">
            <text:p>4023</text:p>
          </table:table-cell>
          <table:table-cell table:formula="of:=-([.B185]+[.C185])/[.D185]/2" office:value-type="float" office:value="-12.5">
            <text:p>-12,5</text:p>
          </table:table-cell>
          <table:table-cell table:formula="of:=[.Q185]-[.R185]" office:value-type="float" office:value="-329.872143858374">
            <text:p>-329,8721438584</text:p>
          </table:table-cell>
          <table:table-cell table:number-columns-repeated="1003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0.6">
            <text:p>-0,6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2499648267231">
            <text:p>0,1924996483</text:p>
          </table:table-cell>
          <table:table-cell office:value-type="float" office:value="-1464.04209961257">
            <text:p>-1464,0420996126</text:p>
          </table:table-cell>
          <table:table-cell office:value-type="float" office:value="-26.8393235843116">
            <text:p>-26,8393235843</text:p>
          </table:table-cell>
          <table:table-cell office:value-type="float" office:value="50.7725277265959">
            <text:p>50,7725277266</text:p>
          </table:table-cell>
          <table:table-cell office:value-type="float" office:value="1491">
            <text:p>1491</text:p>
          </table:table-cell>
          <table:table-cell office:value-type="float" office:value="0.182984568623054">
            <text:p>0,1829845686</text:p>
          </table:table-cell>
          <table:table-cell office:value-type="float" office:value="-2087.41789054331">
            <text:p>-2087,4178905433</text:p>
          </table:table-cell>
          <table:table-cell office:value-type="float" office:value="55.5592863989864">
            <text:p>55,559286399</text:p>
          </table:table-cell>
          <table:table-cell office:value-type="float" office:value="91.605809713661">
            <text:p>91,6058097137</text:p>
          </table:table-cell>
          <table:table-cell office:value-type="float" office:value="2241">
            <text:p>2241</text:p>
          </table:table-cell>
          <table:table-cell office:value-type="float" office:value="0.186790600480725">
            <text:p>0,1867906005</text:p>
          </table:table-cell>
          <table:table-cell office:value-type="float" office:value="-3551.45999015588">
            <text:p>-3551,4599901559</text:p>
          </table:table-cell>
          <table:table-cell office:value-type="float" office:value="28.7199628146749">
            <text:p>28,7199628147</text:p>
          </table:table-cell>
          <table:table-cell office:value-type="float" office:value="142.378337440257">
            <text:p>142,3783374403</text:p>
          </table:table-cell>
          <table:table-cell office:value-type="float" office:value="3732">
            <text:p>3732</text:p>
          </table:table-cell>
          <table:table-cell table:formula="of:=-([.B186]+[.C186])/[.D186]/2" office:value-type="float" office:value="12.5">
            <text:p>12,5</text:p>
          </table:table-cell>
          <table:table-cell table:formula="of:=[.Q186]-[.R186]" office:value-type="float" office:value="-113.658374625582">
            <text:p>-113,6583746256</text:p>
          </table:table-cell>
          <table:table-cell table:number-columns-repeated="1003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-0.6">
            <text:p>-0,6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8571582155587">
            <text:p>0,1985715822</text:p>
          </table:table-cell>
          <table:table-cell office:value-type="float" office:value="-1487.99878039945">
            <text:p>-1487,9987803995</text:p>
          </table:table-cell>
          <table:table-cell office:value-type="float" office:value="-73.098942277896">
            <text:p>-73,0989422779</text:p>
          </table:table-cell>
          <table:table-cell office:value-type="float" office:value="51.034756759552">
            <text:p>51,0347567596</text:p>
          </table:table-cell>
          <table:table-cell office:value-type="float" office:value="1671">
            <text:p>1671</text:p>
          </table:table-cell>
          <table:table-cell office:value-type="float" office:value="0.181549419291404">
            <text:p>0,1815494193</text:p>
          </table:table-cell>
          <table:table-cell office:value-type="float" office:value="-2071.42230439111">
            <text:p>-2071,4223043911</text:p>
          </table:table-cell>
          <table:table-cell office:value-type="float" office:value="167.129197863251">
            <text:p>167,1291978633</text:p>
          </table:table-cell>
          <table:table-cell office:value-type="float" office:value="100.958702871442">
            <text:p>100,9587028714</text:p>
          </table:table-cell>
          <table:table-cell office:value-type="float" office:value="2493">
            <text:p>2493</text:p>
          </table:table-cell>
          <table:table-cell office:value-type="float" office:value="0.188358284437078">
            <text:p>0,1883582844</text:p>
          </table:table-cell>
          <table:table-cell office:value-type="float" office:value="-3559.42108479056">
            <text:p>-3559,4210847906</text:p>
          </table:table-cell>
          <table:table-cell office:value-type="float" office:value="94.0302555853546">
            <text:p>94,0302555854</text:p>
          </table:table-cell>
          <table:table-cell office:value-type="float" office:value="151.993459630994">
            <text:p>151,993459631</text:p>
          </table:table-cell>
          <table:table-cell office:value-type="float" office:value="4164">
            <text:p>4164</text:p>
          </table:table-cell>
          <table:table-cell table:formula="of:=-([.B187]+[.C187])/[.D187]/2" office:value-type="float" office:value="-0">
            <text:p>-0</text:p>
          </table:table-cell>
          <table:table-cell table:formula="of:=[.Q187]-[.R187]" office:value-type="float" office:value="-57.9632040456396">
            <text:p>-57,9632040456</text:p>
          </table:table-cell>
          <table:table-cell table:number-columns-repeated="1003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AMJ104857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19.08.2021</text:date>, <text:time>12:20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9T12:20:30.76</dc:date>
    <meta:document-statistic meta:table-count="1" meta:cell-count="3925" meta:object-count="2"/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09cm" svg:y="3.926cm" style:legend-expansion="high" chart:style-name="ch2"/>
        <chart:plot-area chart:style-name="ch3" table:cell-range-address="Sheet1.T2:Sheet1.T187 Sheet1.R2:Sheet1.R187" chart:data-source-has-labels="both" svg:x="0.77cm" svg:y="0.855cm" svg:width="10.68cm" svg:height="7.545cm">
          <chartooo:coordinate-region svg:x="1.101cm" svg:y="1.067cm" svg:width="10.069cm" svg:height="7.121cm"/>
          <chart:axis chart:dimension="x" chart:name="primary-x" chart:style-name="ch4" chartooo:axis-type="auto">
            <chart:categories table:cell-range-address="Sheet1.T3:Sheet1.T1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187" chart:class="chart:scatter">
            <chart:domain table:cell-range-address="Sheet1.T2:Sheet1.T187"/>
            <chart:regression-curve chart:style-name="ch7"/>
            <chart:data-point chart:repeated="1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T</text:p>
              </table:table-cell>
              <table:table-cell office:value-type="string">
                <text:p>Spalte R</text:p>
              </table:table-cell>
            </table:table-row>
          </table:table-header-rows>
          <table:table-rows>
            <table:table-row>
              <table:table-cell office:value-type="float" office:value="150">
                <text:p>150</text:p>
                <draw:g>
                  <svg:desc>Sheet1.T3:Sheet1.T187</svg:desc>
                </draw:g>
              </table:table-cell>
              <table:table-cell office:value-type="float" office:value="112.5">
                <text:p>112.5</text:p>
                <draw:g>
                  <svg:desc>Sheet1.T2:Sheet1.T187</svg:desc>
                </draw:g>
              </table:table-cell>
              <table:table-cell office:value-type="float" office:value="-379.563618969198">
                <text:p>-379.563618969198</text:p>
                <draw:g>
                  <svg:desc>Sheet1.R2:Sheet1.R187</svg:desc>
                </draw:g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50">
                <text:p>150</text:p>
              </table:table-cell>
              <table:table-cell office:value-type="float" office:value="-359.531247883675">
                <text:p>-359.531247883675</text:p>
              </table:table-cell>
            </table:table-row>
            <table:table-row>
              <table:table-cell office:value-type="float" office:value="137.5">
                <text:p>140</text:p>
              </table:table-cell>
              <table:table-cell office:value-type="float" office:value="225">
                <text:p>225</text:p>
              </table:table-cell>
              <table:table-cell office:value-type="float" office:value="-357.66886173294">
                <text:p>-357.66886173294</text:p>
              </table:table-cell>
            </table:table-row>
            <table:table-row>
              <table:table-cell office:value-type="float" office:value="103.125">
                <text:p>100</text:p>
              </table:table-cell>
              <table:table-cell office:value-type="float" office:value="137.5">
                <text:p>137.5</text:p>
              </table:table-cell>
              <table:table-cell office:value-type="float" office:value="-330.85313232953">
                <text:p>-330.8531323295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03.125">
                <text:p>103.125</text:p>
              </table:table-cell>
              <table:table-cell office:value-type="float" office:value="-328.418780955115">
                <text:p>-328.418780955115</text:p>
              </table:table-cell>
            </table:table-row>
            <table:table-row>
              <table:table-cell office:value-type="float" office:value="93.75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-324.200303300002">
                <text:p>-324.200303300002</text:p>
              </table:table-cell>
            </table:table-row>
            <table:table-row>
              <table:table-cell office:value-type="float" office:value="187.5">
                <text:p>190</text:p>
              </table:table-cell>
              <table:table-cell office:value-type="float" office:value="93.75">
                <text:p>93.75</text:p>
              </table:table-cell>
              <table:table-cell office:value-type="float" office:value="-308.54353940926">
                <text:p>-308.54353940926</text:p>
              </table:table-cell>
            </table:table-row>
            <table:table-row>
              <table:table-cell office:value-type="float" office:value="206.25">
                <text:p>210</text:p>
              </table:table-cell>
              <table:table-cell office:value-type="float" office:value="187.5">
                <text:p>187.5</text:p>
              </table:table-cell>
              <table:table-cell office:value-type="float" office:value="-320.238501050663">
                <text:p>-320.238501050663</text:p>
              </table:table-cell>
            </table:table-row>
            <table:table-row>
              <table:table-cell office:value-type="float" office:value="93.75">
                <text:p>90</text:p>
              </table:table-cell>
              <table:table-cell office:value-type="float" office:value="206.25">
                <text:p>206.25</text:p>
              </table:table-cell>
              <table:table-cell office:value-type="float" office:value="-316.464035297338">
                <text:p>-316.46403529733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93.75">
                <text:p>93.75</text:p>
              </table:table-cell>
              <table:table-cell office:value-type="float" office:value="-275.975078426686">
                <text:p>-275.97507842668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-283.944963946143">
                <text:p>-283.9449639461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-250.780447064617">
                <text:p>-250.780447064617</text:p>
              </table:table-cell>
            </table:table-row>
            <table:table-row>
              <table:table-cell office:value-type="float" office:value="84.375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-273.730585693346">
                <text:p>-273.730585693346</text:p>
              </table:table-cell>
            </table:table-row>
            <table:table-row>
              <table:table-cell office:value-type="float" office:value="168.75">
                <text:p>170</text:p>
              </table:table-cell>
              <table:table-cell office:value-type="float" office:value="84.375">
                <text:p>84.375</text:p>
              </table:table-cell>
              <table:table-cell office:value-type="float" office:value="-253.633136192027">
                <text:p>-253.633136192027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168.75">
                <text:p>168.75</text:p>
              </table:table-cell>
              <table:table-cell office:value-type="float" office:value="-269.72058224973">
                <text:p>-269.72058224973</text:p>
              </table:table-cell>
            </table:table-row>
            <table:table-row>
              <table:table-cell office:value-type="float" office:value="187.5">
                <text:p>190</text:p>
              </table:table-cell>
              <table:table-cell office:value-type="float" office:value="112.5">
                <text:p>112.5</text:p>
              </table:table-cell>
              <table:table-cell office:value-type="float" office:value="-257.430250149871">
                <text:p>-257.4302501498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7.5">
                <text:p>187.5</text:p>
              </table:table-cell>
              <table:table-cell office:value-type="float" office:value="-269.144931467262">
                <text:p>-269.144931467262</text:p>
              </table:table-cell>
            </table:table-row>
            <table:table-row>
              <table:table-cell office:value-type="float" office:value="84.3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-260.771577198197">
                <text:p>-260.77157719819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84.375">
                <text:p>84.375</text:p>
              </table:table-cell>
              <table:table-cell office:value-type="float" office:value="-225.990621858973">
                <text:p>-225.990621858973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75">
                <text:p>75</text:p>
              </table:table-cell>
              <table:table-cell office:value-type="float" office:value="-214.330895970532">
                <text:p>-214.330895970532</text:p>
              </table:table-cell>
            </table:table-row>
            <table:table-row>
              <table:table-cell office:value-type="float" office:value="65.625">
                <text:p>70</text:p>
              </table:table-cell>
              <table:table-cell office:value-type="float" office:value="112.5">
                <text:p>112.5</text:p>
              </table:table-cell>
              <table:table-cell office:value-type="float" office:value="-235.110257043691">
                <text:p>-235.11025704369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5.625">
                <text:p>65.625</text:p>
              </table:table-cell>
              <table:table-cell office:value-type="float" office:value="-198.500961154955">
                <text:p>-198.500961154955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-220.080373574123">
                <text:p>-220.080373574123</text:p>
              </table:table-cell>
            </table:table-row>
            <table:table-row>
              <table:table-cell office:value-type="float" office:value="168.75">
                <text:p>170</text:p>
              </table:table-cell>
              <table:table-cell office:value-type="float" office:value="56.25">
                <text:p>56.25</text:p>
              </table:table-cell>
              <table:table-cell office:value-type="float" office:value="-191.066818294369">
                <text:p>-191.066818294369</text:p>
              </table:table-cell>
            </table:table-row>
            <table:table-row>
              <table:table-cell office:value-type="float" office:value="131.25">
                <text:p>130</text:p>
              </table:table-cell>
              <table:table-cell office:value-type="float" office:value="168.75">
                <text:p>168.75</text:p>
              </table:table-cell>
              <table:table-cell office:value-type="float" office:value="-225.851893343745">
                <text:p>-225.851893343745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131.25">
                <text:p>131.25</text:p>
              </table:table-cell>
              <table:table-cell office:value-type="float" office:value="-217.133922993451">
                <text:p>-217.1339229934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2.5">
                <text:p>112.5</text:p>
              </table:table-cell>
              <table:table-cell office:value-type="float" office:value="-189.291547149172">
                <text:p>-189.291547149172</text:p>
              </table:table-cell>
            </table:table-row>
            <table:table-row>
              <table:table-cell office:value-type="float" office:value="87.5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-191.427319871096">
                <text:p>-191.4273198710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7.5">
                <text:p>87.5</text:p>
              </table:table-cell>
              <table:table-cell office:value-type="float" office:value="-187.538466906657">
                <text:p>-187.53846690665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-187.908868463957">
                <text:p>-187.908868463957</text:p>
              </table:table-cell>
            </table:table-row>
            <table:table-row>
              <table:table-cell office:value-type="float" office:value="65.625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-196.712481220225">
                <text:p>-196.712481220225</text:p>
              </table:table-cell>
            </table:table-row>
            <table:table-row>
              <table:table-cell office:value-type="float" office:value="75">
                <text:p>70</text:p>
              </table:table-cell>
              <table:table-cell office:value-type="float" office:value="65.625">
                <text:p>65.625</text:p>
              </table:table-cell>
              <table:table-cell office:value-type="float" office:value="-157.77182077651">
                <text:p>-157.77182077651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79.366487149146">
                <text:p>-179.366487149146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56.25">
                <text:p>56.25</text:p>
              </table:table-cell>
              <table:table-cell office:value-type="float" office:value="-148.071178332636">
                <text:p>-148.071178332636</text:p>
              </table:table-cell>
            </table:table-row>
            <table:table-row>
              <table:table-cell office:value-type="float" office:value="93.75">
                <text:p>90</text:p>
              </table:table-cell>
              <table:table-cell office:value-type="float" office:value="37.5">
                <text:p>37.5</text:p>
              </table:table-cell>
              <table:table-cell office:value-type="float" office:value="-152.584655145304">
                <text:p>-152.58465514530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3.75">
                <text:p>93.75</text:p>
              </table:table-cell>
              <table:table-cell office:value-type="float" office:value="-166.067879389317">
                <text:p>-166.067879389317</text:p>
              </table:table-cell>
            </table:table-row>
            <table:table-row>
              <table:table-cell office:value-type="float" office:value="46.875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-152.646941587447">
                <text:p>-152.646941587447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46.875">
                <text:p>46.875</text:p>
              </table:table-cell>
              <table:table-cell office:value-type="float" office:value="-131.41415024569">
                <text:p>-131.4141502456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2.5">
                <text:p>112.5</text:p>
              </table:table-cell>
              <table:table-cell office:value-type="float" office:value="-146.320233542017">
                <text:p>-146.320233542017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50">
                <text:p>150</text:p>
              </table:table-cell>
              <table:table-cell office:value-type="float" office:value="-162.794831771336">
                <text:p>-162.79483177133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7.5">
                <text:p>37.5</text:p>
              </table:table-cell>
              <table:table-cell office:value-type="float" office:value="-104.175035111179">
                <text:p>-104.175035111179</text:p>
              </table:table-cell>
            </table:table-row>
            <table:table-row>
              <table:table-cell office:value-type="float" office:value="62.5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13.300564386405">
                <text:p>-113.3005643864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2.5">
                <text:p>62.5</text:p>
              </table:table-cell>
              <table:table-cell office:value-type="float" office:value="-126.965608768831">
                <text:p>-126.965608768831</text:p>
              </table:table-cell>
            </table:table-row>
            <table:table-row>
              <table:table-cell office:value-type="float" office:value="131.25">
                <text:p>130</text:p>
              </table:table-cell>
              <table:table-cell office:value-type="float" office:value="50">
                <text:p>50</text:p>
              </table:table-cell>
              <table:table-cell office:value-type="float" office:value="-138.801762860308">
                <text:p>-138.8017628603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25">
                <text:p>131.25</text:p>
              </table:table-cell>
              <table:table-cell office:value-type="float" office:value="-146.936438499742">
                <text:p>-146.936438499742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-119.507701735183">
                <text:p>-119.507701735183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56.25">
                <text:p>56.25</text:p>
              </table:table-cell>
              <table:table-cell office:value-type="float" office:value="-110.353482451776">
                <text:p>-110.353482451776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56.25">
                <text:p>56.25</text:p>
              </table:table-cell>
              <table:table-cell office:value-type="float" office:value="-156.8912184612">
                <text:p>-156.8912184612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37.5">
                <text:p>37.5</text:p>
              </table:table-cell>
              <table:table-cell office:value-type="float" office:value="-145.000242920343">
                <text:p>-145.000242920343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37.5">
                <text:p>37.5</text:p>
              </table:table-cell>
              <table:table-cell office:value-type="float" office:value="-86.2126591277383">
                <text:p>-86.2126591277383</text:p>
              </table:table-cell>
            </table:table-row>
            <table:table-row>
              <table:table-cell office:value-type="float" office:value="93.75">
                <text:p>90</text:p>
              </table:table-cell>
              <table:table-cell office:value-type="float" office:value="18.75">
                <text:p>18.75</text:p>
              </table:table-cell>
              <table:table-cell office:value-type="float" office:value="-100.208927889081">
                <text:p>-100.208927889081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93.75">
                <text:p>93.75</text:p>
              </table:table-cell>
              <table:table-cell office:value-type="float" office:value="-158.187334399595">
                <text:p>-158.18733439959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8.75">
                <text:p>18.75</text:p>
              </table:table-cell>
              <table:table-cell office:value-type="float" office:value="-93.7531827368585">
                <text:p>-93.7531827368585</text:p>
              </table:table-cell>
            </table:table-row>
            <table:table-row>
              <table:table-cell office:value-type="float" office:value="28.125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-130.232090077163">
                <text:p>-130.232090077163</text:p>
              </table:table-cell>
            </table:table-row>
            <table:table-row>
              <table:table-cell office:value-type="float" office:value="87.5">
                <text:p>90</text:p>
              </table:table-cell>
              <table:table-cell office:value-type="float" office:value="28.125">
                <text:p>28.125</text:p>
              </table:table-cell>
              <table:table-cell office:value-type="float" office:value="-94.9062881206229">
                <text:p>-94.9062881206229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87.5">
                <text:p>87.5</text:p>
              </table:table-cell>
              <table:table-cell office:value-type="float" office:value="-118.341912230089">
                <text:p>-118.341912230089</text:p>
              </table:table-cell>
            </table:table-row>
            <table:table-row>
              <table:table-cell office:value-type="float" office:value="28.125">
                <text:p>30</text:p>
              </table:table-cell>
              <table:table-cell office:value-type="float" office:value="56.25">
                <text:p>56.25</text:p>
              </table:table-cell>
              <table:table-cell office:value-type="float" office:value="-117.214175785098">
                <text:p>-117.214175785098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28.125">
                <text:p>28.125</text:p>
              </table:table-cell>
              <table:table-cell office:value-type="float" office:value="-84.2859684960721">
                <text:p>-84.2859684960721</text:p>
              </table:table-cell>
            </table:table-row>
            <table:table-row>
              <table:table-cell office:value-type="float" office:value="46.875">
                <text:p>50</text:p>
              </table:table-cell>
              <table:table-cell office:value-type="float" office:value="18.75">
                <text:p>18.75</text:p>
              </table:table-cell>
              <table:table-cell office:value-type="float" office:value="-121.4161487508">
                <text:p>-121.4161487508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46.875">
                <text:p>46.875</text:p>
              </table:table-cell>
              <table:table-cell office:value-type="float" office:value="-96.8371932222203">
                <text:p>-96.837193222220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7.5">
                <text:p>37.5</text:p>
              </table:table-cell>
              <table:table-cell office:value-type="float" office:value="-127.539588388702">
                <text:p>-127.539588388702</text:p>
              </table:table-cell>
            </table:table-row>
            <table:table-row>
              <table:table-cell office:value-type="float" office:value="65.625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-96.4596697120597">
                <text:p>-96.4596697120597</text:p>
              </table:table-cell>
            </table:table-row>
            <table:table-row>
              <table:table-cell office:value-type="float" office:value="25">
                <text:p>20</text:p>
              </table:table-cell>
              <table:table-cell office:value-type="float" office:value="65.625">
                <text:p>65.625</text:p>
              </table:table-cell>
              <table:table-cell office:value-type="float" office:value="-94.1391464704615">
                <text:p>-94.139146470461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-81.491978586962">
                <text:p>-81.491978586962</text:p>
              </table:table-cell>
            </table:table-row>
            <table:table-row>
              <table:table-cell office:value-type="float" office:value="25">
                <text:p>20</text:p>
              </table:table-cell>
              <table:table-cell office:value-type="float" office:value="37.5">
                <text:p>37.5</text:p>
              </table:table-cell>
              <table:table-cell office:value-type="float" office:value="-60.9784400328187">
                <text:p>-60.9784400328187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25">
                <text:p>25</text:p>
              </table:table-cell>
              <table:table-cell office:value-type="float" office:value="-77.1642228897475">
                <text:p>-77.164222889747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0">
                <text:p>-0</text:p>
              </table:table-cell>
              <table:table-cell office:value-type="float" office:value="-95.8183205787244">
                <text:p>-95.8183205787244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37.5">
                <text:p>37.5</text:p>
              </table:table-cell>
              <table:table-cell office:value-type="float" office:value="-68.4361250870601">
                <text:p>-68.4361250870601</text:p>
              </table:table-cell>
            </table:table-row>
            <table:table-row>
              <table:table-cell office:value-type="float" office:value="-18.75">
                <text:p>-20</text:p>
              </table:table-cell>
              <table:table-cell office:value-type="float" office:value="-0">
                <text:p>-0</text:p>
              </table:table-cell>
              <table:table-cell office:value-type="float" office:value="-91.2355279204506">
                <text:p>-91.2355279204506</text:p>
              </table:table-cell>
            </table:table-row>
            <table:table-row>
              <table:table-cell office:value-type="float" office:value="131.25">
                <text:p>130</text:p>
              </table:table-cell>
              <table:table-cell office:value-type="float" office:value="-18.75">
                <text:p>-18.75</text:p>
              </table:table-cell>
              <table:table-cell office:value-type="float" office:value="-91.9452864621431">
                <text:p>-91.9452864621431</text:p>
              </table:table-cell>
            </table:table-row>
            <table:table-row>
              <table:table-cell office:value-type="float" office:value="93.75">
                <text:p>90</text:p>
              </table:table-cell>
              <table:table-cell office:value-type="float" office:value="131.25">
                <text:p>131.25</text:p>
              </table:table-cell>
              <table:table-cell office:value-type="float" office:value="-108.566015564178">
                <text:p>-108.5660155641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3.75">
                <text:p>93.75</text:p>
              </table:table-cell>
              <table:table-cell office:value-type="float" office:value="-79.6345862546096">
                <text:p>-79.6345862546096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50">
                <text:p>50</text:p>
              </table:table-cell>
              <table:table-cell office:value-type="float" office:value="-60.5835690653748">
                <text:p>-60.5835690653748</text:p>
              </table:table-cell>
            </table:table-row>
            <table:table-row>
              <table:table-cell office:value-type="float" office:value="9.375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-48.3259027014778">
                <text:p>-48.3259027014778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9.375">
                <text:p>9.375</text:p>
              </table:table-cell>
              <table:table-cell office:value-type="float" office:value="-47.8450991648953">
                <text:p>-47.8450991648953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56.25">
                <text:p>56.25</text:p>
              </table:table-cell>
              <table:table-cell office:value-type="float" office:value="-97.0405276744963">
                <text:p>-97.0405276744963</text:p>
              </table:table-cell>
            </table:table-row>
            <table:table-row>
              <table:table-cell office:value-type="float" office:value="46.875">
                <text:p>50</text:p>
              </table:table-cell>
              <table:table-cell office:value-type="float" office:value="18.75">
                <text:p>18.75</text:p>
              </table:table-cell>
              <table:table-cell office:value-type="float" office:value="-54.4466539154523">
                <text:p>-54.4466539154523</text:p>
              </table:table-cell>
            </table:table-row>
            <table:table-row>
              <table:table-cell office:value-type="float" office:value="9.37499999999999">
                <text:p>10</text:p>
              </table:table-cell>
              <table:table-cell office:value-type="float" office:value="46.875">
                <text:p>46.875</text:p>
              </table:table-cell>
              <table:table-cell office:value-type="float" office:value="-54.6521705158085">
                <text:p>-54.6521705158085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9.37499999999999">
                <text:p>9.37499999999999</text:p>
              </table:table-cell>
              <table:table-cell office:value-type="float" office:value="-41.1870942307588">
                <text:p>-41.1870942307588</text:p>
              </table:table-cell>
            </table:table-row>
            <table:table-row>
              <table:table-cell office:value-type="float" office:value="87.5">
                <text:p>90</text:p>
              </table:table-cell>
              <table:table-cell office:value-type="float" office:value="18.75">
                <text:p>18.75</text:p>
              </table:table-cell>
              <table:table-cell office:value-type="float" office:value="-70.3453143142234">
                <text:p>-70.3453143142234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87.5">
                <text:p>87.5</text:p>
              </table:table-cell>
              <table:table-cell office:value-type="float" office:value="-42.3188659148797">
                <text:p>-42.3188659148797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18.75">
                <text:p>18.75</text:p>
              </table:table-cell>
              <table:table-cell office:value-type="float" office:value="-46.0709167181481">
                <text:p>-46.0709167181481</text:p>
              </table:table-cell>
            </table:table-row>
            <table:table-row>
              <table:table-cell office:value-type="float" office:value="46.875">
                <text:p>50</text:p>
              </table:table-cell>
              <table:table-cell office:value-type="float" office:value="56.25">
                <text:p>56.25</text:p>
              </table:table-cell>
              <table:table-cell office:value-type="float" office:value="-50.1972656395141">
                <text:p>-50.19726563951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.875">
                <text:p>46.875</text:p>
              </table:table-cell>
              <table:table-cell office:value-type="float" office:value="-37.8114350749726">
                <text:p>-37.8114350749726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50">
                <text:p>50</text:p>
              </table:table-cell>
              <table:table-cell office:value-type="float" office:value="-51.577893770844">
                <text:p>-51.577893770844</text:p>
              </table:table-cell>
            </table:table-row>
            <table:table-row>
              <table:table-cell office:value-type="float" office:value="28.125">
                <text:p>30</text:p>
              </table:table-cell>
              <table:table-cell office:value-type="float" office:value="-0">
                <text:p>-0</text:p>
              </table:table-cell>
              <table:table-cell office:value-type="float" office:value="-38.8819791267081">
                <text:p>-38.8819791267081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28.125">
                <text:p>28.125</text:p>
              </table:table-cell>
              <table:table-cell office:value-type="float" office:value="-50.1861687592199">
                <text:p>-50.1861687592199</text:p>
              </table:table-cell>
            </table:table-row>
            <table:table-row>
              <table:table-cell office:value-type="float" office:value="62.5">
                <text:p>60</text:p>
              </table:table-cell>
              <table:table-cell office:value-type="float" office:value="37.5">
                <text:p>37.5</text:p>
              </table:table-cell>
              <table:table-cell office:value-type="float" office:value="-39.4691980179121">
                <text:p>-39.4691980179121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62.5">
                <text:p>62.5</text:p>
              </table:table-cell>
              <table:table-cell office:value-type="float" office:value="-33.2353140064971">
                <text:p>-33.2353140064971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12.5">
                <text:p>112.5</text:p>
              </table:table-cell>
              <table:table-cell office:value-type="float" office:value="-82.2858802110012">
                <text:p>-82.2858802110012</text:p>
              </table:table-cell>
            </table:table-row>
            <table:table-row>
              <table:table-cell office:value-type="float" office:value="-9.37499999999998">
                <text:p>-10</text:p>
              </table:table-cell>
              <table:table-cell office:value-type="float" office:value="12.5">
                <text:p>12.5</text:p>
              </table:table-cell>
              <table:table-cell office:value-type="float" office:value="-27.5752958910914">
                <text:p>-27.575295891091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-9.37499999999998">
                <text:p>-9.37499999999998</text:p>
              </table:table-cell>
              <table:table-cell office:value-type="float" office:value="-29.121676518285">
                <text:p>-29.12167651828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.5">
                <text:p>12.5</text:p>
              </table:table-cell>
              <table:table-cell office:value-type="float" office:value="-20.4935837620345">
                <text:p>-20.4935837620345</text:p>
              </table:table-cell>
            </table:table-row>
            <table:table-row>
              <table:table-cell office:value-type="float" office:value="112.5">
                <text:p>110</text:p>
              </table:table-cell>
              <table:table-cell office:value-type="float" office:value="75">
                <text:p>75</text:p>
              </table:table-cell>
              <table:table-cell office:value-type="float" office:value="-26.7119065631716">
                <text:p>-26.7119065631716</text:p>
              </table:table-cell>
            </table:table-row>
            <table:table-row>
              <table:table-cell office:value-type="float" office:value="62.5">
                <text:p>60</text:p>
              </table:table-cell>
              <table:table-cell office:value-type="float" office:value="112.5">
                <text:p>112.5</text:p>
              </table:table-cell>
              <table:table-cell office:value-type="float" office:value="-65.7155839451987">
                <text:p>-65.7155839451987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62.5">
                <text:p>62.5</text:p>
              </table:table-cell>
              <table:table-cell office:value-type="float" office:value="-21.7137234123908">
                <text:p>-21.7137234123908</text:p>
              </table:table-cell>
            </table:table-row>
            <table:table-row>
              <table:table-cell office:value-type="float" office:value="-37.5000000000001">
                <text:p>-40</text:p>
              </table:table-cell>
              <table:table-cell office:value-type="float" office:value="37.5">
                <text:p>37.5</text:p>
              </table:table-cell>
              <table:table-cell office:value-type="float" office:value="-37.3240551495384">
                <text:p>-37.3240551495384</text:p>
              </table:table-cell>
            </table:table-row>
            <table:table-row>
              <table:table-cell office:value-type="float" office:value="28.125">
                <text:p>30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-41.4520506046213">
                <text:p>-41.4520506046213</text:p>
              </table:table-cell>
            </table:table-row>
            <table:table-row>
              <table:table-cell office:value-type="float" office:value="-18.75">
                <text:p>-20</text:p>
              </table:table-cell>
              <table:table-cell office:value-type="float" office:value="28.125">
                <text:p>28.125</text:p>
              </table:table-cell>
              <table:table-cell office:value-type="float" office:value="-3.61800945350496">
                <text:p>-3.61800945350496</text:p>
              </table:table-cell>
            </table:table-row>
            <table:table-row>
              <table:table-cell office:value-type="float" office:value="-9.37500000000001">
                <text:p>-10</text:p>
              </table:table-cell>
              <table:table-cell office:value-type="float" office:value="-18.75">
                <text:p>-18.75</text:p>
              </table:table-cell>
              <table:table-cell office:value-type="float" office:value="-17.2785090832663">
                <text:p>-17.2785090832663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-9.37500000000001">
                <text:p>-9.37500000000001</text:p>
              </table:table-cell>
              <table:table-cell office:value-type="float" office:value="-19.1024070485058">
                <text:p>-19.102407048505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6.25">
                <text:p>56.25</text:p>
              </table:table-cell>
              <table:table-cell office:value-type="float" office:value="-29.2392364774827">
                <text:p>-29.2392364774827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-8.01079271395916">
                <text:p>-8.01079271395916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18.75">
                <text:p>18.75</text:p>
              </table:table-cell>
              <table:table-cell office:value-type="float" office:value="-40.7444802317025">
                <text:p>-40.7444802317025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-0">
                <text:p>-0</text:p>
              </table:table-cell>
              <table:table-cell office:value-type="float" office:value="-14.3011805205587">
                <text:p>-14.301180520558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0">
                <text:p>-0</text:p>
              </table:table-cell>
              <table:table-cell office:value-type="float" office:value="1.16044446637642">
                <text:p>1.16044446637642</text:p>
              </table:table-cell>
            </table:table-row>
            <table:table-row>
              <table:table-cell office:value-type="float" office:value="-18.75">
                <text:p>-20</text:p>
              </table:table-cell>
              <table:table-cell office:value-type="float" office:value="25">
                <text:p>25</text:p>
              </table:table-cell>
              <table:table-cell office:value-type="float" office:value="0.8920296129562">
                <text:p>0.8920296129562</text:p>
              </table:table-cell>
            </table:table-row>
            <table:table-row>
              <table:table-cell office:value-type="float" office:value="-12.5">
                <text:p>-10</text:p>
              </table:table-cell>
              <table:table-cell office:value-type="float" office:value="-18.75">
                <text:p>-18.75</text:p>
              </table:table-cell>
              <table:table-cell office:value-type="float" office:value="-20.7812681857919">
                <text:p>-20.7812681857919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12.5">
                <text:p>-12.5</text:p>
              </table:table-cell>
              <table:table-cell office:value-type="float" office:value="5.73926960654833">
                <text:p>5.73926960654833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25">
                <text:p>-25</text:p>
              </table:table-cell>
              <table:table-cell office:value-type="float" office:value="-3.82186477411837">
                <text:p>-3.82186477411837</text:p>
              </table:table-cell>
            </table:table-row>
            <table:table-row>
              <table:table-cell office:value-type="float" office:value="-18.75">
                <text:p>-20</text:p>
              </table:table-cell>
              <table:table-cell office:value-type="float" office:value="37.5">
                <text:p>37.5</text:p>
              </table:table-cell>
              <table:table-cell office:value-type="float" office:value="1.64304051199684">
                <text:p>1.64304051199684</text:p>
              </table:table-cell>
            </table:table-row>
            <table:table-row>
              <table:table-cell office:value-type="float" office:value="-12.5">
                <text:p>-10</text:p>
              </table:table-cell>
              <table:table-cell office:value-type="float" office:value="-18.75">
                <text:p>-18.75</text:p>
              </table:table-cell>
              <table:table-cell office:value-type="float" office:value="-11.2290566963798">
                <text:p>-11.2290566963798</text:p>
              </table:table-cell>
            </table:table-row>
            <table:table-row>
              <table:table-cell office:value-type="float" office:value="9.375">
                <text:p>10</text:p>
              </table:table-cell>
              <table:table-cell office:value-type="float" office:value="-12.5">
                <text:p>-12.5</text:p>
              </table:table-cell>
              <table:table-cell office:value-type="float" office:value="16.5367048512799">
                <text:p>16.5367048512799</text:p>
              </table:table-cell>
            </table:table-row>
            <table:table-row>
              <table:table-cell office:value-type="float" office:value="-28.125">
                <text:p>-30</text:p>
              </table:table-cell>
              <table:table-cell office:value-type="float" office:value="9.375">
                <text:p>9.375</text:p>
              </table:table-cell>
              <table:table-cell office:value-type="float" office:value="0.219939633067787">
                <text:p>0.219939633067787</text:p>
              </table:table-cell>
            </table:table-row>
            <table:table-row>
              <table:table-cell office:value-type="float" office:value="9.37500000000001">
                <text:p>10</text:p>
              </table:table-cell>
              <table:table-cell office:value-type="float" office:value="-28.125">
                <text:p>-28.125</text:p>
              </table:table-cell>
              <table:table-cell office:value-type="float" office:value="19.4247563018627">
                <text:p>19.4247563018627</text:p>
              </table:table-cell>
            </table:table-row>
            <table:table-row>
              <table:table-cell office:value-type="float" office:value="28.125">
                <text:p>30</text:p>
              </table:table-cell>
              <table:table-cell office:value-type="float" office:value="9.37500000000001">
                <text:p>9.37500000000001</text:p>
              </table:table-cell>
              <table:table-cell office:value-type="float" office:value="21.3717475738199">
                <text:p>21.3717475738199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28.125">
                <text:p>28.125</text:p>
              </table:table-cell>
              <table:table-cell office:value-type="float" office:value="-8.26481708849959">
                <text:p>-8.26481708849959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18.75">
                <text:p>18.75</text:p>
              </table:table-cell>
              <table:table-cell office:value-type="float" office:value="0.135734541629137">
                <text:p>0.13573454162913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-0">
                <text:p>-0</text:p>
              </table:table-cell>
              <table:table-cell office:value-type="float" office:value="3.91201213772215">
                <text:p>3.9120121377221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-12.0126640514581">
                <text:p>-12.0126640514581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37.5">
                <text:p>37.5</text:p>
              </table:table-cell>
              <table:table-cell office:value-type="float" office:value="18.8054873413212">
                <text:p>18.8054873413212</text:p>
              </table:table-cell>
            </table:table-row>
            <table:table-row>
              <table:table-cell office:value-type="float" office:value="93.75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28.8445822489496">
                <text:p>28.8445822489496</text:p>
              </table:table-cell>
            </table:table-row>
            <table:table-row>
              <table:table-cell office:value-type="float" office:value="-18.75">
                <text:p>-20</text:p>
              </table:table-cell>
              <table:table-cell office:value-type="float" office:value="93.75">
                <text:p>93.75</text:p>
              </table:table-cell>
              <table:table-cell office:value-type="float" office:value="-29.4870191439756">
                <text:p>-29.4870191439756</text:p>
              </table:table-cell>
            </table:table-row>
            <table:table-row>
              <table:table-cell office:value-type="float" office:value="-9.37500000000001">
                <text:p>-10</text:p>
              </table:table-cell>
              <table:table-cell office:value-type="float" office:value="-18.75">
                <text:p>-18.75</text:p>
              </table:table-cell>
              <table:table-cell office:value-type="float" office:value="21.5031056054476">
                <text:p>21.5031056054476</text:p>
              </table:table-cell>
            </table:table-row>
            <table:table-row>
              <table:table-cell office:value-type="float" office:value="-9.375">
                <text:p>-10</text:p>
              </table:table-cell>
              <table:table-cell office:value-type="float" office:value="-9.37500000000001">
                <text:p>-9.37500000000001</text:p>
              </table:table-cell>
              <table:table-cell office:value-type="float" office:value="27.5705863822529">
                <text:p>27.570586382252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-9.375">
                <text:p>-9.375</text:p>
              </table:table-cell>
              <table:table-cell office:value-type="float" office:value="41.3088627438247">
                <text:p>41.3088627438247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75">
                <text:p>75</text:p>
              </table:table-cell>
              <table:table-cell office:value-type="float" office:value="-13.2769229555955">
                <text:p>-13.2769229555955</text:p>
              </table:table-cell>
            </table:table-row>
            <table:table-row>
              <table:table-cell office:value-type="float" office:value="75">
                <text:p>70</text:p>
              </table:table-cell>
              <table:table-cell office:value-type="float" office:value="-0">
                <text:p>-0</text:p>
              </table:table-cell>
              <table:table-cell office:value-type="float" office:value="29.2046358152919">
                <text:p>29.2046358152919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22.5294597338687">
                <text:p>22.5294597338687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18.75">
                <text:p>18.75</text:p>
              </table:table-cell>
              <table:table-cell office:value-type="float" office:value="25.4660547079826">
                <text:p>25.4660547079826</text:p>
              </table:table-cell>
            </table:table-row>
            <table:table-row>
              <table:table-cell office:value-type="float" office:value="9.37500000000001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37.38188563383">
                <text:p>37.38188563383</text:p>
              </table:table-cell>
            </table:table-row>
            <table:table-row>
              <table:table-cell office:value-type="float" office:value="-56.2500000000001">
                <text:p>-60</text:p>
              </table:table-cell>
              <table:table-cell office:value-type="float" office:value="9.37500000000001">
                <text:p>9.37500000000001</text:p>
              </table:table-cell>
              <table:table-cell office:value-type="float" office:value="43.4687665763729">
                <text:p>43.4687665763729</text:p>
              </table:table-cell>
            </table:table-row>
            <table:table-row>
              <table:table-cell office:value-type="float" office:value="-37.5">
                <text:p>-40</text:p>
              </table:table-cell>
              <table:table-cell office:value-type="float" office:value="-56.2500000000001">
                <text:p>-56.2500000000001</text:p>
              </table:table-cell>
              <table:table-cell office:value-type="float" office:value="15.1908801236024">
                <text:p>15.1908801236024</text:p>
              </table:table-cell>
            </table:table-row>
            <table:table-row>
              <table:table-cell office:value-type="float" office:value="-37.5">
                <text:p>-40</text:p>
              </table:table-cell>
              <table:table-cell office:value-type="float" office:value="-37.5">
                <text:p>-37.5</text:p>
              </table:table-cell>
              <table:table-cell office:value-type="float" office:value="37.5642086533366">
                <text:p>37.5642086533366</text:p>
              </table:table-cell>
            </table:table-row>
            <table:table-row>
              <table:table-cell office:value-type="float" office:value="62.5">
                <text:p>60</text:p>
              </table:table-cell>
              <table:table-cell office:value-type="float" office:value="-37.5">
                <text:p>-37.5</text:p>
              </table:table-cell>
              <table:table-cell office:value-type="float" office:value="39.3513466421251">
                <text:p>39.3513466421251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62.5">
                <text:p>62.5</text:p>
              </table:table-cell>
              <table:table-cell office:value-type="float" office:value="47.4955490845525">
                <text:p>47.4955490845525</text:p>
              </table:table-cell>
            </table:table-row>
            <table:table-row>
              <table:table-cell office:value-type="float" office:value="-28.125">
                <text:p>-30</text:p>
              </table:table-cell>
              <table:table-cell office:value-type="float" office:value="18.75">
                <text:p>18.75</text:p>
              </table:table-cell>
              <table:table-cell office:value-type="float" office:value="38.2270210356622">
                <text:p>38.2270210356622</text:p>
              </table:table-cell>
            </table:table-row>
            <table:table-row>
              <table:table-cell office:value-type="float" office:value="-56.25">
                <text:p>-60</text:p>
              </table:table-cell>
              <table:table-cell office:value-type="float" office:value="-28.125">
                <text:p>-28.125</text:p>
              </table:table-cell>
              <table:table-cell office:value-type="float" office:value="64.3868003135453">
                <text:p>64.3868003135453</text:p>
              </table:table-cell>
            </table:table-row>
            <table:table-row>
              <table:table-cell office:value-type="float" office:value="-37.5">
                <text:p>-40</text:p>
              </table:table-cell>
              <table:table-cell office:value-type="float" office:value="-56.25">
                <text:p>-56.25</text:p>
              </table:table-cell>
              <table:table-cell office:value-type="float" office:value="33.4765460531308">
                <text:p>33.47654605313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7.5">
                <text:p>-37.5</text:p>
              </table:table-cell>
              <table:table-cell office:value-type="float" office:value="39.6678595908851">
                <text:p>39.6678595908851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9.8165007673308">
                <text:p>49.8165007673308</text:p>
              </table:table-cell>
            </table:table-row>
            <table:table-row>
              <table:table-cell office:value-type="float" office:value="-28.125">
                <text:p>-30</text:p>
              </table:table-cell>
              <table:table-cell office:value-type="float" office:value="12.5">
                <text:p>12.5</text:p>
              </table:table-cell>
              <table:table-cell office:value-type="float" office:value="56.788095798214">
                <text:p>56.788095798214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28.125">
                <text:p>-28.125</text:p>
              </table:table-cell>
              <table:table-cell office:value-type="float" office:value="46.8720879373746">
                <text:p>46.8720879373746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37.5">
                <text:p>37.5</text:p>
              </table:table-cell>
              <table:table-cell office:value-type="float" office:value="41.8489062522194">
                <text:p>41.8489062522194</text:p>
              </table:table-cell>
            </table:table-row>
            <table:table-row>
              <table:table-cell office:value-type="float" office:value="-18.75">
                <text:p>-20</text:p>
              </table:table-cell>
              <table:table-cell office:value-type="float" office:value="-25">
                <text:p>-25</text:p>
              </table:table-cell>
              <table:table-cell office:value-type="float" office:value="67.9876994780943">
                <text:p>67.9876994780943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-18.75">
                <text:p>-18.75</text:p>
              </table:table-cell>
              <table:table-cell office:value-type="float" office:value="69.5980416150828">
                <text:p>69.5980416150828</text:p>
              </table:table-cell>
            </table:table-row>
            <table:table-row>
              <table:table-cell office:value-type="float" office:value="-9.37500000000001">
                <text:p>-10</text:p>
              </table:table-cell>
              <table:table-cell office:value-type="float" office:value="56.25">
                <text:p>56.25</text:p>
              </table:table-cell>
              <table:table-cell office:value-type="float" office:value="29.7364639910452">
                <text:p>29.7364639910452</text:p>
              </table:table-cell>
            </table:table-row>
            <table:table-row>
              <table:table-cell office:value-type="float" office:value="-12.5">
                <text:p>-10</text:p>
              </table:table-cell>
              <table:table-cell office:value-type="float" office:value="-9.37500000000001">
                <text:p>-9.37500000000001</text:p>
              </table:table-cell>
              <table:table-cell office:value-type="float" office:value="74.4358737635661">
                <text:p>74.4358737635661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-12.5">
                <text:p>-12.5</text:p>
              </table:table-cell>
              <table:table-cell office:value-type="float" office:value="87.5788863990085">
                <text:p>87.578886399008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0">
                <text:p>-0</text:p>
              </table:table-cell>
              <table:table-cell office:value-type="float" office:value="69.9968652246879">
                <text:p>69.9968652246879</text:p>
              </table:table-cell>
            </table:table-row>
            <table:table-row>
              <table:table-cell office:value-type="float" office:value="-46.875">
                <text:p>-50</text:p>
              </table:table-cell>
              <table:table-cell office:value-type="float" office:value="37.5">
                <text:p>37.5</text:p>
              </table:table-cell>
              <table:table-cell office:value-type="float" office:value="38.7167168644811">
                <text:p>38.7167168644811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46.875">
                <text:p>-46.875</text:p>
              </table:table-cell>
              <table:table-cell office:value-type="float" office:value="76.1134977912198">
                <text:p>76.1134977912198</text:p>
              </table:table-cell>
            </table:table-row>
            <table:table-row>
              <table:table-cell office:value-type="float" office:value="-12.5">
                <text:p>-10</text:p>
              </table:table-cell>
              <table:table-cell office:value-type="float" office:value="-75">
                <text:p>-75</text:p>
              </table:table-cell>
              <table:table-cell office:value-type="float" office:value="63.4327038688552">
                <text:p>63.4327038688552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12.5">
                <text:p>-12.5</text:p>
              </table:table-cell>
              <table:table-cell office:value-type="float" office:value="85.874232428908">
                <text:p>85.874232428908</text:p>
              </table:table-cell>
            </table:table-row>
            <table:table-row>
              <table:table-cell office:value-type="float" office:value="-37.5">
                <text:p>-40</text:p>
              </table:table-cell>
              <table:table-cell office:value-type="float" office:value="-50">
                <text:p>-50</text:p>
              </table:table-cell>
              <table:table-cell office:value-type="float" office:value="83.6659972174918">
                <text:p>83.6659972174918</text:p>
              </table:table-cell>
            </table:table-row>
            <table:table-row>
              <table:table-cell office:value-type="float" office:value="-37.5">
                <text:p>-40</text:p>
              </table:table-cell>
              <table:table-cell office:value-type="float" office:value="-37.5">
                <text:p>-37.5</text:p>
              </table:table-cell>
              <table:table-cell office:value-type="float" office:value="88.6784728824722">
                <text:p>88.678472882472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37.5">
                <text:p>-37.5</text:p>
              </table:table-cell>
              <table:table-cell office:value-type="float" office:value="81.2653108285204">
                <text:p>81.26531082852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88.534218101481">
                <text:p>88.534218101481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92.119643290561">
                <text:p>92.119643290561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8.7656644401924">
                <text:p>38.7656644401924</text:p>
              </table:table-cell>
            </table:table-row>
            <table:table-row>
              <table:table-cell office:value-type="float" office:value="-18.75">
                <text:p>-20</text:p>
              </table:table-cell>
              <table:table-cell office:value-type="float" office:value="12.5">
                <text:p>12.5</text:p>
              </table:table-cell>
              <table:table-cell office:value-type="float" office:value="79.9865476946414">
                <text:p>79.9865476946414</text:p>
              </table:table-cell>
            </table:table-row>
            <table:table-row>
              <table:table-cell office:value-type="float" office:value="-18.75">
                <text:p>-20</text:p>
              </table:table-cell>
              <table:table-cell office:value-type="float" office:value="-18.75">
                <text:p>-18.75</text:p>
              </table:table-cell>
              <table:table-cell office:value-type="float" office:value="65.2535148294394">
                <text:p>65.2535148294394</text:p>
              </table:table-cell>
            </table:table-row>
            <table:table-row>
              <table:table-cell office:value-type="float" office:value="-28.125">
                <text:p>-30</text:p>
              </table:table-cell>
              <table:table-cell office:value-type="float" office:value="-18.75">
                <text:p>-18.75</text:p>
              </table:table-cell>
              <table:table-cell office:value-type="float" office:value="74.8256988701161">
                <text:p>74.8256988701161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28.125">
                <text:p>-28.125</text:p>
              </table:table-cell>
              <table:table-cell office:value-type="float" office:value="90.0736154253256">
                <text:p>90.0736154253256</text:p>
              </table:table-cell>
            </table:table-row>
            <table:table-row>
              <table:table-cell office:value-type="float" office:value="-56.25">
                <text:p>-60</text:p>
              </table:table-cell>
              <table:table-cell office:value-type="float" office:value="37.5">
                <text:p>37.5</text:p>
              </table:table-cell>
              <table:table-cell office:value-type="float" office:value="103.742657952573">
                <text:p>103.742657952573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-56.25">
                <text:p>-56.25</text:p>
              </table:table-cell>
              <table:table-cell office:value-type="float" office:value="88.5013168706914">
                <text:p>88.5013168706914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78.3762760027652">
                <text:p>78.3762760027652</text:p>
              </table:table-cell>
            </table:table-row>
            <table:table-row>
              <table:table-cell office:value-type="float" office:value="-37.5">
                <text:p>-40</text:p>
              </table:table-cell>
              <table:table-cell office:value-type="float" office:value="18.75">
                <text:p>18.75</text:p>
              </table:table-cell>
              <table:table-cell office:value-type="float" office:value="69.1553399871627">
                <text:p>69.1553399871627</text:p>
              </table:table-cell>
            </table:table-row>
            <table:table-row>
              <table:table-cell office:value-type="float" office:value="-37.5">
                <text:p>-40</text:p>
              </table:table-cell>
              <table:table-cell office:value-type="float" office:value="-37.5">
                <text:p>-37.5</text:p>
              </table:table-cell>
              <table:table-cell office:value-type="float" office:value="85.6375227614472">
                <text:p>85.6375227614472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-37.5">
                <text:p>-37.5</text:p>
              </table:table-cell>
              <table:table-cell office:value-type="float" office:value="106.146816229124">
                <text:p>106.146816229124</text:p>
              </table:table-cell>
            </table:table-row>
            <table:table-row>
              <table:table-cell office:value-type="float" office:value="-62.5">
                <text:p>-60</text:p>
              </table:table-cell>
              <table:table-cell office:value-type="float" office:value="-0">
                <text:p>-0</text:p>
              </table:table-cell>
              <table:table-cell office:value-type="float" office:value="119.716856270133">
                <text:p>119.716856270133</text:p>
              </table:table-cell>
            </table:table-row>
            <table:table-row>
              <table:table-cell office:value-type="float" office:value="-37.5">
                <text:p>-40</text:p>
              </table:table-cell>
              <table:table-cell office:value-type="float" office:value="-62.5">
                <text:p>-62.5</text:p>
              </table:table-cell>
              <table:table-cell office:value-type="float" office:value="117.854880584197">
                <text:p>117.854880584197</text:p>
              </table:table-cell>
            </table:table-row>
            <table:table-row>
              <table:table-cell office:value-type="float" office:value="-93.75">
                <text:p>-90</text:p>
              </table:table-cell>
              <table:table-cell office:value-type="float" office:value="-37.5">
                <text:p>-37.5</text:p>
              </table:table-cell>
              <table:table-cell office:value-type="float" office:value="93.5409707020287">
                <text:p>93.5409707020287</text:p>
              </table:table-cell>
            </table:table-row>
            <table:table-row>
              <table:table-cell office:value-type="float" office:value="-56.25">
                <text:p>-60</text:p>
              </table:table-cell>
              <table:table-cell office:value-type="float" office:value="-93.75">
                <text:p>-93.75</text:p>
              </table:table-cell>
              <table:table-cell office:value-type="float" office:value="102.562949948862">
                <text:p>102.56294994886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56.25">
                <text:p>-56.25</text:p>
              </table:table-cell>
              <table:table-cell office:value-type="float" office:value="101.838287777489">
                <text:p>101.838287777489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-75">
                <text:p>-75</text:p>
              </table:table-cell>
              <table:table-cell office:value-type="float" office:value="104.780252055246">
                <text:p>104.780252055246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0">
                <text:p>-0</text:p>
              </table:table-cell>
              <table:table-cell office:value-type="float" office:value="70.4661902249444">
                <text:p>70.46619022494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25">
                <text:p>-25</text:p>
              </table:table-cell>
              <table:table-cell office:value-type="float" office:value="127.560108308272">
                <text:p>127.560108308272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25">
                <text:p>25</text:p>
              </table:table-cell>
              <table:table-cell office:value-type="float" office:value="136.387919449404">
                <text:p>136.387919449404</text:p>
              </table:table-cell>
            </table:table-row>
            <table:table-row>
              <table:table-cell office:value-type="float" office:value="-18.75">
                <text:p>-20</text:p>
              </table:table-cell>
              <table:table-cell office:value-type="float" office:value="-50">
                <text:p>-50</text:p>
              </table:table-cell>
              <table:table-cell office:value-type="float" office:value="126.908754437821">
                <text:p>126.908754437821</text:p>
              </table:table-cell>
            </table:table-row>
            <table:table-row>
              <table:table-cell office:value-type="float" office:value="-37.5">
                <text:p>-40</text:p>
              </table:table-cell>
              <table:table-cell office:value-type="float" office:value="-18.75">
                <text:p>-18.75</text:p>
              </table:table-cell>
              <table:table-cell office:value-type="float" office:value="95.1877899146396">
                <text:p>95.1877899146396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37.5">
                <text:p>-37.5</text:p>
              </table:table-cell>
              <table:table-cell office:value-type="float" office:value="138.406195578478">
                <text:p>138.406195578478</text:p>
              </table:table-cell>
            </table:table-row>
            <table:table-row>
              <table:table-cell office:value-type="float" office:value="-12.5">
                <text:p>-10</text:p>
              </table:table-cell>
              <table:table-cell office:value-type="float" office:value="-25">
                <text:p>-25</text:p>
              </table:table-cell>
              <table:table-cell office:value-type="float" office:value="144.200445119847">
                <text:p>144.20044511984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-12.5">
                <text:p>-12.5</text:p>
              </table:table-cell>
              <table:table-cell office:value-type="float" office:value="147.741103226898">
                <text:p>147.741103226898</text:p>
              </table:table-cell>
            </table:table-row>
            <table:table-row>
              <table:table-cell office:value-type="float" office:value="-0">
                <text:p>-</text:p>
              </table:table-cell>
              <table:table-cell office:value-type="float" office:value="12.5">
                <text:p>12.5</text:p>
              </table:table-cell>
              <table:table-cell office:value-type="float" office:value="142.378337440257">
                <text:p>142.378337440257</text:p>
              </table:table-cell>
            </table:table-row>
            <table:table-row>
              <table:table-cell office:value-type="string"/>
              <table:table-cell office:value-type="float" office:value="-0">
                <text:p>-0</text:p>
              </table:table-cell>
              <table:table-cell office:value-type="float" office:value="151.993459630994">
                <text:p>151.993459630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3cm" svg:y="3.926cm" style:legend-expansion="high" chart:style-name="ch2"/>
        <chart:plot-area chart:style-name="ch3" table:cell-range-address="Sheet1.T2:Sheet1.T187 Sheet1.Q2:Sheet1.Q187" chart:data-source-has-labels="both" svg:x="0.77cm" svg:y="0.855cm" svg:width="10.653cm" svg:height="7.545cm">
          <chartooo:coordinate-region svg:x="1.101cm" svg:y="1.067cm" svg:width="10.042cm" svg:height="7.121cm"/>
          <chart:axis chart:dimension="x" chart:name="primary-x" chart:style-name="ch4" chartooo:axis-type="auto">
            <chart:categories table:cell-range-address="Sheet1.Q2:Sheet1.Q1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2:Sheet1.Q187" chart:class="chart:scatter">
            <chart:domain table:cell-range-address="Sheet1.T2:Sheet1.T187"/>
            <chart:regression-curve chart:style-name="ch7"/>
            <chart:data-point chart:repeated="1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T</text:p>
              </table:table-cell>
              <table:table-cell office:value-type="string">
                <text:p>Spalte Q</text:p>
              </table:table-cell>
            </table:table-row>
          </table:table-header-rows>
          <table:table-rows>
            <table:table-row>
              <table:table-cell office:value-type="float" office:value="-401.344211343332">
                <text:p>-400</text:p>
                <draw:g>
                  <svg:desc>Sheet1.Q2:Sheet1.Q187</svg:desc>
                </draw:g>
              </table:table-cell>
              <table:table-cell office:value-type="float" office:value="112.5">
                <text:p>112.5</text:p>
                <draw:g>
                  <svg:desc>Sheet1.T2:Sheet1.T187</svg:desc>
                </draw:g>
              </table:table-cell>
              <table:table-cell office:value-type="float" office:value="-401.344211343332">
                <text:p>-401.344211343332</text:p>
                <draw:g>
                  <svg:desc>Sheet1.Q2:Sheet1.Q187</svg:desc>
                </draw:g>
              </table:table-cell>
            </table:table-row>
            <table:table-row>
              <table:table-cell office:value-type="float" office:value="-525.457197306698">
                <text:p>-530</text:p>
              </table:table-cell>
              <table:table-cell office:value-type="float" office:value="150">
                <text:p>150</text:p>
              </table:table-cell>
              <table:table-cell office:value-type="float" office:value="-525.457197306698">
                <text:p>-525.457197306698</text:p>
              </table:table-cell>
            </table:table-row>
            <table:table-row>
              <table:table-cell office:value-type="float" office:value="-513.124919035685">
                <text:p>-510</text:p>
              </table:table-cell>
              <table:table-cell office:value-type="float" office:value="225">
                <text:p>225</text:p>
              </table:table-cell>
              <table:table-cell office:value-type="float" office:value="-513.124919035685">
                <text:p>-513.124919035685</text:p>
              </table:table-cell>
            </table:table-row>
            <table:table-row>
              <table:table-cell office:value-type="float" office:value="-576.211590563048">
                <text:p>-580</text:p>
              </table:table-cell>
              <table:table-cell office:value-type="float" office:value="137.5">
                <text:p>137.5</text:p>
              </table:table-cell>
              <table:table-cell office:value-type="float" office:value="-576.211590563048">
                <text:p>-576.211590563048</text:p>
              </table:table-cell>
            </table:table-row>
            <table:table-row>
              <table:table-cell office:value-type="float" office:value="-454.097888870306">
                <text:p>-450</text:p>
              </table:table-cell>
              <table:table-cell office:value-type="float" office:value="103.125">
                <text:p>103.125</text:p>
              </table:table-cell>
              <table:table-cell office:value-type="float" office:value="-454.097888870306">
                <text:p>-454.097888870306</text:p>
              </table:table-cell>
            </table:table-row>
            <table:table-row>
              <table:table-cell office:value-type="float" office:value="-549.901715915035">
                <text:p>-550</text:p>
              </table:table-cell>
              <table:table-cell office:value-type="float" office:value="125">
                <text:p>125</text:p>
              </table:table-cell>
              <table:table-cell office:value-type="float" office:value="-549.901715915035">
                <text:p>-549.901715915035</text:p>
              </table:table-cell>
            </table:table-row>
            <table:table-row>
              <table:table-cell office:value-type="float" office:value="-460.184805076211">
                <text:p>-460</text:p>
              </table:table-cell>
              <table:table-cell office:value-type="float" office:value="93.75">
                <text:p>93.75</text:p>
              </table:table-cell>
              <table:table-cell office:value-type="float" office:value="-460.184805076211">
                <text:p>-460.184805076211</text:p>
              </table:table-cell>
            </table:table-row>
            <table:table-row>
              <table:table-cell office:value-type="float" office:value="-640.837530065136">
                <text:p>-640</text:p>
              </table:table-cell>
              <table:table-cell office:value-type="float" office:value="187.5">
                <text:p>187.5</text:p>
              </table:table-cell>
              <table:table-cell office:value-type="float" office:value="-640.837530065136">
                <text:p>-640.837530065136</text:p>
              </table:table-cell>
            </table:table-row>
            <table:table-row>
              <table:table-cell office:value-type="float" office:value="-491.992668622437">
                <text:p>-490</text:p>
              </table:table-cell>
              <table:table-cell office:value-type="float" office:value="206.25">
                <text:p>206.25</text:p>
              </table:table-cell>
              <table:table-cell office:value-type="float" office:value="-491.992668622437">
                <text:p>-491.992668622437</text:p>
              </table:table-cell>
            </table:table-row>
            <table:table-row>
              <table:table-cell office:value-type="float" office:value="-342.096211076785">
                <text:p>-340</text:p>
              </table:table-cell>
              <table:table-cell office:value-type="float" office:value="93.75">
                <text:p>93.75</text:p>
              </table:table-cell>
              <table:table-cell office:value-type="float" office:value="-342.096211076785">
                <text:p>-342.096211076785</text:p>
              </table:table-cell>
            </table:table-row>
            <table:table-row>
              <table:table-cell office:value-type="float" office:value="-514.139144054364">
                <text:p>-510</text:p>
              </table:table-cell>
              <table:table-cell office:value-type="float" office:value="125">
                <text:p>125</text:p>
              </table:table-cell>
              <table:table-cell office:value-type="float" office:value="-514.139144054364">
                <text:p>-514.139144054364</text:p>
              </table:table-cell>
            </table:table-row>
            <table:table-row>
              <table:table-cell office:value-type="float" office:value="-295.3824094471">
                <text:p>-300</text:p>
              </table:table-cell>
              <table:table-cell office:value-type="float" office:value="75">
                <text:p>75</text:p>
              </table:table-cell>
              <table:table-cell office:value-type="float" office:value="-295.3824094471">
                <text:p>-295.3824094471</text:p>
              </table:table-cell>
            </table:table-row>
            <table:table-row>
              <table:table-cell office:value-type="float" office:value="-472.87478559535">
                <text:p>-470</text:p>
              </table:table-cell>
              <table:table-cell office:value-type="float" office:value="150">
                <text:p>150</text:p>
              </table:table-cell>
              <table:table-cell office:value-type="float" office:value="-472.87478559535">
                <text:p>-472.87478559535</text:p>
              </table:table-cell>
            </table:table-row>
            <table:table-row>
              <table:table-cell office:value-type="float" office:value="-245.393958745973">
                <text:p>-250</text:p>
              </table:table-cell>
              <table:table-cell office:value-type="float" office:value="84.375">
                <text:p>84.375</text:p>
              </table:table-cell>
              <table:table-cell office:value-type="float" office:value="-245.393958745973">
                <text:p>-245.393958745973</text:p>
              </table:table-cell>
            </table:table-row>
            <table:table-row>
              <table:table-cell office:value-type="float" office:value="-503.49730014508">
                <text:p>-500</text:p>
              </table:table-cell>
              <table:table-cell office:value-type="float" office:value="168.75">
                <text:p>168.75</text:p>
              </table:table-cell>
              <table:table-cell office:value-type="float" office:value="-503.49730014508">
                <text:p>-503.49730014508</text:p>
              </table:table-cell>
            </table:table-row>
            <table:table-row>
              <table:table-cell office:value-type="float" office:value="-303.162468115358">
                <text:p>-300</text:p>
              </table:table-cell>
              <table:table-cell office:value-type="float" office:value="112.5">
                <text:p>112.5</text:p>
              </table:table-cell>
              <table:table-cell office:value-type="float" office:value="-303.162468115358">
                <text:p>-303.162468115358</text:p>
              </table:table-cell>
            </table:table-row>
            <table:table-row>
              <table:table-cell office:value-type="float" office:value="-496.513914332857">
                <text:p>-500</text:p>
              </table:table-cell>
              <table:table-cell office:value-type="float" office:value="187.5">
                <text:p>187.5</text:p>
              </table:table-cell>
              <table:table-cell office:value-type="float" office:value="-496.513914332857">
                <text:p>-496.513914332857</text:p>
              </table:table-cell>
            </table:table-row>
            <table:table-row>
              <table:table-cell office:value-type="float" office:value="-327.111775684726">
                <text:p>-330</text:p>
              </table:table-cell>
              <table:table-cell office:value-type="float" office:value="100">
                <text:p>100</text:p>
              </table:table-cell>
              <table:table-cell office:value-type="float" office:value="-327.111775684726">
                <text:p>-327.111775684726</text:p>
              </table:table-cell>
            </table:table-row>
            <table:table-row>
              <table:table-cell office:value-type="float" office:value="-271.291270349443">
                <text:p>-270</text:p>
              </table:table-cell>
              <table:table-cell office:value-type="float" office:value="84.375">
                <text:p>84.375</text:p>
              </table:table-cell>
              <table:table-cell office:value-type="float" office:value="-271.291270349443">
                <text:p>-271.291270349443</text:p>
              </table:table-cell>
            </table:table-row>
            <table:table-row>
              <table:table-cell office:value-type="float" office:value="-324.761177257146">
                <text:p>-320</text:p>
              </table:table-cell>
              <table:table-cell office:value-type="float" office:value="75">
                <text:p>75</text:p>
              </table:table-cell>
              <table:table-cell office:value-type="float" office:value="-324.761177257146">
                <text:p>-324.761177257146</text:p>
              </table:table-cell>
            </table:table-row>
            <table:table-row>
              <table:table-cell office:value-type="float" office:value="-509.400201059415">
                <text:p>-510</text:p>
              </table:table-cell>
              <table:table-cell office:value-type="float" office:value="112.5">
                <text:p>112.5</text:p>
              </table:table-cell>
              <table:table-cell office:value-type="float" office:value="-509.400201059415">
                <text:p>-509.400201059415</text:p>
              </table:table-cell>
            </table:table-row>
            <table:table-row>
              <table:table-cell office:value-type="float" office:value="-280.900338372987">
                <text:p>-280</text:p>
              </table:table-cell>
              <table:table-cell office:value-type="float" office:value="65.625">
                <text:p>65.625</text:p>
              </table:table-cell>
              <table:table-cell office:value-type="float" office:value="-280.900338372987">
                <text:p>-280.900338372987</text:p>
              </table:table-cell>
            </table:table-row>
            <table:table-row>
              <table:table-cell office:value-type="float" office:value="-427.865129298775">
                <text:p>-430</text:p>
              </table:table-cell>
              <table:table-cell office:value-type="float" office:value="150">
                <text:p>150</text:p>
              </table:table-cell>
              <table:table-cell office:value-type="float" office:value="-427.865129298775">
                <text:p>-427.865129298775</text:p>
              </table:table-cell>
            </table:table-row>
            <table:table-row>
              <table:table-cell office:value-type="float" office:value="-399.016821618822">
                <text:p>-400</text:p>
              </table:table-cell>
              <table:table-cell office:value-type="float" office:value="56.25">
                <text:p>56.25</text:p>
              </table:table-cell>
              <table:table-cell office:value-type="float" office:value="-399.016821618822">
                <text:p>-399.016821618822</text:p>
              </table:table-cell>
            </table:table-row>
            <table:table-row>
              <table:table-cell office:value-type="float" office:value="-512.345421848917">
                <text:p>-510</text:p>
              </table:table-cell>
              <table:table-cell office:value-type="float" office:value="168.75">
                <text:p>168.75</text:p>
              </table:table-cell>
              <table:table-cell office:value-type="float" office:value="-512.345421848917">
                <text:p>-512.345421848917</text:p>
              </table:table-cell>
            </table:table-row>
            <table:table-row>
              <table:table-cell office:value-type="float" office:value="-398.90776708082">
                <text:p>-400</text:p>
              </table:table-cell>
              <table:table-cell office:value-type="float" office:value="131.25">
                <text:p>131.25</text:p>
              </table:table-cell>
              <table:table-cell office:value-type="float" office:value="-398.90776708082">
                <text:p>-398.90776708082</text:p>
              </table:table-cell>
            </table:table-row>
            <table:table-row>
              <table:table-cell office:value-type="float" office:value="-346.742399460587">
                <text:p>-350</text:p>
              </table:table-cell>
              <table:table-cell office:value-type="float" office:value="112.5">
                <text:p>112.5</text:p>
              </table:table-cell>
              <table:table-cell office:value-type="float" office:value="-346.742399460587">
                <text:p>-346.742399460587</text:p>
              </table:table-cell>
            </table:table-row>
            <table:table-row>
              <table:table-cell office:value-type="float" office:value="-393.678421778926">
                <text:p>-390</text:p>
              </table:table-cell>
              <table:table-cell office:value-type="float" office:value="75">
                <text:p>75</text:p>
              </table:table-cell>
              <table:table-cell office:value-type="float" office:value="-393.678421778926">
                <text:p>-393.678421778926</text:p>
              </table:table-cell>
            </table:table-row>
            <table:table-row>
              <table:table-cell office:value-type="float" office:value="-369.915317024101">
                <text:p>-370</text:p>
              </table:table-cell>
              <table:table-cell office:value-type="float" office:value="87.5">
                <text:p>87.5</text:p>
              </table:table-cell>
              <table:table-cell office:value-type="float" office:value="-369.915317024101">
                <text:p>-369.915317024101</text:p>
              </table:table-cell>
            </table:table-row>
            <table:table-row>
              <table:table-cell office:value-type="float" office:value="-385.872762844976">
                <text:p>-390</text:p>
              </table:table-cell>
              <table:table-cell office:value-type="float" office:value="100">
                <text:p>100</text:p>
              </table:table-cell>
              <table:table-cell office:value-type="float" office:value="-385.872762844976">
                <text:p>-385.872762844976</text:p>
              </table:table-cell>
            </table:table-row>
            <table:table-row>
              <table:table-cell office:value-type="float" office:value="-445.709061168147">
                <text:p>-450</text:p>
              </table:table-cell>
              <table:table-cell office:value-type="float" office:value="75">
                <text:p>75</text:p>
              </table:table-cell>
              <table:table-cell office:value-type="float" office:value="-445.709061168147">
                <text:p>-445.709061168147</text:p>
              </table:table-cell>
            </table:table-row>
            <table:table-row>
              <table:table-cell office:value-type="float" office:value="-205.587303753018">
                <text:p>-210</text:p>
              </table:table-cell>
              <table:table-cell office:value-type="float" office:value="65.625">
                <text:p>65.625</text:p>
              </table:table-cell>
              <table:table-cell office:value-type="float" office:value="-205.587303753018">
                <text:p>-205.587303753018</text:p>
              </table:table-cell>
            </table:table-row>
            <table:table-row>
              <table:table-cell office:value-type="float" office:value="-200.393872483841">
                <text:p>-200</text:p>
              </table:table-cell>
              <table:table-cell office:value-type="float" office:value="75">
                <text:p>75</text:p>
              </table:table-cell>
              <table:table-cell office:value-type="float" office:value="-200.393872483841">
                <text:p>-200.393872483841</text:p>
              </table:table-cell>
            </table:table-row>
            <table:table-row>
              <table:table-cell office:value-type="float" office:value="-281.640176955865">
                <text:p>-280</text:p>
              </table:table-cell>
              <table:table-cell office:value-type="float" office:value="56.25">
                <text:p>56.25</text:p>
              </table:table-cell>
              <table:table-cell office:value-type="float" office:value="-281.640176955865">
                <text:p>-281.640176955865</text:p>
              </table:table-cell>
            </table:table-row>
            <table:table-row>
              <table:table-cell office:value-type="float" office:value="-163.21477779737">
                <text:p>-160</text:p>
              </table:table-cell>
              <table:table-cell office:value-type="float" office:value="37.5">
                <text:p>37.5</text:p>
              </table:table-cell>
              <table:table-cell office:value-type="float" office:value="-163.21477779737">
                <text:p>-163.21477779737</text:p>
              </table:table-cell>
            </table:table-row>
            <table:table-row>
              <table:table-cell office:value-type="float" office:value="-474.129582593152">
                <text:p>-470</text:p>
              </table:table-cell>
              <table:table-cell office:value-type="float" office:value="93.75">
                <text:p>93.75</text:p>
              </table:table-cell>
              <table:table-cell office:value-type="float" office:value="-474.129582593152">
                <text:p>-474.129582593152</text:p>
              </table:table-cell>
            </table:table-row>
            <table:table-row>
              <table:table-cell office:value-type="float" office:value="-214.418117254181">
                <text:p>-210</text:p>
              </table:table-cell>
              <table:table-cell office:value-type="float" office:value="75">
                <text:p>75</text:p>
              </table:table-cell>
              <table:table-cell office:value-type="float" office:value="-214.418117254181">
                <text:p>-214.418117254181</text:p>
              </table:table-cell>
            </table:table-row>
            <table:table-row>
              <table:table-cell office:value-type="float" office:value="-249.788076622462">
                <text:p>-250</text:p>
              </table:table-cell>
              <table:table-cell office:value-type="float" office:value="46.875">
                <text:p>46.875</text:p>
              </table:table-cell>
              <table:table-cell office:value-type="float" office:value="-249.788076622462">
                <text:p>-249.788076622462</text:p>
              </table:table-cell>
            </table:table-row>
            <table:table-row>
              <table:table-cell office:value-type="float" office:value="-406.928264354129">
                <text:p>-410</text:p>
              </table:table-cell>
              <table:table-cell office:value-type="float" office:value="112.5">
                <text:p>112.5</text:p>
              </table:table-cell>
              <table:table-cell office:value-type="float" office:value="-406.928264354129">
                <text:p>-406.928264354129</text:p>
              </table:table-cell>
            </table:table-row>
            <table:table-row>
              <table:table-cell office:value-type="float" office:value="-335.936052384802">
                <text:p>-340</text:p>
              </table:table-cell>
              <table:table-cell office:value-type="float" office:value="150">
                <text:p>150</text:p>
              </table:table-cell>
              <table:table-cell office:value-type="float" office:value="-335.936052384802">
                <text:p>-335.936052384802</text:p>
              </table:table-cell>
            </table:table-row>
            <table:table-row>
              <table:table-cell office:value-type="float" office:value="-210.350405559478">
                <text:p>-210</text:p>
              </table:table-cell>
              <table:table-cell office:value-type="float" office:value="37.5">
                <text:p>37.5</text:p>
              </table:table-cell>
              <table:table-cell office:value-type="float" office:value="-210.350405559478">
                <text:p>-210.350405559478</text:p>
              </table:table-cell>
            </table:table-row>
            <table:table-row>
              <table:table-cell office:value-type="float" office:value="-249.302021556802">
                <text:p>-250</text:p>
              </table:table-cell>
              <table:table-cell office:value-type="float" office:value="75">
                <text:p>75</text:p>
              </table:table-cell>
              <table:table-cell office:value-type="float" office:value="-249.302021556802">
                <text:p>-249.302021556802</text:p>
              </table:table-cell>
            </table:table-row>
            <table:table-row>
              <table:table-cell office:value-type="float" office:value="-278.515605526733">
                <text:p>-280</text:p>
              </table:table-cell>
              <table:table-cell office:value-type="float" office:value="62.5">
                <text:p>62.5</text:p>
              </table:table-cell>
              <table:table-cell office:value-type="float" office:value="-278.515605526733">
                <text:p>-278.515605526733</text:p>
              </table:table-cell>
            </table:table-row>
            <table:table-row>
              <table:table-cell office:value-type="float" office:value="-411.95056033522">
                <text:p>-410</text:p>
              </table:table-cell>
              <table:table-cell office:value-type="float" office:value="50">
                <text:p>50</text:p>
              </table:table-cell>
              <table:table-cell office:value-type="float" office:value="-411.95056033522">
                <text:p>-411.95056033522</text:p>
              </table:table-cell>
            </table:table-row>
            <table:table-row>
              <table:table-cell office:value-type="float" office:value="-286.489944559237">
                <text:p>-290</text:p>
              </table:table-cell>
              <table:table-cell office:value-type="float" office:value="131.25">
                <text:p>131.25</text:p>
              </table:table-cell>
              <table:table-cell office:value-type="float" office:value="-286.489944559237">
                <text:p>-286.489944559237</text:p>
              </table:table-cell>
            </table:table-row>
            <table:table-row>
              <table:table-cell office:value-type="float" office:value="-280.191976281671">
                <text:p>-280</text:p>
              </table:table-cell>
              <table:table-cell office:value-type="float" office:value="100">
                <text:p>100</text:p>
              </table:table-cell>
              <table:table-cell office:value-type="float" office:value="-280.191976281671">
                <text:p>-280.191976281671</text:p>
              </table:table-cell>
            </table:table-row>
            <table:table-row>
              <table:table-cell office:value-type="float" office:value="-48.9952403043059">
                <text:p>-50</text:p>
              </table:table-cell>
              <table:table-cell office:value-type="float" office:value="56.25">
                <text:p>56.25</text:p>
              </table:table-cell>
              <table:table-cell office:value-type="float" office:value="-48.9952403043059">
                <text:p>-48.9952403043059</text:p>
              </table:table-cell>
            </table:table-row>
            <table:table-row>
              <table:table-cell office:value-type="float" office:value="-116.035570383976">
                <text:p>-120</text:p>
              </table:table-cell>
              <table:table-cell office:value-type="float" office:value="56.25">
                <text:p>56.25</text:p>
              </table:table-cell>
              <table:table-cell office:value-type="float" office:value="-116.035570383976">
                <text:p>-116.035570383976</text:p>
              </table:table-cell>
            </table:table-row>
            <table:table-row>
              <table:table-cell office:value-type="float" office:value="-426.608576952005">
                <text:p>-430</text:p>
              </table:table-cell>
              <table:table-cell office:value-type="float" office:value="37.5">
                <text:p>37.5</text:p>
              </table:table-cell>
              <table:table-cell office:value-type="float" office:value="-426.608576952005">
                <text:p>-426.608576952005</text:p>
              </table:table-cell>
            </table:table-row>
            <table:table-row>
              <table:table-cell office:value-type="float" office:value="-45.9325165055487">
                <text:p>-50</text:p>
              </table:table-cell>
              <table:table-cell office:value-type="float" office:value="37.5">
                <text:p>37.5</text:p>
              </table:table-cell>
              <table:table-cell office:value-type="float" office:value="-45.9325165055487">
                <text:p>-45.9325165055487</text:p>
              </table:table-cell>
            </table:table-row>
            <table:table-row>
              <table:table-cell office:value-type="float" office:value="-167.489026240245">
                <text:p>-170</text:p>
              </table:table-cell>
              <table:table-cell office:value-type="float" office:value="18.75">
                <text:p>18.75</text:p>
              </table:table-cell>
              <table:table-cell office:value-type="float" office:value="-167.489026240245">
                <text:p>-167.489026240245</text:p>
              </table:table-cell>
            </table:table-row>
            <table:table-row>
              <table:table-cell office:value-type="float" office:value="-246.497296109614">
                <text:p>-250</text:p>
              </table:table-cell>
              <table:table-cell office:value-type="float" office:value="93.75">
                <text:p>93.75</text:p>
              </table:table-cell>
              <table:table-cell office:value-type="float" office:value="-246.497296109614">
                <text:p>-246.497296109614</text:p>
              </table:table-cell>
            </table:table-row>
            <table:table-row>
              <table:table-cell office:value-type="float" office:value="-21.6340840683836">
                <text:p>-20</text:p>
              </table:table-cell>
              <table:table-cell office:value-type="float" office:value="18.75">
                <text:p>18.75</text:p>
              </table:table-cell>
              <table:table-cell office:value-type="float" office:value="-21.6340840683836">
                <text:p>-21.6340840683836</text:p>
              </table:table-cell>
            </table:table-row>
            <table:table-row>
              <table:table-cell office:value-type="float" office:value="-177.335009612426">
                <text:p>-180</text:p>
              </table:table-cell>
              <table:table-cell office:value-type="float" office:value="37.5">
                <text:p>37.5</text:p>
              </table:table-cell>
              <table:table-cell office:value-type="float" office:value="-177.335009612426">
                <text:p>-177.335009612426</text:p>
              </table:table-cell>
            </table:table-row>
            <table:table-row>
              <table:table-cell office:value-type="float" office:value="-295.72551082331">
                <text:p>-300</text:p>
              </table:table-cell>
              <table:table-cell office:value-type="float" office:value="28.125">
                <text:p>28.125</text:p>
              </table:table-cell>
              <table:table-cell office:value-type="float" office:value="-295.72551082331">
                <text:p>-295.72551082331</text:p>
              </table:table-cell>
            </table:table-row>
            <table:table-row>
              <table:table-cell office:value-type="float" office:value="-273.957622390861">
                <text:p>-270</text:p>
              </table:table-cell>
              <table:table-cell office:value-type="float" office:value="87.5">
                <text:p>87.5</text:p>
              </table:table-cell>
              <table:table-cell office:value-type="float" office:value="-273.957622390861">
                <text:p>-273.957622390861</text:p>
              </table:table-cell>
            </table:table-row>
            <table:table-row>
              <table:table-cell office:value-type="float" office:value="-409.371476994789">
                <text:p>-410</text:p>
              </table:table-cell>
              <table:table-cell office:value-type="float" office:value="56.25">
                <text:p>56.25</text:p>
              </table:table-cell>
              <table:table-cell office:value-type="float" office:value="-409.371476994789">
                <text:p>-409.371476994789</text:p>
              </table:table-cell>
            </table:table-row>
            <table:table-row>
              <table:table-cell office:value-type="float" office:value="-43.5967467098113">
                <text:p>-40</text:p>
              </table:table-cell>
              <table:table-cell office:value-type="float" office:value="28.125">
                <text:p>28.125</text:p>
              </table:table-cell>
              <table:table-cell office:value-type="float" office:value="-43.5967467098113">
                <text:p>-43.5967467098113</text:p>
              </table:table-cell>
            </table:table-row>
            <table:table-row>
              <table:table-cell office:value-type="float" office:value="-142.999339227249">
                <text:p>-140</text:p>
              </table:table-cell>
              <table:table-cell office:value-type="float" office:value="18.75">
                <text:p>18.75</text:p>
              </table:table-cell>
              <table:table-cell office:value-type="float" office:value="-142.999339227249">
                <text:p>-142.999339227249</text:p>
              </table:table-cell>
            </table:table-row>
            <table:table-row>
              <table:table-cell office:value-type="float" office:value="-63.924914076531">
                <text:p>-60</text:p>
              </table:table-cell>
              <table:table-cell office:value-type="float" office:value="46.875">
                <text:p>46.875</text:p>
              </table:table-cell>
              <table:table-cell office:value-type="float" office:value="-63.924914076531">
                <text:p>-63.924914076531</text:p>
              </table:table-cell>
            </table:table-row>
            <table:table-row>
              <table:table-cell office:value-type="float" office:value="-166.535586876035">
                <text:p>-170</text:p>
              </table:table-cell>
              <table:table-cell office:value-type="float" office:value="37.5">
                <text:p>37.5</text:p>
              </table:table-cell>
              <table:table-cell office:value-type="float" office:value="-166.535586876035">
                <text:p>-166.535586876035</text:p>
              </table:table-cell>
            </table:table-row>
            <table:table-row>
              <table:table-cell office:value-type="float" office:value="-393.967088379821">
                <text:p>-390</text:p>
              </table:table-cell>
              <table:table-cell office:value-type="float" office:value="75">
                <text:p>75</text:p>
              </table:table-cell>
              <table:table-cell office:value-type="float" office:value="-393.967088379821">
                <text:p>-393.967088379821</text:p>
              </table:table-cell>
            </table:table-row>
            <table:table-row>
              <table:table-cell office:value-type="float" office:value="-250.398087396878">
                <text:p>-250</text:p>
              </table:table-cell>
              <table:table-cell office:value-type="float" office:value="65.625">
                <text:p>65.625</text:p>
              </table:table-cell>
              <table:table-cell office:value-type="float" office:value="-250.398087396878">
                <text:p>-250.398087396878</text:p>
              </table:table-cell>
            </table:table-row>
            <table:table-row>
              <table:table-cell office:value-type="float" office:value="-284.2683872239">
                <text:p>-280</text:p>
              </table:table-cell>
              <table:table-cell office:value-type="float" office:value="25">
                <text:p>25</text:p>
              </table:table-cell>
              <table:table-cell office:value-type="float" office:value="-284.2683872239">
                <text:p>-284.2683872239</text:p>
              </table:table-cell>
            </table:table-row>
            <table:table-row>
              <table:table-cell office:value-type="float" office:value="-91.9897617159245">
                <text:p>-90</text:p>
              </table:table-cell>
              <table:table-cell office:value-type="float" office:value="37.5">
                <text:p>37.5</text:p>
              </table:table-cell>
              <table:table-cell office:value-type="float" office:value="-91.9897617159245">
                <text:p>-91.9897617159245</text:p>
              </table:table-cell>
            </table:table-row>
            <table:table-row>
              <table:table-cell office:value-type="float" office:value="-85.6351305786143">
                <text:p>-90</text:p>
              </table:table-cell>
              <table:table-cell office:value-type="float" office:value="25">
                <text:p>25</text:p>
              </table:table-cell>
              <table:table-cell office:value-type="float" office:value="-85.6351305786143">
                <text:p>-85.6351305786143</text:p>
              </table:table-cell>
            </table:table-row>
            <table:table-row>
              <table:table-cell office:value-type="float" office:value="-368.079885286195">
                <text:p>-370</text:p>
              </table:table-cell>
              <table:table-cell office:value-type="float" office:value="-0">
                <text:p>-0</text:p>
              </table:table-cell>
              <table:table-cell office:value-type="float" office:value="-368.079885286195">
                <text:p>-368.079885286195</text:p>
              </table:table-cell>
            </table:table-row>
            <table:table-row>
              <table:table-cell office:value-type="float" office:value="-290.38943100128">
                <text:p>-290</text:p>
              </table:table-cell>
              <table:table-cell office:value-type="float" office:value="37.5">
                <text:p>37.5</text:p>
              </table:table-cell>
              <table:table-cell office:value-type="float" office:value="-290.38943100128">
                <text:p>-290.38943100128</text:p>
              </table:table-cell>
            </table:table-row>
            <table:table-row>
              <table:table-cell office:value-type="float" office:value="-137.977037911134">
                <text:p>-140</text:p>
              </table:table-cell>
              <table:table-cell office:value-type="float" office:value="-0">
                <text:p>-0</text:p>
              </table:table-cell>
              <table:table-cell office:value-type="float" office:value="-137.977037911134">
                <text:p>-137.977037911134</text:p>
              </table:table-cell>
            </table:table-row>
            <table:table-row>
              <table:table-cell office:value-type="float" office:value="-103.885464044347">
                <text:p>-100</text:p>
              </table:table-cell>
              <table:table-cell office:value-type="float" office:value="-18.75">
                <text:p>-18.75</text:p>
              </table:table-cell>
              <table:table-cell office:value-type="float" office:value="-103.885464044347">
                <text:p>-103.885464044347</text:p>
              </table:table-cell>
            </table:table-row>
            <table:table-row>
              <table:table-cell office:value-type="float" office:value="-374.992942578346">
                <text:p>-370</text:p>
              </table:table-cell>
              <table:table-cell office:value-type="float" office:value="131.25">
                <text:p>131.25</text:p>
              </table:table-cell>
              <table:table-cell office:value-type="float" office:value="-374.992942578346">
                <text:p>-374.992942578346</text:p>
              </table:table-cell>
            </table:table-row>
            <table:table-row>
              <table:table-cell office:value-type="float" office:value="-232.647872900833">
                <text:p>-230</text:p>
              </table:table-cell>
              <table:table-cell office:value-type="float" office:value="93.75">
                <text:p>93.75</text:p>
              </table:table-cell>
              <table:table-cell office:value-type="float" office:value="-232.647872900833">
                <text:p>-232.647872900833</text:p>
              </table:table-cell>
            </table:table-row>
            <table:table-row>
              <table:table-cell office:value-type="float" office:value="-85.8386092827949">
                <text:p>-90</text:p>
              </table:table-cell>
              <table:table-cell office:value-type="float" office:value="50">
                <text:p>50</text:p>
              </table:table-cell>
              <table:table-cell office:value-type="float" office:value="-85.8386092827949">
                <text:p>-85.8386092827949</text:p>
              </table:table-cell>
            </table:table-row>
            <table:table-row>
              <table:table-cell office:value-type="float" office:value="-208.672315627528">
                <text:p>-210</text:p>
              </table:table-cell>
              <table:table-cell office:value-type="float" office:value="-0">
                <text:p>-0</text:p>
              </table:table-cell>
              <table:table-cell office:value-type="float" office:value="-208.672315627528">
                <text:p>-208.672315627528</text:p>
              </table:table-cell>
            </table:table-row>
            <table:table-row>
              <table:table-cell office:value-type="float" office:value="74.064886445382">
                <text:p>70</text:p>
              </table:table-cell>
              <table:table-cell office:value-type="float" office:value="9.375">
                <text:p>9.375</text:p>
              </table:table-cell>
              <table:table-cell office:value-type="float" office:value="74.064886445382">
                <text:p>74.064886445382</text:p>
              </table:table-cell>
            </table:table-row>
            <table:table-row>
              <table:table-cell office:value-type="float" office:value="-81.750569916235">
                <text:p>-80</text:p>
              </table:table-cell>
              <table:table-cell office:value-type="float" office:value="56.25">
                <text:p>56.25</text:p>
              </table:table-cell>
              <table:table-cell office:value-type="float" office:value="-81.750569916235">
                <text:p>-81.750569916235</text:p>
              </table:table-cell>
            </table:table-row>
            <table:table-row>
              <table:table-cell office:value-type="float" office:value="-118.41708706654">
                <text:p>-120</text:p>
              </table:table-cell>
              <table:table-cell office:value-type="float" office:value="18.75">
                <text:p>18.75</text:p>
              </table:table-cell>
              <table:table-cell office:value-type="float" office:value="-118.41708706654">
                <text:p>-118.41708706654</text:p>
              </table:table-cell>
            </table:table-row>
            <table:table-row>
              <table:table-cell office:value-type="float" office:value="71.6649387791277">
                <text:p>70</text:p>
              </table:table-cell>
              <table:table-cell office:value-type="float" office:value="46.875">
                <text:p>46.875</text:p>
              </table:table-cell>
              <table:table-cell office:value-type="float" office:value="71.6649387791277">
                <text:p>71.6649387791277</text:p>
              </table:table-cell>
            </table:table-row>
            <table:table-row>
              <table:table-cell office:value-type="float" office:value="-354.610064920901">
                <text:p>-350</text:p>
              </table:table-cell>
              <table:table-cell office:value-type="float" office:value="9.37499999999999">
                <text:p>9.37499999999999</text:p>
              </table:table-cell>
              <table:table-cell office:value-type="float" office:value="-354.610064920901">
                <text:p>-354.610064920901</text:p>
              </table:table-cell>
            </table:table-row>
            <table:table-row>
              <table:table-cell office:value-type="float" office:value="-387.791151461363">
                <text:p>-390</text:p>
              </table:table-cell>
              <table:table-cell office:value-type="float" office:value="18.75">
                <text:p>18.75</text:p>
              </table:table-cell>
              <table:table-cell office:value-type="float" office:value="-387.791151461363">
                <text:p>-387.791151461363</text:p>
              </table:table-cell>
            </table:table-row>
            <table:table-row>
              <table:table-cell office:value-type="float" office:value="-194.102754276798">
                <text:p>-190</text:p>
              </table:table-cell>
              <table:table-cell office:value-type="float" office:value="87.5">
                <text:p>87.5</text:p>
              </table:table-cell>
              <table:table-cell office:value-type="float" office:value="-194.102754276798">
                <text:p>-194.102754276798</text:p>
              </table:table-cell>
            </table:table-row>
            <table:table-row>
              <table:table-cell office:value-type="float" office:value="20.2075317849169">
                <text:p>20</text:p>
              </table:table-cell>
              <table:table-cell office:value-type="float" office:value="18.75">
                <text:p>18.75</text:p>
              </table:table-cell>
              <table:table-cell office:value-type="float" office:value="20.2075317849169">
                <text:p>20.2075317849169</text:p>
              </table:table-cell>
            </table:table-row>
            <table:table-row>
              <table:table-cell office:value-type="float" office:value="-127.869334437724">
                <text:p>-130</text:p>
              </table:table-cell>
              <table:table-cell office:value-type="float" office:value="56.25">
                <text:p>56.25</text:p>
              </table:table-cell>
              <table:table-cell office:value-type="float" office:value="-127.869334437724">
                <text:p>-127.869334437724</text:p>
              </table:table-cell>
            </table:table-row>
            <table:table-row>
              <table:table-cell office:value-type="float" office:value="-13.6697959446704">
                <text:p>-10</text:p>
              </table:table-cell>
              <table:table-cell office:value-type="float" office:value="46.875">
                <text:p>46.875</text:p>
              </table:table-cell>
              <table:table-cell office:value-type="float" office:value="-13.6697959446704">
                <text:p>-13.6697959446704</text:p>
              </table:table-cell>
            </table:table-row>
            <table:table-row>
              <table:table-cell office:value-type="float" office:value="-161.053902876502">
                <text:p>-160</text:p>
              </table:table-cell>
              <table:table-cell office:value-type="float" office:value="50">
                <text:p>50</text:p>
              </table:table-cell>
              <table:table-cell office:value-type="float" office:value="-161.053902876502">
                <text:p>-161.053902876502</text:p>
              </table:table-cell>
            </table:table-row>
            <table:table-row>
              <table:table-cell office:value-type="float" office:value="-213.409469153582">
                <text:p>-210</text:p>
              </table:table-cell>
              <table:table-cell office:value-type="float" office:value="-0">
                <text:p>-0</text:p>
              </table:table-cell>
              <table:table-cell office:value-type="float" office:value="-213.409469153582">
                <text:p>-213.409469153582</text:p>
              </table:table-cell>
            </table:table-row>
            <table:table-row>
              <table:table-cell office:value-type="float" office:value="-122.802015690559">
                <text:p>-120</text:p>
              </table:table-cell>
              <table:table-cell office:value-type="float" office:value="28.125">
                <text:p>28.125</text:p>
              </table:table-cell>
              <table:table-cell office:value-type="float" office:value="-122.802015690559">
                <text:p>-122.802015690559</text:p>
              </table:table-cell>
            </table:table-row>
            <table:table-row>
              <table:table-cell office:value-type="float" office:value="-337.137469284073">
                <text:p>-340</text:p>
              </table:table-cell>
              <table:table-cell office:value-type="float" office:value="37.5">
                <text:p>37.5</text:p>
              </table:table-cell>
              <table:table-cell office:value-type="float" office:value="-337.137469284073">
                <text:p>-337.137469284073</text:p>
              </table:table-cell>
            </table:table-row>
            <table:table-row>
              <table:table-cell office:value-type="float" office:value="-426.63111294621">
                <text:p>-430</text:p>
              </table:table-cell>
              <table:table-cell office:value-type="float" office:value="62.5">
                <text:p>62.5</text:p>
              </table:table-cell>
              <table:table-cell office:value-type="float" office:value="-426.63111294621">
                <text:p>-426.63111294621</text:p>
              </table:table-cell>
            </table:table-row>
            <table:table-row>
              <table:table-cell office:value-type="float" office:value="-176.172524293505">
                <text:p>-180</text:p>
              </table:table-cell>
              <table:table-cell office:value-type="float" office:value="112.5">
                <text:p>112.5</text:p>
              </table:table-cell>
              <table:table-cell office:value-type="float" office:value="-176.172524293505">
                <text:p>-176.172524293505</text:p>
              </table:table-cell>
            </table:table-row>
            <table:table-row>
              <table:table-cell office:value-type="float" office:value="-127.856533895625">
                <text:p>-130</text:p>
              </table:table-cell>
              <table:table-cell office:value-type="float" office:value="12.5">
                <text:p>12.5</text:p>
              </table:table-cell>
              <table:table-cell office:value-type="float" office:value="-127.856533895625">
                <text:p>-127.856533895625</text:p>
              </table:table-cell>
            </table:table-row>
            <table:table-row>
              <table:table-cell office:value-type="float" office:value="26.1488945341991">
                <text:p>30</text:p>
              </table:table-cell>
              <table:table-cell office:value-type="float" office:value="-9.37499999999998">
                <text:p>-9.37499999999998</text:p>
              </table:table-cell>
              <table:table-cell office:value-type="float" office:value="26.1488945341991">
                <text:p>26.1488945341991</text:p>
              </table:table-cell>
            </table:table-row>
            <table:table-row>
              <table:table-cell office:value-type="float" office:value="-254.647982091058">
                <text:p>-250</text:p>
              </table:table-cell>
              <table:table-cell office:value-type="float" office:value="12.5">
                <text:p>12.5</text:p>
              </table:table-cell>
              <table:table-cell office:value-type="float" office:value="-254.647982091058">
                <text:p>-254.647982091058</text:p>
              </table:table-cell>
            </table:table-row>
            <table:table-row>
              <table:table-cell office:value-type="float" office:value="-91.1471982388331">
                <text:p>-90</text:p>
              </table:table-cell>
              <table:table-cell office:value-type="float" office:value="75">
                <text:p>75</text:p>
              </table:table-cell>
              <table:table-cell office:value-type="float" office:value="-91.1471982388331">
                <text:p>-91.1471982388331</text:p>
              </table:table-cell>
            </table:table-row>
            <table:table-row>
              <table:table-cell office:value-type="float" office:value="-280.73272601575">
                <text:p>-280</text:p>
              </table:table-cell>
              <table:table-cell office:value-type="float" office:value="112.5">
                <text:p>112.5</text:p>
              </table:table-cell>
              <table:table-cell office:value-type="float" office:value="-280.73272601575">
                <text:p>-280.73272601575</text:p>
              </table:table-cell>
            </table:table-row>
            <table:table-row>
              <table:table-cell office:value-type="float" office:value="191.924114420456">
                <text:p>190</text:p>
              </table:table-cell>
              <table:table-cell office:value-type="float" office:value="62.5">
                <text:p>62.5</text:p>
              </table:table-cell>
              <table:table-cell office:value-type="float" office:value="191.924114420456">
                <text:p>191.924114420456</text:p>
              </table:table-cell>
            </table:table-row>
            <table:table-row>
              <table:table-cell office:value-type="float" office:value="-289.697484132781">
                <text:p>-290</text:p>
              </table:table-cell>
              <table:table-cell office:value-type="float" office:value="37.5">
                <text:p>37.5</text:p>
              </table:table-cell>
              <table:table-cell office:value-type="float" office:value="-289.697484132781">
                <text:p>-289.697484132781</text:p>
              </table:table-cell>
            </table:table-row>
            <table:table-row>
              <table:table-cell office:value-type="float" office:value="-348.76573857659">
                <text:p>-350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-348.76573857659">
                <text:p>-348.76573857659</text:p>
              </table:table-cell>
            </table:table-row>
            <table:table-row>
              <table:table-cell office:value-type="float" office:value="-74.1000477473463">
                <text:p>-70</text:p>
              </table:table-cell>
              <table:table-cell office:value-type="float" office:value="28.125">
                <text:p>28.125</text:p>
              </table:table-cell>
              <table:table-cell office:value-type="float" office:value="-74.1000477473463">
                <text:p>-74.1000477473463</text:p>
              </table:table-cell>
            </table:table-row>
            <table:table-row>
              <table:table-cell office:value-type="float" office:value="-49.8019727902028">
                <text:p>-50</text:p>
              </table:table-cell>
              <table:table-cell office:value-type="float" office:value="-18.75">
                <text:p>-18.75</text:p>
              </table:table-cell>
              <table:table-cell office:value-type="float" office:value="-49.8019727902028">
                <text:p>-49.8019727902028</text:p>
              </table:table-cell>
            </table:table-row>
            <table:table-row>
              <table:table-cell office:value-type="float" office:value="-216.980450772107">
                <text:p>-220</text:p>
              </table:table-cell>
              <table:table-cell office:value-type="float" office:value="-9.37500000000001">
                <text:p>-9.37500000000001</text:p>
              </table:table-cell>
              <table:table-cell office:value-type="float" office:value="-216.980450772107">
                <text:p>-216.980450772107</text:p>
              </table:table-cell>
            </table:table-row>
            <table:table-row>
              <table:table-cell office:value-type="float" office:value="-256.019445684176">
                <text:p>-260</text:p>
              </table:table-cell>
              <table:table-cell office:value-type="float" office:value="56.25">
                <text:p>56.25</text:p>
              </table:table-cell>
              <table:table-cell office:value-type="float" office:value="-256.019445684176">
                <text:p>-256.019445684176</text:p>
              </table:table-cell>
            </table:table-row>
            <table:table-row>
              <table:table-cell office:value-type="float" office:value="52.9538550640691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2.9538550640691">
                <text:p>52.9538550640691</text:p>
              </table:table-cell>
            </table:table-row>
            <table:table-row>
              <table:table-cell office:value-type="float" office:value="-45.4176979824565">
                <text:p>-50</text:p>
              </table:table-cell>
              <table:table-cell office:value-type="float" office:value="18.75">
                <text:p>18.75</text:p>
              </table:table-cell>
              <table:table-cell office:value-type="float" office:value="-45.4176979824565">
                <text:p>-45.4176979824565</text:p>
              </table:table-cell>
            </table:table-row>
            <table:table-row>
              <table:table-cell office:value-type="float" office:value="177.532192456181">
                <text:p>180</text:p>
              </table:table-cell>
              <table:table-cell office:value-type="float" office:value="-0">
                <text:p>-0</text:p>
              </table:table-cell>
              <table:table-cell office:value-type="float" office:value="177.532192456181">
                <text:p>177.532192456181</text:p>
              </table:table-cell>
            </table:table-row>
            <table:table-row>
              <table:table-cell office:value-type="float" office:value="-267.736605725606">
                <text:p>-270</text:p>
              </table:table-cell>
              <table:table-cell office:value-type="float" office:value="-0">
                <text:p>-0</text:p>
              </table:table-cell>
              <table:table-cell office:value-type="float" office:value="-267.736605725606">
                <text:p>-267.736605725606</text:p>
              </table:table-cell>
            </table:table-row>
            <table:table-row>
              <table:table-cell office:value-type="float" office:value="-221.831168315277">
                <text:p>-220</text:p>
              </table:table-cell>
              <table:table-cell office:value-type="float" office:value="25">
                <text:p>25</text:p>
              </table:table-cell>
              <table:table-cell office:value-type="float" office:value="-221.831168315277">
                <text:p>-221.831168315277</text:p>
              </table:table-cell>
            </table:table-row>
            <table:table-row>
              <table:table-cell office:value-type="float" office:value="-199.496560148628">
                <text:p>-200</text:p>
              </table:table-cell>
              <table:table-cell office:value-type="float" office:value="-18.75">
                <text:p>-18.75</text:p>
              </table:table-cell>
              <table:table-cell office:value-type="float" office:value="-199.496560148628">
                <text:p>-199.496560148628</text:p>
              </table:table-cell>
            </table:table-row>
            <table:table-row>
              <table:table-cell office:value-type="float" office:value="-16.2742167683704">
                <text:p>-20</text:p>
              </table:table-cell>
              <table:table-cell office:value-type="float" office:value="-12.5">
                <text:p>-12.5</text:p>
              </table:table-cell>
              <table:table-cell office:value-type="float" office:value="-16.2742167683704">
                <text:p>-16.2742167683704</text:p>
              </table:table-cell>
            </table:table-row>
            <table:table-row>
              <table:table-cell office:value-type="float" office:value="-293.572597442088">
                <text:p>-290</text:p>
              </table:table-cell>
              <table:table-cell office:value-type="float" office:value="-25">
                <text:p>-25</text:p>
              </table:table-cell>
              <table:table-cell office:value-type="float" office:value="-293.572597442088">
                <text:p>-293.572597442088</text:p>
              </table:table-cell>
            </table:table-row>
            <table:table-row>
              <table:table-cell office:value-type="float" office:value="-142.811943392134">
                <text:p>-140</text:p>
              </table:table-cell>
              <table:table-cell office:value-type="float" office:value="37.5">
                <text:p>37.5</text:p>
              </table:table-cell>
              <table:table-cell office:value-type="float" office:value="-142.811943392134">
                <text:p>-142.811943392134</text:p>
              </table:table-cell>
            </table:table-row>
            <table:table-row>
              <table:table-cell office:value-type="float" office:value="-49.4378776153145">
                <text:p>-50</text:p>
              </table:table-cell>
              <table:table-cell office:value-type="float" office:value="-18.75">
                <text:p>-18.75</text:p>
              </table:table-cell>
              <table:table-cell office:value-type="float" office:value="-49.4378776153145">
                <text:p>-49.4378776153145</text:p>
              </table:table-cell>
            </table:table-row>
            <table:table-row>
              <table:table-cell office:value-type="float" office:value="-148.816256578564">
                <text:p>-150</text:p>
              </table:table-cell>
              <table:table-cell office:value-type="float" office:value="-12.5">
                <text:p>-12.5</text:p>
              </table:table-cell>
              <table:table-cell office:value-type="float" office:value="-148.816256578564">
                <text:p>-148.816256578564</text:p>
              </table:table-cell>
            </table:table-row>
            <table:table-row>
              <table:table-cell office:value-type="float" office:value="-143.870464373225">
                <text:p>-140</text:p>
              </table:table-cell>
              <table:table-cell office:value-type="float" office:value="9.375">
                <text:p>9.375</text:p>
              </table:table-cell>
              <table:table-cell office:value-type="float" office:value="-143.870464373225">
                <text:p>-143.870464373225</text:p>
              </table:table-cell>
            </table:table-row>
            <table:table-row>
              <table:table-cell office:value-type="float" office:value="-166.121144776545">
                <text:p>-170</text:p>
              </table:table-cell>
              <table:table-cell office:value-type="float" office:value="-28.125">
                <text:p>-28.125</text:p>
              </table:table-cell>
              <table:table-cell office:value-type="float" office:value="-166.121144776545">
                <text:p>-166.121144776545</text:p>
              </table:table-cell>
            </table:table-row>
            <table:table-row>
              <table:table-cell office:value-type="float" office:value="17.1208335333243">
                <text:p>20</text:p>
              </table:table-cell>
              <table:table-cell office:value-type="float" office:value="9.37500000000001">
                <text:p>9.37500000000001</text:p>
              </table:table-cell>
              <table:table-cell office:value-type="float" office:value="17.1208335333243">
                <text:p>17.1208335333243</text:p>
              </table:table-cell>
            </table:table-row>
            <table:table-row>
              <table:table-cell office:value-type="float" office:value="13.8605231830599">
                <text:p>10</text:p>
              </table:table-cell>
              <table:table-cell office:value-type="float" office:value="28.125">
                <text:p>28.125</text:p>
              </table:table-cell>
              <table:table-cell office:value-type="float" office:value="13.8605231830599">
                <text:p>13.8605231830599</text:p>
              </table:table-cell>
            </table:table-row>
            <table:table-row>
              <table:table-cell office:value-type="float" office:value="-65.7697132108848">
                <text:p>-70</text:p>
              </table:table-cell>
              <table:table-cell office:value-type="float" office:value="18.75">
                <text:p>18.75</text:p>
              </table:table-cell>
              <table:table-cell office:value-type="float" office:value="-65.7697132108848">
                <text:p>-65.7697132108848</text:p>
              </table:table-cell>
            </table:table-row>
            <table:table-row>
              <table:table-cell office:value-type="float" office:value="-245.080660792703">
                <text:p>-250</text:p>
              </table:table-cell>
              <table:table-cell office:value-type="float" office:value="-0">
                <text:p>-0</text:p>
              </table:table-cell>
              <table:table-cell office:value-type="float" office:value="-245.080660792703">
                <text:p>-245.080660792703</text:p>
              </table:table-cell>
            </table:table-row>
            <table:table-row>
              <table:table-cell office:value-type="float" office:value="-233.976473475754">
                <text:p>-230</text:p>
              </table:table-cell>
              <table:table-cell office:value-type="float" office:value="75">
                <text:p>75</text:p>
              </table:table-cell>
              <table:table-cell office:value-type="float" office:value="-233.976473475754">
                <text:p>-233.976473475754</text:p>
              </table:table-cell>
            </table:table-row>
            <table:table-row>
              <table:table-cell office:value-type="float" office:value="-212.019811416581">
                <text:p>-210</text:p>
              </table:table-cell>
              <table:table-cell office:value-type="float" office:value="37.5">
                <text:p>37.5</text:p>
              </table:table-cell>
              <table:table-cell office:value-type="float" office:value="-212.019811416581">
                <text:p>-212.019811416581</text:p>
              </table:table-cell>
            </table:table-row>
            <table:table-row>
              <table:table-cell office:value-type="float" office:value="51.0769753576411">
                <text:p>50</text:p>
              </table:table-cell>
              <table:table-cell office:value-type="float" office:value="-0">
                <text:p>-0</text:p>
              </table:table-cell>
              <table:table-cell office:value-type="float" office:value="51.0769753576411">
                <text:p>51.0769753576411</text:p>
              </table:table-cell>
            </table:table-row>
            <table:table-row>
              <table:table-cell office:value-type="float" office:value="-127.575391975879">
                <text:p>-130</text:p>
              </table:table-cell>
              <table:table-cell office:value-type="float" office:value="93.75">
                <text:p>93.75</text:p>
              </table:table-cell>
              <table:table-cell office:value-type="float" office:value="-127.575391975879">
                <text:p>-127.575391975879</text:p>
              </table:table-cell>
            </table:table-row>
            <table:table-row>
              <table:table-cell office:value-type="float" office:value="-98.76959158781">
                <text:p>-100</text:p>
              </table:table-cell>
              <table:table-cell office:value-type="float" office:value="-18.75">
                <text:p>-18.75</text:p>
              </table:table-cell>
              <table:table-cell office:value-type="float" office:value="-98.76959158781">
                <text:p>-98.76959158781</text:p>
              </table:table-cell>
            </table:table-row>
            <table:table-row>
              <table:table-cell office:value-type="float" office:value="-186.343112075997">
                <text:p>-190</text:p>
              </table:table-cell>
              <table:table-cell office:value-type="float" office:value="-9.37500000000001">
                <text:p>-9.37500000000001</text:p>
              </table:table-cell>
              <table:table-cell office:value-type="float" office:value="-186.343112075997">
                <text:p>-186.343112075997</text:p>
              </table:table-cell>
            </table:table-row>
            <table:table-row>
              <table:table-cell office:value-type="float" office:value="46.8808252197974">
                <text:p>50</text:p>
              </table:table-cell>
              <table:table-cell office:value-type="float" office:value="-9.375">
                <text:p>-9.375</text:p>
              </table:table-cell>
              <table:table-cell office:value-type="float" office:value="46.8808252197974">
                <text:p>46.8808252197974</text:p>
              </table:table-cell>
            </table:table-row>
            <table:table-row>
              <table:table-cell office:value-type="float" office:value="-76.9950903830511">
                <text:p>-80</text:p>
              </table:table-cell>
              <table:table-cell office:value-type="float" office:value="75">
                <text:p>75</text:p>
              </table:table-cell>
              <table:table-cell office:value-type="float" office:value="-76.9950903830511">
                <text:p>-76.9950903830511</text:p>
              </table:table-cell>
            </table:table-row>
            <table:table-row>
              <table:table-cell office:value-type="float" office:value="-27.2248241847955">
                <text:p>-30</text:p>
              </table:table-cell>
              <table:table-cell office:value-type="float" office:value="-0">
                <text:p>-0</text:p>
              </table:table-cell>
              <table:table-cell office:value-type="float" office:value="-27.2248241847955">
                <text:p>-27.2248241847955</text:p>
              </table:table-cell>
            </table:table-row>
            <table:table-row>
              <table:table-cell office:value-type="float" office:value="-128.15607704628">
                <text:p>-130</text:p>
              </table:table-cell>
              <table:table-cell office:value-type="float" office:value="75">
                <text:p>75</text:p>
              </table:table-cell>
              <table:table-cell office:value-type="float" office:value="-128.15607704628">
                <text:p>-128.15607704628</text:p>
              </table:table-cell>
            </table:table-row>
            <table:table-row>
              <table:table-cell office:value-type="float" office:value="-193.475987103269">
                <text:p>-190</text:p>
              </table:table-cell>
              <table:table-cell office:value-type="float" office:value="18.75">
                <text:p>18.75</text:p>
              </table:table-cell>
              <table:table-cell office:value-type="float" office:value="-193.475987103269">
                <text:p>-193.475987103269</text:p>
              </table:table-cell>
            </table:table-row>
            <table:table-row>
              <table:table-cell office:value-type="float" office:value="-225.798662256014">
                <text:p>-230</text:p>
              </table:table-cell>
              <table:table-cell office:value-type="float" office:value="-0">
                <text:p>-0</text:p>
              </table:table-cell>
              <table:table-cell office:value-type="float" office:value="-225.798662256014">
                <text:p>-225.798662256014</text:p>
              </table:table-cell>
            </table:table-row>
            <table:table-row>
              <table:table-cell office:value-type="float" office:value="-4.52505163968985">
                <text:p>-</text:p>
              </table:table-cell>
              <table:table-cell office:value-type="float" office:value="9.37500000000001">
                <text:p>9.37500000000001</text:p>
              </table:table-cell>
              <table:table-cell office:value-type="float" office:value="-4.52505163968985">
                <text:p>-4.52505163968985</text:p>
              </table:table-cell>
            </table:table-row>
            <table:table-row>
              <table:table-cell office:value-type="float" office:value="-306.622680341712">
                <text:p>-310</text:p>
              </table:table-cell>
              <table:table-cell office:value-type="float" office:value="-56.2500000000001">
                <text:p>-56.2500000000001</text:p>
              </table:table-cell>
              <table:table-cell office:value-type="float" office:value="-306.622680341712">
                <text:p>-306.622680341712</text:p>
              </table:table-cell>
            </table:table-row>
            <table:table-row>
              <table:table-cell office:value-type="float" office:value="-207.603757872065">
                <text:p>-210</text:p>
              </table:table-cell>
              <table:table-cell office:value-type="float" office:value="-37.5">
                <text:p>-37.5</text:p>
              </table:table-cell>
              <table:table-cell office:value-type="float" office:value="-207.603757872065">
                <text:p>-207.603757872065</text:p>
              </table:table-cell>
            </table:table-row>
            <table:table-row>
              <table:table-cell office:value-type="float" office:value="-126.530898676851">
                <text:p>-130</text:p>
              </table:table-cell>
              <table:table-cell office:value-type="float" office:value="-37.5">
                <text:p>-37.5</text:p>
              </table:table-cell>
              <table:table-cell office:value-type="float" office:value="-126.530898676851">
                <text:p>-126.530898676851</text:p>
              </table:table-cell>
            </table:table-row>
            <table:table-row>
              <table:table-cell office:value-type="float" office:value="-3.97172097041209">
                <text:p>-</text:p>
              </table:table-cell>
              <table:table-cell office:value-type="float" office:value="62.5">
                <text:p>62.5</text:p>
              </table:table-cell>
              <table:table-cell office:value-type="float" office:value="-3.97172097041209">
                <text:p>-3.97172097041209</text:p>
              </table:table-cell>
            </table:table-row>
            <table:table-row>
              <table:table-cell office:value-type="float" office:value="-214.621590597487">
                <text:p>-210</text:p>
              </table:table-cell>
              <table:table-cell office:value-type="float" office:value="18.75">
                <text:p>18.75</text:p>
              </table:table-cell>
              <table:table-cell office:value-type="float" office:value="-214.621590597487">
                <text:p>-214.621590597487</text:p>
              </table:table-cell>
            </table:table-row>
            <table:table-row>
              <table:table-cell office:value-type="float" office:value="180.666080204531">
                <text:p>180</text:p>
              </table:table-cell>
              <table:table-cell office:value-type="float" office:value="-28.125">
                <text:p>-28.125</text:p>
              </table:table-cell>
              <table:table-cell office:value-type="float" office:value="180.666080204531">
                <text:p>180.666080204531</text:p>
              </table:table-cell>
            </table:table-row>
            <table:table-row>
              <table:table-cell office:value-type="float" office:value="-77.860741567695">
                <text:p>-80</text:p>
              </table:table-cell>
              <table:table-cell office:value-type="float" office:value="-56.25">
                <text:p>-56.25</text:p>
              </table:table-cell>
              <table:table-cell office:value-type="float" office:value="-77.860741567695">
                <text:p>-77.860741567695</text:p>
              </table:table-cell>
            </table:table-row>
            <table:table-row>
              <table:table-cell office:value-type="float" office:value="-230.415834005121">
                <text:p>-230</text:p>
              </table:table-cell>
              <table:table-cell office:value-type="float" office:value="-37.5">
                <text:p>-37.5</text:p>
              </table:table-cell>
              <table:table-cell office:value-type="float" office:value="-230.415834005121">
                <text:p>-230.415834005121</text:p>
              </table:table-cell>
            </table:table-row>
            <table:table-row>
              <table:table-cell office:value-type="float" office:value="-65.8398851985134">
                <text:p>-70</text:p>
              </table:table-cell>
              <table:table-cell office:value-type="float" office:value="50">
                <text:p>50</text:p>
              </table:table-cell>
              <table:table-cell office:value-type="float" office:value="-65.8398851985134">
                <text:p>-65.8398851985134</text:p>
              </table:table-cell>
            </table:table-row>
            <table:table-row>
              <table:table-cell office:value-type="float" office:value="-92.8892652607773">
                <text:p>-90</text:p>
              </table:table-cell>
              <table:table-cell office:value-type="float" office:value="12.5">
                <text:p>12.5</text:p>
              </table:table-cell>
              <table:table-cell office:value-type="float" office:value="-92.8892652607773">
                <text:p>-92.8892652607773</text:p>
              </table:table-cell>
            </table:table-row>
            <table:table-row>
              <table:table-cell office:value-type="float" office:value="-179.114892740718">
                <text:p>-180</text:p>
              </table:table-cell>
              <table:table-cell office:value-type="float" office:value="-28.125">
                <text:p>-28.125</text:p>
              </table:table-cell>
              <table:table-cell office:value-type="float" office:value="-179.114892740718">
                <text:p>-179.114892740718</text:p>
              </table:table-cell>
            </table:table-row>
            <table:table-row>
              <table:table-cell office:value-type="float" office:value="-120.223192093579">
                <text:p>-120</text:p>
              </table:table-cell>
              <table:table-cell office:value-type="float" office:value="37.5">
                <text:p>37.5</text:p>
              </table:table-cell>
              <table:table-cell office:value-type="float" office:value="-120.223192093579">
                <text:p>-120.223192093579</text:p>
              </table:table-cell>
            </table:table-row>
            <table:table-row>
              <table:table-cell office:value-type="float" office:value="-195.513140150688">
                <text:p>-200</text:p>
              </table:table-cell>
              <table:table-cell office:value-type="float" office:value="-25">
                <text:p>-25</text:p>
              </table:table-cell>
              <table:table-cell office:value-type="float" office:value="-195.513140150688">
                <text:p>-195.513140150688</text:p>
              </table:table-cell>
            </table:table-row>
            <table:table-row>
              <table:table-cell office:value-type="float" office:value="-55.749060670596">
                <text:p>-60</text:p>
              </table:table-cell>
              <table:table-cell office:value-type="float" office:value="-18.75">
                <text:p>-18.75</text:p>
              </table:table-cell>
              <table:table-cell office:value-type="float" office:value="-55.749060670596">
                <text:p>-55.749060670596</text:p>
              </table:table-cell>
            </table:table-row>
            <table:table-row>
              <table:table-cell office:value-type="float" office:value="-79.9930866445641">
                <text:p>-80</text:p>
              </table:table-cell>
              <table:table-cell office:value-type="float" office:value="56.25">
                <text:p>56.25</text:p>
              </table:table-cell>
              <table:table-cell office:value-type="float" office:value="-79.9930866445641">
                <text:p>-79.9930866445641</text:p>
              </table:table-cell>
            </table:table-row>
            <table:table-row>
              <table:table-cell office:value-type="float" office:value="-15.703027524848">
                <text:p>-20</text:p>
              </table:table-cell>
              <table:table-cell office:value-type="float" office:value="-9.37500000000001">
                <text:p>-9.37500000000001</text:p>
              </table:table-cell>
              <table:table-cell office:value-type="float" office:value="-15.703027524848">
                <text:p>-15.703027524848</text:p>
              </table:table-cell>
            </table:table-row>
            <table:table-row>
              <table:table-cell office:value-type="float" office:value="20.9500367118932">
                <text:p>20</text:p>
              </table:table-cell>
              <table:table-cell office:value-type="float" office:value="-12.5">
                <text:p>-12.5</text:p>
              </table:table-cell>
              <table:table-cell office:value-type="float" office:value="20.9500367118932">
                <text:p>20.9500367118932</text:p>
              </table:table-cell>
            </table:table-row>
            <table:table-row>
              <table:table-cell office:value-type="float" office:value="-142.247418986498">
                <text:p>-140</text:p>
              </table:table-cell>
              <table:table-cell office:value-type="float" office:value="-0">
                <text:p>-0</text:p>
              </table:table-cell>
              <table:table-cell office:value-type="float" office:value="-142.247418986498">
                <text:p>-142.247418986498</text:p>
              </table:table-cell>
            </table:table-row>
            <table:table-row>
              <table:table-cell office:value-type="float" office:value="-172.981959443669">
                <text:p>-170</text:p>
              </table:table-cell>
              <table:table-cell office:value-type="float" office:value="37.5">
                <text:p>37.5</text:p>
              </table:table-cell>
              <table:table-cell office:value-type="float" office:value="-172.981959443669">
                <text:p>-172.981959443669</text:p>
              </table:table-cell>
            </table:table-row>
            <table:table-row>
              <table:table-cell office:value-type="float" office:value="-211.787714924115">
                <text:p>-210</text:p>
              </table:table-cell>
              <table:table-cell office:value-type="float" office:value="-46.875">
                <text:p>-46.875</text:p>
              </table:table-cell>
              <table:table-cell office:value-type="float" office:value="-211.787714924115">
                <text:p>-211.787714924115</text:p>
              </table:table-cell>
            </table:table-row>
            <table:table-row>
              <table:table-cell office:value-type="float" office:value="-108.588160240159">
                <text:p>-110</text:p>
              </table:table-cell>
              <table:table-cell office:value-type="float" office:value="-75">
                <text:p>-75</text:p>
              </table:table-cell>
              <table:table-cell office:value-type="float" office:value="-108.588160240159">
                <text:p>-108.588160240159</text:p>
              </table:table-cell>
            </table:table-row>
            <table:table-row>
              <table:table-cell office:value-type="float" office:value="-174.112528256959">
                <text:p>-170</text:p>
              </table:table-cell>
              <table:table-cell office:value-type="float" office:value="-12.5">
                <text:p>-12.5</text:p>
              </table:table-cell>
              <table:table-cell office:value-type="float" office:value="-174.112528256959">
                <text:p>-174.112528256959</text:p>
              </table:table-cell>
            </table:table-row>
            <table:table-row>
              <table:table-cell office:value-type="float" office:value="-144.144256570071">
                <text:p>-140</text:p>
              </table:table-cell>
              <table:table-cell office:value-type="float" office:value="-50">
                <text:p>-50</text:p>
              </table:table-cell>
              <table:table-cell office:value-type="float" office:value="-144.144256570071">
                <text:p>-144.144256570071</text:p>
              </table:table-cell>
            </table:table-row>
            <table:table-row>
              <table:table-cell office:value-type="float" office:value="4.2391729415832">
                <text:p/>
              </table:table-cell>
              <table:table-cell office:value-type="float" office:value="-37.5">
                <text:p>-37.5</text:p>
              </table:table-cell>
              <table:table-cell office:value-type="float" office:value="4.2391729415832">
                <text:p>4.2391729415832</text:p>
              </table:table-cell>
            </table:table-row>
            <table:table-row>
              <table:table-cell office:value-type="float" office:value="-14.6555771432129">
                <text:p>-10</text:p>
              </table:table-cell>
              <table:table-cell office:value-type="float" office:value="-37.5">
                <text:p>-37.5</text:p>
              </table:table-cell>
              <table:table-cell office:value-type="float" office:value="-14.6555771432129">
                <text:p>-14.6555771432129</text:p>
              </table:table-cell>
            </table:table-row>
            <table:table-row>
              <table:table-cell office:value-type="float" office:value="28.6714228434816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8.6714228434816">
                <text:p>28.6714228434816</text:p>
              </table:table-cell>
            </table:table-row>
            <table:table-row>
              <table:table-cell office:value-type="float" office:value="12.8894919014315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2.8894919014315">
                <text:p>12.8894919014315</text:p>
              </table:table-cell>
            </table:table-row>
            <table:table-row>
              <table:table-cell office:value-type="float" office:value="-132.341167425241">
                <text:p>-130</text:p>
              </table:table-cell>
              <table:table-cell office:value-type="float" office:value="37.5">
                <text:p>37.5</text:p>
              </table:table-cell>
              <table:table-cell office:value-type="float" office:value="-132.341167425241">
                <text:p>-132.341167425241</text:p>
              </table:table-cell>
            </table:table-row>
            <table:table-row>
              <table:table-cell office:value-type="float" office:value="170.931638225527">
                <text:p>170</text:p>
              </table:table-cell>
              <table:table-cell office:value-type="float" office:value="12.5">
                <text:p>12.5</text:p>
              </table:table-cell>
              <table:table-cell office:value-type="float" office:value="170.931638225527">
                <text:p>170.931638225527</text:p>
              </table:table-cell>
            </table:table-row>
            <table:table-row>
              <table:table-cell office:value-type="float" office:value="-102.467264369383">
                <text:p>-100</text:p>
              </table:table-cell>
              <table:table-cell office:value-type="float" office:value="-18.75">
                <text:p>-18.75</text:p>
              </table:table-cell>
              <table:table-cell office:value-type="float" office:value="-102.467264369383">
                <text:p>-102.467264369383</text:p>
              </table:table-cell>
            </table:table-row>
            <table:table-row>
              <table:table-cell office:value-type="float" office:value="-6.17061321463461">
                <text:p>-10</text:p>
              </table:table-cell>
              <table:table-cell office:value-type="float" office:value="-18.75">
                <text:p>-18.75</text:p>
              </table:table-cell>
              <table:table-cell office:value-type="float" office:value="-6.17061321463461">
                <text:p>-6.17061321463461</text:p>
              </table:table-cell>
            </table:table-row>
            <table:table-row>
              <table:table-cell office:value-type="float" office:value="-35.9711906767398">
                <text:p>-40</text:p>
              </table:table-cell>
              <table:table-cell office:value-type="float" office:value="-28.125">
                <text:p>-28.125</text:p>
              </table:table-cell>
              <table:table-cell office:value-type="float" office:value="-35.9711906767398">
                <text:p>-35.9711906767398</text:p>
              </table:table-cell>
            </table:table-row>
            <table:table-row>
              <table:table-cell office:value-type="float" office:value="-62.5604440263601">
                <text:p>-60</text:p>
              </table:table-cell>
              <table:table-cell office:value-type="float" office:value="37.5">
                <text:p>37.5</text:p>
              </table:table-cell>
              <table:table-cell office:value-type="float" office:value="-62.5604440263601">
                <text:p>-62.5604440263601</text:p>
              </table:table-cell>
            </table:table-row>
            <table:table-row>
              <table:table-cell office:value-type="float" office:value="-133.357407322775">
                <text:p>-130</text:p>
              </table:table-cell>
              <table:table-cell office:value-type="float" office:value="-56.25">
                <text:p>-56.25</text:p>
              </table:table-cell>
              <table:table-cell office:value-type="float" office:value="-133.357407322775">
                <text:p>-133.357407322775</text:p>
              </table:table-cell>
            </table:table-row>
            <table:table-row>
              <table:table-cell office:value-type="float" office:value="-100.670073157173">
                <text:p>-100</text:p>
              </table:table-cell>
              <table:table-cell office:value-type="float" office:value="-0">
                <text:p>-0</text:p>
              </table:table-cell>
              <table:table-cell office:value-type="float" office:value="-100.670073157173">
                <text:p>-100.670073157173</text:p>
              </table:table-cell>
            </table:table-row>
            <table:table-row>
              <table:table-cell office:value-type="float" office:value="-83.6017438011369">
                <text:p>-80</text:p>
              </table:table-cell>
              <table:table-cell office:value-type="float" office:value="18.75">
                <text:p>18.75</text:p>
              </table:table-cell>
              <table:table-cell office:value-type="float" office:value="-83.6017438011369">
                <text:p>-83.6017438011369</text:p>
              </table:table-cell>
            </table:table-row>
            <table:table-row>
              <table:table-cell office:value-type="float" office:value="-13.3052249256892">
                <text:p>-10</text:p>
              </table:table-cell>
              <table:table-cell office:value-type="float" office:value="-37.5">
                <text:p>-37.5</text:p>
              </table:table-cell>
              <table:table-cell office:value-type="float" office:value="-13.3052249256892">
                <text:p>-13.3052249256892</text:p>
              </table:table-cell>
            </table:table-row>
            <table:table-row>
              <table:table-cell office:value-type="float" office:value="-145.128424919725">
                <text:p>-150</text:p>
              </table:table-cell>
              <table:table-cell office:value-type="float" office:value="-37.5">
                <text:p>-37.5</text:p>
              </table:table-cell>
              <table:table-cell office:value-type="float" office:value="-145.128424919725">
                <text:p>-145.128424919725</text:p>
              </table:table-cell>
            </table:table-row>
            <table:table-row>
              <table:table-cell office:value-type="float" office:value="6.6341529301707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6.6341529301707">
                <text:p>6.6341529301707</text:p>
              </table:table-cell>
            </table:table-row>
            <table:table-row>
              <table:table-cell office:value-type="float" office:value="-121.79349741402">
                <text:p>-120</text:p>
              </table:table-cell>
              <table:table-cell office:value-type="float" office:value="-62.5">
                <text:p>-62.5</text:p>
              </table:table-cell>
              <table:table-cell office:value-type="float" office:value="-121.79349741402">
                <text:p>-121.79349741402</text:p>
              </table:table-cell>
            </table:table-row>
            <table:table-row>
              <table:table-cell office:value-type="float" office:value="-53.246927073611">
                <text:p>-50</text:p>
              </table:table-cell>
              <table:table-cell office:value-type="float" office:value="-37.5">
                <text:p>-37.5</text:p>
              </table:table-cell>
              <table:table-cell office:value-type="float" office:value="-53.246927073611">
                <text:p>-53.246927073611</text:p>
              </table:table-cell>
            </table:table-row>
            <table:table-row>
              <table:table-cell office:value-type="float" office:value="-49.43903998904">
                <text:p>-50</text:p>
              </table:table-cell>
              <table:table-cell office:value-type="float" office:value="-93.75">
                <text:p>-93.75</text:p>
              </table:table-cell>
              <table:table-cell office:value-type="float" office:value="-49.43903998904">
                <text:p>-49.43903998904</text:p>
              </table:table-cell>
            </table:table-row>
            <table:table-row>
              <table:table-cell office:value-type="float" office:value="-119.089505723382">
                <text:p>-120</text:p>
              </table:table-cell>
              <table:table-cell office:value-type="float" office:value="-56.25">
                <text:p>-56.25</text:p>
              </table:table-cell>
              <table:table-cell office:value-type="float" office:value="-119.089505723382">
                <text:p>-119.089505723382</text:p>
              </table:table-cell>
            </table:table-row>
            <table:table-row>
              <table:table-cell office:value-type="float" office:value="-112.003141847726">
                <text:p>-110</text:p>
              </table:table-cell>
              <table:table-cell office:value-type="float" office:value="-75">
                <text:p>-75</text:p>
              </table:table-cell>
              <table:table-cell office:value-type="float" office:value="-112.003141847726">
                <text:p>-112.003141847726</text:p>
              </table:table-cell>
            </table:table-row>
            <table:table-row>
              <table:table-cell office:value-type="float" office:value="-4.75899857519434">
                <text:p>-</text:p>
              </table:table-cell>
              <table:table-cell office:value-type="float" office:value="-0">
                <text:p>-0</text:p>
              </table:table-cell>
              <table:table-cell office:value-type="float" office:value="-4.75899857519434">
                <text:p>-4.75899857519434</text:p>
              </table:table-cell>
            </table:table-row>
            <table:table-row>
              <table:table-cell office:value-type="float" office:value="-120.211110026835">
                <text:p>-120</text:p>
              </table:table-cell>
              <table:table-cell office:value-type="float" office:value="-25">
                <text:p>-25</text:p>
              </table:table-cell>
              <table:table-cell office:value-type="float" office:value="-120.211110026835">
                <text:p>-120.211110026835</text:p>
              </table:table-cell>
            </table:table-row>
            <table:table-row>
              <table:table-cell office:value-type="float" office:value="60.4158015615671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60.4158015615671">
                <text:p>60.4158015615671</text:p>
              </table:table-cell>
            </table:table-row>
            <table:table-row>
              <table:table-cell office:value-type="float" office:value="-94.8393190583706">
                <text:p>-90</text:p>
              </table:table-cell>
              <table:table-cell office:value-type="float" office:value="-50">
                <text:p>-50</text:p>
              </table:table-cell>
              <table:table-cell office:value-type="float" office:value="-94.8393190583706">
                <text:p>-94.8393190583706</text:p>
              </table:table-cell>
            </table:table-row>
            <table:table-row>
              <table:table-cell office:value-type="float" office:value="-72.4219091646694">
                <text:p>-70</text:p>
              </table:table-cell>
              <table:table-cell office:value-type="float" office:value="-18.75">
                <text:p>-18.75</text:p>
              </table:table-cell>
              <table:table-cell office:value-type="float" office:value="-72.4219091646694">
                <text:p>-72.4219091646694</text:p>
              </table:table-cell>
            </table:table-row>
            <table:table-row>
              <table:table-cell office:value-type="float" office:value="-45.1040921886853">
                <text:p>-50</text:p>
              </table:table-cell>
              <table:table-cell office:value-type="float" office:value="-37.5">
                <text:p>-37.5</text:p>
              </table:table-cell>
              <table:table-cell office:value-type="float" office:value="-45.1040921886853">
                <text:p>-45.1040921886853</text:p>
              </table:table-cell>
            </table:table-row>
            <table:table-row>
              <table:table-cell office:value-type="float" office:value="49.5627175917611">
                <text:p>50</text:p>
              </table:table-cell>
              <table:table-cell office:value-type="float" office:value="-25">
                <text:p>-25</text:p>
              </table:table-cell>
              <table:table-cell office:value-type="float" office:value="49.5627175917611">
                <text:p>49.5627175917611</text:p>
              </table:table-cell>
            </table:table-row>
            <table:table-row>
              <table:table-cell office:value-type="float" office:value="-182.131040631476">
                <text:p>-180</text:p>
              </table:table-cell>
              <table:table-cell office:value-type="float" office:value="-12.5">
                <text:p>-12.5</text:p>
              </table:table-cell>
              <table:table-cell office:value-type="float" office:value="-182.131040631476">
                <text:p>-182.131040631476</text:p>
              </table:table-cell>
            </table:table-row>
            <table:table-row>
              <table:table-cell office:value-type="float" office:value="28.7199628146749">
                <text:p>30</text:p>
              </table:table-cell>
              <table:table-cell office:value-type="float" office:value="12.5">
                <text:p>12.5</text:p>
              </table:table-cell>
              <table:table-cell office:value-type="float" office:value="28.7199628146749">
                <text:p>28.7199628146749</text:p>
              </table:table-cell>
            </table:table-row>
            <table:table-row>
              <table:table-cell office:value-type="float" office:value="94.0302555853546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94.0302555853546">
                <text:p>94.03025558535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